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Standard">
      <loext:graphic-properties draw:fill-gradient-name="gradient" draw:fill-hatch-name="hatch"/>
      <style:paragraph-properties fo:margin-left="0cm" fo:margin-right="0cm" fo:margin-top="0cm" fo:margin-bottom="0cm" style:contextual-spacing="false" fo:line-height="200%" fo:text-indent="0cm" style:auto-text-indent="false"/>
      <style:text-properties style:use-window-font-color="true" loext:opacity="0%" fo:font-size="12pt" fo:language="en" fo:country="CA" officeooo:rsid="005d6a28" officeooo:paragraph-rsid="00c8e9b3" style:letter-kerning="true" style:font-name-asian="Noto Serif CJK SC" style:font-size-asian="12pt" style:language-asian="zh" style:country-asian="CN" style:font-name-complex="Lohit Devanagari1" style:font-size-complex="12pt" style:language-complex="hi" style:country-complex="IN"/>
    </style:style>
    <style:style style:name="P3" style:family="paragraph" style:parent-style-name="Text_20_body">
      <style:paragraph-properties fo:margin-left="0cm" fo:margin-right="0cm" fo:margin-top="0cm" fo:margin-bottom="0cm" style:contextual-spacing="false" fo:line-height="200%" fo:text-indent="0cm" style:auto-text-indent="false"/>
      <style:text-properties style:use-window-font-color="true" loext:opacity="0%" officeooo:rsid="005c84a4" officeooo:paragraph-rsid="00c8e9b3"/>
    </style:style>
    <style:style style:name="P4" style:family="paragraph" style:parent-style-name="Text_20_body">
      <style:paragraph-properties fo:margin-top="0cm" fo:margin-bottom="0cm" style:contextual-spacing="false" fo:line-height="200%"/>
      <style:text-properties style:use-window-font-color="true" loext:opacity="0%" officeooo:rsid="005c84a4" officeooo:paragraph-rsid="00c8e9b3"/>
    </style:style>
    <style:style style:name="P5" style:family="paragraph" style:parent-style-name="Standard">
      <style:paragraph-properties fo:margin-left="0cm" fo:margin-right="0cm" fo:margin-top="0cm" fo:margin-bottom="0cm" style:contextual-spacing="false" fo:line-height="200%" fo:text-indent="0cm" style:auto-text-indent="false"/>
      <style:text-properties fo:color="#c9211e" loext:opacity="100%" fo:font-size="12pt" fo:language="en" fo:country="CA" officeooo:paragraph-rsid="00c8e9b3" style:letter-kerning="true" style:font-name-asian="Noto Serif CJK SC" style:font-size-asian="12pt" style:language-asian="zh" style:country-asian="CN" style:font-name-complex="Lohit Devanagari1" style:font-size-complex="12pt" style:language-complex="hi" style:country-complex="IN"/>
    </style:style>
    <style:style style:name="P6" style:family="paragraph" style:parent-style-name="Text_20_body">
      <style:paragraph-properties fo:margin-left="0cm" fo:margin-right="0cm" fo:margin-top="0cm" fo:margin-bottom="0cm" style:contextual-spacing="false" fo:line-height="200%" fo:text-indent="0cm" style:auto-text-indent="false"/>
      <style:text-properties officeooo:paragraph-rsid="00c8e9b3"/>
    </style:style>
    <style:style style:name="P7" style:family="paragraph" style:parent-style-name="Text_20_body">
      <style:paragraph-properties fo:margin-top="0cm" fo:margin-bottom="0cm" style:contextual-spacing="false" fo:line-height="200%"/>
      <style:text-properties officeooo:paragraph-rsid="00c8e9b3"/>
    </style:style>
    <style:style style:name="P8" style:family="paragraph" style:parent-style-name="Text_20_body">
      <style:paragraph-properties fo:margin-top="0cm" fo:margin-bottom="0cm" style:contextual-spacing="false" fo:line-height="200%"/>
      <style:text-properties officeooo:paragraph-rsid="00d641e6"/>
    </style:style>
    <style:style style:name="P9" style:family="paragraph" style:parent-style-name="Text_20_body">
      <style:paragraph-properties fo:margin-left="0cm" fo:margin-right="0cm" fo:margin-top="0cm" fo:margin-bottom="0cm" style:contextual-spacing="false" fo:line-height="200%" fo:text-indent="0cm" style:auto-text-indent="false"/>
      <style:text-properties officeooo:paragraph-rsid="00d7cfcb"/>
    </style:style>
    <style:style style:name="P10" style:family="paragraph" style:parent-style-name="Text_20_body">
      <style:paragraph-properties fo:margin-top="0cm" fo:margin-bottom="0cm" style:contextual-spacing="false" fo:line-height="200%"/>
      <style:text-properties officeooo:paragraph-rsid="00d7cfcb"/>
    </style:style>
    <style:style style:name="P11" style:family="paragraph" style:parent-style-name="Text_20_body">
      <style:paragraph-properties fo:margin-left="0cm" fo:margin-right="0cm" fo:margin-top="0cm" fo:margin-bottom="0cm" style:contextual-spacing="false" fo:line-height="200%" fo:text-indent="0cm" style:auto-text-indent="false"/>
      <style:text-properties officeooo:paragraph-rsid="00df3771"/>
    </style:style>
    <style:style style:name="P12"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f2fb1" officeooo:paragraph-rsid="00c8e9b3" style:font-size-asian="12pt" style:font-size-complex="12pt"/>
    </style:style>
    <style:style style:name="P13"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0c0074" officeooo:paragraph-rsid="00c8e9b3" style:font-size-asian="12pt" style:font-size-complex="12pt"/>
    </style:style>
    <style:style style:name="P14"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2abf13" officeooo:paragraph-rsid="00c8e9b3" style:font-size-asian="12pt" style:font-size-complex="12pt"/>
    </style:style>
    <style:style style:name="P15"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3c4b9" officeooo:paragraph-rsid="00c8e9b3" style:font-size-asian="12pt" style:font-size-complex="12pt"/>
    </style:style>
    <style:style style:name="P16"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304b43" officeooo:paragraph-rsid="00c8e9b3" style:font-size-asian="12pt" style:font-size-complex="12pt"/>
    </style:style>
    <style:style style:name="P17" style:family="paragraph" style:parent-style-name="Text_20_body">
      <style:paragraph-properties fo:margin-left="0cm" fo:margin-right="0cm" fo:margin-top="0cm" fo:margin-bottom="0cm" style:contextual-spacing="false" fo:line-height="200%" fo:text-indent="0cm" style:auto-text-indent="false"/>
      <style:text-properties fo:font-size="12pt" officeooo:rsid="002d0b0e" officeooo:paragraph-rsid="00c8e9b3" style:font-size-asian="12pt" style:font-size-complex="12pt"/>
    </style:style>
    <style:style style:name="P18" style:family="paragraph" style:parent-style-name="Text_20_body">
      <style:paragraph-properties fo:margin-top="0cm" fo:margin-bottom="0cm" style:contextual-spacing="false" fo:line-height="200%"/>
      <style:text-properties fo:font-size="12pt" officeooo:paragraph-rsid="00c8e9b3" style:font-size-asian="12pt" style:font-size-complex="12pt"/>
    </style:style>
    <style:style style:name="P19" style:family="paragraph" style:parent-style-name="Text_20_body">
      <style:paragraph-properties fo:margin-top="0cm" fo:margin-bottom="0cm" style:contextual-spacing="false" fo:line-height="200%"/>
      <style:text-properties fo:font-size="12pt" fo:font-weight="normal" officeooo:paragraph-rsid="00c8e9b3" style:font-size-asian="12pt" style:font-weight-asian="normal" style:font-size-complex="12pt" style:font-weight-complex="normal"/>
    </style:style>
    <style:style style:name="P20" style:family="paragraph" style:parent-style-name="Text_20_body">
      <style:paragraph-properties fo:margin-left="0cm" fo:margin-right="0cm" fo:margin-top="0cm" fo:margin-bottom="0cm" style:contextual-spacing="false" fo:line-height="200%" fo:text-indent="0cm" style:auto-text-indent="false"/>
      <style:text-properties officeooo:rsid="009a1d56" officeooo:paragraph-rsid="00c8e9b3"/>
    </style:style>
    <style:style style:name="P21" style:family="paragraph" style:parent-style-name="Text_20_body">
      <style:paragraph-properties fo:margin-left="0cm" fo:margin-right="0cm" fo:margin-top="0cm" fo:margin-bottom="0cm" style:contextual-spacing="false" fo:line-height="200%" fo:text-indent="0cm" style:auto-text-indent="false"/>
      <style:text-properties officeooo:rsid="00a2169c" officeooo:paragraph-rsid="00c8e9b3"/>
    </style:style>
    <style:style style:name="P22" style:family="paragraph" style:parent-style-name="Text_20_body">
      <style:paragraph-properties fo:margin-left="0cm" fo:margin-right="0cm" fo:margin-top="0cm" fo:margin-bottom="0cm" style:contextual-spacing="false" fo:line-height="200%" fo:text-indent="0cm" style:auto-text-indent="false"/>
      <style:text-properties officeooo:rsid="00a0197e" officeooo:paragraph-rsid="00c8e9b3"/>
    </style:style>
    <style:style style:name="P23" style:family="paragraph" style:parent-style-name="Text_20_body">
      <style:paragraph-properties fo:margin-top="0cm" fo:margin-bottom="0cm" style:contextual-spacing="false" fo:line-height="200%"/>
      <style:text-properties officeooo:rsid="00a96274" officeooo:paragraph-rsid="00c8e9b3"/>
    </style:style>
    <style:style style:name="P24" style:family="paragraph" style:parent-style-name="Text_20_body">
      <style:paragraph-properties fo:margin-left="0cm" fo:margin-right="0cm" fo:margin-top="0cm" fo:margin-bottom="0cm" style:contextual-spacing="false" fo:line-height="200%" fo:text-indent="0cm" style:auto-text-indent="false"/>
      <style:text-properties fo:font-size="14pt" fo:font-style="italic" fo:font-weight="normal" officeooo:paragraph-rsid="00c8e9b3" style:font-size-asian="14pt" style:font-style-asian="italic" style:font-weight-asian="normal" style:font-size-complex="12pt" style:font-style-complex="italic" style:font-weight-complex="normal"/>
    </style:style>
    <style:style style:name="P25" style:family="paragraph" style:parent-style-name="Text_20_body">
      <style:paragraph-properties fo:margin-top="0cm" fo:margin-bottom="0cm" style:contextual-spacing="false" fo:line-height="200%"/>
      <style:text-properties fo:font-variant="normal" fo:text-transform="none" style:use-window-font-color="true" loext:opacity="0%" style:text-outline="false" style:text-line-through-style="none" style:text-line-through-type="none" style:font-name="Liberation Serif" fo:font-size="12pt" fo:letter-spacing="normal" fo:font-style="normal" fo:text-shadow="none" style:text-underline-style="none" fo:font-weight="normal" officeooo:paragraph-rsid="00c8e9b3" style:letter-kerning="true" style:font-size-asian="12pt" style:font-style-asian="normal" style:font-weight-asian="normal" style:font-size-complex="12pt" style:text-emphasize="none"/>
    </style:style>
    <style:style style:name="P26" style:family="paragraph" style:parent-style-name="Text_20_body">
      <style:text-properties officeooo:paragraph-rsid="00dd89d3"/>
    </style:style>
    <style:style style:name="P27" style:family="paragraph" style:parent-style-name="Text_20_body">
      <style:text-properties officeooo:paragraph-rsid="00e467de"/>
    </style:style>
    <style:style style:name="P28" style:family="paragraph" style:parent-style-name="Bibliography_20_1">
      <style:paragraph-properties fo:text-indent="0cm" style:auto-text-indent="false"/>
    </style:style>
    <style:style style:name="P29" style:family="paragraph" style:parent-style-name="Heading_20_1" style:master-page-name="Arabic">
      <style:paragraph-properties fo:margin-left="0cm" fo:margin-right="0cm" fo:margin-top="0cm" fo:margin-bottom="0cm" style:contextual-spacing="false" fo:line-height="200%" fo:text-indent="0cm" style:auto-text-indent="false" style:page-number="1"/>
      <style:text-properties fo:font-size="16pt" officeooo:paragraph-rsid="00c8e9b3" style:font-size-asian="16pt" style:font-size-complex="16pt"/>
    </style:style>
    <style:style style:name="P30" style:family="paragraph" style:parent-style-name="Heading_20_2">
      <style:paragraph-properties fo:margin-left="0cm" fo:margin-right="0cm" fo:margin-top="0cm" fo:margin-bottom="0cm" style:contextual-spacing="false" fo:line-height="200%" fo:text-indent="0cm" style:auto-text-indent="false"/>
      <style:text-properties fo:font-size="14pt" officeooo:paragraph-rsid="00c8e9b3" style:font-size-asian="14pt" style:font-size-complex="14pt"/>
    </style:style>
    <style:style style:name="P31"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0b566b" officeooo:paragraph-rsid="00c8e9b3" style:font-size-asian="14pt" style:font-size-complex="14pt"/>
    </style:style>
    <style:style style:name="P32"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5c84a4" officeooo:paragraph-rsid="00c8e9b3" style:font-size-asian="14pt" style:font-size-complex="14pt"/>
    </style:style>
    <style:style style:name="P33" style:family="paragraph" style:parent-style-name="Heading_20_2">
      <style:paragraph-properties fo:margin-left="0cm" fo:margin-right="0cm" fo:margin-top="0cm" fo:margin-bottom="0cm" style:contextual-spacing="false" fo:line-height="200%" fo:text-indent="0cm" style:auto-text-indent="false"/>
      <style:text-properties fo:font-size="14pt" officeooo:rsid="00969a23" officeooo:paragraph-rsid="00c8e9b3" style:font-size-asian="14pt" style:font-size-complex="14pt"/>
    </style:style>
    <style:style style:name="P34" style:family="paragraph" style:parent-style-name="Heading_20_2">
      <style:paragraph-properties fo:margin-left="0cm" fo:margin-right="0cm" fo:margin-top="0cm" fo:margin-bottom="0cm" style:contextual-spacing="false" fo:line-height="200%" fo:text-indent="0cm" style:auto-text-indent="false"/>
      <style:text-properties officeooo:paragraph-rsid="00c8e9b3"/>
    </style:style>
    <style:style style:name="P35" style:family="paragraph" style:parent-style-name="Heading_20_2">
      <style:paragraph-properties fo:margin-left="0cm" fo:margin-right="0cm" fo:margin-top="0cm" fo:margin-bottom="0cm" style:contextual-spacing="false" fo:line-height="200%" fo:text-indent="0cm" style:auto-text-indent="false"/>
      <style:text-properties officeooo:rsid="000b566b" officeooo:paragraph-rsid="00c8e9b3"/>
    </style:style>
    <style:style style:name="P36" style:family="paragraph" style:parent-style-name="Heading_20_2">
      <style:paragraph-properties fo:margin-left="0cm" fo:margin-right="0cm" fo:margin-top="0cm" fo:margin-bottom="0cm" style:contextual-spacing="false" fo:text-indent="0cm" style:auto-text-indent="false" fo:break-before="page"/>
      <style:text-properties officeooo:paragraph-rsid="00c8e9b3"/>
    </style:style>
    <style:style style:name="T1" style:family="text">
      <style:text-properties fo:font-size="12pt" style:font-size-asian="12pt" style:font-size-complex="12pt"/>
    </style:style>
    <style:style style:name="T2" style:family="text">
      <style:text-properties fo:font-size="12pt" officeooo:rsid="000c0074" style:font-size-asian="12pt" style:font-size-complex="12pt"/>
    </style:style>
    <style:style style:name="T3" style:family="text">
      <style:text-properties fo:font-size="12pt" officeooo:rsid="0012c310" style:font-size-asian="12pt" style:font-size-complex="12pt"/>
    </style:style>
    <style:style style:name="T4" style:family="text">
      <style:text-properties fo:font-size="12pt" officeooo:rsid="00155e43" style:font-size-asian="12pt" style:font-size-complex="12pt"/>
    </style:style>
    <style:style style:name="T5" style:family="text">
      <style:text-properties fo:font-size="12pt" officeooo:rsid="00162d0d" style:font-size-asian="12pt" style:font-size-complex="12pt"/>
    </style:style>
    <style:style style:name="T6" style:family="text">
      <style:text-properties fo:font-size="12pt" officeooo:rsid="001791c1" style:font-size-asian="12pt" style:font-size-complex="12pt"/>
    </style:style>
    <style:style style:name="T7" style:family="text">
      <style:text-properties fo:font-size="12pt" officeooo:rsid="0018442d" style:font-size-asian="12pt" style:font-size-complex="12pt"/>
    </style:style>
    <style:style style:name="T8" style:family="text">
      <style:text-properties fo:font-size="12pt" officeooo:rsid="0019901b" style:font-size-asian="12pt" style:font-size-complex="12pt"/>
    </style:style>
    <style:style style:name="T9" style:family="text">
      <style:text-properties fo:font-size="12pt" officeooo:rsid="002237ef" style:font-size-asian="12pt" style:font-size-complex="12pt"/>
    </style:style>
    <style:style style:name="T10" style:family="text">
      <style:text-properties fo:font-size="12pt" officeooo:rsid="0023486f" style:font-size-asian="12pt" style:font-size-complex="12pt"/>
    </style:style>
    <style:style style:name="T11" style:family="text">
      <style:text-properties fo:font-size="12pt" officeooo:rsid="0023b59a" style:font-size-asian="12pt" style:font-size-complex="12pt"/>
    </style:style>
    <style:style style:name="T12" style:family="text">
      <style:text-properties fo:font-size="12pt" officeooo:rsid="00265d3d" style:font-size-asian="12pt" style:font-size-complex="12pt"/>
    </style:style>
    <style:style style:name="T13" style:family="text">
      <style:text-properties fo:font-size="12pt" officeooo:rsid="0027b374" style:font-size-asian="12pt" style:font-size-complex="12pt"/>
    </style:style>
    <style:style style:name="T14" style:family="text">
      <style:text-properties fo:font-size="12pt" officeooo:rsid="0028182a" style:font-size-asian="12pt" style:font-size-complex="12pt"/>
    </style:style>
    <style:style style:name="T15" style:family="text">
      <style:text-properties fo:font-size="12pt" officeooo:rsid="002a5855" style:font-size-asian="12pt" style:font-size-complex="12pt"/>
    </style:style>
    <style:style style:name="T16" style:family="text">
      <style:text-properties fo:font-size="12pt" officeooo:rsid="002e8708" style:font-size-asian="12pt" style:font-size-complex="12pt"/>
    </style:style>
    <style:style style:name="T17" style:family="text">
      <style:text-properties fo:font-size="12pt" officeooo:rsid="0031a315" style:font-size-asian="12pt" style:font-size-complex="12pt"/>
    </style:style>
    <style:style style:name="T18" style:family="text">
      <style:text-properties fo:font-size="12pt" officeooo:rsid="0033c4b9" style:font-size-asian="12pt" style:font-size-complex="12pt"/>
    </style:style>
    <style:style style:name="T19" style:family="text">
      <style:text-properties fo:font-size="12pt" officeooo:rsid="003ef340" style:font-size-asian="12pt" style:font-size-complex="12pt"/>
    </style:style>
    <style:style style:name="T20" style:family="text">
      <style:text-properties fo:font-size="12pt" officeooo:rsid="00416975" style:font-size-asian="12pt" style:font-size-complex="12pt"/>
    </style:style>
    <style:style style:name="T21" style:family="text">
      <style:text-properties fo:font-size="12pt" officeooo:rsid="0043c641" style:font-size-asian="12pt" style:font-size-complex="12pt"/>
    </style:style>
    <style:style style:name="T22" style:family="text">
      <style:text-properties fo:font-size="12pt" officeooo:rsid="0044ca8c" style:font-size-asian="12pt" style:font-size-complex="12pt"/>
    </style:style>
    <style:style style:name="T23" style:family="text">
      <style:text-properties fo:font-size="12pt" officeooo:rsid="002d0b0e" style:font-size-asian="12pt" style:font-size-complex="12pt"/>
    </style:style>
    <style:style style:name="T24" style:family="text">
      <style:text-properties fo:font-size="12pt" officeooo:rsid="00304b43" style:font-size-asian="12pt" style:font-size-complex="12pt"/>
    </style:style>
    <style:style style:name="T25" style:family="text">
      <style:text-properties fo:font-size="12pt" officeooo:rsid="00471c0c" style:font-size-asian="12pt" style:font-size-complex="12pt"/>
    </style:style>
    <style:style style:name="T26" style:family="text">
      <style:text-properties fo:font-size="12pt" officeooo:rsid="00312896" style:font-size-asian="12pt" style:font-size-complex="12pt"/>
    </style:style>
    <style:style style:name="T27" style:family="text">
      <style:text-properties fo:font-size="12pt" officeooo:rsid="0048eaa6" style:font-size-asian="12pt" style:font-size-complex="12pt"/>
    </style:style>
    <style:style style:name="T28" style:family="text">
      <style:text-properties fo:font-size="12pt" officeooo:rsid="0031c5c9" style:font-size-asian="12pt" style:font-size-complex="12pt"/>
    </style:style>
    <style:style style:name="T29" style:family="text">
      <style:text-properties fo:font-size="12pt" officeooo:rsid="004986bd" style:font-size-asian="12pt" style:font-size-complex="12pt"/>
    </style:style>
    <style:style style:name="T30" style:family="text">
      <style:text-properties fo:font-size="12pt" officeooo:rsid="004e3f4b" style:font-size-asian="12pt" style:font-size-complex="12pt"/>
    </style:style>
    <style:style style:name="T31" style:family="text">
      <style:text-properties fo:font-size="12pt" officeooo:rsid="004ff910" style:font-size-asian="12pt" style:font-size-complex="12pt"/>
    </style:style>
    <style:style style:name="T32" style:family="text">
      <style:text-properties fo:font-size="12pt" officeooo:rsid="0051aecd" style:font-size-asian="12pt" style:font-size-complex="12pt"/>
    </style:style>
    <style:style style:name="T33" style:family="text">
      <style:text-properties fo:font-size="12pt" officeooo:rsid="00615f6d" style:font-size-asian="12pt" style:font-size-complex="12pt"/>
    </style:style>
    <style:style style:name="T34" style:family="text">
      <style:text-properties fo:font-size="12pt" officeooo:rsid="0061ea6a" style:font-size-asian="12pt" style:font-size-complex="12pt"/>
    </style:style>
    <style:style style:name="T35" style:family="text">
      <style:text-properties fo:font-size="12pt" officeooo:rsid="006385aa" style:font-size-asian="12pt" style:font-size-complex="12pt"/>
    </style:style>
    <style:style style:name="T36" style:family="text">
      <style:text-properties fo:font-size="12pt" officeooo:rsid="006423ba" style:font-size-asian="12pt" style:font-size-complex="12pt"/>
    </style:style>
    <style:style style:name="T37" style:family="text">
      <style:text-properties fo:font-size="12pt" officeooo:rsid="0065c1e3" style:font-size-asian="12pt" style:font-size-complex="12pt"/>
    </style:style>
    <style:style style:name="T38" style:family="text">
      <style:text-properties fo:font-size="12pt" officeooo:rsid="00671be2" style:font-size-asian="12pt" style:font-size-complex="12pt"/>
    </style:style>
    <style:style style:name="T39" style:family="text">
      <style:text-properties fo:font-size="12pt" officeooo:rsid="00680ce8" style:font-size-asian="12pt" style:font-size-complex="12pt"/>
    </style:style>
    <style:style style:name="T40" style:family="text">
      <style:text-properties fo:font-size="12pt" officeooo:rsid="006eef7c" style:font-size-asian="12pt" style:font-size-complex="12pt"/>
    </style:style>
    <style:style style:name="T41" style:family="text">
      <style:text-properties fo:font-size="12pt" officeooo:rsid="00727715" style:font-size-asian="12pt" style:font-size-complex="12pt"/>
    </style:style>
    <style:style style:name="T42" style:family="text">
      <style:text-properties fo:font-size="12pt" officeooo:rsid="0074e421" style:font-size-asian="12pt" style:font-size-complex="12pt"/>
    </style:style>
    <style:style style:name="T43" style:family="text">
      <style:text-properties fo:font-size="12pt" officeooo:rsid="0074f67e" style:font-size-asian="12pt" style:font-size-complex="12pt"/>
    </style:style>
    <style:style style:name="T44" style:family="text">
      <style:text-properties fo:font-size="12pt" officeooo:rsid="0076eb3c" style:font-size-asian="12pt" style:font-size-complex="12pt"/>
    </style:style>
    <style:style style:name="T45" style:family="text">
      <style:text-properties fo:font-size="12pt" officeooo:rsid="007a5307" style:font-size-asian="12pt" style:font-size-complex="12pt"/>
    </style:style>
    <style:style style:name="T46" style:family="text">
      <style:text-properties fo:font-size="12pt" officeooo:rsid="007c51f9" style:font-size-asian="12pt" style:font-size-complex="12pt"/>
    </style:style>
    <style:style style:name="T47" style:family="text">
      <style:text-properties fo:font-size="12pt" officeooo:rsid="00836fb4" style:font-size-asian="12pt" style:font-size-complex="12pt"/>
    </style:style>
    <style:style style:name="T48" style:family="text">
      <style:text-properties fo:font-size="12pt" officeooo:rsid="00861aea" style:font-size-asian="12pt" style:font-size-complex="12pt"/>
    </style:style>
    <style:style style:name="T49" style:family="text">
      <style:text-properties fo:font-size="12pt" officeooo:rsid="0088128d" style:font-size-asian="12pt" style:font-size-complex="12pt"/>
    </style:style>
    <style:style style:name="T50" style:family="text">
      <style:text-properties fo:font-size="12pt" officeooo:rsid="008ae182" style:font-size-asian="12pt" style:font-size-complex="12pt"/>
    </style:style>
    <style:style style:name="T51" style:family="text">
      <style:text-properties fo:font-size="12pt" officeooo:rsid="008e9059" style:font-size-asian="12pt" style:font-size-complex="12pt"/>
    </style:style>
    <style:style style:name="T52" style:family="text">
      <style:text-properties fo:font-size="12pt" officeooo:rsid="008fb128" style:font-size-asian="12pt" style:font-size-complex="12pt"/>
    </style:style>
    <style:style style:name="T53" style:family="text">
      <style:text-properties fo:font-size="12pt" officeooo:rsid="00917191" style:font-size-asian="12pt" style:font-size-complex="12pt"/>
    </style:style>
    <style:style style:name="T54" style:family="text">
      <style:text-properties fo:font-size="12pt" officeooo:rsid="0092e465" style:font-size-asian="12pt" style:font-size-complex="12pt"/>
    </style:style>
    <style:style style:name="T55" style:family="text">
      <style:text-properties fo:font-size="12pt" officeooo:rsid="00947841" style:font-size-asian="12pt" style:font-size-complex="12pt"/>
    </style:style>
    <style:style style:name="T56" style:family="text">
      <style:text-properties fo:font-size="12pt" officeooo:rsid="009b7a74" style:font-size-asian="12pt" style:font-size-complex="12pt"/>
    </style:style>
    <style:style style:name="T57" style:family="text">
      <style:text-properties fo:font-size="12pt" officeooo:rsid="009e183a" style:font-size-asian="12pt" style:font-size-complex="12pt"/>
    </style:style>
    <style:style style:name="T58" style:family="text">
      <style:text-properties fo:font-size="12pt" officeooo:rsid="009ef831" style:font-size-asian="12pt" style:font-size-complex="12pt"/>
    </style:style>
    <style:style style:name="T59" style:family="text">
      <style:text-properties fo:font-size="12pt" officeooo:rsid="00b330c2" style:font-size-asian="12pt" style:font-size-complex="12pt"/>
    </style:style>
    <style:style style:name="T60" style:family="text">
      <style:text-properties fo:font-size="12pt" officeooo:rsid="00b4faec" style:font-size-asian="12pt" style:font-size-complex="12pt"/>
    </style:style>
    <style:style style:name="T61" style:family="text">
      <style:text-properties fo:font-size="12pt" officeooo:rsid="00b64e2f" style:font-size-asian="12pt" style:font-size-complex="12pt"/>
    </style:style>
    <style:style style:name="T62" style:family="text">
      <style:text-properties fo:font-size="12pt" officeooo:rsid="00bd26dc" style:font-size-asian="12pt" style:font-size-complex="12pt"/>
    </style:style>
    <style:style style:name="T63" style:family="text">
      <style:text-properties fo:font-size="12pt" officeooo:rsid="00be5805" style:font-size-asian="12pt" style:font-size-complex="12pt"/>
    </style:style>
    <style:style style:name="T64" style:family="text">
      <style:text-properties fo:font-size="12pt" officeooo:rsid="009cbfa8" style:font-size-asian="12pt" style:font-size-complex="12pt"/>
    </style:style>
    <style:style style:name="T65" style:family="text">
      <style:text-properties fo:font-size="12pt" officeooo:rsid="00b37934" style:font-size-asian="12pt" style:font-size-complex="12pt"/>
    </style:style>
    <style:style style:name="T66" style:family="text">
      <style:text-properties fo:font-size="12pt" officeooo:rsid="00c2d239" style:font-size-asian="12pt" style:font-size-complex="12pt"/>
    </style:style>
    <style:style style:name="T67" style:family="text">
      <style:text-properties fo:font-size="12pt" officeooo:rsid="00c8e9b3" style:font-size-asian="12pt" style:font-size-complex="12pt"/>
    </style:style>
    <style:style style:name="T68" style:family="text">
      <style:text-properties fo:font-size="12pt" officeooo:rsid="00ca08ed" style:font-size-asian="12pt" style:font-size-complex="12pt"/>
    </style:style>
    <style:style style:name="T69" style:family="text">
      <style:text-properties fo:font-size="12pt" officeooo:rsid="00cce090" style:font-size-asian="12pt" style:font-size-complex="12pt"/>
    </style:style>
    <style:style style:name="T70" style:family="text">
      <style:text-properties fo:font-size="12pt" officeooo:rsid="00cf512f" style:font-size-asian="12pt" style:font-size-complex="12pt"/>
    </style:style>
    <style:style style:name="T71" style:family="text">
      <style:text-properties fo:font-size="12pt" officeooo:rsid="00cfc5cc" style:font-size-asian="12pt" style:font-size-complex="12pt"/>
    </style:style>
    <style:style style:name="T72" style:family="text">
      <style:text-properties fo:font-size="12pt" officeooo:rsid="00d0e06e" style:font-size-asian="12pt" style:font-size-complex="12pt"/>
    </style:style>
    <style:style style:name="T73" style:family="text">
      <style:text-properties fo:font-size="12pt" officeooo:rsid="00d2996f" style:font-size-asian="12pt" style:font-size-complex="12pt"/>
    </style:style>
    <style:style style:name="T74" style:family="text">
      <style:text-properties fo:font-size="12pt" officeooo:rsid="00d5e347" style:font-size-asian="12pt" style:font-size-complex="12pt"/>
    </style:style>
    <style:style style:name="T75" style:family="text">
      <style:text-properties fo:font-size="12pt" fo:font-style="italic" officeooo:rsid="00155e43" style:font-size-asian="12pt" style:font-style-asian="italic" style:font-size-complex="12pt" style:font-style-complex="italic"/>
    </style:style>
    <style:style style:name="T76" style:family="text">
      <style:text-properties fo:font-size="12pt" fo:font-style="normal" officeooo:rsid="00155e43" style:font-size-asian="12pt" style:font-style-asian="normal" style:font-size-complex="12pt" style:font-style-complex="normal"/>
    </style:style>
    <style:style style:name="T77" style:family="text">
      <style:text-properties fo:font-size="12pt" fo:font-style="normal" officeooo:rsid="008566a5" style:font-size-asian="12pt" style:font-style-asian="normal" style:font-size-complex="12pt" style:font-style-complex="normal"/>
    </style:style>
    <style:style style:name="T78" style:family="text">
      <style:text-properties fo:font-size="12pt" fo:font-style="normal" officeooo:rsid="00861aea" style:font-size-asian="12pt" style:font-style-asian="normal" style:font-size-complex="12pt" style:font-style-complex="normal"/>
    </style:style>
    <style:style style:name="T79" style:family="text">
      <style:text-properties fo:font-size="12pt" fo:font-style="normal" officeooo:rsid="00b330c2" style:font-size-asian="12pt" style:font-style-asian="normal" style:font-size-complex="12pt" style:font-style-complex="normal"/>
    </style:style>
    <style:style style:name="T80" style:family="text">
      <style:text-properties fo:font-size="12pt" fo:font-weight="normal" style:font-size-asian="12pt" style:font-weight-asian="normal" style:font-size-complex="12pt" style:font-weight-complex="normal"/>
    </style:style>
    <style:style style:name="T81" style:family="text">
      <style:text-properties officeooo:rsid="0031dc40"/>
    </style:style>
    <style:style style:name="T82" style:family="text">
      <style:text-properties officeooo:rsid="003372a2"/>
    </style:style>
    <style:style style:name="T83" style:family="text">
      <style:text-properties officeooo:rsid="00352913"/>
    </style:style>
    <style:style style:name="T84" style:family="text">
      <style:text-properties style:use-window-font-color="true" loext:opacity="0%"/>
    </style:style>
    <style:style style:name="T85" style:family="text">
      <style:text-properties style:use-window-font-color="true" loext:opacity="0%" officeooo:rsid="003bf4b4"/>
    </style:style>
    <style:style style:name="T86" style:family="text">
      <style:text-properties style:use-window-font-color="true" loext:opacity="0%" officeooo:rsid="00044fe8"/>
    </style:style>
    <style:style style:name="T87" style:family="text">
      <style:text-properties style:use-window-font-color="true" loext:opacity="0%" style:font-name="Liberation Serif" fo:font-size="12pt" fo:language="en" fo:country="CA" fo:font-style="normal" fo:font-weight="normal" officeooo:rsid="00265d47"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88" style:family="text">
      <style:text-properties style:use-window-font-color="true" loext:opacity="0%" style:font-name="Liberation Serif" fo:font-size="12pt" fo:language="en" fo:country="CA" fo:font-style="normal" fo:font-weight="normal" officeooo:rsid="0027c7ca"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89" style:family="text">
      <style:text-properties style:use-window-font-color="true" loext:opacity="0%" style:font-name="Liberation Serif" fo:font-size="12pt" fo:language="en" fo:country="CA" fo:font-style="normal" fo:font-weight="normal" officeooo:rsid="0029956d"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90" style:family="text">
      <style:text-properties style:use-window-font-color="true" loext:opacity="0%" style:font-name="Liberation Serif" fo:font-size="12pt" fo:language="en" fo:country="CA" fo:font-style="normal" fo:font-weight="normal" officeooo:rsid="00e8bd29"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91" style:family="text">
      <style:text-properties style:use-window-font-color="true" loext:opacity="0%" style:font-name="Liberation Serif" fo:font-size="12pt" fo:language="en" fo:country="CA" fo:font-style="normal" fo:font-weight="normal" officeooo:rsid="00e18ee9"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92" style:family="text">
      <style:text-properties style:use-window-font-color="true" loext:opacity="0%" style:font-name="Liberation Serif" fo:font-size="12pt" fo:language="en" fo:country="CA" fo:font-style="normal" fo:font-weight="normal" officeooo:rsid="00e356ff"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93" style:family="text">
      <style:text-properties style:use-window-font-color="true" loext:opacity="0%" style:font-name="Liberation Serif" fo:font-size="12pt" fo:language="en" fo:country="CA" fo:font-style="normal" fo:font-weight="normal" officeooo:rsid="00e467de"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94" style:family="text">
      <style:text-properties style:use-window-font-color="true" loext:opacity="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95" style:family="text">
      <style:text-properties style:use-window-font-color="true" loext:opacity="0%" fo:font-size="12pt" fo:language="en" fo:country="CA" officeooo:rsid="00536f0b" style:letter-kerning="true" style:font-name-asian="Noto Serif CJK SC" style:font-size-asian="12pt" style:language-asian="zh" style:country-asian="CN" style:font-name-complex="Lohit Devanagari1" style:font-size-complex="12pt" style:language-complex="hi" style:country-complex="IN"/>
    </style:style>
    <style:style style:name="T96" style:family="text">
      <style:text-properties style:use-window-font-color="true" loext:opacity="0%" fo:font-size="12pt" fo:language="en" fo:country="CA" officeooo:rsid="003e8ca8" style:letter-kerning="true" style:font-name-asian="Noto Serif CJK SC" style:font-size-asian="12pt" style:language-asian="zh" style:country-asian="CN" style:font-name-complex="Lohit Devanagari1" style:font-size-complex="12pt" style:language-complex="hi" style:country-complex="IN"/>
    </style:style>
    <style:style style:name="T97" style:family="text">
      <style:text-properties style:use-window-font-color="true" loext:opacity="0%" fo:font-size="12pt" fo:language="en" fo:country="CA"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98" style:family="text">
      <style:text-properties style:use-window-font-color="true" loext:opacity="0%" fo:font-size="12pt" fo:language="en" fo:country="CA"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99" style:family="text">
      <style:text-properties style:use-window-font-color="true" loext:opacity="0%" fo:font-size="12pt" fo:language="en" fo:country="CA" officeooo:rsid="006e68cf" style:letter-kerning="true" style:font-name-asian="Noto Serif CJK SC" style:font-size-asian="12pt" style:language-asian="zh" style:country-asian="CN" style:font-name-complex="Lohit Devanagari1" style:font-size-complex="12pt" style:language-complex="hi" style:country-complex="IN"/>
    </style:style>
    <style:style style:name="T100" style:family="text">
      <style:text-properties style:use-window-font-color="true" loext:opacity="0%" fo:font-size="12pt" fo:language="en" fo:country="CA" officeooo:rsid="005c84a4" style:letter-kerning="true" style:font-name-asian="Noto Serif CJK SC" style:font-size-asian="12pt" style:language-asian="zh" style:country-asian="CN" style:font-name-complex="Lohit Devanagari1" style:font-size-complex="12pt" style:language-complex="hi" style:country-complex="IN"/>
    </style:style>
    <style:style style:name="T101" style:family="text">
      <style:text-properties style:use-window-font-color="true" loext:opacity="0%" fo:font-size="12pt" fo:language="en" fo:country="CA" officeooo:rsid="006b7527" style:letter-kerning="true" style:font-name-asian="Noto Serif CJK SC" style:font-size-asian="12pt" style:language-asian="zh" style:country-asian="CN" style:font-name-complex="Lohit Devanagari1" style:font-size-complex="12pt" style:language-complex="hi" style:country-complex="IN"/>
    </style:style>
    <style:style style:name="T102" style:family="text">
      <style:text-properties style:use-window-font-color="true" loext:opacity="0%" fo:font-size="12pt" fo:language="en" fo:country="CA" officeooo:rsid="003bf4b4" style:letter-kerning="true" style:font-name-asian="Noto Serif CJK SC" style:font-size-asian="12pt" style:language-asian="zh" style:country-asian="CN" style:font-name-complex="Lohit Devanagari1" style:font-size-complex="12pt" style:language-complex="hi" style:country-complex="IN"/>
    </style:style>
    <style:style style:name="T103" style:family="text">
      <style:text-properties style:use-window-font-color="true" loext:opacity="0%" fo:font-size="12pt" fo:language="en" fo:country="CA" officeooo:rsid="00a7a799" style:letter-kerning="true" style:font-name-asian="Noto Serif CJK SC" style:font-size-asian="12pt" style:language-asian="zh" style:country-asian="CN" style:font-name-complex="Lohit Devanagari1" style:font-size-complex="12pt" style:language-complex="hi" style:country-complex="IN"/>
    </style:style>
    <style:style style:name="T104" style:family="text">
      <style:text-properties style:use-window-font-color="true" loext:opacity="0%" fo:font-size="12pt" fo:language="en" fo:country="CA" officeooo:rsid="00b79087" style:letter-kerning="true" style:font-name-asian="Noto Serif CJK SC" style:font-size-asian="12pt" style:language-asian="zh" style:country-asian="CN" style:font-name-complex="Lohit Devanagari1" style:font-size-complex="12pt" style:language-complex="hi" style:country-complex="IN"/>
    </style:style>
    <style:style style:name="T105" style:family="text">
      <style:text-properties style:use-window-font-color="true" loext:opacity="0%" fo:font-size="12pt" fo:language="en" fo:country="CA" officeooo:rsid="00c3631a" style:letter-kerning="true" style:font-name-asian="Noto Serif CJK SC" style:font-size-asian="12pt" style:language-asian="zh" style:country-asian="CN" style:font-name-complex="Lohit Devanagari1" style:font-size-complex="12pt" style:language-complex="hi" style:country-complex="IN"/>
    </style:style>
    <style:style style:name="T106" style:family="text">
      <style:text-properties style:use-window-font-color="true" loext:opacity="0%" fo:font-size="12pt" fo:language="en" fo:country="CA" officeooo:rsid="00dd89d3" style:letter-kerning="true" style:font-name-asian="Noto Serif CJK SC" style:font-size-asian="12pt" style:language-asian="zh" style:country-asian="CN" style:font-name-complex="Lohit Devanagari1" style:font-size-complex="12pt" style:language-complex="hi" style:country-complex="IN"/>
    </style:style>
    <style:style style:name="T107" style:family="text">
      <style:text-properties style:use-window-font-color="true" loext:opacity="0%" fo:font-size="12pt" fo:language="en" fo:country="CA" officeooo:rsid="00df3771" style:letter-kerning="true" style:font-name-asian="Noto Serif CJK SC" style:font-size-asian="12pt" style:language-asian="zh" style:country-asian="CN" style:font-name-complex="Lohit Devanagari1" style:font-size-complex="12pt" style:language-complex="hi" style:country-complex="IN"/>
    </style:style>
    <style:style style:name="T108" style:family="text">
      <style:text-properties style:use-window-font-color="true" loext:opacity="0%" fo:font-size="12pt" fo:language="en" fo:country="CA" officeooo:rsid="00e04b60" style:letter-kerning="true" style:font-name-asian="Noto Serif CJK SC" style:font-size-asian="12pt" style:language-asian="zh" style:country-asian="CN" style:font-name-complex="Lohit Devanagari1" style:font-size-complex="12pt" style:language-complex="hi" style:country-complex="IN"/>
    </style:style>
    <style:style style:name="T109" style:family="text">
      <style:text-properties style:use-window-font-color="true" loext:opacity="0%" fo:font-size="12pt" fo:language="en" fo:country="CA" officeooo:rsid="00e18ee9" style:letter-kerning="true" style:font-name-asian="Noto Serif CJK SC" style:font-size-asian="12pt" style:language-asian="zh" style:country-asian="CN" style:font-name-complex="Lohit Devanagari1" style:font-size-complex="12pt" style:language-complex="hi" style:country-complex="IN"/>
    </style:style>
    <style:style style:name="T110" style:family="text">
      <style:text-properties style:use-window-font-color="true" loext:opacity="0%" fo:font-size="12pt" fo:language="en" fo:country="CA" officeooo:rsid="00e356ff" style:letter-kerning="true" style:font-name-asian="Noto Serif CJK SC" style:font-size-asian="12pt" style:language-asian="zh" style:country-asian="CN" style:font-name-complex="Lohit Devanagari1" style:font-size-complex="12pt" style:language-complex="hi" style:country-complex="IN"/>
    </style:style>
    <style:style style:name="T111" style:family="text">
      <style:text-properties style:use-window-font-color="true" loext:opacity="0%" fo:font-size="12pt" fo:language="en" fo:country="CA" officeooo:rsid="00e411ac" style:letter-kerning="true" style:font-name-asian="Noto Serif CJK SC" style:font-size-asian="12pt" style:language-asian="zh" style:country-asian="CN" style:font-name-complex="Lohit Devanagari1" style:font-size-complex="12pt" style:language-complex="hi" style:country-complex="IN"/>
    </style:style>
    <style:style style:name="T112" style:family="text">
      <style:text-properties style:use-window-font-color="true" loext:opacity="0%" fo:font-size="12pt" fo:language="en" fo:country="CA" officeooo:rsid="00e467de" style:letter-kerning="true" style:font-name-asian="Noto Serif CJK SC" style:font-size-asian="12pt" style:language-asian="zh" style:country-asian="CN" style:font-name-complex="Lohit Devanagari1" style:font-size-complex="12pt" style:language-complex="hi" style:country-complex="IN"/>
    </style:style>
    <style:style style:name="T113" style:family="text">
      <style:text-properties style:use-window-font-color="true" loext:opacity="0%" fo:font-size="12pt" fo:language="en" fo:country="CA" fo:font-style="italic" officeooo:rsid="005d6a28" style:letter-kerning="true" style:font-name-asian="Noto Serif CJK SC" style:font-size-asian="12pt" style:language-asian="zh" style:country-asian="CN" style:font-style-asian="italic" style:font-name-complex="Lohit Devanagari1" style:font-size-complex="12pt" style:language-complex="hi" style:country-complex="IN" style:font-style-complex="italic"/>
    </style:style>
    <style:style style:name="T114" style:family="text">
      <style:text-properties style:use-window-font-color="true" loext:opacity="0%" fo:font-size="12pt" fo:language="en" fo:country="CA" fo:font-style="normal" officeooo:rsid="005d6a28"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15" style:family="text">
      <style:text-properties style:use-window-font-color="true" loext:opacity="0%" fo:font-size="12pt" fo:language="en" fo:country="CA" fo:font-style="normal" officeooo:rsid="0007e037"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16" style:family="text">
      <style:text-properties style:use-window-font-color="true" loext:opacity="0%" fo:font-size="12pt" fo:language="en" fo:country="CA" fo:font-style="normal" officeooo:rsid="006d0def"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17" style:family="text">
      <style:text-properties style:use-window-font-color="true" loext:opacity="0%" fo:font-size="12pt" fo:language="en" fo:country="CA" fo:font-style="normal" officeooo:rsid="00d7cfcb" style:letter-kerning="true" style:font-name-asian="Noto Serif CJK SC" style:font-size-asian="12pt" style:language-asian="zh" style:country-asian="CN" style:font-style-asian="normal" style:font-name-complex="Lohit Devanagari1" style:font-size-complex="12pt" style:language-complex="hi" style:country-complex="IN" style:font-style-complex="normal"/>
    </style:style>
    <style:style style:name="T118" style:family="text">
      <style:text-properties style:use-window-font-color="true" loext:opacity="0%" fo:font-size="12pt" fo:language="en" fo:country="CA" fo:font-style="normal" fo:font-weight="normal" officeooo:rsid="00265d47"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19" style:family="text">
      <style:text-properties style:use-window-font-color="true" loext:opacity="0%" fo:font-size="12pt" fo:language="en" fo:country="CA" fo:font-style="normal" fo:font-weight="normal" officeooo:rsid="006d0def"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20" style:family="text">
      <style:text-properties style:use-window-font-color="true" loext:opacity="0%" fo:font-size="12pt" fo:language="en" fo:country="CA" fo:font-style="normal" fo:font-weight="normal" officeooo:rsid="005c84a4"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21" style:family="text">
      <style:text-properties style:use-window-font-color="true" loext:opacity="0%" fo:font-size="12pt" fo:language="en" fo:country="CA" fo:font-style="normal" fo:font-weight="normal" officeooo:rsid="005d6a28"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22" style:family="text">
      <style:text-properties style:use-window-font-color="true" loext:opacity="0%" fo:font-size="12pt" fo:language="en" fo:country="CA" fo:font-style="normal" fo:font-weight="normal" officeooo:rsid="00c3631a"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23" style:family="text">
      <style:text-properties style:use-window-font-color="true" loext:opacity="0%" fo:font-size="12pt" officeooo:rsid="00805e24" style:font-size-asian="12pt" style:font-size-complex="12pt"/>
    </style:style>
    <style:style style:name="T124" style:family="text">
      <style:text-properties style:use-window-font-color="true" loext:opacity="0%" fo:font-size="12pt" officeooo:rsid="0081b8a9" style:font-size-asian="12pt" style:font-size-complex="12pt"/>
    </style:style>
    <style:style style:name="T125" style:family="text">
      <style:text-properties style:use-window-font-color="true" loext:opacity="0%" fo:font-size="12pt" officeooo:rsid="0082fa9c" style:font-size-asian="12pt" style:font-size-complex="12pt"/>
    </style:style>
    <style:style style:name="T126" style:family="text">
      <style:text-properties style:use-window-font-color="true" loext:opacity="0%" fo:font-size="12pt" officeooo:rsid="008318e9" style:font-size-asian="12pt" style:font-size-complex="12pt"/>
    </style:style>
    <style:style style:name="T127" style:family="text">
      <style:text-properties style:use-window-font-color="true" loext:opacity="0%" fo:font-size="12pt" officeooo:rsid="00832086" style:font-size-asian="12pt" style:font-size-complex="12pt"/>
    </style:style>
    <style:style style:name="T128" style:family="text">
      <style:text-properties style:use-window-font-color="true" loext:opacity="0%" fo:font-size="12pt" officeooo:rsid="00836fb4" style:font-size-asian="12pt" style:font-size-complex="12pt"/>
    </style:style>
    <style:style style:name="T129" style:family="text">
      <style:text-properties style:use-window-font-color="true" loext:opacity="0%" fo:font-size="12pt" officeooo:rsid="008e9059" style:font-size-asian="12pt" style:font-size-complex="12pt"/>
    </style:style>
    <style:style style:name="T130" style:family="text">
      <style:text-properties style:use-window-font-color="true" loext:opacity="0%" fo:font-size="12pt" officeooo:rsid="0094b152" style:font-size-asian="12pt" style:font-size-complex="12pt"/>
    </style:style>
    <style:style style:name="T131" style:family="text">
      <style:text-properties style:use-window-font-color="true" loext:opacity="0%" fo:font-size="12pt" officeooo:rsid="009a1d56" style:font-size-asian="12pt" style:font-size-complex="12pt"/>
    </style:style>
    <style:style style:name="T132" style:family="text">
      <style:text-properties style:use-window-font-color="true" loext:opacity="0%" fo:font-size="12pt" officeooo:rsid="00ba4a4b" style:font-size-asian="12pt" style:font-size-complex="12pt"/>
    </style:style>
    <style:style style:name="T133" style:family="text">
      <style:text-properties style:use-window-font-color="true" loext:opacity="0%" fo:font-size="12pt" officeooo:rsid="00bd26dc" style:font-size-asian="12pt" style:font-size-complex="12pt"/>
    </style:style>
    <style:style style:name="T134" style:family="text">
      <style:text-properties style:use-window-font-color="true" loext:opacity="0%" fo:font-size="12pt" officeooo:rsid="00c2d239" style:font-size-asian="12pt" style:font-size-complex="12pt"/>
    </style:style>
    <style:style style:name="T135" style:family="text">
      <style:text-properties style:use-window-font-color="true" loext:opacity="0%" fo:font-size="12pt" officeooo:rsid="00cc98b9" style:font-size-asian="12pt" style:font-size-complex="12pt"/>
    </style:style>
    <style:style style:name="T136" style:family="text">
      <style:text-properties style:use-window-font-color="true" loext:opacity="0%" fo:font-size="12pt" officeooo:rsid="00d2de8d" style:font-size-asian="12pt" style:font-size-complex="12pt"/>
    </style:style>
    <style:style style:name="T137" style:family="text">
      <style:text-properties style:use-window-font-color="true" loext:opacity="0%" officeooo:rsid="00500131"/>
    </style:style>
    <style:style style:name="T138" style:family="text">
      <style:text-properties style:use-window-font-color="true" loext:opacity="0%" officeooo:rsid="0051e872"/>
    </style:style>
    <style:style style:name="T139" style:family="text">
      <style:text-properties style:use-window-font-color="true" loext:opacity="0%" officeooo:rsid="005c84a4"/>
    </style:style>
    <style:style style:name="T140" style:family="text">
      <style:text-properties style:use-window-font-color="true" loext:opacity="0%" officeooo:rsid="005d6a28"/>
    </style:style>
    <style:style style:name="T141" style:family="text">
      <style:text-properties style:use-window-font-color="true" loext:opacity="0%" officeooo:rsid="00680ce8"/>
    </style:style>
    <style:style style:name="T142" style:family="text">
      <style:text-properties style:use-window-font-color="true" loext:opacity="0%" officeooo:rsid="00b67d36"/>
    </style:style>
    <style:style style:name="T143" style:family="text">
      <style:text-properties style:use-window-font-color="true" loext:opacity="0%" officeooo:rsid="00c2d239"/>
    </style:style>
    <style:style style:name="T144" style:family="text">
      <style:text-properties style:use-window-font-color="true" loext:opacity="0%" officeooo:rsid="00c3631a"/>
    </style:style>
    <style:style style:name="T145" style:family="text">
      <style:text-properties style:use-window-font-color="true" loext:opacity="0%" officeooo:rsid="00cfc5cc"/>
    </style:style>
    <style:style style:name="T146" style:family="text">
      <style:text-properties style:use-window-font-color="true" loext:opacity="0%" officeooo:rsid="00d641e6"/>
    </style:style>
    <style:style style:name="T147" style:family="text">
      <style:text-properties style:use-window-font-color="true" loext:opacity="0%" officeooo:rsid="00d7cfcb"/>
    </style:style>
    <style:style style:name="T148" style:family="text">
      <style:text-properties style:use-window-font-color="true" loext:opacity="0%" officeooo:rsid="00dd3019"/>
    </style:style>
    <style:style style:name="T149" style:family="text">
      <style:text-properties style:use-window-font-color="true" loext:opacity="0%" officeooo:rsid="00dd89d3"/>
    </style:style>
    <style:style style:name="T150" style:family="text">
      <style:text-properties fo:font-variant="normal" fo:text-transform="none" style:text-position="0% 100%" fo:font-size="12pt" fo:font-style="normal" style:text-underline-style="none" fo:font-weight="normal" style:font-size-asian="12pt" style:font-style-asian="normal" style:font-weight-asian="normal"/>
    </style:style>
    <style:style style:name="T151" style:family="text">
      <style:text-properties fo:font-variant="normal" fo:text-transform="none" style:text-position="0% 100%" fo:font-size="12pt" fo:font-style="normal" style:text-underline-style="none" fo:font-weight="normal" officeooo:rsid="00500131" style:font-size-asian="12pt" style:font-style-asian="normal" style:font-weight-asian="normal"/>
    </style:style>
    <style:style style:name="T152" style:family="text">
      <style:text-properties fo:font-variant="normal" fo:text-transform="none" style:text-position="0% 100%" fo:font-size="12pt" fo:font-style="normal" style:text-underline-style="none" fo:font-weight="normal" officeooo:rsid="00c2d239" style:font-size-asian="12pt" style:font-style-asian="normal" style:font-weight-asian="normal"/>
    </style:style>
    <style:style style:name="T153" style:family="text">
      <style:text-properties fo:font-variant="normal" fo:text-transform="none" style:text-position="0% 100%" fo:font-size="12pt" fo:font-style="normal" style:text-underline-style="none" fo:font-weight="normal" officeooo:rsid="0019901b" style:font-size-asian="12pt" style:font-size-complex="12pt"/>
    </style:style>
    <style:style style:name="T154" style:family="text">
      <style:text-properties fo:font-variant="normal" fo:text-transform="none" style:text-position="0% 100%" fo:font-size="12pt" style:text-underline-style="none" fo:font-weight="normal" officeooo:rsid="0028182a" style:font-size-asian="12pt" style:font-size-complex="12pt"/>
    </style:style>
    <style:style style:name="T155" style:family="text">
      <style:text-properties fo:font-variant="normal" fo:text-transform="none" style:text-position="0% 100%" fo:font-size="12pt" style:text-underline-style="none" fo:font-weight="normal" officeooo:rsid="0019901b" style:font-size-asian="12pt" style:font-size-complex="12pt"/>
    </style:style>
    <style:style style:name="T156" style:family="text">
      <style:text-properties fo:font-variant="normal" fo:text-transform="none" style:text-position="0% 100%" fo:font-size="12pt" style:text-underline-style="none" fo:font-weight="normal" officeooo:rsid="002a5855" style:font-size-asian="12pt" style:font-size-complex="12pt"/>
    </style:style>
    <style:style style:name="T157" style:family="text">
      <style:text-properties fo:font-variant="normal" fo:text-transform="none" style:text-position="0% 100%" fo:font-size="12pt" style:text-underline-style="none" fo:font-weight="normal" officeooo:rsid="002d0b0e" style:font-size-asian="12pt" style:font-size-complex="12pt"/>
    </style:style>
    <style:style style:name="T158" style:family="text">
      <style:text-properties fo:font-variant="normal" fo:text-transform="none" style:text-position="0% 100%" fo:font-size="12pt" style:text-underline-style="none" fo:font-weight="normal" officeooo:rsid="00304b43" style:font-size-asian="12pt" style:font-size-complex="12pt"/>
    </style:style>
    <style:style style:name="T159" style:family="text">
      <style:text-properties fo:font-variant="normal" fo:text-transform="none" style:text-position="0% 100%" fo:font-size="12pt" style:text-underline-style="none" fo:font-weight="normal" officeooo:rsid="00312896" style:font-size-asian="12pt" style:font-size-complex="12pt"/>
    </style:style>
    <style:style style:name="T160" style:family="text">
      <style:text-properties fo:font-variant="normal" fo:text-transform="none" style:text-position="0% 100%" fo:font-size="12pt" style:text-underline-style="none" fo:font-weight="normal" officeooo:rsid="0048eaa6" style:font-size-asian="12pt" style:font-size-complex="12pt"/>
    </style:style>
    <style:style style:name="T161" style:family="text">
      <style:text-properties fo:font-variant="normal" fo:text-transform="none" style:text-position="0% 100%" fo:font-size="12pt" style:text-underline-style="none" fo:font-weight="normal" officeooo:rsid="004986bd" style:font-size-asian="12pt" style:font-size-complex="12pt"/>
    </style:style>
    <style:style style:name="T162" style:family="text">
      <style:text-properties fo:font-variant="normal" fo:text-transform="none" style:text-position="0% 100%" fo:font-size="12pt" style:text-underline-style="none" fo:font-weight="normal" officeooo:rsid="0033c4b9" style:font-size-asian="12pt" style:font-size-complex="12pt"/>
    </style:style>
    <style:style style:name="T163" style:family="text">
      <style:text-properties fo:font-variant="normal" fo:text-transform="none" style:text-position="0% 100%" fo:font-size="12pt" style:text-underline-style="none" fo:font-weight="normal" officeooo:rsid="004ff910" style:font-size-asian="12pt" style:font-size-complex="12pt"/>
    </style:style>
    <style:style style:name="T164" style:family="text">
      <style:text-properties fo:font-variant="normal" fo:text-transform="none" style:text-position="0% 100%" fo:font-size="12pt" style:text-underline-style="none" fo:font-weight="normal" officeooo:rsid="00727715" style:font-size-asian="12pt" style:font-size-complex="12pt"/>
    </style:style>
    <style:style style:name="T165" style:family="text">
      <style:text-properties fo:font-variant="normal" fo:text-transform="none" style:text-position="0% 100%" fo:font-size="12pt" style:text-underline-style="none" fo:font-weight="normal" officeooo:rsid="0012c310" style:font-size-asian="12pt" style:font-size-complex="12pt"/>
    </style:style>
    <style:style style:name="T166" style:family="text">
      <style:text-properties fo:font-variant="normal" fo:text-transform="none" style:text-position="0% 100%" fo:font-size="12pt" style:text-underline-style="none" fo:font-weight="normal" officeooo:rsid="008fb128" style:font-size-asian="12pt" style:font-size-complex="12pt"/>
    </style:style>
    <style:style style:name="T167" style:family="text">
      <style:text-properties fo:font-variant="normal" fo:text-transform="none" style:text-position="0% 100%" fo:font-size="12pt" style:text-underline-style="none" fo:font-weight="normal" officeooo:rsid="00917191" style:font-size-asian="12pt" style:font-size-complex="12pt"/>
    </style:style>
    <style:style style:name="T168" style:family="text">
      <style:text-properties fo:font-variant="normal" fo:text-transform="none" style:text-position="0% 100%" fo:font-size="12pt" style:text-underline-style="none" fo:font-weight="normal" officeooo:rsid="0092e465" style:font-size-asian="12pt" style:font-size-complex="12pt"/>
    </style:style>
    <style:style style:name="T169" style:family="text">
      <style:text-properties fo:font-variant="normal" fo:text-transform="none" style:text-position="0% 100%" fo:font-size="12pt" style:text-underline-style="none" fo:font-weight="normal" officeooo:rsid="00c2d239" style:font-size-asian="12pt" style:font-size-complex="12pt"/>
    </style:style>
    <style:style style:name="T170" style:family="text">
      <style:text-properties fo:font-variant="normal" fo:text-transform="none" style:text-position="0% 100%" fo:font-size="12pt" style:text-underline-style="none" fo:font-weight="normal" officeooo:rsid="0031a315" style:font-size-asian="12pt" style:font-size-complex="12pt"/>
    </style:style>
    <style:style style:name="T171" style:family="text">
      <style:text-properties fo:font-variant="normal" fo:text-transform="none" style:text-position="0% 100%" fo:font-style="normal" style:text-underline-style="none" fo:font-weight="normal"/>
    </style:style>
    <style:style style:name="T172" style:family="text">
      <style:text-properties fo:font-variant="normal" fo:text-transform="none" style:text-position="0% 100%" fo:font-style="italic" style:text-underline-style="none" fo:font-weight="normal" style:font-style-asian="italic"/>
    </style:style>
    <style:style style:name="T173" style:family="text">
      <style:text-properties fo:font-variant="normal" fo:text-transform="none" style:text-position="0% 100%" style:text-underline-style="none" fo:font-weight="normal"/>
    </style:style>
    <style:style style:name="T174" style:family="text">
      <style:text-properties fo:font-variant="normal" fo:text-transform="none" style:text-position="0% 100%" style:text-underline-style="none" fo:font-weight="normal" officeooo:rsid="004be878"/>
    </style:style>
    <style:style style:name="T175" style:family="text">
      <style:text-properties fo:font-variant="normal" fo:text-transform="none" style:text-position="0% 100%" style:text-underline-style="none" fo:font-weight="normal" officeooo:rsid="003372a2"/>
    </style:style>
    <style:style style:name="T176" style:family="text">
      <style:text-properties fo:font-variant="normal" fo:text-transform="none" style:text-position="0% 100%" style:text-underline-style="none" fo:font-weight="normal" officeooo:rsid="0039eba7"/>
    </style:style>
    <style:style style:name="T177" style:family="text">
      <style:text-properties fo:font-variant="normal" fo:text-transform="none" style:use-window-font-color="true" loext:opacity="0%" style:text-position="0% 100%" fo:font-style="normal" style:text-underline-style="none" fo:font-weight="normal" officeooo:rsid="003bf4b4"/>
    </style:style>
    <style:style style:name="T178" style:family="text">
      <style:text-properties fo:font-variant="normal" fo:text-transform="none" style:use-window-font-color="true" loext:opacity="0%" style:text-position="0% 100%" fo:font-style="normal" style:text-underline-style="none" fo:font-weight="normal" officeooo:rsid="00dd89d3"/>
    </style:style>
    <style:style style:name="T179" style:family="text">
      <style:text-properties fo:font-variant="normal" fo:text-transform="none" style:use-window-font-color="true" loext:opacity="0%" style:text-position="0% 100%" style:font-name="Liberation Serif" fo:font-size="12pt" fo:language="en" fo:country="CA" fo:font-style="normal" style:text-underline-style="none" fo:font-weight="normal" officeooo:rsid="0029956d"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80" style:family="text">
      <style:text-properties fo:font-variant="normal" fo:text-transform="none" style:use-window-font-color="true" loext:opacity="0%" style:text-position="0% 100%" fo:font-size="12pt" fo:language="en" fo:country="CA" style:text-underline-style="none" fo:font-weight="normal" style:letter-kerning="true" style:font-name-asian="Noto Serif CJK SC" style:font-size-asian="12pt" style:language-asian="zh" style:country-asian="CN" style:font-name-complex="Lohit Devanagari1" style:font-size-complex="12pt" style:language-complex="hi" style:country-complex="IN"/>
    </style:style>
    <style:style style:name="T181" style:family="text">
      <style:text-properties fo:font-variant="normal" fo:text-transform="none" style:use-window-font-color="true" loext:opacity="0%" style:text-position="0% 100%" fo:font-size="12pt" fo:language="en" fo:country="CA" style:text-underline-style="none" fo:font-weight="normal" officeooo:rsid="005d6a28" style:letter-kerning="true" style:font-name-asian="Noto Serif CJK SC" style:font-size-asian="12pt" style:language-asian="zh" style:country-asian="CN" style:font-name-complex="Lohit Devanagari1" style:font-size-complex="12pt" style:language-complex="hi" style:country-complex="IN"/>
    </style:style>
    <style:style style:name="T182" style:family="text">
      <style:text-properties fo:font-variant="normal" fo:text-transform="none" style:use-window-font-color="true" loext:opacity="0%" style:text-position="0% 100%" fo:font-size="12pt" fo:language="en" fo:country="CA" style:text-underline-style="none" fo:font-weight="normal" officeooo:rsid="006d0def" style:letter-kerning="true" style:font-name-asian="Noto Serif CJK SC" style:font-size-asian="12pt" style:language-asian="zh" style:country-asian="CN" style:font-name-complex="Lohit Devanagari1" style:font-size-complex="12pt" style:language-complex="hi" style:country-complex="IN"/>
    </style:style>
    <style:style style:name="T183" style:family="text">
      <style:text-properties fo:font-variant="normal" fo:text-transform="none" style:use-window-font-color="true" loext:opacity="0%" style:text-position="0% 100%" fo:font-size="12pt" fo:language="en" fo:country="CA" style:text-underline-style="none" fo:font-weight="normal" officeooo:rsid="005c84a4" style:letter-kerning="true" style:font-name-asian="Noto Serif CJK SC" style:font-size-asian="12pt" style:language-asian="zh" style:country-asian="CN" style:font-name-complex="Lohit Devanagari1" style:font-size-complex="12pt" style:language-complex="hi" style:country-complex="IN"/>
    </style:style>
    <style:style style:name="T184" style:family="text">
      <style:text-properties fo:font-variant="normal" fo:text-transform="none" style:use-window-font-color="true" loext:opacity="0%" style:text-position="0% 100%" fo:font-size="12pt" fo:language="en" fo:country="CA" style:text-underline-style="none" fo:font-weight="normal" officeooo:rsid="003bf4b4" style:letter-kerning="true" style:font-name-asian="Noto Serif CJK SC" style:font-size-asian="12pt" style:language-asian="zh" style:country-asian="CN" style:font-name-complex="Lohit Devanagari1" style:font-size-complex="12pt" style:language-complex="hi" style:country-complex="IN"/>
    </style:style>
    <style:style style:name="T185" style:family="text">
      <style:text-properties fo:font-variant="normal" fo:text-transform="none" style:use-window-font-color="true" loext:opacity="0%" style:text-position="0% 100%" fo:font-size="12pt" fo:language="en" fo:country="CA" style:text-underline-style="none" fo:font-weight="normal" officeooo:rsid="00dd89d3" style:letter-kerning="true" style:font-name-asian="Noto Serif CJK SC" style:font-size-asian="12pt" style:language-asian="zh" style:country-asian="CN" style:font-name-complex="Lohit Devanagari1" style:font-size-complex="12pt" style:language-complex="hi" style:country-complex="IN"/>
    </style:style>
    <style:style style:name="T186" style:family="text">
      <style:text-properties fo:font-variant="normal" fo:text-transform="none" style:use-window-font-color="true" loext:opacity="0%" style:text-position="0% 100%" fo:font-size="12pt" fo:language="en" fo:country="CA" style:text-underline-style="none" fo:font-weight="normal" officeooo:rsid="00e18ee9" style:letter-kerning="true" style:font-name-asian="Noto Serif CJK SC" style:font-size-asian="12pt" style:language-asian="zh" style:country-asian="CN" style:font-name-complex="Lohit Devanagari1" style:font-size-complex="12pt" style:language-complex="hi" style:country-complex="IN"/>
    </style:style>
    <style:style style:name="T187" style:family="text">
      <style:text-properties fo:font-variant="normal" fo:text-transform="none" style:use-window-font-color="true" loext:opacity="0%" style:text-position="0% 100%" fo:font-size="12pt" fo:language="en" fo:country="CA" style:text-underline-style="none" fo:font-weight="normal" officeooo:rsid="00e356ff" style:letter-kerning="true" style:font-name-asian="Noto Serif CJK SC" style:font-size-asian="12pt" style:language-asian="zh" style:country-asian="CN" style:font-name-complex="Lohit Devanagari1" style:font-size-complex="12pt" style:language-complex="hi" style:country-complex="IN"/>
    </style:style>
    <style:style style:name="T188" style:family="text">
      <style:text-properties fo:font-variant="normal" fo:text-transform="none" style:use-window-font-color="true" loext:opacity="0%" style:text-position="0% 100%" fo:font-size="12pt" fo:language="en" fo:country="CA" style:text-underline-style="none" fo:font-weight="normal" officeooo:rsid="00e411ac" style:letter-kerning="true" style:font-name-asian="Noto Serif CJK SC" style:font-size-asian="12pt" style:language-asian="zh" style:country-asian="CN" style:font-name-complex="Lohit Devanagari1" style:font-size-complex="12pt" style:language-complex="hi" style:country-complex="IN"/>
    </style:style>
    <style:style style:name="T189" style:family="text">
      <style:text-properties fo:font-variant="normal" fo:text-transform="none" style:use-window-font-color="true" loext:opacity="0%" style:text-position="0% 100%" fo:font-size="12pt" fo:language="en" fo:country="CA" fo:font-style="normal" style:text-underline-style="none" fo:font-weight="normal" officeooo:rsid="00265d47" style:letter-kerning="true" style:font-name-asian="Noto Serif CJK SC" style:font-size-asian="12pt" style:language-asian="zh" style:country-asian="CN" style:font-style-asian="normal" style:font-weight-asian="normal" style:font-name-complex="Lohit Devanagari1" style:font-size-complex="12pt" style:language-complex="hi" style:country-complex="IN" style:font-style-complex="normal" style:font-weight-complex="normal"/>
    </style:style>
    <style:style style:name="T190" style:family="text">
      <style:text-properties fo:font-variant="normal" fo:text-transform="none" style:use-window-font-color="true" loext:opacity="0%" style:text-position="0% 100%" fo:font-size="12pt" fo:language="en" fo:country="CA" fo:font-style="italic" style:text-underline-style="none" fo:font-weight="normal" officeooo:rsid="00dd89d3"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91" style:family="text">
      <style:text-properties fo:font-variant="normal" fo:text-transform="none" style:use-window-font-color="true" loext:opacity="0%" style:text-position="0% 100%" fo:font-size="12pt" fo:language="en" fo:country="CA" fo:font-style="italic" style:text-underline-style="none" fo:font-weight="normal" officeooo:rsid="00e356ff"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92" style:family="text">
      <style:text-properties fo:font-variant="normal" fo:text-transform="none" style:use-window-font-color="true" loext:opacity="0%" style:text-position="0% 100%" fo:font-size="12pt" fo:language="en" fo:country="CA" fo:font-style="italic" style:text-underline-style="none" fo:font-weight="normal" officeooo:rsid="00e411ac" style:letter-kerning="true" style:font-name-asian="Noto Serif CJK SC" style:font-size-asian="12pt" style:language-asian="zh" style:country-asian="CN" style:font-style-asian="italic" style:font-name-complex="Lohit Devanagari1" style:font-size-complex="12pt" style:language-complex="hi" style:country-complex="IN"/>
    </style:style>
    <style:style style:name="T193" style:family="text">
      <style:text-properties fo:font-variant="normal" fo:text-transform="none" style:use-window-font-color="true" loext:opacity="0%" style:text-position="0% 100%" fo:font-size="12pt" style:text-underline-style="none" fo:font-weight="normal" officeooo:rsid="0082fa9c" style:font-size-asian="12pt" style:font-size-complex="12pt"/>
    </style:style>
    <style:style style:name="T194" style:family="text">
      <style:text-properties fo:font-variant="normal" fo:text-transform="none" style:use-window-font-color="true" loext:opacity="0%" style:text-position="0% 100%" style:text-underline-style="none" fo:font-weight="normal"/>
    </style:style>
    <style:style style:name="T195" style:family="text">
      <style:text-properties fo:font-variant="normal" fo:text-transform="none" style:use-window-font-color="true" loext:opacity="0%" style:text-position="0% 100%" style:text-underline-style="none" fo:font-weight="normal" officeooo:rsid="003bf4b4"/>
    </style:style>
    <style:style style:name="T196" style:family="text">
      <style:text-properties fo:font-variant="normal" fo:text-transform="none" style:use-window-font-color="true" loext:opacity="0%" style:text-position="0% 100%" style:text-underline-style="none" fo:font-weight="normal" officeooo:rsid="00500131"/>
    </style:style>
    <style:style style:name="T197" style:family="text">
      <style:text-properties fo:font-variant="normal" fo:text-transform="none" style:use-window-font-color="true" loext:opacity="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198" style:family="text">
      <style:text-properties fo:font-variant="normal" fo:text-transform="none" style:use-window-font-color="true" loext:opacity="0%" style:text-outline="false" style:text-line-through-style="none" style:text-line-through-type="none" style:font-name="Liberation Serif" fo:letter-spacing="normal" fo:font-style="normal" fo:text-shadow="none" style:text-underline-style="none" fo:font-weight="normal" officeooo:rsid="00c51794" style:letter-kerning="true" style:font-style-asian="normal" style:font-weight-asian="normal" style:text-emphasize="none"/>
    </style:style>
    <style:style style:name="T199" style:family="text">
      <style:text-properties officeooo:rsid="0036fd36"/>
    </style:style>
    <style:style style:name="T200" style:family="text">
      <style:text-properties officeooo:rsid="0039eba7"/>
    </style:style>
    <style:style style:name="T201" style:family="text">
      <style:text-properties officeooo:rsid="003a2ab5"/>
    </style:style>
    <style:style style:name="T202" style:family="text">
      <style:text-properties fo:color="#000000" loext:opacity="100%" fo:font-size="12pt" fo:language="en" fo:country="CA" style:letter-kerning="true" style:font-name-asian="Noto Serif CJK SC" style:font-size-asian="12pt" style:language-asian="zh" style:country-asian="CN" style:font-name-complex="Lohit Devanagari1" style:font-size-complex="12pt" style:language-complex="hi" style:country-complex="IN"/>
    </style:style>
    <style:style style:name="T203" style:family="text">
      <style:text-properties officeooo:rsid="004be878"/>
    </style:style>
    <style:style style:name="T204" style:family="text">
      <style:text-properties officeooo:rsid="0031c5c9"/>
    </style:style>
    <style:style style:name="T205" style:family="text">
      <style:text-properties officeooo:rsid="004ff910"/>
    </style:style>
    <style:style style:name="T206" style:family="text">
      <style:text-properties officeooo:rsid="00500131"/>
    </style:style>
    <style:style style:name="T207" style:family="text">
      <style:text-properties officeooo:rsid="0051e872"/>
    </style:style>
    <style:style style:name="T208" style:family="text">
      <style:text-properties officeooo:rsid="005371e5"/>
    </style:style>
    <style:style style:name="T209" style:family="text">
      <style:text-properties officeooo:rsid="0055b6de"/>
    </style:style>
    <style:style style:name="T210" style:family="text">
      <style:text-properties officeooo:rsid="00566834"/>
    </style:style>
    <style:style style:name="T211" style:family="text">
      <style:text-properties officeooo:rsid="005846e9"/>
    </style:style>
    <style:style style:name="T212" style:family="text">
      <style:text-properties officeooo:rsid="00596947"/>
    </style:style>
    <style:style style:name="T213" style:family="text">
      <style:text-properties officeooo:rsid="005a014b"/>
    </style:style>
    <style:style style:name="T214" style:family="text">
      <style:text-properties officeooo:rsid="005a13f2"/>
    </style:style>
    <style:style style:name="T215" style:family="text">
      <style:text-properties officeooo:rsid="005d6a28"/>
    </style:style>
    <style:style style:name="T216" style:family="text">
      <style:text-properties fo:font-style="italic" style:font-style-asian="italic"/>
    </style:style>
    <style:style style:name="T217" style:family="text">
      <style:text-properties fo:font-style="italic" officeooo:rsid="0055b6de" style:font-style-asian="italic" style:font-style-complex="italic"/>
    </style:style>
    <style:style style:name="T218" style:family="text">
      <style:text-properties fo:font-style="italic" officeooo:rsid="0036fd36" style:font-style-asian="italic" style:font-style-complex="italic"/>
    </style:style>
    <style:style style:name="T219" style:family="text">
      <style:text-properties officeooo:rsid="0065c1e3"/>
    </style:style>
    <style:style style:name="T220" style:family="text">
      <style:text-properties officeooo:rsid="00680ce8"/>
    </style:style>
    <style:style style:name="T221" style:family="text">
      <style:text-properties officeooo:rsid="006936b7"/>
    </style:style>
    <style:style style:name="T222" style:family="text">
      <style:text-properties officeooo:rsid="006a9b67"/>
    </style:style>
    <style:style style:name="T223" style:family="text">
      <style:text-properties officeooo:rsid="006d0def"/>
    </style:style>
    <style:style style:name="T224" style:family="text">
      <style:text-properties officeooo:rsid="006e68cf"/>
    </style:style>
    <style:style style:name="T225" style:family="text">
      <style:text-properties officeooo:rsid="0072abd3"/>
    </style:style>
    <style:style style:name="T226" style:family="text">
      <style:text-properties officeooo:rsid="00737961"/>
    </style:style>
    <style:style style:name="T227" style:family="text">
      <style:text-properties officeooo:rsid="007702b5"/>
    </style:style>
    <style:style style:name="T228" style:family="text">
      <style:text-properties officeooo:rsid="007c51f9"/>
    </style:style>
    <style:style style:name="T229" style:family="text">
      <style:text-properties fo:font-size="14pt" style:font-size-asian="14pt" style:font-size-complex="14pt"/>
    </style:style>
    <style:style style:name="T230" style:family="text">
      <style:text-properties officeooo:rsid="00a31665"/>
    </style:style>
    <style:style style:name="T231" style:family="text">
      <style:text-properties officeooo:rsid="00a96274"/>
    </style:style>
    <style:style style:name="T232" style:family="text">
      <style:text-properties officeooo:rsid="00aa43f5"/>
    </style:style>
    <style:style style:name="T233" style:family="text">
      <style:text-properties fo:font-weight="normal" style:font-weight-asian="normal" style:font-weight-complex="normal"/>
    </style:style>
    <style:style style:name="T234" style:family="text">
      <style:text-properties fo:font-weight="normal" officeooo:rsid="00aed17e" style:font-weight-asian="normal" style:font-weight-complex="normal"/>
    </style:style>
    <style:style style:name="T235" style:family="text">
      <style:text-properties fo:font-weight="normal" officeooo:rsid="00b050e1" style:font-weight-asian="normal" style:font-weight-complex="normal"/>
    </style:style>
    <style:style style:name="T236" style:family="text">
      <style:text-properties fo:font-weight="normal" officeooo:rsid="00b9748e" style:font-weight-asian="normal" style:font-weight-complex="normal"/>
    </style:style>
    <style:style style:name="T237" style:family="text">
      <style:text-properties fo:font-weight="normal" officeooo:rsid="00c51794" style:font-weight-asian="normal" style:font-weight-complex="normal"/>
    </style:style>
    <style:style style:name="T238" style:family="text">
      <style:text-properties officeooo:rsid="00b050e1"/>
    </style:style>
    <style:style style:name="T239" style:family="text">
      <style:text-properties officeooo:rsid="00b17ae5"/>
    </style:style>
    <style:style style:name="T240" style:family="text">
      <style:text-properties officeooo:rsid="00b64e2f"/>
    </style:style>
    <style:style style:name="T241" style:family="text">
      <style:text-properties officeooo:rsid="00b79087"/>
    </style:style>
    <style:style style:name="T242" style:family="text">
      <style:text-properties officeooo:rsid="00be5805"/>
    </style:style>
    <style:style style:name="T243" style:family="text">
      <style:text-properties officeooo:rsid="00bf2351"/>
    </style:style>
    <style:style style:name="T244" style:family="text">
      <style:text-properties officeooo:rsid="00c2d239"/>
    </style:style>
    <style:style style:name="T245" style:family="text">
      <style:text-properties officeooo:rsid="00c3631a"/>
    </style:style>
    <style:style style:name="T246" style:family="text">
      <style:text-properties officeooo:rsid="00c4e56c"/>
    </style:style>
    <style:style style:name="T247" style:family="text">
      <style:text-properties officeooo:rsid="00d2996f"/>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ext:bookmark-start text:name="__RefHeading___Toc138710_3552101809"/>Introduction<text:bookmark-end text:name="__RefHeading___Toc138710_3552101809"/></text:h>
      <text:p text:style-name="P10"><text:span text:style-name="T135">A major</text:span><text:span text:style-name="T123"> goal of ecology, like other sciences, is to find general</text:span><text:span text:style-name="T124">ities </text:span><text:reference-mark-start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zaiqxd8fNf"/><text:span text:style-name="T124">(MacArthur 1972)</text:span><text:reference-mark-end text:name="ZOTERO_ITEM CSL_CITATION {&quot;citationID&quot;:&quot;IlpAm7aA&quot;,&quot;properties&quot;:{&quot;formattedCitation&quot;:&quot;(MacArthur 1972)&quot;,&quot;plainCitation&quot;:&quot;(MacArthur 1972)&quot;,&quot;noteIndex&quot;:0},&quot;citationItems&quot;:[{&quot;id&quot;:4104,&quot;uris&quot;:[&quot;http://zotero.org/users/7057764/items/9TZYAEIA&quot;],&quot;itemData&quot;:{&quot;id&quot;:4104,&quot;type&quot;:&quot;book&quot;,&quot;event-place&quot;:&quot;Princeton&quot;,&quot;number-of-pages&quot;:&quot;269&quot;,&quot;publisher&quot;:&quot;Princeton University Press&quot;,&quot;publisher-place&quot;:&quot;Princeton&quot;,&quot;title&quot;:&quot;Geographical Ecology: Patterns in the Distribution of Species&quot;,&quot;author&quot;:[{&quot;family&quot;:&quot;MacArthur&quot;,&quot;given&quot;:&quot;Robert&quot;}],&quot;issued&quot;:{&quot;date-parts&quot;:[[&quot;1972&quot;]]}}}],&quot;schema&quot;:&quot;https://github.com/citation-style-language/schema/raw/master/csl-citation.json&quot;} RNDzaiqxd8fNf"/><text:span text:style-name="T124">. By seeking re</text:span><text:span text:style-name="T125">gularities, we can gain insights into the mechanisms shaping ecological communities and develop models to predict the</text:span><text:span text:style-name="T129">ir</text:span><text:span text:style-name="T125"> behaviour </text:span><text:span text:style-name="T129">under</text:span><text:span text:style-name="T125"> new conditions </text:span><text:reference-mark-start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Af3w6ulkYR"/><text:span text:style-name="T193">(Houlahan </text:span><text:span text:style-name="T172">et al.</text:span><text:span text:style-name="T173"> 2017; McGill 2019)</text:span><text:reference-mark-end text:name="ZOTERO_ITEM CSL_CITATION {&quot;citationID&quot;:&quot;lcizQrpi&quot;,&quot;properties&quot;:{&quot;formattedCitation&quot;:&quot;(Houlahan {\\i{}et al.} 2017; McGill 2019)&quot;,&quot;plainCitation&quot;:&quot;(Houlahan et al. 2017; McGill 2019)&quot;,&quot;noteIndex&quot;:0},&quot;citationItems&quot;:[{&quot;id&quot;:4101,&quot;uris&quot;:[&quot;http://zotero.org/users/7057764/items/L4T6DZ2C&quot;],&quot;itemData&quot;:{&quot;id&quot;:4101,&quot;type&quot;:&quot;article-journal&quot;,&quot;abstract&quot;:&quot;The objective of science is to understand the natural world; we argue that prediction is the only way to demonstrate scientific understanding, implying that prediction should be a fundamental aspect of all scientific disciplines. Reproducibility is an essential requirement of good science and arises from the ability to develop models that make accurate predictions on new data. Ecology, however, with a few exceptions, has abandoned prediction as a central focus and faces its own crisis of reproducibility. Models are where ecological understanding is stored and they are the source of all predictions – no prediction is possible without a model of the world. Models can be improved in three ways: model variables, functional relationships among dependent and independent variables, and in parameter estimates. Ecologists rarely test to assess whether new models have made advances by identifying new and important variables, elucidating functional relationships, or improving parameter estimates. Without these tests it is difficult to know if we understand more today than we did yesterday. A new commitment to prediction in ecology would lead to, among other things, more mature (i.e. quantitative) hypotheses, prioritization of modeling techniques that are more appropriate for prediction (e.g. using continuous independent variables rather than categorical) and, ultimately, advancement towards a more general understanding of the natural world. Synthesis Ecology, with a few exceptions, has abandoned prediction and therefore the ability to demonstrate understanding. Here we address how this has inhibited progress in ecology and explore how a renewed focus on prediction would benefit ecologists. The lack of emphasis on prediction has resulted in a discipline that tests qualitative, imprecise hypotheses with little concern for whether the results are generalizable beyond where and when the data were collected. A renewed commitment to prediction would allow ecologists to address critical questions about the generalizability of our results and the progress we are making towards understanding the natural world.&quot;,&quot;container-title&quot;:&quot;Oikos&quot;,&quot;DOI&quot;:&quot;10.1111/oik.03726&quot;,&quot;ISSN&quot;:&quot;1600-0706&quot;,&quot;issue&quot;:&quot;1&quot;,&quot;language&quot;:&quot;en&quot;,&quot;license&quot;:&quot;© 2016 The Authors&quot;,&quot;note&quot;:&quot;_eprint: https://onlinelibrary.wiley.com/doi/pdf/10.1111/oik.03726&quot;,&quot;page&quot;:&quot;1-7&quot;,&quot;source&quot;:&quot;Wiley Online Library&quot;,&quot;title&quot;:&quot;The priority of prediction in ecological understanding&quot;,&quot;volume&quot;:&quot;126&quot;,&quot;author&quot;:[{&quot;family&quot;:&quot;Houlahan&quot;,&quot;given&quot;:&quot;Jeff E.&quot;},{&quot;family&quot;:&quot;McKinney&quot;,&quot;given&quot;:&quot;Shawn T.&quot;},{&quot;family&quot;:&quot;Anderson&quot;,&quot;given&quot;:&quot;T. Michael&quot;},{&quot;family&quot;:&quot;McGill&quot;,&quot;given&quot;:&quot;Brian J.&quot;}],&quot;issued&quot;:{&quot;date-parts&quot;:[[&quot;2017&quot;]]}}},{&quot;id&quot;:270,&quot;uris&quot;:[&quot;http://zotero.org/users/7057764/items/4SPU7PQ6&quot;],&quot;itemData&quot;:{&quot;id&quot;:270,&quot;type&quot;:&quot;article-journal&quot;,&quot;abstract&quot;:&quot;Macroecology is a growing and important subdiscipline of ecology, but it is becoming increasingly diffuse, without an organizing principle that is widely agreed upon. I highlight two main current views of macroecology: as the study of large-scale systems and as the study of emergent systems. I trace the history of both these views through the writings of the founders of macroecology. I also highlight the transmutation principle that identifies serious limitations to the study of large-scale systems with reductionist approaches. And I suggest that much of the underlying goal of macroecology is the pursuit of general principles and the escape from contingency. I highlight that there are many intertwined aspects of macroecology, with a number of resulting implications. I propose that returning to a focus on studying assemblages of a large number of particles is a helpful view. I propose defining macroecology as “the study at the aggregate level of aggregate ecological entities made up of large numbers of particles for the purposes of pursuing generality”.&quot;,&quot;container-title&quot;:&quot;Global Ecology and Biogeography&quot;,&quot;DOI&quot;:&quot;10.1111/geb.12855&quot;,&quot;ISSN&quot;:&quot;1466-8238&quot;,&quot;issue&quot;:&quot;1&quot;,&quot;language&quot;:&quot;en&quot;,&quot;license&quot;:&quot;© 2018 John Wiley &amp; Sons Ltd&quot;,&quot;page&quot;:&quot;6-17&quot;,&quot;source&quot;:&quot;Wiley Online Library&quot;,&quot;title&quot;:&quot;The what, how and why of doing macroecology&quot;,&quot;volume&quot;:&quot;28&quot;,&quot;author&quot;:[{&quot;family&quot;:&quot;McGill&quot;,&quot;given&quot;:&quot;Brian J.&quot;}],&quot;issued&quot;:{&quot;date-parts&quot;:[[&quot;2019&quot;]]}}}],&quot;schema&quot;:&quot;https://github.com/citation-style-language/schema/raw/master/csl-citation.json&quot;} RNDAf3w6ulkYR"/><text:span text:style-name="T125">. The overarching objective of my thesis is to find generalities </text:span><text:span text:style-name="T133">in</text:span><text:span text:style-name="T125"> how species traits influence predator-prey interactions, migratory behaviour, and seasonal biogeography of terrestrial vertebrates. </text:span><text:span text:style-name="T126">Specifically, </text:span><text:span text:style-name="T128">I use a macroecological approach to</text:span><text:span text:style-name="T126"> ask: How general are trait relationships </text:span><text:span text:style-name="T136">between</text:span><text:span text:style-name="T126"> predators and prey across all European terrestrial vertebrates (Chapter 1)? How general </text:span><text:span text:style-name="T130">are </text:span><text:span text:style-name="T126">predator-prey trait relationships among terrestrial vertebrates across ecosystems (Chapter 2)? How </text:span><text:span text:style-name="T133">do </text:span><text:span text:style-name="T126">traits influence </text:span><text:span text:style-name="T134">the </text:span><text:span text:style-name="T126">migratory behaviour of North American birds and what are the consequences for seasonal biogeography (Chapter 3)? And how </text:span><text:span text:style-name="T133">do </text:span><text:span text:style-name="T126">traits and seasonal stressors drive North American bird trends (Chapter 4)? </text:span><text:span text:style-name="T130">In this </text:span><text:span text:style-name="T127">i</text:span><text:span text:style-name="T130">ntroduction, I will </text:span><text:span text:style-name="T131">present</text:span><text:span text:style-name="T130"> fi</text:span><text:span text:style-name="T127">ve </text:span><text:span text:style-name="T130">interrelated</text:span><text:span text:style-name="T127"> </text:span><text:span text:style-name="T130">ecological concepts fundamental to these questions</text:span><text:span text:style-name="T127">: the ecological niche, </text:span><text:span text:style-name="T130">species traits, </text:span><text:span text:style-name="T127">biogeography, trophic interactions, and seasonality. </text:span><text:span text:style-name="T130">I will </text:span><text:span text:style-name="T131">conclude</text:span><text:span text:style-name="T130"> the introduction by describing how these concepts tie into the overarching objectives and hypotheses of the entire thesis and each chapter.</text:span></text:p>
      <text:p text:style-name="P24"/>
      <text:h text:style-name="P30" text:outline-level="2"><text:bookmark-start text:name="__RefHeading___Toc138712_3552101809"/>The ecological niche<text:bookmark-end text:name="__RefHeading___Toc138712_3552101809"/></text:h>
      <text:p text:style-name="P10"><text:span text:style-name="T3">Every species</text:span><text:span text:style-name="T2"> </text:span><text:span text:style-name="T3">has requirements to persist in an environment. </text:span><text:span text:style-name="T21">When</text:span><text:span text:style-name="T3"> these requirements are not met, and without sufficient immigration, </text:span><text:span text:style-name="T4">populations</text:span><text:span text:style-name="T3"> are destined to local extinction</text:span><text:span text:style-name="T46">s</text:span><text:span text:style-name="T3">. This concept of environmental requirements is </text:span><text:span text:style-name="T9">at the core of</text:span><text:span text:style-name="T3"> the ecological niche, defined as the biotic and abiotic factors for which a species has a positive growth rate </text:span><text:reference-mark-start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l6gF3r8VyO"/><text:span text:style-name="T3">(Chase &amp; Leibold 2003; Holt 2009)</text:span><text:reference-mark-end text:name="ZOTERO_ITEM CSL_CITATION {&quot;citationID&quot;:&quot;4x9kwuQ0&quot;,&quot;properties&quot;:{&quot;formattedCitation&quot;:&quot;(Chase &amp; Leibold 2003; Holt 2009)&quot;,&quot;plainCitation&quot;:&quot;(Chase &amp; Leibold 2003; Holt 2009)&quot;,&quot;noteIndex&quot;:0},&quot;citationItems&quot;:[{&quot;id&quot;:643,&quot;uris&quot;:[&quot;http://zotero.org/users/7057764/items/8VIIGR9C&quot;],&quot;itemData&quot;:{&quot;id&quot;:643,&quot;type&quot;:&quot;book&quot;,&quot;ISBN&quot;:&quot;978-0-226-10180-4&quot;,&quot;language&quot;:&quot;en&quot;,&quot;note&quot;:&quot;DOI: 10.7208/chicago/9780226101811.001.0001&quot;,&quot;publisher&quot;:&quot;University of Chicago Press&quot;,&quot;source&quot;:&quot;DOI.org (Crossref)&quot;,&quot;title&quot;:&quot;Ecological Niches: Linking Classical and Contemporary Approaches&quot;,&quot;title-short&quot;:&quot;Ecological Niches&quot;,&quot;URL&quot;:&quot;http://www.bibliovault.org/BV.landing.epl?ISBN=9780226101804&quot;,&quot;author&quot;:[{&quot;family&quot;:&quot;Chase&quot;,&quot;given&quot;:&quot;Jonathan M.&quot;},{&quot;family&quot;:&quot;Leibold&quot;,&quot;given&quot;:&quot;Mathew A.&quot;}],&quot;accessed&quot;:{&quot;date-parts&quot;:[[&quot;2022&quot;,1,25]]},&quot;issued&quot;:{&quot;date-parts&quot;:[[&quot;2003&quot;]]}}},{&quot;id&quot;:101,&quot;uris&quot;:[&quot;http://zotero.org/users/7057764/items/WV4F5JRF&quot;],&quot;itemData&quot;:{&quot;id&quot;:101,&quot;type&quot;:&quot;article-journal&quot;,&quot;abstract&quot;:&quot;G. Evelyn Hutchinson more than a half century ago proposed that one could characterize the ecological niche of a species as an abstract mapping of population dynamics onto an environmental space, the axes of which are abiotic and biotic factors that influence birth and death rates. If a habitat has conditions within a species' niche, a population should persist without immigration from external sources, whereas if conditions are outside the niche, it faces extinction. Analyses of species' niches are essential to understanding controls on species' geographical range limits and how these limits might shift in our rapidly changing world. Recent developments in ecology and evolutionary biology suggest it is time to revisit and refine Hutchinson's niche concept. After reviewing techniques for quantifying niches, I examine subtleties that arise because of impacts species have on their own environments, the density-dependent modulation of how individuals experience environments, and the interplay of dispersal and temporal heterogeneity in determining population persistence. Moreover, the evolutionary record over all time scales reveals a spectrum of rates of change in species' niches, from rapid niche evolution to profound niche conservatism. Substantial challenges revolving around the evolutionary dimension of the Hutchinsonian niche include quantifying the magnitude of evolved intraspecific and clade-level variation in niches and understanding the factors that govern where along the spectrum of potential evolutionary rates any given lineage lies. A growing body of theory provides elements of a conceptual framework for understanding niche conservatism and evolution, paving the way for an evolutionary theory of the niche.&quot;,&quot;container-title&quot;:&quot;Proceedings of the National Academy of Sciences&quot;,&quot;DOI&quot;:&quot;10.1073/pnas.0905137106&quot;,&quot;ISSN&quot;:&quot;0027-8424, 1091-6490&quot;,&quot;issue&quot;:&quot;Supplement 2&quot;,&quot;journalAbbreviation&quot;:&quot;PNAS&quot;,&quot;language&quot;:&quot;en&quot;,&quot;license&quot;:&quot;© 2009&quot;,&quot;note&quot;:&quot;tex.ids= holt2009b\nPMID: 19903876\npublisher: National Academy of Sciences\nsection: Colloquium Paper&quot;,&quot;page&quot;:&quot;19659-19665&quot;,&quot;source&quot;:&quot;www.pnas.org&quot;,&quot;title&quot;:&quot;Bringing the Hutchinsonian niche into the 21st century: Ecological and evolutionary perspectives&quot;,&quot;title-short&quot;:&quot;Bringing the Hutchinsonian niche into the 21st century&quot;,&quot;volume&quot;:&quot;106&quot;,&quot;author&quot;:[{&quot;family&quot;:&quot;Holt&quot;,&quot;given&quot;:&quot;Robert D.&quot;}],&quot;issued&quot;:{&quot;date-parts&quot;:[[&quot;2009&quot;,11,17]]}}}],&quot;schema&quot;:&quot;https://github.com/citation-style-language/schema/raw/master/csl-citation.json&quot;} RNDl6gF3r8VyO"/><text:span text:style-name="T3">. </text:span><text:span text:style-name="T45">Thus, t</text:span><text:span text:style-name="T4">he ecological niche </text:span><text:span text:style-name="T22">encompass</text:span><text:span text:style-name="T62">es</text:span><text:span text:style-name="T3"> species response</text:span><text:span text:style-name="T33"> </text:span><text:span text:style-name="T3">and </text:span><text:span text:style-name="T47">impact</text:span><text:span text:style-name="T3"> within its </text:span><text:soft-page-break/><text:span text:style-name="T3">environment, </text:span><text:span text:style-name="T33">serving as a central </text:span><text:span text:style-name="T40">concept</text:span><text:span text:style-name="T33"> for</text:span><text:span text:style-name="T4"> addressing</text:span><text:span text:style-name="T3"> some of </text:span><text:span text:style-name="T33">ecology’s </text:span><text:span text:style-name="T3">most fundamental questions: Why are species found where they are </text:span><text:reference-mark-start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CdzsYrKfeK"/><text:span text:style-name="T3">(Wiens 2011)</text:span><text:reference-mark-end text:name="ZOTERO_ITEM CSL_CITATION {&quot;citationID&quot;:&quot;y9OLvgUR&quot;,&quot;properties&quot;:{&quot;formattedCitation&quot;:&quot;(Wiens 2011)&quot;,&quot;plainCitation&quot;:&quot;(Wiens 2011)&quot;,&quot;noteIndex&quot;:0},&quot;citationItems&quot;:[{&quot;id&quot;:4106,&quot;uris&quot;:[&quot;http://zotero.org/users/7057764/items/BUUSQ3K8&quot;],&quot;itemData&quot;:{&quot;id&quot;:4106,&quot;type&quot;:&quot;article-journal&quot;,&quot;abstract&quot;:&quot;In this paper, I review the relevance of the niche to biogeography, and what biogeography may tell us about the niche. The niche is defined as the combination of abiotic and biotic conditions where a species can persist. I argue that most biogeographic patterns are created by niche differences over space, and that even ‘geographic barriers’ must have an ecological basis. However, we know little about specific ecological factors underlying most biogeographic patterns. Some evidence supports the importance of abiotic factors, whereas few examples exist of large-scale patterns created by biotic interactions. I also show how incorporating biogeography may offer new perspectives on resource-related niches and species interactions. Several examples demonstrate that even after a major evolutionary radiation within a region, the region can still be invaded by ecologically similar species from another clade, countering the long-standing idea that communities and regions are generally ‘saturated’ with species. I also describe the somewhat paradoxical situation where competition seems to limit trait evolution in a group, but does not prevent co-occurrence of species with similar values for that trait (called here the ‘competition–divergence–co-occurrence conundrum’). In general, the interface of biogeography and ecology could be a major area for research in both fields.&quot;,&quot;container-title&quot;:&quot;Philosophical Transactions of the Royal Society B: Biological Sciences&quot;,&quot;DOI&quot;:&quot;10.1098/rstb.2011.0059&quot;,&quot;issue&quot;:&quot;1576&quot;,&quot;note&quot;:&quot;publisher: Royal Society&quot;,&quot;page&quot;:&quot;2336-2350&quot;,&quot;source&quot;:&quot;royalsocietypublishing.org (Atypon)&quot;,&quot;title&quot;:&quot;The niche, biogeography and species interactions&quot;,&quot;volume&quot;:&quot;366&quot;,&quot;author&quot;:[{&quot;family&quot;:&quot;Wiens&quot;,&quot;given&quot;:&quot;John J.&quot;}],&quot;issued&quot;:{&quot;date-parts&quot;:[[&quot;2011&quot;,8,27]]}}}],&quot;schema&quot;:&quot;https://github.com/citation-style-language/schema/raw/master/csl-citation.json&quot;} RNDCdzsYrKfeK"/><text:span text:style-name="T3">? How do so many species coexist </text:span><text:reference-mark-start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u5fpOQaK12"/><text:span text:style-name="T3">(Chesson 2000)</text:span><text:reference-mark-end text:name="ZOTERO_ITEM CSL_CITATION {&quot;citationID&quot;:&quot;nvQSoYJR&quot;,&quot;properties&quot;:{&quot;formattedCitation&quot;:&quot;(Chesson 2000)&quot;,&quot;plainCitation&quot;:&quot;(Chesson 2000)&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schema&quot;:&quot;https://github.com/citation-style-language/schema/raw/master/csl-citation.json&quot;} RNDu5fpOQaK12"/><text:span text:style-name="T3">? Why are some species rare and others common </text:span><text:reference-mark-start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utIHZbhnlV"/><text:span text:style-name="T3">(Matthews &amp; Whittaker 2015)</text:span><text:reference-mark-end text:name="ZOTERO_ITEM CSL_CITATION {&quot;citationID&quot;:&quot;qsIhIQGn&quot;,&quot;properties&quot;:{&quot;formattedCitation&quot;:&quot;(Matthews &amp; Whittaker 2015)&quot;,&quot;plainCitation&quot;:&quot;(Matthews &amp; Whittaker 2015)&quot;,&quot;noteIndex&quot;:0},&quot;citationItems&quot;:[{&quot;id&quot;:466,&quot;uris&quot;:[&quot;http://zotero.org/users/7057764/items/PXV7RTBY&quot;],&quot;itemData&quot;:{&quot;id&quot;:466,&quot;type&quot;:&quot;article-journal&quot;,&quot;abstract&quot;:&quot;The species abundance distribution (SAD) is an important concept in ecology, and much work has focused on the SAD in a theoretical context. However, less focus has been placed on the utility of SADs in applied ecology and biodiversity management, which therefore forms the focus of the present article. We illustrate that study of the SAD allows inferences beyond those that flow from many simple diversity indices, enabling workers to identify patterns in the commonness and rarity of species in a community. First, we discuss how incorporating SAD analyses into the study of ecological communities can generate useful information for the management of biodiversity. In particular, we argue that deconstructing ecological assemblages into various subsets and analysing how each subset contributes to the overall SAD can reveal patterns of interest to managers. Secondly, we review the many applications of SADs in applied ecological fields, including disturbance ecology, conservation planning and conservation biological control. Using examples we show that the SAD can be useful in applied ecology as it is visually intuitive, easy to implement in a broad variety of ecological contexts, and does not require substantial species-specific data. We provide a summary of the various methods available for plotting the SAD and illustrate how each method provides information of value for applied ecologists. Using empirical and simulated data, we show that the SAD can provide early warning of the effects of disturbance on ecological communities and that a number of SAD models represent useful tools for comparing communities in a management context. Synthesis and applications. Applied ecologists require tools that allow for relatively quick assessments of ecosystem health and/or the success of management prescriptions aimed at ameliorating the effects of disturbance. We demonstrate that that the methods reviewed herein provide such tools and that the species abundance distribution (SAD) has additional applied uses beyond traditional applications in disturbance ecology. We hope that this synthesis will provide a catalyst for advancing a more utilitarian SAD research agenda.&quot;,&quot;container-title&quot;:&quot;Journal of Applied Ecology&quot;,&quot;DOI&quot;:&quot;10.1111/1365-2664.12380&quot;,&quot;ISSN&quot;:&quot;1365-2664&quot;,&quot;issue&quot;:&quot;2&quot;,&quot;language&quot;:&quot;en&quot;,&quot;note&quot;:&quot;_eprint: https://besjournals.onlinelibrary.wiley.com/doi/pdf/10.1111/1365-2664.12380&quot;,&quot;page&quot;:&quot;443-454&quot;,&quot;source&quot;:&quot;Wiley Online Library&quot;,&quot;title&quot;:&quot;REVIEW: On the species abundance distribution in applied ecology and biodiversity management&quot;,&quot;title-short&quot;:&quot;REVIEW&quot;,&quot;volume&quot;:&quot;52&quot;,&quot;author&quot;:[{&quot;family&quot;:&quot;Matthews&quot;,&quot;given&quot;:&quot;Thomas J.&quot;},{&quot;family&quot;:&quot;Whittaker&quot;,&quot;given&quot;:&quot;Robert J.&quot;}],&quot;issued&quot;:{&quot;date-parts&quot;:[[&quot;2015&quot;]]}}}],&quot;schema&quot;:&quot;https://github.com/citation-style-language/schema/raw/master/csl-citation.json&quot;} RNDutIHZbhnlV"/><text:span text:style-name="T3">? How do species interact with one another </text:span><text:reference-mark-start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xlBkpVY8Vj"/><text:span text:style-name="T3">(Williams &amp; Purves 2011)</text:span><text:reference-mark-end text:name="ZOTERO_ITEM CSL_CITATION {&quot;citationID&quot;:&quot;ZnnVERBw&quot;,&quot;properties&quot;:{&quot;formattedCitation&quot;:&quot;(Williams &amp; Purves 2011)&quot;,&quot;plainCitation&quot;:&quot;(Williams &amp; Purves 2011)&quot;,&quot;noteIndex&quot;:0},&quot;citationItems&quot;:[{&quot;id&quot;:786,&quot;uris&quot;:[&quot;http://zotero.org/users/7057764/items/VPFHG3LV&quot;],&quot;itemData&quot;:{&quot;id&quot;:786,&quot;type&quot;:&quot;article-journal&quot;,&quot;abstract&quot;:&quot;The structure of food webs, complex networks of interspecies feeding interactions, plays a crucial role in ecosystem resilience and function, and understanding food web structure remains a central problem in ecology. Previous studies have shown that key features of empirical food webs can be reproduced by low-dimensional “niche” models. Here we examine the form and variability of food web niche structure by fitting a probabilistic niche model to 37 empirical food webs, a much larger number of food webs than used in previous studies. The model relaxes previous assumptions about parameter distributions and hierarchy and returns parameter estimates for each species in each web. The model significantly outperforms previous niche model variants and also performs well for several webs where a body-size-based niche model performs poorly, implying that traits other than body size are important in structuring these webs' niche space. Parameter estimates frequently violate previous models' assumptions: in 19 of 37 webs, parameter values are not significantly hierarchical, 32 of 37 webs have nonuniform niche value distributions, and 15 of 37 webs lack a correlation between niche width and niche position. Extending the model to a two-dimensional niche space yields networks with a mixture of one- and two-dimensional niches and provides a significantly better fit for webs with a large number of species and links. These results confirm that food webs are strongly niche-structured but reveal substantial variation in the form of the niche structuring, a result with fundamental implications for ecosystem resilience and function.&quot;,&quot;container-title&quot;:&quot;Ecology&quot;,&quot;DOI&quot;:&quot;10.1890/11-0200.1&quot;,&quot;ISSN&quot;:&quot;1939-9170&quot;,&quot;issue&quot;:&quot;9&quot;,&quot;language&quot;:&quot;en&quot;,&quot;license&quot;:&quot;© 2011 by the Ecological Society of America&quot;,&quot;note&quot;:&quot;_eprint: https://onlinelibrary.wiley.com/doi/pdf/10.1890/11-0200.1&quot;,&quot;page&quot;:&quot;1849-1857&quot;,&quot;source&quot;:&quot;Wiley Online Library&quot;,&quot;title&quot;:&quot;The probabilistic niche model reveals substantial variation in the niche structure of empirical food webs&quot;,&quot;volume&quot;:&quot;92&quot;,&quot;author&quot;:[{&quot;family&quot;:&quot;Williams&quot;,&quot;given&quot;:&quot;Richard J.&quot;},{&quot;family&quot;:&quot;Purves&quot;,&quot;given&quot;:&quot;Drew W.&quot;}],&quot;issued&quot;:{&quot;date-parts&quot;:[[&quot;2011&quot;]]}}}],&quot;schema&quot;:&quot;https://github.com/citation-style-language/schema/raw/master/csl-citation.json&quot;} RNDxlBkpVY8Vj"/><text:span text:style-name="T3">? What roles do species play in ecosystems </text:span><text:reference-mark-start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El2bR3HzDX"/><text:span text:style-name="T165">(Cirtwill </text:span><text:span text:style-name="T172">et al.</text:span><text:span text:style-name="T173"> 2018)</text:span><text:reference-mark-end text:name="ZOTERO_ITEM CSL_CITATION {&quot;citationID&quot;:&quot;Nu3whCB3&quot;,&quot;properties&quot;:{&quot;formattedCitation&quot;:&quot;(Cirtwill {\\i{}et al.} 2018)&quot;,&quot;plainCitation&quot;:&quot;(Cirtwill et al. 2018)&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El2bR3HzDX"/><text:span text:style-name="T3">? And, crucially, how will species and communities respond to rapid environmental changes </text:span><text:reference-mark-start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OVfQbGIR1n"/><text:span text:style-name="T165">(Tingley </text:span><text:span text:style-name="T172">et al.</text:span><text:span text:style-name="T173"> 2009)</text:span><text:reference-mark-end text:name="ZOTERO_ITEM CSL_CITATION {&quot;citationID&quot;:&quot;NOiwoAGP&quot;,&quot;properties&quot;:{&quot;formattedCitation&quot;:&quot;(Tingley {\\i{}et al.} 2009)&quot;,&quot;plainCitation&quot;:&quot;(Tingley et al. 2009)&quot;,&quot;noteIndex&quot;:0},&quot;citationItems&quot;:[{&quot;id&quot;:4111,&quot;uris&quot;:[&quot;http://zotero.org/users/7057764/items/WCGQRI3N&quot;],&quot;itemData&quot;:{&quot;id&quot;:4111,&quot;type&quot;:&quot;article-journal&quot;,&quot;abstract&quot;:&quot;In the face of environmental change, species can evolve new physiological tolerances to cope with altered climatic conditions or move spatially to maintain existing physiological associations with particular climates that define each species' climatic niche. When environmental change occurs over short temporal and large spatial scales, vagile species are expected to move geographically by tracking their climatic niches through time. Here, we test for evidence of niche tracking in bird species of the Sierra Nevada mountains of California, focusing on 53 species resurveyed nearly a century apart at 82 sites on four elevational transects. Changes in climate and bird distributions resulted in focal species shifting their average climatological range over time. By comparing the directions of these shifts relative to the centroids of species' range-wide climatic niches, we found that 48 species (90.6%) tracked their climatic niche. Analysis of niche sensitivity on an independent set of occurrence data significantly predicted the temperature and precipitation gradients tracked by species. Furthermore, in 50 species (94.3%), site-specific occupancy models showed that the position of each site relative to the climatic niche centroid explained colonization and extinction probabilities better than a null model with constant probabilities. Combined, our results indicate that the factors limiting a bird species' range in the Sierra Nevada in the early 20th century also tended to drive changes in distribution over time, suggesting that climatic models derived from niche theory might be used successfully to forecast where and how to conserve species in the face of climate change.&quot;,&quot;container-title&quot;:&quot;Proceedings of the National Academy of Sciences&quot;,&quot;DOI&quot;:&quot;10.1073/pnas.0901562106&quot;,&quot;issue&quot;:&quot;supplement_2&quot;,&quot;note&quot;:&quot;publisher: Proceedings of the National Academy of Sciences&quot;,&quot;page&quot;:&quot;19637-19643&quot;,&quot;source&quot;:&quot;pnas.org (Atypon)&quot;,&quot;title&quot;:&quot;Birds track their Grinnellian niche through a century of climate change&quot;,&quot;volume&quot;:&quot;106&quot;,&quot;author&quot;:[{&quot;family&quot;:&quot;Tingley&quot;,&quot;given&quot;:&quot;Morgan W.&quot;},{&quot;family&quot;:&quot;Monahan&quot;,&quot;given&quot;:&quot;William B.&quot;},{&quot;family&quot;:&quot;Beissinger&quot;,&quot;given&quot;:&quot;Steven R.&quot;},{&quot;family&quot;:&quot;Moritz&quot;,&quot;given&quot;:&quot;Craig&quot;}],&quot;issued&quot;:{&quot;date-parts&quot;:[[&quot;2009&quot;,11,17]]}}}],&quot;schema&quot;:&quot;https://github.com/citation-style-language/schema/raw/master/csl-citation.json&quot;} RNDOVfQbGIR1n"/><text:span text:style-name="T3">?</text:span></text:p>
      <text:p text:style-name="P12"/>
      <text:p text:style-name="P9"><text:span text:style-name="T76">From the </text:span><text:span text:style-name="T79">outset</text:span><text:span text:style-name="T76">, it was clear the</text:span><text:span text:style-name="T77"> </text:span><text:span text:style-name="T78">ecological </text:span><text:span text:style-name="T76">niche was a complex concept </text:span><text:span text:style-name="T78">emerging from two</text:span><text:span text:style-name="T76"> diverging </text:span><text:span text:style-name="T78">perspective</text:span><text:span text:style-name="T79">s</text:span><text:span text:style-name="T78">.</text:span><text:span text:style-name="T75"> </text:span><text:span text:style-name="T10">Grinnell </text:span><text:reference-mark-start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olARy0aQN3"/><text:span text:style-name="T10">(1917)</text:span><text:reference-mark-end text:name="ZOTERO_ITEM CSL_CITATION {&quot;citationID&quot;:&quot;CwmrcAm4&quot;,&quot;properties&quot;:{&quot;formattedCitation&quot;:&quot;(Grinnell 1917)&quot;,&quot;plainCitation&quot;:&quot;(Grinnell 1917)&quot;,&quot;dontUpdate&quot;:true,&quot;noteIndex&quot;:0},&quot;citationItems&quot;:[{&quot;id&quot;:3677,&quot;uris&quot;:[&quot;http://zotero.org/users/7057764/items/H8R2C8ZT&quot;],&quot;itemData&quot;:{&quot;id&quot;:3677,&quot;type&quot;:&quot;article-journal&quot;,&quot;container-title&quot;:&quot;The Auk&quot;,&quot;DOI&quot;:&quot;10.2307/4072271&quot;,&quot;ISSN&quot;:&quot;00048038, 19384254&quot;,&quot;issue&quot;:&quot;4&quot;,&quot;journalAbbreviation&quot;:&quot;The Auk&quot;,&quot;page&quot;:&quot;427-433&quot;,&quot;source&quot;:&quot;DOI.org (Crossref)&quot;,&quot;title&quot;:&quot;The Niche-Relationships of the California Thrasher&quot;,&quot;volume&quot;:&quot;34&quot;,&quot;author&quot;:[{&quot;family&quot;:&quot;Grinnell&quot;,&quot;given&quot;:&quot;Joseph&quot;}],&quot;issued&quot;:{&quot;date-parts&quot;:[[&quot;1917&quot;,10]]}}}],&quot;schema&quot;:&quot;https://github.com/citation-style-language/schema/raw/master/csl-citation.json&quot;} RNDolARy0aQN3"/><text:span text:style-name="T10"> </text:span><text:span text:style-name="T33">emphasized</text:span><text:span text:style-name="T10"> </text:span><text:span text:style-name="T48">on </text:span><text:span text:style-name="T33">species’</text:span><text:span text:style-name="T10"> relationships </text:span><text:span text:style-name="T33">with</text:span><text:span text:style-name="T10"> abiotic factors in </text:span><text:span text:style-name="T72">their</text:span><text:span text:style-name="T10"> seminal </text:span><text:span text:style-name="T33">work</text:span><text:span text:style-name="T10"> on the</text:span><text:span text:style-name="T5"> distribution of the California </text:span><text:span text:style-name="T63">t</text:span><text:span text:style-name="T66">h</text:span><text:span text:style-name="T5">rasher. </text:span><text:span text:style-name="T69">They</text:span><text:span text:style-name="T5"> </text:span><text:span text:style-name="T45">proposed</text:span><text:span text:style-name="T5"> that “[..] no two species regularly established in a single fauna have precisely the same niche relationships” </text:span><text:span text:style-name="T72">(Grinnell 1917, p.</text:span><text:span text:style-name="T73">433</text:span><text:span text:style-name="T72">)</text:span><text:span text:style-name="T5">, </text:span><text:span text:style-name="T10">formulating</text:span><text:span text:style-name="T6"> the competitive exclusion principle later </text:span><text:span text:style-name="T19">predicted by</text:span><text:span text:style-name="T22"> Volterra’s </text:span><text:reference-mark-start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vgtreu7ZkX"/><text:span text:style-name="T22">(1928)</text:span><text:reference-mark-end text:name="ZOTERO_ITEM CSL_CITATION {&quot;citationID&quot;:&quot;nQBhTefm&quot;,&quot;properties&quot;:{&quot;formattedCitation&quot;:&quot;(Volterra 1928)&quot;,&quot;plainCitation&quot;:&quot;(Volterra 1928)&quot;,&quot;dontUpdate&quot;:true,&quot;noteIndex&quot;:0},&quot;citationItems&quot;:[{&quot;id&quot;:3683,&quot;uris&quot;:[&quot;http://zotero.org/users/7057764/items/SQIUAGME&quot;],&quot;itemData&quot;:{&quot;id&quot;:3683,&quot;type&quot;:&quot;article-journal&quot;,&quot;container-title&quot;:&quot;ICES Journal of Marine Science&quot;,&quot;DOI&quot;:&quot;10.1093/icesjms/3.1.3&quot;,&quot;ISSN&quot;:&quot;1054-3139, 1095-9289&quot;,&quot;issue&quot;:&quot;1&quot;,&quot;journalAbbreviation&quot;:&quot;ICES Journal of Marine Science&quot;,&quot;language&quot;:&quot;en&quot;,&quot;page&quot;:&quot;3-51&quot;,&quot;source&quot;:&quot;DOI.org (Crossref)&quot;,&quot;title&quot;:&quot;Variations and Fluctuations of the Number of Individuals in Animal Species living together&quot;,&quot;volume&quot;:&quot;3&quot;,&quot;author&quot;:[{&quot;family&quot;:&quot;Volterra&quot;,&quot;given&quot;:&quot;V.&quot;}],&quot;issued&quot;:{&quot;date-parts&quot;:[[&quot;1928&quot;,4,1]]}}}],&quot;schema&quot;:&quot;https://github.com/citation-style-language/schema/raw/master/csl-citation.json&quot;} RNDvgtreu7ZkX"/><text:span text:style-name="T19"> mathematical models and demonstrated in lab</text:span><text:span text:style-name="T6"> </text:span><text:span text:style-name="T19">experiments </text:span><text:span text:style-name="T6">by</text:span><text:span text:style-name="T22"> </text:span><text:span text:style-name="T6">Gause </text:span><text:reference-mark-start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8MPqauUCpS"/><text:span text:style-name="T6">(1934)</text:span><text:reference-mark-end text:name="ZOTERO_ITEM CSL_CITATION {&quot;citationID&quot;:&quot;CwPN2bEb&quot;,&quot;properties&quot;:{&quot;formattedCitation&quot;:&quot;(Gause 1934)&quot;,&quot;plainCitation&quot;:&quot;(Gause 1934)&quot;,&quot;dontUpdate&quot;:true,&quot;noteIndex&quot;:0},&quot;citationItems&quot;:[{&quot;id&quot;:428,&quot;uris&quot;:[&quot;http://zotero.org/users/7057764/items/ZI68VTSP&quot;],&quot;itemData&quot;:{&quot;id&quot;:428,&quot;type&quot;:&quot;article-journal&quot;,&quot;container-title&quot;:&quot;Science&quot;,&quot;DOI&quot;:&quot;10.1126/science.79.2036.16.b&quot;,&quot;ISSN&quot;:&quot;0036-8075, 1095-9203&quot;,&quot;issue&quot;:&quot;2036&quot;,&quot;journalAbbreviation&quot;:&quot;Science&quot;,&quot;language&quot;:&quot;en&quot;,&quot;page&quot;:&quot;16-17&quot;,&quot;source&quot;:&quot;DOI.org (Crossref)&quot;,&quot;title&quot;:&quot;Experimental Analysis of Vito Volterra's Mathematical Theory of the Struggle for Existence&quot;,&quot;volume&quot;:&quot;79&quot;,&quot;author&quot;:[{&quot;family&quot;:&quot;Gause&quot;,&quot;given&quot;:&quot;G. F.&quot;}],&quot;issued&quot;:{&quot;date-parts&quot;:[[&quot;1934&quot;,1,5]]}}}],&quot;schema&quot;:&quot;https://github.com/citation-style-language/schema/raw/master/csl-citation.json&quot;} RND8MPqauUCpS"/><text:span text:style-name="T6">. In contrast,</text:span><text:span text:style-name="T48"> </text:span><text:span text:style-name="T6">Elton </text:span><text:reference-mark-start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K0CAdBGNaP"/><text:span text:style-name="T6">(1927)</text:span><text:reference-mark-end text:name="ZOTERO_ITEM CSL_CITATION {&quot;citationID&quot;:&quot;jx6FbVIP&quot;,&quot;properties&quot;:{&quot;formattedCitation&quot;:&quot;(Elton 1927)&quot;,&quot;plainCitation&quot;:&quot;(Elton 1927)&quot;,&quot;dontUpdate&quot;:true,&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K0CAdBGNaP"/><text:span text:style-name="T6"> </text:span><text:span text:style-name="T16">focused on the position of species within its biotic environment, defining</text:span><text:span text:style-name="T6"> the niche as the “status of the animal in the community” </text:span><text:span text:style-name="T72">(Elton 1927, p.63)</text:span><text:span text:style-name="T11">. </text:span><text:span text:style-name="T12">These </text:span><text:span text:style-name="T33">two perspective</text:span><text:span text:style-name="T46">s</text:span><text:span text:style-name="T33"> set the stage for Hutchinson to</text:span><text:span text:style-name="T12"> develo</text:span><text:span text:style-name="T33">p </text:span><text:span text:style-name="T72">the</text:span><text:span text:style-name="T33"> hypervolume model</text:span><text:span text:style-name="T12"> of the niche </text:span><text:reference-mark-start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XtbbKPnwYK"/><text:span text:style-name="T12">(Hutchinson 1957)</text:span><text:reference-mark-end text:name="ZOTERO_ITEM CSL_CITATION {&quot;citationID&quot;:&quot;iEW7y3RL&quot;,&quot;properties&quot;:{&quot;formattedCitation&quot;:&quot;(Hutchinson 1957)&quot;,&quot;plainCitation&quot;:&quot;(Hutchinson 1957)&quot;,&quot;dontUpdate&quot;:true,&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schema&quot;:&quot;https://github.com/citation-style-language/schema/raw/master/csl-citation.json&quot;} RNDXtbbKPnwYK"/><text:span text:style-name="T12">. For Hutchinson, the</text:span><text:span text:style-name="T13"> </text:span><text:span text:style-name="T12">niche is the </text:span><text:span text:style-name="T13">location</text:span><text:span text:style-name="T12"> where a species can </text:span><text:span text:style-name="T13">establish and </text:span><text:span text:style-name="T12">persist in a n-dimensional space </text:span><text:span text:style-name="T16">where</text:span><text:span text:style-name="T12"> ax</text:span><text:span text:style-name="T16">e</text:span><text:span text:style-name="T12">s </text:span><text:span text:style-name="T16">are</text:span><text:span text:style-name="T12"> environmental variable</text:span><text:span text:style-name="T16">s</text:span><text:span text:style-name="T12">. </text:span><text:span text:style-name="T69">Their</text:span><text:span text:style-name="T13"> </text:span><text:span text:style-name="T33">framework</text:span><text:span text:style-name="T13"> </text:span><text:span text:style-name="T14">successfully integrate</text:span><text:span text:style-name="T63">s</text:span><text:span text:style-name="T14"> the Grinnellian dimensions </text:span><text:span text:style-name="T13">of the niche </text:span><text:span text:style-name="T6">(environment</text:span><text:span text:style-name="T20">al requirements</text:span><text:span text:style-name="T6">) </text:span><text:span text:style-name="T14">in an intuitive quantitative framework</text:span><text:span text:style-name="T6">, </text:span><text:span text:style-name="T14">shaping the theoretical work in coexistence </text:span><text:reference-mark-start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V2kIpnLegN"/><text:span text:style-name="T154">(Chesson 2000; Letten </text:span><text:span text:style-name="T172">et al.</text:span><text:span text:style-name="T173"> 2017)</text:span><text:reference-mark-end text:name="ZOTERO_ITEM CSL_CITATION {&quot;citationID&quot;:&quot;QbkNRopV&quot;,&quot;properties&quot;:{&quot;formattedCitation&quot;:&quot;(Chesson 2000; Letten {\\i{}et al.} 2017)&quot;,&quot;plainCitation&quot;:&quot;(Chesson 2000; Letten et al. 2017)&quot;,&quot;noteIndex&quot;:0},&quot;citationItems&quot;:[{&quot;id&quot;:423,&quot;uris&quot;:[&quot;http://zotero.org/users/7057764/items/3FUXFZ7T&quot;],&quot;itemData&quot;:{&quot;id&quot;:423,&quot;type&quot;:&quot;article-journal&quot;,&quot;abstract&quot;:&quot;The focus of most ideas on diversity maintenance is species coexistence, which may be stable or unstable. Stable coexistence can be quantified by the long-term rates at which community members recover from low density. Quantification shows that coexistence mechanisms function in two major ways: They may be (a) equalizing because they tend to minimize average fitness differences between species, or (b) stabilizing because they tend to increase negative intraspecific interactions relative to negative interspecific interactions. Stabilizing mechanisms are essential for species coexistence and include traditional mechanisms such as resource partitioning and frequency-dependent predation, as well as mechanisms that depend on fluctuations in population densities and environmental factors in space and time. Equalizing mechanisms contribute to stable coexistence because they reduce large average fitness inequalities which might negate the effects of stabilizing mechanisms. Models of unstable coexitence, in which species diversity slowly decays over time, have focused almost exclusively on equalizing mechanisms. These models would be more robust if they also included stabilizing mechanisms, which arise in many and varied ways but need not be adequate for full stability of a system. Models of unstable coexistence invite a broader view of diversity maintenance incorporating species turnover.&quot;,&quot;container-title&quot;:&quot;Annual Review of Ecology and Systematics&quot;,&quot;DOI&quot;:&quot;10.1146/annurev.ecolsys.31.1.343&quot;,&quot;issue&quot;:&quot;1&quot;,&quot;note&quot;:&quot;_eprint: https://doi.org/10.1146/annurev.ecolsys.31.1.343\ntex.ids= chesson2000\npublisher: Annual Reviews&quot;,&quot;page&quot;:&quot;343-366&quot;,&quot;source&quot;:&quot;Annual Reviews&quot;,&quot;title&quot;:&quot;Mechanisms of Maintenance of Species Diversity&quot;,&quot;volume&quot;:&quot;31&quot;,&quot;author&quot;:[{&quot;family&quot;:&quot;Chesson&quot;,&quot;given&quot;:&quot;Peter&quot;}],&quot;issued&quot;:{&quot;date-parts&quot;:[[&quot;2000&quot;]]}}},{&quot;id&quot;:698,&quot;uris&quot;:[&quot;http://zotero.org/users/7057764/items/JUHINP8F&quot;],&quot;itemData&quot;:{&quot;id&quot;:698,&quot;type&quot;:&quot;article-journal&quot;,&quot;abstract&quot;:&quot;Modern coexistence theory and contemporary niche theory represent parallel frameworks for understanding the niche's role in species coexistence. Despite increasing prominence and shared goals, their compatibility and complementarity have received little attention. This paucity of overlap not only presents an obstacle to newcomers to the field, but it also precludes further conceptual advances at their interface. Here, we present a synthetic treatment of the two frameworks. We review their main concepts and explore their theoretical and empirical relationship, focusing on how the resource supply ratio, impact niche, and requirement niche of contemporary niche theory translate into the stabilizing and equalizing processes of modern coexistence theory. We show, for a general consumer–resource model, that varying resource supply ratios reflects an equalizing process; varying impact niche overlap reflects a stabilizing process; and varying requirement niche overlap may be both stabilizing and equalizing, but has no qualitative effect on coexistence. These generalizations provide mechanistic insight into modern coexistence theory, while also clarifying the role of contemporary niche theory's impacts and requirements in mediating coexistence. From an empirical perspective, we recommend a hierarchical approach, in which quantification of the strength of stabilizing mechanisms is used to guide more focused investigation into the underlying niche factors determining species coexistence. Future research that considers alternative assumptions, including different forms of species interaction, spatiotemporal heterogeneity, and priority effects, would facilitate a more complete synthesis of the two frameworks.&quot;,&quot;container-title&quot;:&quot;Ecological Monographs&quot;,&quot;DOI&quot;:&quot;10.1002/ecm.1242&quot;,&quot;ISSN&quot;:&quot;1557-7015&quot;,&quot;issue&quot;:&quot;2&quot;,&quot;language&quot;:&quot;en&quot;,&quot;note&quot;:&quot;_eprint: https://onlinelibrary.wiley.com/doi/pdf/10.1002/ecm.1242&quot;,&quot;page&quot;:&quot;161-177&quot;,&quot;source&quot;:&quot;Wiley Online Library&quot;,&quot;title&quot;:&quot;Linking modern coexistence theory and contemporary niche theory&quot;,&quot;volume&quot;:&quot;87&quot;,&quot;author&quot;:[{&quot;family&quot;:&quot;Letten&quot;,&quot;given&quot;:&quot;Andrew D.&quot;},{&quot;family&quot;:&quot;Ke&quot;,&quot;given&quot;:&quot;Po-Ju&quot;},{&quot;family&quot;:&quot;Fukami&quot;,&quot;given&quot;:&quot;Tadashi&quot;}],&quot;issued&quot;:{&quot;date-parts&quot;:[[&quot;2017&quot;]]}}}],&quot;schema&quot;:&quot;https://github.com/citation-style-language/schema/raw/master/csl-citation.json&quot;} RNDV2kIpnLegN"/><text:span text:style-name="T14"> and biogeography </text:span><text:reference-mark-start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2XEjFMSgCv"/><text:span text:style-name="T154">(Godsoe </text:span><text:span text:style-name="T172">et al.</text:span><text:span text:style-name="T173"> 2017; Guisan &amp; Zimmermann 2000)</text:span><text:reference-mark-end text:name="ZOTERO_ITEM CSL_CITATION {&quot;citationID&quot;:&quot;XZMHUnAT&quot;,&quot;properties&quot;:{&quot;formattedCitation&quot;:&quot;(Godsoe {\\i{}et al.} 2017; Guisan &amp; Zimmermann 2000)&quot;,&quot;plainCitation&quot;:&quot;(Godsoe et al. 2017; Guisan &amp; Zimmermann 2000)&quot;,&quot;noteIndex&quot;:0},&quot;citationItems&quot;:[{&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id&quot;:3670,&quot;uris&quot;:[&quot;http://zotero.org/users/7057764/items/9X5G6PF5&quot;],&quot;itemData&quot;:{&quot;id&quot;:3670,&quot;type&quot;:&quot;article-journal&quot;,&quot;abstract&quot;:&quot;With the rise of new powerful statistical techniques and GIS tools, the development of predictive habitat distribution models has rapidly increased in ecology. Such models are static and probabilistic in nature, since they statistically relate the geographical distribution of species or communities to their present environment. A wide array of models has been developed to cover aspects as diverse as biogeography, conservation biology, climate change research, and habitat or species management. In this paper, we present a review of predictive habitat distribution modeling. The variety of statistical techniques used is growing. Ordinary multiple regression and its generalized form (GLM) are very popular and are often used for modeling species distributions. Other methods include neural networks, ordination and classification methods, Bayesian models, locally weighted approaches (e.g. GAM), environmental envelopes or even combinations of these models. The selection of an appropriate method should not depend solely on statistical considerations. Some models are better suited to reflect theoretical findings on the shape and nature of the species’ response (or realized niche). Conceptual considerations include e.g. the trade-off between optimizing accuracy versus optimizing generality. In the field of static distribution modeling, the latter is mostly related to selecting appropriate predictor variables and to designing an appropriate procedure for model selection. New methods, including threshold-independent measures (e.g. receiver operating characteristic (ROC)-plots) and resampling techniques (e.g. bootstrap, cross-validation) have been introduced in ecology for testing the accuracy of predictive models. The choice of an evaluation measure should be driven primarily by the goals of the study. This may possibly lead to the attribution of different weights to the various types of prediction errors (e.g. omission, commission or confusion). Testing the model in a wider range of situations (in space and time) will permit one to define the range of applications for which the model predictions are suitable. In turn, the qualification of the model depends primarily on the goals of the study that define the qualification criteria and on the usability of the model, rather than on statistics alone.&quot;,&quot;container-title&quot;:&quot;Ecological Modelling&quot;,&quot;DOI&quot;:&quot;10.1016/S0304-3800(00)00354-9&quot;,&quot;ISSN&quot;:&quot;0304-3800&quot;,&quot;issue&quot;:&quot;2&quot;,&quot;journalAbbreviation&quot;:&quot;Ecological Modelling&quot;,&quot;page&quot;:&quot;147-186&quot;,&quot;source&quot;:&quot;ScienceDirect&quot;,&quot;title&quot;:&quot;Predictive habitat distribution models in ecology&quot;,&quot;volume&quot;:&quot;135&quot;,&quot;author&quot;:[{&quot;family&quot;:&quot;Guisan&quot;,&quot;given&quot;:&quot;Antoine&quot;},{&quot;family&quot;:&quot;Zimmermann&quot;,&quot;given&quot;:&quot;Niklaus E.&quot;}],&quot;issued&quot;:{&quot;date-parts&quot;:[[&quot;2000&quot;,12,5]]}}}],&quot;schema&quot;:&quot;https://github.com/citation-style-language/schema/raw/master/csl-citation.json&quot;} RND2XEjFMSgCv"/><text:span text:style-name="T14"> for decades. </text:span></text:p>
      <text:p text:style-name="P13"/>
      <text:p text:style-name="P10"><text:soft-page-break/><text:span text:style-name="T48">T</text:span><text:span text:style-name="T34">he</text:span><text:span text:style-name="T22"> dynamic nature </text:span><text:span text:style-name="T14">of</text:span><text:span text:style-name="T6"> Eltonian’</text:span><text:span text:style-name="T34">s</text:span><text:span text:style-name="T6"> dimensions of the niche (relationships to other species)</text:span><text:span text:style-name="T13"> </text:span><text:span text:style-name="T34">posed challenges </text:span><text:span text:style-name="T63">for integration with</text:span><text:span text:style-name="T34"> </text:span><text:span text:style-name="T14">Hutchinson’s hypervolume framework </text:span><text:reference-mark-start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Ru9JWXpTHH"/><text:span text:style-name="T14">(McInerny &amp; Etienne 2012)</text:span><text:reference-mark-end text:name="ZOTERO_ITEM CSL_CITATION {&quot;citationID&quot;:&quot;RdyEKisI&quot;,&quot;properties&quot;:{&quot;formattedCitation&quot;:&quot;(McInerny &amp; Etienne 2012)&quot;,&quot;plainCitation&quot;:&quot;(McInerny &amp; Etienne 2012)&quot;,&quot;noteIndex&quot;:0},&quot;citationItems&quot;:[{&quot;id&quot;:3740,&quot;uris&quot;:[&quot;http://zotero.org/users/7057764/items/RF22WWMX&quot;],&quot;itemData&quot;:{&quot;id&quot;:3740,&quot;type&quot;:&quot;article-journal&quot;,&quot;abstract&quot;:&quot;In this first of three papers we examine the use of niche concepts in ecology and especially in species distribution modelling (SDM). This paper deliberately focuses on the lack of clarity found in the term ‘niche’. Because its meanings are so diverse, the term niche tends to create confusion and requires constant qualification. The literature houses many idiosyncratic ideas of what the niche is, but few examples where niche is more explanatory than the terminologies of population and community ecology or the statistical methods used to implement SDM analyses. In many cases the original (and inspirational) concepts are not directly applicable to our modern applications (e.g. set theory). There are some conceptual limitations found in individual definitions of niche (e.g. the fundamental niche concept), so it is perhaps understandable why more neutral terminology is becoming popular in SDM. An examination of the literature reveals a wide range of uncritical use of niche terminology. Our findings in this paper do not necessarily support the position of niche as a universally useful concept.&quot;,&quot;container-title&quot;:&quot;Journal of Biogeography&quot;,&quot;DOI&quot;:&quot;10.1111/jbi.12033&quot;,&quot;ISSN&quot;:&quot;1365-2699&quot;,&quot;issue&quot;:&quot;12&quot;,&quot;language&quot;:&quot;en&quot;,&quot;license&quot;:&quot;© 2012 Blackwell Publishing Ltd&quot;,&quot;note&quot;:&quot;_eprint: https://onlinelibrary.wiley.com/doi/pdf/10.1111/jbi.12033&quot;,&quot;page&quot;:&quot;2096-2102&quot;,&quot;source&quot;:&quot;Wiley Online Library&quot;,&quot;title&quot;:&quot;Ditch the niche – is the niche a useful concept in ecology or species distribution modelling?&quot;,&quot;volume&quot;:&quot;39&quot;,&quot;author&quot;:[{&quot;family&quot;:&quot;McInerny&quot;,&quot;given&quot;:&quot;Greg J.&quot;},{&quot;family&quot;:&quot;Etienne&quot;,&quot;given&quot;:&quot;Rampal S.&quot;}],&quot;issued&quot;:{&quot;date-parts&quot;:[[&quot;2012&quot;]]}}}],&quot;schema&quot;:&quot;https://github.com/citation-style-language/schema/raw/master/csl-citation.json&quot;} RNDRu9JWXpTHH"/><text:span text:style-name="T6">.</text:span><text:span text:style-name="T7"> </text:span><text:span text:style-name="T48">R</text:span><text:span text:style-name="T34">ecent research has focused on</text:span><text:span text:style-name="T8"> integrat</text:span><text:span text:style-name="T16">ing</text:span><text:span text:style-name="T8"> the Grinnellian and Eltonian niches to better understand </text:span><text:span text:style-name="T22">the distribution</text:span><text:span text:style-name="T34">s</text:span><text:span text:style-name="T22"> of species</text:span><text:span text:style-name="T8"> </text:span><text:reference-mark-start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hUA3CbX2u4"/><text:span text:style-name="T153">(Sober</text:span><text:span text:style-name="T171">ón 2007)</text:span><text:reference-mark-end text:name="ZOTERO_ITEM CSL_CITATION {&quot;citationID&quot;:&quot;Y1pDaf6D&quot;,&quot;properties&quot;:{&quot;formattedCitation&quot;:&quot;(Sober\\uc0\\u243{}n 2007)&quot;,&quot;plainCitation&quot;:&quot;(Soberón 2007)&quot;,&quot;noteIndex&quot;:0},&quot;citationItems&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schema&quot;:&quot;https://github.com/citation-style-language/schema/raw/master/csl-citation.json&quot;} RNDhUA3CbX2u4"/><text:span text:style-name="T8"> and </text:span><text:span text:style-name="T22">interactions</text:span><text:span text:style-name="T8"> </text:span><text:reference-mark-start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0716SuMrSy"/><text:span text:style-name="T155">(Gravel </text:span><text:span text:style-name="T172">et al.</text:span><text:span text:style-name="T173"> 2019)</text:span><text:reference-mark-end text:name="ZOTERO_ITEM CSL_CITATION {&quot;citationID&quot;:&quot;Xrj6VMqe&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0716SuMrSy"/><text:span text:style-name="T8">. This integration </text:span><text:span text:style-name="T63">has </text:span><text:span text:style-name="T8">raised new </text:span><text:span text:style-name="T48">debates</text:span><text:span text:style-name="T8"> such as </text:span><text:span text:style-name="T48">what is the role of species interaction</text:span><text:span text:style-name="T49">s</text:span><text:span text:style-name="T48"> </text:span><text:span text:style-name="T8">on species distributions across scales</text:span>?<text:span text:style-name="T8"> Traditionally, it was believed that species interactions primarily influence distributions at local scales, while climate shape</text:span><text:span text:style-name="T63">s</text:span><text:span text:style-name="T8"> regional and geographic scale distributions </text:span><text:reference-mark-start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sr9h8m34qv"/><text:span text:style-name="T155">(Keddy 1992; Sober</text:span><text:span text:style-name="T173">ón 2007; Whittaker </text:span><text:span text:style-name="T172">et al.</text:span><text:span text:style-name="T173"> 2001)</text:span><text:reference-mark-end text:name="ZOTERO_ITEM CSL_CITATION {&quot;citationID&quot;:&quot;eDrI2IZW&quot;,&quot;properties&quot;:{&quot;formattedCitation&quot;:&quot;(Keddy 1992; Sober\\uc0\\u243{}n 2007; Whittaker {\\i{}et al.} 2001)&quot;,&quot;plainCitation&quot;:&quot;(Keddy 1992; Soberón 2007; Whittaker et al. 2001)&quot;,&quot;noteIndex&quot;:0},&quot;citationItems&quot;:[{&quot;id&quot;:4113,&quot;uris&quot;:[&quot;http://zotero.org/users/7057764/items/EFMHZ2WN&quot;],&quot;itemData&quot;:{&quot;id&quot;:4113,&quot;type&quot;:&quot;article-journal&quot;,&quot;abstract&quot;:&quot;Abstract. Assembly rules provide one possible unifying framework for community ecology. Given a species pool, and measured traits for each species, the objective is to specify which traits (and therefore which subset of species) will occur in a particular environment. Because the problem primarily involves traits and environments, answers should be generalizable to systems with very different taxonomic composition. In this context, the environment functions like a filter (or sieve) removing all species lacking specified combinations of traits. In this way, assembly rules are a community level analogue of natural selection. Response rules follow a similar process except that they transform a vector of species abundances to a new vector using the same information. Examples already exist from a range of habitats, scales, and kinds of organisms.&quot;,&quot;container-title&quot;:&quot;Journal of Vegetation Science&quot;,&quot;DOI&quot;:&quot;10.2307/3235676&quot;,&quot;ISSN&quot;:&quot;1654-1103&quot;,&quot;issue&quot;:&quot;2&quot;,&quot;language&quot;:&quot;en&quot;,&quot;license&quot;:&quot;1992 IAVS - the International Association of Vegetation Science&quot;,&quot;note&quot;:&quot;_eprint: https://onlinelibrary.wiley.com/doi/pdf/10.2307/3235676&quot;,&quot;page&quot;:&quot;157-164&quot;,&quot;source&quot;:&quot;Wiley Online Library&quot;,&quot;title&quot;:&quot;Assembly and response rules: two goals for predictive community ecology&quot;,&quot;title-short&quot;:&quot;Assembly and response rules&quot;,&quot;volume&quot;:&quot;3&quot;,&quot;author&quot;:[{&quot;family&quot;:&quot;Keddy&quot;,&quot;given&quot;:&quot;Paul A.&quot;}],&quot;issued&quot;:{&quot;date-parts&quot;:[[&quot;1992&quot;]]}}},{&quot;id&quot;:564,&quot;uris&quot;:[&quot;http://zotero.org/users/7057764/items/ZKWZ49KN&quot;],&quot;itemData&quot;:{&quot;id&quot;:564,&quot;type&quot;:&quot;article-journal&quot;,&quot;abstract&quot;:&quot;In the recent past, availability of large data sets of species presences has increased by orders of magnitude. This, together with developments in geographical information systems and statistical methods, has enabled scientists to calculate, for thousands of species, the environmental conditions of their distributional areas. The profiles thus obtained are obviously related to niche concepts in the Grinnell tradition, and separated from those in Elton’s tradition. I argue that it is useful to define Grinnellian and Eltonian niches on the basis of the types of variables used to calculate them, the natural spatial scale at which they can be measured, and the dispersal of the individuals over the environment. I use set theory notation and analogies derived from population ecology theory to obtain formal definitions of areas of distribution and several types of niches. This brings clarity to several practical and fundamental questions in macroecology and biogeography.&quot;,&quot;container-title&quot;:&quot;Ecology Letters&quot;,&quot;DOI&quot;:&quot;10.1111/j.1461-0248.2007.01107.x&quot;,&quot;ISSN&quot;:&quot;1461-0248&quot;,&quot;issue&quot;:&quot;12&quot;,&quot;language&quot;:&quot;en&quot;,&quot;note&quot;:&quot;_eprint: https://onlinelibrary.wiley.com/doi/pdf/10.1111/j.1461-0248.2007.01107.x&quot;,&quot;page&quot;:&quot;1115-1123&quot;,&quot;source&quot;:&quot;Wiley Online Library&quot;,&quot;title&quot;:&quot;Grinnellian and Eltonian niches and geographic distributions of species&quot;,&quot;volume&quot;:&quot;10&quot;,&quot;author&quot;:[{&quot;family&quot;:&quot;Soberón&quot;,&quot;given&quot;:&quot;Jorge&quot;}],&quot;issued&quot;:{&quot;date-parts&quot;:[[&quot;2007&quot;]]}}},{&quot;id&quot;:3745,&quot;uris&quot;:[&quot;http://zotero.org/users/7057764/items/8HU47T8H&quot;],&quot;itemData&quot;:{&quot;id&quot;:3745,&quot;type&quot;:&quot;article-journal&quot;,&quot;abstract&quot;:&quot;Aim Current weaknesses of diversity theory include: a failure to distinguish different biogeographical response variables under the general heading of diversity; and a general failure of ecological theory to deal adequately with geographical scale. Our aim is to articulate the case for a top-down approach to theory building, in which scale is addressed explicitly and in which different response variables are clearly distinguished. Location The article draws upon both theoretical contributions and empirical analyses from all latitudes, focusing on terrestrial ecosystems and with some bias towards (woody) plants. Methods We review current diversity theory and terminology in relation to scale of applicability. As a starting point in developing a general theory, we take the issue of geographical gradients in species richness as a main theme and evaluate the extent to which commonly cited theories are likely to operate at scales from the macro down to the local. Results A degree of confusion surrounds the use of the terms alpha, beta and gamma diversity, and the terms local, landscape and macro-scale are preferred here as a more intuitive framework. The distinction between inventory and differentiation diversity is highlighted as important as, in terms of scale of analysis, are the concepts of focus and extent. The importance of holding area constant in analysis is stressed, as is the notion that different environmental factors exhibit measurable heterogeneity at different scales. Evaluation of several of the most common diversity theories put forward for the grand clines in species richness, indicates that they can be collapsed to dynamic hypotheses based on climate or historical explanations. The importance of the many ecological/biological mechanisms that have been proposed is evident mainly at local scales of analysis, whilst at the macro-scale they are dependent largely upon climatic controls for their operation. Local communities have often been found not to be saturated, i.e. to be non-equilibrial. This is argued, perhaps counter-intuitively, to be entirely compatible with the persistence through time of macro-scale patterns of richness that are climatically determined. The review also incorporates recent developments in macroecology, Rapoport’s rule, trade-offs, and the importance of isolation, landscape impedance and geometric constraints on richness (the mid-domain effect) in generating richness patterns; highlighting those phenomena that are contributory to the first-order climatic pattern, and those, such as the geometric constraints, that may confound or obscure these patterns. Main conclusions A general theory of diversity must necessarily cover many disparate phenomena, at various scales of analysis, and cannot therefore be expressed in a simple formula, but individual elements of this general theory may be. In particular, it appears possible to capture in a dynamic climate-based model and ‘capacity rule’, the form of the grand cline in richness of woody plants at the macro-scale. This provides a starting point for a top-down, global-to-local, macro-to-micro scale approach to modelling richness variations in a variety of taxa. Patterns in differentiation/endemicity, on the other hand, require more immediate attention to historical events, and to features of geography such as isolation. Thus, whilst we argue that there are basic physical principles and laws underlying certain diversity phenomena (e.g. macro-scale richness gradients), a pluralistic body of theory is required that incorporates dynamic and historical explanation, and which bridges equilibrial and nonequilibrial concepts and ideas.&quot;,&quot;container-title&quot;:&quot;Journal of Biogeography&quot;,&quot;DOI&quot;:&quot;10.1046/j.1365-2699.2001.00563.x&quot;,&quot;ISSN&quot;:&quot;1365-2699&quot;,&quot;issue&quot;:&quot;4&quot;,&quot;language&quot;:&quot;en&quot;,&quot;note&quot;:&quot;_eprint: https://onlinelibrary.wiley.com/doi/pdf/10.1046/j.1365-2699.2001.00563.x&quot;,&quot;page&quot;:&quot;453-470&quot;,&quot;source&quot;:&quot;Wiley Online Library&quot;,&quot;title&quot;:&quot;Scale and species richness: towards a general, hierarchical theory of species diversity&quot;,&quot;title-short&quot;:&quot;Scale and species richness&quot;,&quot;volume&quot;:&quot;28&quot;,&quot;author&quot;:[{&quot;family&quot;:&quot;Whittaker&quot;,&quot;given&quot;:&quot;Robert J.&quot;},{&quot;family&quot;:&quot;Willis&quot;,&quot;given&quot;:&quot;Katherine J.&quot;},{&quot;family&quot;:&quot;Field&quot;,&quot;given&quot;:&quot;Richard&quot;}],&quot;issued&quot;:{&quot;date-parts&quot;:[[&quot;2001&quot;]]}}}],&quot;schema&quot;:&quot;https://github.com/citation-style-language/schema/raw/master/csl-citation.json&quot;} RNDsr9h8m34qv"/><text:span text:style-name="T15">. </text:span><text:span text:style-name="T22">However, there </text:span><text:span text:style-name="T63">is</text:span><text:span text:style-name="T22"> now evidence that</text:span><text:span text:style-name="T15"> the </text:span><text:span text:style-name="T34">effects of local </text:span><text:span text:style-name="T15">species interactions </text:span><text:span text:style-name="T22">can</text:span><text:span text:style-name="T15"> scale up to influence distributions at all scales </text:span><text:reference-mark-start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D4WUR66Fxy"/><text:span text:style-name="T156">(Ara</text:span><text:span text:style-name="T173">újo &amp; Rozenfeld 2014; Belmaker </text:span><text:span text:style-name="T172">et al.</text:span><text:span text:style-name="T173"> 2015)</text:span><text:reference-mark-end text:name="ZOTERO_ITEM CSL_CITATION {&quot;citationID&quot;:&quot;pb42WtfZ&quot;,&quot;properties&quot;:{&quot;formattedCitation&quot;:&quot;(Ara\\uc0\\u250{}jo &amp; Rozenfeld 2014; Belmaker {\\i{}et al.} 2015)&quot;,&quot;plainCitation&quot;:&quot;(Araújo &amp; Rozenfeld 2014; Belmaker et al. 2015)&quot;,&quot;noteIndex&quot;:0},&quot;citationItems&quot;:[{&quot;id&quot;:213,&quot;uris&quot;:[&quot;http://zotero.org/users/7057764/items/PGPDFKNZ&quot;],&quot;itemData&quot;:{&quot;id&quot;:213,&quot;type&quot;:&quot;article-journal&quot;,&quot;abstract&quot;:&quot;A central tenet of ecology and biogeography is that the broad outlines of species ranges are determined by climate, whereas the effects of biotic interactions are manifested at local scales. While the first proposition is supported by ample evidence, the second is still a matter of controversy. To address this question, we develop a mathematical model that predicts the spatial overlap, i.e. co-occurrence, between pairs of species subject to all possible types of interactions. We then identify the scale of resolution in which predicted range overlaps are lost. We found that co-occurrence arising from positive interactions, such as mutualism (+/+) and commensalism (+/0), are manifested across scales. Negative interactions, such as competition (−/−) and amensalism (−/0), generate checkerboard patterns of co-occurrence that are discernible at finer resolutions but that are lost and increasing scales of resolution. Scale dependence in consumer–resource interactions (+/−) depends on the strength of positive dependencies between species. If the net positive effect is greater than the net negative effect, then interactions scale up similarly to positive interactions. Our results challenge the widely held view that climate alone is sufficient to characterize species distributions at broad scales, but also demonstrate that the spatial signature of competition is unlikely to be discernible beyond local and regional scales.&quot;,&quot;container-title&quot;:&quot;Ecography&quot;,&quot;DOI&quot;:&quot;10.1111/j.1600-0587.2013.00643.x&quot;,&quot;ISSN&quot;:&quot;1600-0587&quot;,&quot;issue&quot;:&quot;5&quot;,&quot;language&quot;:&quot;en&quot;,&quot;license&quot;:&quot;© 2013 The Authors. Ecography published by Nordic Society Oikos. This is an open access article under the terms of the Creative Commons Attribution License, which permits use, distribution and reproduction in any medium, provided the original work is properly cited.&quot;,&quot;page&quot;:&quot;406-415&quot;,&quot;source&quot;:&quot;Wiley Online Library&quot;,&quot;title&quot;:&quot;The geographic scaling of biotic interactions&quot;,&quot;volume&quot;:&quot;37&quot;,&quot;author&quot;:[{&quot;family&quot;:&quot;Araújo&quot;,&quot;given&quot;:&quot;Miguel B.&quot;},{&quot;family&quot;:&quot;Rozenfeld&quot;,&quot;given&quot;:&quot;Alejandro&quot;}],&quot;issued&quot;:{&quot;date-parts&quot;:[[&quot;2014&quot;]]}}},{&quot;id&quot;:3749,&quot;uris&quot;:[&quot;http://zotero.org/users/7057764/items/RJYGB7VF&quot;],&quot;itemData&quot;:{&quot;id&quot;:3749,&quot;type&quot;:&quot;article-journal&quot;,&quot;abstract&quot;:&quot;Aim Although it is recognized that ecological patterns are scale dependent, the exact scales over which specific ecological processes operate are still a matter of controversy. In particular, understanding the scales over which biotic interactions operate is critical for predicting changes in species distributions in the face of the ongoing biodiversity crisis. It has been hypothesized that biotic interactions operate predominately at fine grains, yet this conjecture has received relatively little empirical scrutiny. We use US woodpeckers as a model system to assess the relative importance of biotic interactions, environmental suitability and geographic proximity to other intraspecific occurrence sites, across scales. Location Conterminous United States. Methods We combined species occurrence data from the North American Breeding Bird Survey (BBS) with a large pair-wise interaction matrix describing known interactions among woodpeckers and other bird species. Using a logistic mixed modelling framework we then established the relative importance of biotic interactions as predictors of woodpecker occurrences in relation to environment and geographic proximity to intraspecific occurrence sites. Results We found that geographic proximity becomes a stronger predictor of woodpecker occurrence as grain becomes coarser, while environment is grain-invariant. As opposed to environment and geographic proximity, we found that when the focal species experienced positive biotic interactions, the importance of interactions decreased with increased grain. However, positive interactions remained important up to a grain size of entire BBS routes (c. 40 km), which is much coarser than the grain size used by most species distribution models. In contrast, when the focal species experienced negative interactions we did not find clear grain dependence. Main conclusions Biotic interactions (both positive and negative) are important predictors of species occurrences. While these interactions are strongest at fine grains, they can remain important even at coarse grains, and are thus critical for predicting distributional changes in the face of the ongoing biodiversity crisis.&quot;,&quot;container-title&quot;:&quot;Global Ecology and Biogeography&quot;,&quot;DOI&quot;:&quot;10.1111/geb.12311&quot;,&quot;ISSN&quot;:&quot;1466-8238&quot;,&quot;issue&quot;:&quot;7&quot;,&quot;language&quot;:&quot;en&quot;,&quot;license&quot;:&quot;© 2015 John Wiley &amp; Sons Ltd&quot;,&quot;note&quot;:&quot;_eprint: https://onlinelibrary.wiley.com/doi/pdf/10.1111/geb.12311&quot;,&quot;page&quot;:&quot;750-761&quot;,&quot;source&quot;:&quot;Wiley Online Library&quot;,&quot;title&quot;:&quot;Empirical evidence for the scale dependence of biotic interactions&quot;,&quot;volume&quot;:&quot;24&quot;,&quot;author&quot;:[{&quot;family&quot;:&quot;Belmaker&quot;,&quot;given&quot;:&quot;Jonathan&quot;},{&quot;family&quot;:&quot;Zarnetske&quot;,&quot;given&quot;:&quot;Phoebe&quot;},{&quot;family&quot;:&quot;Tuanmu&quot;,&quot;given&quot;:&quot;Mao-Ning&quot;},{&quot;family&quot;:&quot;Zonneveld&quot;,&quot;given&quot;:&quot;Sara&quot;},{&quot;family&quot;:&quot;Record&quot;,&quot;given&quot;:&quot;Sydne&quot;},{&quot;family&quot;:&quot;Strecker&quot;,&quot;given&quot;:&quot;Angela&quot;},{&quot;family&quot;:&quot;Beaudrot&quot;,&quot;given&quot;:&quot;Lydia&quot;}],&quot;issued&quot;:{&quot;date-parts&quot;:[[&quot;2015&quot;]]}}}],&quot;schema&quot;:&quot;https://github.com/citation-style-language/schema/raw/master/csl-citation.json&quot;} RNDD4WUR66Fxy"/><text:span text:style-name="T15">. </text:span><text:span text:style-name="T52">Another debate that </text:span><text:span text:style-name="T63">arose</text:span><text:span text:style-name="T52"> from attempts to integrate the Grinnellian and Eltonian niches is whether variation in </text:span><text:span text:style-name="T67">ecological networks</text:span><text:span text:style-name="T52"> over environmental gradients is mainly driven by </text:span><text:span text:style-name="T66">the </text:span><text:span text:style-name="T52">turnover of species or of interactions </text:span><text:reference-mark-start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tQJ5MZVvQu"/><text:span text:style-name="T166">(Poisot </text:span><text:span text:style-name="T172">et al.</text:span><text:span text:style-name="T173"> 2012; Tylianakis &amp; Morris 2017)</text:span><text:reference-mark-end text:name="ZOTERO_ITEM CSL_CITATION {&quot;citationID&quot;:&quot;vzxGqXxY&quot;,&quot;properties&quot;:{&quot;formattedCitation&quot;:&quot;(Poisot {\\i{}et al.} 2012; Tylianakis &amp; Morris 2017)&quot;,&quot;plainCitation&quot;:&quot;(Poisot et al. 2012; Tylianakis &amp; Morris 2017)&quot;,&quot;noteIndex&quot;:0},&quot;citationItems&quot;:[{&quot;id&quot;:142,&quot;uris&quot;:[&quot;http://zotero.org/users/7057764/items/F7DB9DJ2&quot;],&quot;itemData&quot;:{&quot;id&quot;:142,&quot;type&quot;:&quot;article-journal&quot;,&quot;abstract&quot;:&quot;In a context of global changes, and amidst the perpetual modification of community structure undergone by most natural ecosystems, it is more important than ever to understand how species interactions vary through space and time. The integration of biogeography and network theory will yield important results and further our understanding of species interactions. It has, however, been hampered so far by the difficulty to quantify variation among interaction networks. Here, we propose a general framework to study the dissimilarity of species interaction networks over time, space or environments, allowing both the use of quantitative and qualitative data. We decompose network dissimilarity into interactions and species turnover components, so that it is immediately comparable to common measures of β-diversity. We emphasise that scaling up β-diversity of community composition to the β-diversity of interactions requires only a small methodological step, which we foresee will help empiricists adopt this method. We illustrate the framework with a large dataset of hosts and parasites interactions and highlight other possible usages. We discuss a research agenda towards a biogeographical theory of species interactions.&quot;,&quot;container-title&quot;:&quot;Ecology Letters&quot;,&quot;DOI&quot;:&quot;10.1111/ele.12002&quot;,&quot;ISSN&quot;:&quot;1461-0248&quot;,&quot;issue&quot;:&quot;12&quot;,&quot;language&quot;:&quot;en&quot;,&quot;license&quot;:&quot;© 2012 Blackwell Publishing Ltd/CNRS&quot;,&quot;page&quot;:&quot;1353-1361&quot;,&quot;source&quot;:&quot;Wiley Online Library&quot;,&quot;title&quot;:&quot;The dissimilarity of species interaction networks&quot;,&quot;volume&quot;:&quot;15&quot;,&quot;author&quot;:[{&quot;family&quot;:&quot;Poisot&quot;,&quot;given&quot;:&quot;Timothée&quot;},{&quot;family&quot;:&quot;Canard&quot;,&quot;given&quot;:&quot;Elsa&quot;},{&quot;family&quot;:&quot;Mouillot&quot;,&quot;given&quot;:&quot;David&quot;},{&quot;family&quot;:&quot;Mouquet&quot;,&quot;given&quot;:&quot;Nicolas&quot;},{&quot;family&quot;:&quot;Gravel&quot;,&quot;given&quot;:&quot;Dominique&quot;}],&quot;issued&quot;:{&quot;date-parts&quot;:[[&quot;2012&quot;]]}}},{&quot;id&quot;:762,&quot;uris&quot;:[&quot;http://zotero.org/users/7057764/items/U8V963FZ&quot;],&quot;itemData&quot;:{&quot;id&quot;:762,&quot;type&quot;:&quot;article-journal&quot;,&quot;abstract&quot;:&quot;Ecological networks have a long history in ecology, and a recent increase in network analyses across environmental gradients has revealed important changes in their structure, dynamics, and functioning. These changes can be broadly grouped according to three nonexclusive mechanisms: (a) changes in the species composition of the networks (driven by interaction patterns of invaders, nonrandom extinction of species according to their traits, or differences among species in population responses across gradients); (b) changes that alter interaction frequencies via changes in search efficiency (driven by altered habitat structure or metabolic rates) or changes in spatial and temporal overlap; and (c) changes to coevolutionary processes and patterns. Taking spatial and temporal processes into account can further elucidate network variation and improve predictions of network responses to environmental change. Emerging evidence links network structure to ecosystem functioning; however, scaling up to metanetworks or multilayer networks may modify interpretations of network structure, stability, and functioning.&quot;,&quot;container-title&quot;:&quot;Annual Review of Ecology, Evolution, and Systematics&quot;,&quot;DOI&quot;:&quot;10.1146/annurev-ecolsys-110316-022821&quot;,&quot;ISSN&quot;:&quot;1543-592X&quot;,&quot;issue&quot;:&quot;1&quot;,&quot;journalAbbreviation&quot;:&quot;Annu. Rev. Ecol. Evol. Syst.&quot;,&quot;note&quot;:&quot;publisher: Annual Reviews&quot;,&quot;page&quot;:&quot;25-48&quot;,&quot;source&quot;:&quot;www-annualreviews-org.proxy3.library.mcgill.ca (Atypon)&quot;,&quot;title&quot;:&quot;Ecological Networks Across Environmental Gradients&quot;,&quot;volume&quot;:&quot;48&quot;,&quot;author&quot;:[{&quot;family&quot;:&quot;Tylianakis&quot;,&quot;given&quot;:&quot;Jason M.&quot;},{&quot;family&quot;:&quot;Morris&quot;,&quot;given&quot;:&quot;Rebecca J.&quot;}],&quot;issued&quot;:{&quot;date-parts&quot;:[[&quot;2017&quot;,11,2]]}}}],&quot;schema&quot;:&quot;https://github.com/citation-style-language/schema/raw/master/csl-citation.json&quot;} RNDtQJ5MZVvQu"/><text:span text:style-name="T52">. </text:span><text:span text:style-name="T53">We know that species abundances and interactions can vary with the environment, but it is unclear what the relative importance of these two mechanisms </text:span><text:span text:style-name="T63">is</text:span><text:span text:style-name="T53"> on </text:span><text:span text:style-name="T63">the </text:span><text:span text:style-name="T53">variation of ecological networks </text:span><text:reference-mark-start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REszDfaUtZ"/><text:span text:style-name="T167">(Gravel </text:span><text:span text:style-name="T172">et al.</text:span><text:span text:style-name="T173"> 2019)</text:span><text:reference-mark-end text:name="ZOTERO_ITEM CSL_CITATION {&quot;citationID&quot;:&quot;zMxuA545&quot;,&quot;properties&quot;:{&quot;formattedCitation&quot;:&quot;(Gravel {\\i{}et al.} 2019)&quot;,&quot;plainCitation&quot;:&quot;(Gravel et al. 2019)&quot;,&quot;noteIndex&quot;:0},&quot;citationItems&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REszDfaUtZ"/><text:span text:style-name="T53">. These two debates </text:span><text:span text:style-name="T67">illustrate</text:span><text:span text:style-name="T53"> how better integration of the different niche axes would help </text:span><text:span text:style-name="T59">tackle </text:span><text:span text:style-name="T53">some fundamental ecological questions.</text:span></text:p>
      <text:p text:style-name="P14"/>
      <text:p text:style-name="Text_20_body"><text:span text:style-name="T50">Ecological communities are not only shaped by the deterministic processes of niche theory but also by stochastic elements. </text:span><text:span text:style-name="T66">N</text:span><text:span text:style-name="T22">eutral theory, </text:span><text:span text:style-name="T51">first </text:span><text:span text:style-name="T70">developped</text:span><text:span text:style-name="T51"> by</text:span><text:span text:style-name="T23"> Hubbell </text:span><text:reference-mark-start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mJFyGPZ63S"/><text:span text:style-name="T23">(2001)</text:span><text:reference-mark-end text:name="ZOTERO_ITEM CSL_CITATION {&quot;citationID&quot;:&quot;KFLwQE62&quot;,&quot;properties&quot;:{&quot;formattedCitation&quot;:&quot;(Hubbell 2001)&quot;,&quot;plainCitation&quot;:&quot;(Hubbell 2001)&quot;,&quot;dontUpdate&quot;:true,&quot;noteIndex&quot;:0},&quot;citationItems&quot;:[{&quot;id&quot;:456,&quot;uris&quot;:[&quot;http://zotero.org/users/7057764/items/RNP93DGK&quot;],&quot;itemData&quot;:{&quot;id&quot;:456,&quot;type&quot;:&quot;book&quot;,&quot;call-number&quot;:&quot;QH541.15.B56 H83 2001&quot;,&quot;collection-number&quot;:&quot;32&quot;,&quot;collection-title&quot;:&quot;Monographs in population biology&quot;,&quot;event-place&quot;:&quot;Princeton&quot;,&quot;ISBN&quot;:&quot;978-0-691-02129-4&quot;,&quot;number-of-pages&quot;:&quot;375&quot;,&quot;publisher&quot;:&quot;Princeton University Press&quot;,&quot;publisher-place&quot;:&quot;Princeton&quot;,&quot;source&quot;:&quot;Library of Congress ISBN&quot;,&quot;title&quot;:&quot;The unified neutral theory of biodiversity and biogeography&quot;,&quot;author&quot;:[{&quot;family&quot;:&quot;Hubbell&quot;,&quot;given&quot;:&quot;Stephen P.&quot;}],&quot;issued&quot;:{&quot;date-parts&quot;:[[&quot;2001&quot;]]}}}],&quot;schema&quot;:&quot;https://github.com/citation-style-language/schema/raw/master/csl-citation.json&quot;} RNDmJFyGPZ63S"/><text:span text:style-name="T23"> </text:span><text:span text:style-name="T70">and </text:span><text:reference-mark-start text:name="ZOTERO_ITEM CSL_CITATION {&quot;citationID&quot;:&quot;Y5RgFI7I&quot;,&quot;properties&quot;:{&quot;formattedCitation&quot;:&quot;(Bell 2001)&quot;,&quot;plainCitation&quot;:&quot;(Bell 2001)&quot;,&quot;dontUpdate&quot;:true,&quot;noteIndex&quot;:0},&quot;citationItems&quot;:[{&quot;id&quot;:2872,&quot;uris&quot;:[&quot;http://zotero.org/groups/2713172/items/7CGIYY4G&quot;],&quot;itemData&quot;:{&quot;id&quot;:2872,&quot;type&quot;:&quot;article-journal&quot;,&quot;container-title&quot;:&quot;Science&quot;,&quot;DOI&quot;:&quot;10.1126/science.293.5539.2413&quot;,&quot;ISSN&quot;:&quot;00368075, 10959203&quot;,&quot;issue&quot;:&quot;5539&quot;,&quot;page&quot;:&quot;2413-2418&quot;,&quot;source&quot;:&quot;DOI.org (Crossref)&quot;,&quot;title&quot;:&quot;Neutral Macroecology&quot;,&quot;volume&quot;:&quot;293&quot;,&quot;author&quot;:[{&quot;family&quot;:&quot;Bell&quot;,&quot;given&quot;:&quot;G.&quot;}],&quot;issued&quot;:{&quot;date-parts&quot;:[[&quot;2001&quot;,9,28]]}}}],&quot;schema&quot;:&quot;https://github.com/citation-style-language/schema/raw/master/csl-citation.json&quot;} RND3PwEv9zLuC"/><text:span text:style-name="T70">Bell (2001)</text:span><text:reference-mark-end text:name="ZOTERO_ITEM CSL_CITATION {&quot;citationID&quot;:&quot;Y5RgFI7I&quot;,&quot;properties&quot;:{&quot;formattedCitation&quot;:&quot;(Bell 2001)&quot;,&quot;plainCitation&quot;:&quot;(Bell 2001)&quot;,&quot;dontUpdate&quot;:true,&quot;noteIndex&quot;:0},&quot;citationItems&quot;:[{&quot;id&quot;:2872,&quot;uris&quot;:[&quot;http://zotero.org/groups/2713172/items/7CGIYY4G&quot;],&quot;itemData&quot;:{&quot;id&quot;:2872,&quot;type&quot;:&quot;article-journal&quot;,&quot;container-title&quot;:&quot;Science&quot;,&quot;DOI&quot;:&quot;10.1126/science.293.5539.2413&quot;,&quot;ISSN&quot;:&quot;00368075, 10959203&quot;,&quot;issue&quot;:&quot;5539&quot;,&quot;page&quot;:&quot;2413-2418&quot;,&quot;source&quot;:&quot;DOI.org (Crossref)&quot;,&quot;title&quot;:&quot;Neutral Macroecology&quot;,&quot;volume&quot;:&quot;293&quot;,&quot;author&quot;:[{&quot;family&quot;:&quot;Bell&quot;,&quot;given&quot;:&quot;G.&quot;}],&quot;issued&quot;:{&quot;date-parts&quot;:[[&quot;2001&quot;,9,28]]}}}],&quot;schema&quot;:&quot;https://github.com/citation-style-language/schema/raw/master/csl-citation.json&quot;} RND3PwEv9zLuC"/><text:span text:style-name="T70">,</text:span><text:span text:style-name="T23"> </text:span><text:span text:style-name="T35">posits</text:span><text:span text:style-name="T23"> that biodiversity is structured in space and time not by ecological differences </text:span><text:span text:style-name="T35">among species </text:span><text:span text:style-name="T23">(growth, death, dispersion rates) but by stochastic elements (ecological drift) </text:span><text:span text:style-name="T50">alone</text:span><text:span text:style-name="T23">. </text:span><text:span text:style-name="T22">Despite</text:span><text:span text:style-name="T23"> the </text:span><text:span text:style-name="T22">unrealistic </text:span><text:span text:style-name="T23">assumption of </text:span><text:span text:style-name="T22">perfect </text:span><text:span text:style-name="T23">equivalence </text:span><text:span text:style-name="T22">among species</text:span><text:span text:style-name="T23">, neutral theory successfully predict</text:span><text:span text:style-name="T22">s</text:span><text:span text:style-name="T23"> many community </text:span><text:span text:style-name="T35">properties</text:span><text:span text:style-name="T23"> </text:span><text:reference-mark-start text:name="ZOTERO_ITEM CSL_CITATION {&quot;citationID&quot;:&quot;u9awb2sH&quot;,&quot;properties&quot;:{&quot;formattedCitation&quot;:&quot;(Bell 2000; Canard {\\i{}et al.} 2012)&quot;,&quot;plainCitation&quot;:&quot;(Bell 2000; Canard et al. 2012)&quot;,&quot;noteIndex&quot;:0},&quot;citationItems&quot;:[{&quot;id&quot;:4306,&quot;uris&quot;:[&quot;http://zotero.org/users/7057764/items/FT7WFHC3&quot;],&quot;itemData&quot;:{&quot;id&quot;:4306,&quot;type&quot;:&quot;article-journal&quot;,&quot;container-title&quot;:&quot;The American Naturalist&quot;,&quot;DOI&quot;:&quot;10.1086/303345&quot;,&quot;ISSN&quot;:&quot;0003-0147, 1537-5323&quot;,&quot;issue&quot;:&quot;5&quot;,&quot;journalAbbreviation&quot;:&quot;The American Naturalist&quot;,&quot;language&quot;:&quot;en&quot;,&quot;page&quot;:&quot;606-617&quot;,&quot;source&quot;:&quot;DOI.org (Crossref)&quot;,&quot;title&quot;:&quot;The Distribution of Abundance in Neutral Communities&quot;,&quot;volume&quot;:&quot;155&quot;,&quot;author&quot;:[{&quot;family&quot;:&quot;Bell&quot;,&quot;given&quot;:&quot;Graham&quot;}],&quot;issued&quot;:{&quot;date-parts&quot;:[[&quot;2000&quot;,5]]}}},{&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AP2TFes8ZS"/><text:span text:style-name="T157">(Bell 2000; Canard </text:span><text:span text:style-name="T172">et al.</text:span><text:span text:style-name="T173"> 2012)</text:span><text:reference-mark-end text:name="ZOTERO_ITEM CSL_CITATION {&quot;citationID&quot;:&quot;u9awb2sH&quot;,&quot;properties&quot;:{&quot;formattedCitation&quot;:&quot;(Bell 2000; Canard {\\i{}et al.} 2012)&quot;,&quot;plainCitation&quot;:&quot;(Bell 2000; Canard et al. 2012)&quot;,&quot;noteIndex&quot;:0},&quot;citationItems&quot;:[{&quot;id&quot;:4306,&quot;uris&quot;:[&quot;http://zotero.org/users/7057764/items/FT7WFHC3&quot;],&quot;itemData&quot;:{&quot;id&quot;:4306,&quot;type&quot;:&quot;article-journal&quot;,&quot;container-title&quot;:&quot;The American Naturalist&quot;,&quot;DOI&quot;:&quot;10.1086/303345&quot;,&quot;ISSN&quot;:&quot;0003-0147, 1537-5323&quot;,&quot;issue&quot;:&quot;5&quot;,&quot;journalAbbreviation&quot;:&quot;The American Naturalist&quot;,&quot;language&quot;:&quot;en&quot;,&quot;page&quot;:&quot;606-617&quot;,&quot;source&quot;:&quot;DOI.org (Crossref)&quot;,&quot;title&quot;:&quot;The Distribution of Abundance in Neutral Communities&quot;,&quot;volume&quot;:&quot;155&quot;,&quot;author&quot;:[{&quot;family&quot;:&quot;Bell&quot;,&quot;given&quot;:&quot;Graham&quot;}],&quot;issued&quot;:{&quot;date-parts&quot;:[[&quot;2000&quot;,5]]}}},{&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AP2TFes8ZS"/><text:span text:style-name="T23">. </text:span><text:span text:style-name="T16">Modern </text:span><text:soft-page-break/><text:span text:style-name="T35">ecological </text:span><text:span text:style-name="T16">theories now recognize both n</text:span><text:span text:style-name="T23">iche and neutral processes </text:span><text:span text:style-name="T16">as central </text:span><text:span text:style-name="T35">to</text:span><text:span text:style-name="T16"> shaping ecological communities </text:span><text:reference-mark-start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xqJHiKpUqt"/><text:span text:style-name="T16">(Vellend 2010)</text:span><text:reference-mark-end text:name="ZOTERO_ITEM CSL_CITATION {&quot;citationID&quot;:&quot;9JVIGcOP&quot;,&quot;properties&quot;:{&quot;formattedCitation&quot;:&quot;(Vellend 2010)&quot;,&quot;plainCitation&quot;:&quot;(Vellend 2010)&quot;,&quot;noteIndex&quot;:0},&quot;citationItems&quot;:[{&quot;id&quot;:3752,&quot;uris&quot;:[&quot;http://zotero.org/users/7057764/items/J2QKIFW8&quot;],&quot;itemData&quot;:{&quot;id&quot;:3752,&quot;type&quot;:&quot;article-journal&quot;,&quot;abstract&quot;:&quot;Community ecology is often perceived as a mess, given the seemingly vast number of processes that can underlie the many patterns of interest, and the apparent uniqueness of each study system. However, at the most general level, patterns in the composition and diversity of speciesthe subject matter of community ecologyare influenced by only four classes of process: selection, drift, speciation, and dispersal. Selection represents deterministic fitness differences among species, drift represents stochastic changes in species abundance, speciation creates new species, and dispersal is the movement of organisms across space. All theoretical and conceptual models in community ecology can be understood with respect to their emphasis on these four processes. Empirical evidence exists for all of these processes and many of their interactions, with a predominance of studies on selection. Organizing the material of community ecology according to this framework can clarify the essential similarities and differences among the many conceptual and theoretical approaches to the discipline, and it can also allow for the articulation of a very general theory of community dynamics: species are added to communities via speciation and dispersal, and the relative abundances of these species are then shaped by drift and selection, as well as ongoing dispersal, to drive community dynamics.&quot;,&quot;container-title&quot;:&quot;The Quarterly Review of Biology&quot;,&quot;DOI&quot;:&quot;10.1086/652373&quot;,&quot;ISSN&quot;:&quot;0033-5770&quot;,&quot;issue&quot;:&quot;2&quot;,&quot;note&quot;:&quot;publisher: The University of Chicago Press&quot;,&quot;page&quot;:&quot;183-206&quot;,&quot;source&quot;:&quot;journals.uchicago.edu (Atypon)&quot;,&quot;title&quot;:&quot;Conceptual Synthesis in Community Ecology&quot;,&quot;volume&quot;:&quot;85&quot;,&quot;author&quot;:[{&quot;family&quot;:&quot;Vellend&quot;,&quot;given&quot;:&quot;Mark&quot;}],&quot;issued&quot;:{&quot;date-parts&quot;:[[&quot;2010&quot;,6]]}}}],&quot;schema&quot;:&quot;https://github.com/citation-style-language/schema/raw/master/csl-citation.json&quot;} RNDxqJHiKpUqt"/><text:span text:style-name="T16">, </text:span><text:span text:style-name="T22">and</text:span><text:span text:style-name="T23"> play</text:span><text:span text:style-name="T35">ing crucial</text:span><text:span text:style-name="T23"> roles in explaining ecological succession, </text:span><text:span text:style-name="T22">dynamics</text:span><text:span text:style-name="T23"> and interactions </text:span><text:reference-mark-start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VMFR9BweCL"/><text:span text:style-name="T157">(Gravel </text:span><text:span text:style-name="T172">et al.</text:span><text:span text:style-name="T173"> 2006; Morales-Castilla </text:span><text:span text:style-name="T172">et al.</text:span><text:span text:style-name="T173"> 2015; Poisot </text:span><text:span text:style-name="T172">et al.</text:span><text:span text:style-name="T173"> 2015)</text:span><text:reference-mark-end text:name="ZOTERO_ITEM CSL_CITATION {&quot;citationID&quot;:&quot;JiAwuE02&quot;,&quot;properties&quot;:{&quot;formattedCitation&quot;:&quot;(Gravel {\\i{}et al.} 2006; Morales-Castilla {\\i{}et al.} 2015; Poisot {\\i{}et al.} 2015)&quot;,&quot;plainCitation&quot;:&quot;(Gravel et al. 2006; Morales-Castilla et al. 2015; Poisot et al. 2015)&quot;,&quot;noteIndex&quot;:0},&quot;citationItems&quot;:[{&quot;id&quot;:214,&quot;uris&quot;:[&quot;http://zotero.org/users/7057764/items/YE4XBF39&quot;],&quot;itemData&quot;:{&quot;id&quot;:214,&quot;type&quot;:&quot;article-journal&quot;,&quot;abstract&quot;:&quot;In this study, we ask if instead of being fundamentally opposed, niche and neutral theories could simply be located at the extremes of a continuum. First, we present a model of recruitment probabilities that combines both niche and neutral processes. From this model, we predict and test whether the relative importance of niche vs. neutral processes in controlling community dynamics will vary depending on community species richness, niche overlap and dispersal capabilities of species (both local and long distance). Results demonstrate that niche and neutrality form ends of a continuum from competitive to stochastic exclusion. In the absence of immigration, competitive exclusion tends to create a regular spacing of niches. However, immigration prevents the establishment of a limiting similarity. The equilibrium community consists of a set of complementary and redundant species, with their abundance determined, respectively, by the distribution of environmental conditions and the amount of immigration.&quot;,&quot;container-title&quot;:&quot;Ecology Letters&quot;,&quot;DOI&quot;:&quot;10.1111/j.1461-0248.2006.00884.x&quot;,&quot;ISSN&quot;:&quot;1461-0248&quot;,&quot;issue&quot;:&quot;4&quot;,&quot;language&quot;:&quot;en&quot;,&quot;license&quot;:&quot;© 2006 Blackwell Publishing Ltd/CNRS&quot;,&quot;page&quot;:&quot;399-409&quot;,&quot;source&quot;:&quot;Wiley Online Library&quot;,&quot;title&quot;:&quot;Reconciling niche and neutrality: the continuum hypothesis&quot;,&quot;title-short&quot;:&quot;Reconciling niche and neutrality&quot;,&quot;volume&quot;:&quot;9&quot;,&quot;author&quot;:[{&quot;family&quot;:&quot;Gravel&quot;,&quot;given&quot;:&quot;Dominique&quot;},{&quot;family&quot;:&quot;Canham&quot;,&quot;given&quot;:&quot;Charles D.&quot;},{&quot;family&quot;:&quot;Beaudet&quot;,&quot;given&quot;:&quot;Marilou&quot;},{&quot;family&quot;:&quot;Messier&quot;,&quot;given&quot;:&quot;Christian&quot;}],&quot;issued&quot;:{&quot;date-parts&quot;:[[&quot;2006&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VMFR9BweCL"/><text:span text:style-name="T23">.</text:span></text:p>
      <text:p text:style-name="P17"/>
      <text:p text:style-name="P20"><text:span text:style-name="T56">The ecological niche is a central theme in most of the chapters </text:span><text:span text:style-name="T59">of</text:span><text:span text:style-name="T56"> my thesis. In Chapter</text:span><text:span text:style-name="T59">s</text:span><text:span text:style-name="T56"> 1 and 2, I compare the Eltonian niches of terrestrial vertebrates across different ecosystems, relating species traits to explain predator-prey relationships. In Chapter 3, I investigate the Grinnellian niche of North American birds in the context of seasonal environments, examining how birds move within their climatic niche space throughout their annual cycle and how this movement relates to migration.</text:span></text:p>
      <text:h text:style-name="P34" text:outline-level="2"/>
      <text:h text:style-name="P34" text:outline-level="2"><text:bookmark-start text:name="__RefHeading___Toc138714_3552101809"/><text:span text:style-name="T229">Relations between species traits and niche</text:span> <text:bookmark-end text:name="__RefHeading___Toc138714_3552101809"/></text:h>
      <text:p text:style-name="P9"><text:span text:style-name="T18">A </text:span><text:span text:style-name="T54">fundamental challenge with the concept of the</text:span><text:span text:style-name="T71"> </text:span><text:span text:style-name="T54">niche</text:span><text:span text:style-name="T71"> hypervolume </text:span><text:span text:style-name="T54">is that it</text:span><text:span text:style-name="T55"> cannot be easily quantified</text:span><text:span text:style-name="T54">. </text:span><text:span text:style-name="T55">Instead, w</text:span><text:span text:style-name="T54">e have to rely on other species characteristics, such as functional traits, that are related to species niches </text:span><text:reference-mark-start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g8PR1plTEh"/><text:span text:style-name="T168">(McGill </text:span><text:span text:style-name="T172">et al.</text:span><text:span text:style-name="T173"> 2006)</text:span><text:reference-mark-end text:name="ZOTERO_ITEM CSL_CITATION {&quot;citationID&quot;:&quot;BYWw1FGf&quot;,&quot;properties&quot;:{&quot;formattedCitation&quot;:&quot;(McGill {\\i{}et al.} 2006)&quot;,&quot;plainCitation&quot;:&quot;(McGill et al. 2006)&quot;,&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schema&quot;:&quot;https://github.com/citation-style-language/schema/raw/master/csl-citation.json&quot;} RNDg8PR1plTEh"/><text:span text:style-name="T54">. </text:span><text:span text:style-name="T18">Species functional traits are </text:span><text:span text:style-name="T1">morphological, physiological or phenological </text:span><text:span text:style-name="T18">characteristics of a species that influence its performance (growth, survival, reproduction) in an environment </text:span><text:reference-mark-start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kxcGWMd0U7"/><text:span text:style-name="T162">(Violle </text:span><text:span text:style-name="T172">et al.</text:span><text:span text:style-name="T173"> 2007)</text:span><text:reference-mark-end text:name="ZOTERO_ITEM CSL_CITATION {&quot;citationID&quot;:&quot;HjEzy8xi&quot;,&quot;properties&quot;:{&quot;formattedCitation&quot;:&quot;(Violle {\\i{}et al.} 2007)&quot;,&quot;plainCitation&quot;:&quot;(Violle et al. 2007)&quot;,&quot;noteIndex&quot;:0},&quot;citationItems&quot;:[{&quot;id&quot;:3814,&quot;uris&quot;:[&quot;http://zotero.org/users/7057764/items/4E9TE6QA&quot;],&quot;itemData&quot;:{&quot;id&quot;:3814,&quot;type&quot;:&quot;article-journal&quot;,&quot;abstract&quot;:&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trait” itself, but also in the underlying concepts it refers to. We therefore give an unambiguous definition of plant trait, with a particular emphasis on functional trait. A hierarchical perspective is proposed, extending the “performance paradigm” to plant ecology. “Functional traits”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integration functions” which can be grouped into functional response (community level) and effect (ecosystem level) algorithms.&quot;,&quot;container-title&quot;:&quot;Oikos&quot;,&quot;DOI&quot;:&quot;10.1111/j.0030-1299.2007.15559.x&quot;,&quot;ISSN&quot;:&quot;1600-0706&quot;,&quot;issue&quot;:&quot;5&quot;,&quot;language&quot;:&quot;en&quot;,&quot;note&quot;:&quot;_eprint: https://onlinelibrary.wiley.com/doi/pdf/10.1111/j.0030-1299.2007.15559.x&quot;,&quot;page&quot;:&quot;882-892&quot;,&quot;source&quot;:&quot;Wiley Online Library&quot;,&quot;title&quot;:&quot;Let the concept of trait be functional!&quot;,&quot;volume&quot;:&quot;116&quot;,&quot;author&quot;:[{&quot;family&quot;:&quot;Violle&quot;,&quot;given&quot;:&quot;Cyrille&quot;},{&quot;family&quot;:&quot;Navas&quot;,&quot;given&quot;:&quot;Marie-Laure&quot;},{&quot;family&quot;:&quot;Vile&quot;,&quot;given&quot;:&quot;Denis&quot;},{&quot;family&quot;:&quot;Kazakou&quot;,&quot;given&quot;:&quot;Elena&quot;},{&quot;family&quot;:&quot;Fortunel&quot;,&quot;given&quot;:&quot;Claire&quot;},{&quot;family&quot;:&quot;Hummel&quot;,&quot;given&quot;:&quot;Irène&quot;},{&quot;family&quot;:&quot;Garnier&quot;,&quot;given&quot;:&quot;Eric&quot;}],&quot;issued&quot;:{&quot;date-parts&quot;:[[&quot;2007&quot;]]}}}],&quot;schema&quot;:&quot;https://github.com/citation-style-language/schema/raw/master/csl-citation.json&quot;} RNDkxcGWMd0U7"/><text:span text:style-name="T18">. These traits evolved </text:span><text:span text:style-name="T38">in response to</text:span><text:span text:style-name="T18"> environmental conditions and interactions with other species </text:span><text:reference-mark-start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jck5p9EL6k"/><text:span text:style-name="T162">(Reich </text:span><text:span text:style-name="T172">et al.</text:span><text:span text:style-name="T173"> 2003)</text:span><text:reference-mark-end text:name="ZOTERO_ITEM CSL_CITATION {&quot;citationID&quot;:&quot;UNLVdPkC&quot;,&quot;properties&quot;:{&quot;formattedCitation&quot;:&quot;(Reich {\\i{}et al.} 2003)&quot;,&quot;plainCitation&quot;:&quot;(Reich et al. 2003)&quot;,&quot;noteIndex&quot;:0},&quot;citationItems&quot;:[{&quot;id&quot;:3817,&quot;uris&quot;:[&quot;http://zotero.org/users/7057764/items/NSYL6ZDX&quot;],&quot;itemData&quot;:{&quot;id&quot;:3817,&quot;type&quot;:&quot;article-journal&quot;,&quot;abstract&quot;:&quot;Variation in plant functional traits results from evolutionary and environmental drivers that operate at a variety of different scales, which makes it a challenge to differentiate among them. In this article we describe patterns of functional trait variation and trait correlations within and among habitats in relation to several environmental and trade‐off axes. We then ask whether such patterns reflect natural selection and can be considered plant strategies. In so doing we highlight evidence that demonstrates that (1) patterns of trait variation across resource and environmental gradients (light, water, nutrients, and temperature) probably reflect adaptation, (2) plant trait variation typically involves multiple‐correlated traits that arise because of inevitable trade‐offs among traits and across levels of whole‐plant integration and that must be understood from a whole‐plant perspective, and (3) such adaptation may be globally generalizable for like conditions; i.e., the set of traits (collections of traits in syndromes) of taxa can be considered as “plant strategies.”&quot;,&quot;container-title&quot;:&quot;International Journal of Plant Sciences&quot;,&quot;DOI&quot;:&quot;10.1086/374368&quot;,&quot;ISSN&quot;:&quot;1058-5893&quot;,&quot;issue&quot;:&quot;S3&quot;,&quot;note&quot;:&quot;publisher: The University of Chicago Press&quot;,&quot;page&quot;:&quot;S143-S164&quot;,&quot;source&quot;:&quot;journals.uchicago.edu (Atypon)&quot;,&quot;title&quot;:&quot;The Evolution of Plant Functional Variation: Traits, Spectra, and Strategies&quot;,&quot;title-short&quot;:&quot;The Evolution of Plant Functional Variation&quot;,&quot;volume&quot;:&quot;164&quot;,&quot;author&quot;:[{&quot;family&quot;:&quot;Reich&quot;,&quot;given&quot;:&quot;P. B.&quot;},{&quot;family&quot;:&quot;Wright&quot;,&quot;given&quot;:&quot;I. J.&quot;},{&quot;family&quot;:&quot;Cavender‐Bares&quot;,&quot;given&quot;:&quot;J.&quot;},{&quot;family&quot;:&quot;Craine&quot;,&quot;given&quot;:&quot;J. M.&quot;},{&quot;family&quot;:&quot;Oleksyn&quot;,&quot;given&quot;:&quot;J.&quot;},{&quot;family&quot;:&quot;Westoby&quot;,&quot;given&quot;:&quot;M.&quot;},{&quot;family&quot;:&quot;Walters&quot;,&quot;given&quot;:&quot;M. B.&quot;}],&quot;issued&quot;:{&quot;date-parts&quot;:[[&quot;2003&quot;,5]]}}}],&quot;schema&quot;:&quot;https://github.com/citation-style-language/schema/raw/master/csl-citation.json&quot;} RNDjck5p9EL6k"/><text:span text:style-name="T18">. </text:span><text:span text:style-name="T31">Although the concept of functional trait</text:span><text:span text:style-name="T63">s</text:span><text:span text:style-name="T31"> ha</text:span><text:span text:style-name="T63">d</text:span><text:span text:style-name="T31"> originally been developed for plant ecology </text:span><text:reference-mark-start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M5XiFkWeZl"/><text:span text:style-name="T163">(Funk </text:span><text:span text:style-name="T172">et al.</text:span><text:span text:style-name="T173"> 2017)</text:span><text:reference-mark-end text:name="ZOTERO_ITEM CSL_CITATION {&quot;citationID&quot;:&quot;bPPLXcgc&quot;,&quot;properties&quot;:{&quot;formattedCitation&quot;:&quot;(Funk {\\i{}et al.} 2017)&quot;,&quot;plainCitation&quot;:&quot;(Funk et al. 2017)&quot;,&quot;noteIndex&quot;:0},&quot;citationItems&quot;:[{&quot;id&quot;:3824,&quot;uris&quot;:[&quot;http://zotero.org/users/7057764/items/9KN6J5GE&quot;],&quot;itemData&quot;:{&quot;id&quot;:3824,&quot;type&quot;:&quot;article-journal&quot;,&quot;abstract&quot;:&quot;One of ecology's grand challenges is developing general rules to explain and predict highly complex systems. Understanding and predicting ecological processes from species' traits has been considered a ‘Holy Grail’ in ecology. Plant functional traits are increasingly being used to develop mechanistic models that can predict how ecological communities will respond to abiotic and biotic perturbations and how species will affect ecosystem function and services in a rapidly changing world; however, significant challenges remain. In this review, we highlight recent work and outstanding questions in three areas: (i) selecting relevant traits; (ii) describing intraspecific trait variation and incorporating this variation into models; and (iii) scaling trait data to community- and ecosystem-level processes. Over the past decade, there have been significant advances in the characterization of plant strategies based on traits and trait relationships, and the integration of traits into multivariate indices and models of community and ecosystem function. However, the utility of trait-based approaches in ecology will benefit from efforts that demonstrate how these traits and indices influence organismal, community, and ecosystem processes across vegetation types, which may be achieved through meta-analysis and enhancement of trait databases. Additionally, intraspecific trait variation and species interactions need to be incorporated into predictive models using tools such as Bayesian hierarchical modelling. Finally, existing models linking traits to community and ecosystem processes need to be empirically tested for their applicability to be realized.&quot;,&quot;container-title&quot;:&quot;Biological Reviews&quot;,&quot;DOI&quot;:&quot;10.1111/brv.12275&quot;,&quot;ISSN&quot;:&quot;1469-185X&quot;,&quot;issue&quot;:&quot;2&quot;,&quot;language&quot;:&quot;en&quot;,&quot;license&quot;:&quot;© 2016 Cambridge Philosophical Society&quot;,&quot;note&quot;:&quot;_eprint: https://onlinelibrary.wiley.com/doi/pdf/10.1111/brv.12275&quot;,&quot;page&quot;:&quot;1156-1173&quot;,&quot;source&quot;:&quot;Wiley Online Library&quot;,&quot;title&quot;:&quot;Revisiting the Holy Grail: using plant functional traits to understand ecological processes&quot;,&quot;title-short&quot;:&quot;Revisiting the Holy Grail&quot;,&quot;volume&quot;:&quot;92&quot;,&quot;author&quot;:[{&quot;family&quot;:&quot;Funk&quot;,&quot;given&quot;:&quot;Jennifer L.&quot;},{&quot;family&quot;:&quot;Larson&quot;,&quot;given&quot;:&quot;Julie E.&quot;},{&quot;family&quot;:&quot;Ames&quot;,&quot;given&quot;:&quot;Gregory M.&quot;},{&quot;family&quot;:&quot;Butterfield&quot;,&quot;given&quot;:&quot;Bradley J.&quot;},{&quot;family&quot;:&quot;Cavender-Bares&quot;,&quot;given&quot;:&quot;Jeannine&quot;},{&quot;family&quot;:&quot;Firn&quot;,&quot;given&quot;:&quot;Jennifer&quot;},{&quot;family&quot;:&quot;Laughlin&quot;,&quot;given&quot;:&quot;Daniel C.&quot;},{&quot;family&quot;:&quot;Sutton-Grier&quot;,&quot;given&quot;:&quot;Ariana E.&quot;},{&quot;family&quot;:&quot;Williams&quot;,&quot;given&quot;:&quot;Laura&quot;},{&quot;family&quot;:&quot;Wright&quot;,&quot;given&quot;:&quot;Justin&quot;}],&quot;issued&quot;:{&quot;date-parts&quot;:[[&quot;2017&quot;]]}}}],&quot;schema&quot;:&quot;https://github.com/citation-style-language/schema/raw/master/csl-citation.json&quot;} RNDM5XiFkWeZl"/><text:span text:style-name="T31">, there </text:span><text:span text:style-name="T38">is</text:span><text:span text:style-name="T31"> ample evidence of </text:span><text:span text:style-name="T38">functional </text:span><text:span text:style-name="T31">traits </text:span><text:span text:style-name="T38">relevant</text:span><text:span text:style-name="T31"> to animal responses </text:span><text:span text:style-name="T38">to</text:span><text:span text:style-name="T31"> </text:span><text:reference-mark-start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T3MKLXH0am"/><text:span text:style-name="T163">(Vandewalle </text:span><text:span text:style-name="T172">et al.</text:span><text:span text:style-name="T173"> 2010)</text:span><text:reference-mark-end text:name="ZOTERO_ITEM CSL_CITATION {&quot;citationID&quot;:&quot;G7IImmYm&quot;,&quot;properties&quot;:{&quot;formattedCitation&quot;:&quot;(Vandewalle {\\i{}et al.} 2010)&quot;,&quot;plainCitation&quot;:&quot;(Vandewalle et al. 2010)&quot;,&quot;noteIndex&quot;:0},&quot;citationItems&quot;:[{&quot;id&quot;:3826,&quot;uris&quot;:[&quot;http://zotero.org/users/7057764/items/RNBFRXAQ&quot;],&quot;itemData&quot;:{&quot;id&quot;:3826,&quot;type&quot;:&quot;article-journal&quot;,&quot;abstract&quot;:&quot;Rigorous and widely applicable indicators of biodiversity are needed to monitor the responses of ecosystems to global change and design effective conservation schemes. Among the potential indicators of biodiversity, those based on the functional traits of species and communities are interesting because they can be generalized to similar habitats and can be assessed by relatively rapid field assessment across eco-regions. Functional traits, however, have as yet been rarely considered in current common monitoring schemes. Moreover, standardized procedures of trait measurement and analyses have almost exclusively been developed for plants but different approaches have been used for different groups of organisms. Here we review approaches using functional traits as biodiversity indicators focussing not on plants as usual but particularly on animal groups that are commonly considered in different biodiversity monitoring schemes (benthic invertebrates, collembolans, above ground insects and birds). Further, we introduce a new framework based on functional traits indices and illustrate it using case studies where the traits of these organisms can help monitoring the response of biodiversity to different land use change drivers. We propose and test standard procedures to integrate different components of functional traits into biodiversity monitoring schemes across trophic levels and disciplines. We suggest that the development of indicators using functional traits could complement, rather than replace, the existent biodiversity monitoring. In this way, the comparison of the effect of land use changes on biodiversity is facilitated and is expected to positively influence conservation management practices.&quot;,&quot;container-title&quot;:&quot;Biodiversity and Conservation&quot;,&quot;DOI&quot;:&quot;10.1007/s10531-010-9798-9&quot;,&quot;ISSN&quot;:&quot;1572-9710&quot;,&quot;issue&quot;:&quot;10&quot;,&quot;journalAbbreviation&quot;:&quot;Biodivers Conserv&quot;,&quot;language&quot;:&quot;en&quot;,&quot;page&quot;:&quot;2921-2947&quot;,&quot;source&quot;:&quot;Springer Link&quot;,&quot;title&quot;:&quot;Functional traits as indicators of biodiversity response to land use changes across ecosystems and organisms&quot;,&quot;volume&quot;:&quot;19&quot;,&quot;author&quot;:[{&quot;family&quot;:&quot;Vandewalle&quot;,&quot;given&quot;:&quot;Marie&quot;},{&quot;family&quot;:&quot;Bello&quot;,&quot;given&quot;:&quot;Francesco&quot;,&quot;non-dropping-particle&quot;:&quot;de&quot;},{&quot;family&quot;:&quot;Berg&quot;,&quot;given&quot;:&quot;Matty P.&quot;},{&quot;family&quot;:&quot;Bolger&quot;,&quot;given&quot;:&quot;Thomas&quot;},{&quot;family&quot;:&quot;Dolédec&quot;,&quot;given&quot;:&quot;Sylvain&quot;},{&quot;family&quot;:&quot;Dubs&quot;,&quot;given&quot;:&quot;Florence&quot;},{&quot;family&quot;:&quot;Feld&quot;,&quot;given&quot;:&quot;Christian K.&quot;},{&quot;family&quot;:&quot;Harrington&quot;,&quot;given&quot;:&quot;Richard&quot;},{&quot;family&quot;:&quot;Harrison&quot;,&quot;given&quot;:&quot;Paula A.&quot;},{&quot;family&quot;:&quot;Lavorel&quot;,&quot;given&quot;:&quot;Sandra&quot;},{&quot;family&quot;:&quot;Silva&quot;,&quot;given&quot;:&quot;Pedro Martins&quot;,&quot;non-dropping-particle&quot;:&quot;da&quot;},{&quot;family&quot;:&quot;Moretti&quot;,&quot;given&quot;:&quot;Marco&quot;},{&quot;family&quot;:&quot;Niemelä&quot;,&quot;given&quot;:&quot;Jari&quot;},{&quot;family&quot;:&quot;Santos&quot;,&quot;given&quot;:&quot;Paulo&quot;},{&quot;family&quot;:&quot;Sattler&quot;,&quot;given&quot;:&quot;Thomas&quot;},{&quot;family&quot;:&quot;Sousa&quot;,&quot;given&quot;:&quot;J. Paulo&quot;},{&quot;family&quot;:&quot;Sykes&quot;,&quot;given&quot;:&quot;Martin T.&quot;},{&quot;family&quot;:&quot;Vanbergen&quot;,&quot;given&quot;:&quot;Adam J.&quot;},{&quot;family&quot;:&quot;Woodcock&quot;,&quot;given&quot;:&quot;Ben A.&quot;}],&quot;issued&quot;:{&quot;date-parts&quot;:[[&quot;2010&quot;,9,1]]}}}],&quot;schema&quot;:&quot;https://github.com/citation-style-language/schema/raw/master/csl-citation.json&quot;} RNDT3MKLXH0am"/> <text:span text:style-name="T31">and </text:span><text:span text:style-name="T38">their </text:span><text:span text:style-name="T31">impact </text:span><text:span text:style-name="T38">on</text:span><text:span text:style-name="T31"> </text:span><text:reference-mark-start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lexLyJ0FCa"/><text:span text:style-name="T163">(e.g., Lundgren et al. 2024)</text:span><text:reference-mark-end text:name="ZOTERO_ITEM CSL_CITATION {&quot;citationID&quot;:&quot;NBrUIdkJ&quot;,&quot;properties&quot;:{&quot;formattedCitation&quot;:&quot;(Lundgren et al. 2024)&quot;,&quot;plainCitation&quot;:&quot;(Lundgren et al. 2024)&quot;,&quot;dontUpdate&quot;:true,&quot;noteIndex&quot;:0},&quot;citationItems&quot;:[{&quot;id&quot;:3822,&quot;uris&quot;:[&quot;http://zotero.org/users/7057764/items/CWLTQ7C9&quot;],&quot;itemData&quot;:{&quot;id&quot;:3822,&quot;type&quot;:&quot;article-journal&quot;,&quot;abstract&quot;:&quot;Large mammalian herbivores (megafauna) have experienced extinctions and declines since prehistory. Introduced megafauna have partly counteracted these losses yet are thought to have unusually negative effects on plants compared with native megafauna. Using a meta-analysis of 3995 plot-scale plant abundance and diversity responses from 221 studies, we found no evidence that megafauna impacts were shaped by nativeness, “invasiveness,” “feralness,” coevolutionary history, or functional and phylogenetic novelty. Nor was there evidence that introduced megafauna facilitate introduced plants more than native megafauna. Instead, we found strong evidence that functional traits shaped megafauna impacts, with larger-bodied and bulk-feeding megafauna promoting plant diversity. Our work suggests that trait-based ecology provides better insight into interactions between megafauna and plants than do concepts of nativeness.&quot;,&quot;container-title&quot;:&quot;Science&quot;,&quot;DOI&quot;:&quot;10.1126/science.adh2616&quot;,&quot;issue&quot;:&quot;6682&quot;,&quot;note&quot;:&quot;publisher: American Association for the Advancement of Science&quot;,&quot;page&quot;:&quot;531-537&quot;,&quot;source&quot;:&quot;science.org (Atypon)&quot;,&quot;title&quot;:&quot;Functional traits—not nativeness—shape the effects of large mammalian herbivores on plant communities&quot;,&quot;volume&quot;:&quot;383&quot;,&quot;author&quot;:[{&quot;family&quot;:&quot;Lundgren&quot;,&quot;given&quot;:&quot;Erick J.&quot;},{&quot;family&quot;:&quot;Bergman&quot;,&quot;given&quot;:&quot;Juraj&quot;},{&quot;family&quot;:&quot;Trepel&quot;,&quot;given&quot;:&quot;Jonas&quot;},{&quot;family&quot;:&quot;Roux&quot;,&quot;given&quot;:&quot;Elizabeth&quot;,&quot;non-dropping-particle&quot;:&quot;le&quot;},{&quot;family&quot;:&quot;Monsarrat&quot;,&quot;given&quot;:&quot;Sophie&quot;},{&quot;family&quot;:&quot;Kristensen&quot;,&quot;given&quot;:&quot;Jeppe Aagaard&quot;},{&quot;family&quot;:&quot;Pedersen&quot;,&quot;given&quot;:&quot;Rasmus Østergaard&quot;},{&quot;family&quot;:&quot;Pereyra&quot;,&quot;given&quot;:&quot;Patricio&quot;},{&quot;family&quot;:&quot;Tietje&quot;,&quot;given&quot;:&quot;Melanie&quot;},{&quot;family&quot;:&quot;Svenning&quot;,&quot;given&quot;:&quot;Jens-Christian&quot;}],&quot;issued&quot;:{&quot;date-parts&quot;:[[&quot;2024&quot;,2,2]]}}}],&quot;schema&quot;:&quot;https://github.com/citation-style-language/schema/raw/master/csl-citation.json&quot;} RNDlexLyJ0FCa"/><text:span text:style-name="T31"> t</text:span><text:span text:style-name="T38">heir</text:span><text:span text:style-name="T31"> environment. </text:span><text:span text:style-name="T30">Therefore, f</text:span><text:span text:style-name="T18">unctional traits </text:span><text:span text:style-name="T30">provid</text:span><text:span text:style-name="T55">e</text:span><text:span text:style-name="T30"> insights into the role of niche differentiation and environmental filtering </text:span><text:span text:style-name="T38">in</text:span><text:span text:style-name="T18"> species </text:span><text:soft-page-break/><text:span text:style-name="T18">distributions and community assembly </text:span><text:reference-mark-start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fvXy54HFKw"/><text:span text:style-name="T162">(Zakharova et al. 2019)</text:span><text:reference-mark-end text:name="ZOTERO_ITEM CSL_CITATION {&quot;citationID&quot;:&quot;gzkFd1Ne&quot;,&quot;properties&quot;:{&quot;formattedCitation&quot;:&quot;(McGill et al. 2006; Zakharova et al. 2019)&quot;,&quot;plainCitation&quot;:&quot;(McGill et al. 2006; Zakharova et al. 2019)&quot;,&quot;dontUpdate&quot;:true,&quot;noteIndex&quot;:0},&quot;citationItems&quot;:[{&quot;id&quot;:84,&quot;uris&quot;:[&quot;http://zotero.org/users/7057764/items/7ZHQ42XV&quot;],&quot;itemData&quot;:{&quot;id&quot;:84,&quot;type&quot;:&quot;article-journal&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container-title&quot;:&quot;Trends in Ecology &amp; Evolution&quot;,&quot;DOI&quot;:&quot;10.1016/j.tree.2006.02.002&quot;,&quot;ISSN&quot;:&quot;0169-5347&quot;,&quot;issue&quot;:&quot;4&quot;,&quot;journalAbbreviation&quot;:&quot;Trends in Ecology &amp; Evolution&quot;,&quot;language&quot;:&quot;en&quot;,&quot;page&quot;:&quot;178-185&quot;,&quot;source&quot;:&quot;ScienceDirect&quot;,&quot;title&quot;:&quot;Rebuilding community ecology from functional traits&quot;,&quot;volume&quot;:&quot;21&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4,1]]}}},{&quot;id&quot;:3819,&quot;uris&quot;:[&quot;http://zotero.org/users/7057764/items/TJKBIUM3&quot;],&quot;itemData&quot;:{&quot;id&quot;:3819,&quot;type&quot;:&quot;article-journal&quot;,&quot;abstract&quot;:&quot;Trait-based approaches are an alternative to species-based approaches for functionally linking individual organisms with community structure and dynamics. In the trait-based approach, rather than focusing on the species identity of the organism, the focus is on the organism traits, which represent their physiological, morphological, or life-history characteristics. Although used in ecological research for several decades, this approach only emerged in ecological modelling about twenty years ago. We review this rise of trait-based models and trace the occasional transfer of trait-based modelling concepts between terrestrial plant ecology, animal and microbial ecology, and aquatic ecology, discuss terminology of trait-based approaches and evaluate future implementation of trait-based models, including cross-discipline exchange. Trait-based models have a variety of purposes, such as predicting changes in community patterns under climate and land-use change, understand underlying mechanisms for community assemblies, planning and assessing conservation management, or studying invasion processes. In modelling, trait-based approaches can reduce technical challenges such as computational limitations, scaling problems, and data scarcity. However, we note inconsistencies in the current usage of terms in trait-based approaches and these inconsistencies must be resolved if trait-based concepts are to be easily exchanged between disciplines. Specifically, future trait-based models may further benefit from incorporating intraspecific trait variability and addressing more complex species interactions. We also recommend expanding the combination of trait-based approaches with individual-based modelling to simplify the parameterization of models, to capture plant-plant interactions at the individual level, and to explain community dynamics under global change.&quot;,&quot;container-title&quot;:&quot;Ecological Modelling&quot;,&quot;DOI&quot;:&quot;10.1016/j.ecolmodel.2019.05.008&quot;,&quot;ISSN&quot;:&quot;0304-3800&quot;,&quot;journalAbbreviation&quot;:&quot;Ecological Modelling&quot;,&quot;page&quot;:&quot;108703&quot;,&quot;source&quot;:&quot;ScienceDirect&quot;,&quot;title&quot;:&quot;Trait-based modelling in ecology: A review of two decades of research&quot;,&quot;title-short&quot;:&quot;Trait-based modelling in ecology&quot;,&quot;volume&quot;:&quot;407&quot;,&quot;author&quot;:[{&quot;family&quot;:&quot;Zakharova&quot;,&quot;given&quot;:&quot;L.&quot;},{&quot;family&quot;:&quot;Meyer&quot;,&quot;given&quot;:&quot;K. M.&quot;},{&quot;family&quot;:&quot;Seifan&quot;,&quot;given&quot;:&quot;M.&quot;}],&quot;issued&quot;:{&quot;date-parts&quot;:[[&quot;2019&quot;,9,1]]}}}],&quot;schema&quot;:&quot;https://github.com/citation-style-language/schema/raw/master/csl-citation.json&quot;} RNDfvXy54HFKw"/><text:span text:style-name="T18">. For example, Lama</text:span><text:span text:style-name="T30">n</text:span><text:span text:style-name="T18">na et al., </text:span><text:reference-mark-start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6mK4kfQS96"/><text:span text:style-name="T162">(2014)</text:span><text:reference-mark-end text:name="ZOTERO_ITEM CSL_CITATION {&quot;citationID&quot;:&quot;RHWgaU03&quot;,&quot;properties&quot;:{&quot;formattedCitation&quot;:&quot;(Lamanna et al. 2014)&quot;,&quot;plainCitation&quot;:&quot;(Lamanna et al. 2014)&quot;,&quot;dontUpdate&quot;:true,&quot;noteIndex&quot;:0},&quot;citationItems&quot;:[{&quot;id&quot;:3820,&quot;uris&quot;:[&quot;http://zotero.org/users/7057764/items/E29CPANX&quot;],&quot;itemData&quot;:{&quot;id&quot;:3820,&quot;type&quot;:&quot;article-journal&quot;,&quot;abstract&quot;:&quot;The processes causing the latitudinal gradient in species richness remain elusive. Ecological theories for the origin of biodiversity gradients, such as competitive exclusion, neutral dynamics, and environmental filtering, make predictions for how functional diversity should vary at the alpha (within local assemblages), beta (among assemblages), and gamma (regional pool) scales. We test these predictions by quantifying hypervolumes constructed from functional traits representing major axes of plant strategy variation (specific leaf area, plant height, and seed mass) in tree assemblages spanning the temperate and tropical New World. Alpha-scale trait volume decreases with absolute latitude and is often lower than sampling expectation, consistent with environmental filtering theory. Beta-scale overlap decays with geographic distance fastest in the temperate zone, again consistent with environmental filtering theory. In contrast, gamma-scale trait space shows a hump-shaped relationship with absolute latitude, consistent with no theory. Furthermore, the overall temperate trait hypervolume was larger than the overall tropical hypervolume, indicating that the temperate zone permits a wider range of trait combinations or that niche packing is stronger in the tropical zone. Although there are limitations in the data, our analyses suggest that multiple processes have shaped trait diversity in trees, reflecting no consistent support for any one theory.&quot;,&quot;container-title&quot;:&quot;Proceedings of the National Academy of Sciences&quot;,&quot;DOI&quot;:&quot;10.1073/pnas.1317722111&quot;,&quot;issue&quot;:&quot;38&quot;,&quot;note&quot;:&quot;publisher: Proceedings of the National Academy of Sciences&quot;,&quot;page&quot;:&quot;13745-13750&quot;,&quot;source&quot;:&quot;pnas.org (Atypon)&quot;,&quot;title&quot;:&quot;Functional trait space and the latitudinal diversity gradient&quot;,&quot;volume&quot;:&quot;111&quot;,&quot;author&quot;:[{&quot;family&quot;:&quot;Lamanna&quot;,&quot;given&quot;:&quot;Christine&quot;},{&quot;family&quot;:&quot;Blonder&quot;,&quot;given&quot;:&quot;Benjamin&quot;},{&quot;family&quot;:&quot;Violle&quot;,&quot;given&quot;:&quot;Cyrille&quot;},{&quot;family&quot;:&quot;Kraft&quot;,&quot;given&quot;:&quot;Nathan J. B.&quot;},{&quot;family&quot;:&quot;Sandel&quot;,&quot;given&quot;:&quot;Brody&quot;},{&quot;family&quot;:&quot;Šímová&quot;,&quot;given&quot;:&quot;Irena&quot;},{&quot;family&quot;:&quot;Donoghue&quot;,&quot;given&quot;:&quot;John C.&quot;},{&quot;family&quot;:&quot;Svenning&quot;,&quot;given&quot;:&quot;Jens-Christian&quot;},{&quot;family&quot;:&quot;McGill&quot;,&quot;given&quot;:&quot;Brian J.&quot;},{&quot;family&quot;:&quot;Boyle&quot;,&quot;given&quot;:&quot;Brad&quot;},{&quot;family&quot;:&quot;Buzzard&quot;,&quot;given&quot;:&quot;Vanessa&quot;},{&quot;family&quot;:&quot;Dolins&quot;,&quot;given&quot;:&quot;Steven&quot;},{&quot;family&quot;:&quot;Jørgensen&quot;,&quot;given&quot;:&quot;Peter M.&quot;},{&quot;family&quot;:&quot;Marcuse-Kubitza&quot;,&quot;given&quot;:&quot;Aaron&quot;},{&quot;family&quot;:&quot;Morueta-Holme&quot;,&quot;given&quot;:&quot;Naia&quot;},{&quot;family&quot;:&quot;Peet&quot;,&quot;given&quot;:&quot;Robert K.&quot;},{&quot;family&quot;:&quot;Piel&quot;,&quot;given&quot;:&quot;William H.&quot;},{&quot;family&quot;:&quot;Regetz&quot;,&quot;given&quot;:&quot;James&quot;},{&quot;family&quot;:&quot;Schildhauer&quot;,&quot;given&quot;:&quot;Mark&quot;},{&quot;family&quot;:&quot;Spencer&quot;,&quot;given&quot;:&quot;Nick&quot;},{&quot;family&quot;:&quot;Thiers&quot;,&quot;given&quot;:&quot;Barbara&quot;},{&quot;family&quot;:&quot;Wiser&quot;,&quot;given&quot;:&quot;Susan K.&quot;},{&quot;family&quot;:&quot;Enquist&quot;,&quot;given&quot;:&quot;Brian J.&quot;}],&quot;issued&quot;:{&quot;date-parts&quot;:[[&quot;2014&quot;,9,23]]}}}],&quot;schema&quot;:&quot;https://github.com/citation-style-language/schema/raw/master/csl-citation.json&quot;} RND6mK4kfQS96"/><text:span text:style-name="T18"> showed how quantifying </text:span><text:span text:style-name="T38">the </text:span><text:span text:style-name="T18">volume, packing, and overlap of functional trait space across scale</text:span><text:span text:style-name="T30">s</text:span><text:span text:style-name="T18"> could test different hypotheses for the latitudinal gradient in species richness. </text:span><text:span text:style-name="T31">A clear benefit of traits is that, unlike</text:span><text:span text:style-name="T63"> </text:span><text:span text:style-name="T31">species niches, they can be directly measured, providing a</text:span><text:span text:style-name="T42">n</text:span><text:span text:style-name="T31"> accessible quantitative framework for prediction </text:span><text:reference-mark-start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yQxwJYvkoI"/><text:span text:style-name="T163">(Kearney </text:span><text:span text:style-name="T172">et al.</text:span><text:span text:style-name="T173"> 2010)</text:span><text:reference-mark-end text:name="ZOTERO_ITEM CSL_CITATION {&quot;citationID&quot;:&quot;SkuYCXOj&quot;,&quot;properties&quot;:{&quot;formattedCitation&quot;:&quot;(Kearney {\\i{}et al.} 2010)&quot;,&quot;plainCitation&quot;:&quot;(Kearney et al. 2010)&quot;,&quot;noteIndex&quot;:0},&quot;citationItems&quot;:[{&quot;id&quot;:3828,&quot;uris&quot;:[&quot;http://zotero.org/users/7057764/items/FK2NHJ6B&quot;],&quot;itemData&quot;:{&quot;id&quot;:3828,&quot;type&quot;:&quot;article-journal&quot;,&quot;abstract&quot;:&quot;The niche concept is central to ecology but is often depicted descriptively through observing associations between organisms and habitats. Here, we argue for the importance of mechanistically modelling niches based on functional traits of organisms and explore the possibilities for achieving this through the integration of three theoretical frameworks: biophysical ecology (BE), the geometric framework for nutrition (GF) and dynamic energy budget (DEB) models. These three frameworks are fundamentally based on the conservation laws of thermodynamics, describing energy and mass balance at the level of the individual and capturing the prodigious predictive power of the concepts of ‘homeostasis’ and ‘evolutionary fitness’. BE and the GF provide mechanistic multi-dimensional depictions of climatic and nutritional niches, respectively, providing a foundation for linking organismal traits (morphology, physiology, behaviour) with habitat characteristics. In turn, they provide driving inputs and cost functions for mass/energy allocation within the individual as determined by DEB models. We show how integration of the three frameworks permits calculation of activity constraints, vital rates (survival, development, growth, reproduction) and ultimately population growth rates and species distributions. When integrated with contemporary niche theory, functional trait niche models hold great promise for tackling major questions in ecology and evolutionary biology.&quot;,&quot;container-title&quot;:&quot;Philosophical Transactions of the Royal Society B: Biological Sciences&quot;,&quot;DOI&quot;:&quot;10.1098/rstb.2010.0034&quot;,&quot;issue&quot;:&quot;1557&quot;,&quot;note&quot;:&quot;publisher: Royal Society&quot;,&quot;page&quot;:&quot;3469-3483&quot;,&quot;source&quot;:&quot;royalsocietypublishing.org (Atypon)&quot;,&quot;title&quot;:&quot;Modelling the ecological niche from functional traits&quot;,&quot;volume&quot;:&quot;365&quot;,&quot;author&quot;:[{&quot;family&quot;:&quot;Kearney&quot;,&quot;given&quot;:&quot;Michael&quot;},{&quot;family&quot;:&quot;Simpson&quot;,&quot;given&quot;:&quot;Stephen J.&quot;},{&quot;family&quot;:&quot;Raubenheimer&quot;,&quot;given&quot;:&quot;David&quot;},{&quot;family&quot;:&quot;Helmuth&quot;,&quot;given&quot;:&quot;Brian&quot;}],&quot;issued&quot;:{&quot;date-parts&quot;:[[&quot;2010&quot;,11,12]]}}}],&quot;schema&quot;:&quot;https://github.com/citation-style-language/schema/raw/master/csl-citation.json&quot;} RNDyQxwJYvkoI"/><text:span text:style-name="T173">.</text:span></text:p>
      <text:p text:style-name="P15"/>
      <text:p text:style-name="P9"><text:span text:style-name="T18">Given that species with similar traits are expected to </text:span><text:span text:style-name="T59">share</text:span><text:span text:style-name="T18"> similar responses to the environment, traits hold promise for improving predictions of species distributions and anticipating responses to environmental changes. For example, using a hierarchical species distribution model, Pollock et al. </text:span><text:reference-mark-start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8yBibXtQD9"/><text:span text:style-name="T162">(2012)</text:span><text:reference-mark-end text:name="ZOTERO_ITEM CSL_CITATION {&quot;citationID&quot;:&quot;BplKthrl&quot;,&quot;properties&quot;:{&quot;formattedCitation&quot;:&quot;(Pollock et al. 2012)&quot;,&quot;plainCitation&quot;:&quot;(Pollock et al. 2012)&quot;,&quot;dontUpdate&quot;:true,&quot;noteIndex&quot;:0},&quot;citationItems&quot;:[{&quot;id&quot;:560,&quot;uris&quot;:[&quot;http://zotero.org/users/7057764/items/BWAQITP5&quot;],&quot;itemData&quot;:{&quot;id&quot;:560,&quot;type&quot;:&quot;article-journal&quot;,&quot;abstract&quot;:&quot;Quantifying how functional traits relate to environmental gradients provides insight into mechanisms governing species distributions. Here, we bring together the fields of species distribution modelling and functional trait ecology with hierarchical modelling by explicitly incorporating traits into a multi-species distribution model. We combined traits from the leaf-height-seed strategy scheme (specific leaf area (SLA), plant height and seed mass) with a distribution model for 20 eucalypt taxa in Victoria, Australia. The key insight of this approach is how traits modulate species responses to environmental gradients. The strongest link was between SLA and percent rock cover (species with low SLA had positive responses to rockiness, whereas high SLA species responded negatively to rockiness). We found evidence for complex yet potentially important interactions. For instance, the probability of species occurrence increased with rainfall and solar radiation on average yet the response varied depending on species height and SLA. Tall species were predicted to increase with rainfall and solar radiation across the range of SLA values (tall species with low SLA were especially sensitive to rainfall). Short species responded positively to rainfall and solar radiation only if they had low SLA. This framework readily accounts for interactions between combinations of traits and environmental variables unlike multi-step approaches. Further application of this concept will contribute to a generalized mechanistic understanding of how traits influence species distributions along environmental gradients, with implications for understanding the response of species to global change.&quot;,&quot;container-title&quot;:&quot;Ecography&quot;,&quot;DOI&quot;:&quot;10.1111/j.1600-0587.2011.07085.x&quot;,&quot;ISSN&quot;:&quot;1600-0587&quot;,&quot;issue&quot;:&quot;8&quot;,&quot;language&quot;:&quot;en&quot;,&quot;license&quot;:&quot;© 2011 The Authors&quot;,&quot;note&quot;:&quot;_eprint: https://onlinelibrary.wiley.com/doi/pdf/10.1111/j.1600-0587.2011.07085.x&quot;,&quot;page&quot;:&quot;716-725&quot;,&quot;source&quot;:&quot;Wiley Online Library&quot;,&quot;title&quot;:&quot;The role of functional traits in species distributions revealed through a hierarchical model&quot;,&quot;volume&quot;:&quot;35&quot;,&quot;author&quot;:[{&quot;family&quot;:&quot;Pollock&quot;,&quot;given&quot;:&quot;Laura J.&quot;},{&quot;family&quot;:&quot;Morris&quot;,&quot;given&quot;:&quot;William K.&quot;},{&quot;family&quot;:&quot;Vesk&quot;,&quot;given&quot;:&quot;Peter A.&quot;}],&quot;issued&quot;:{&quot;date-parts&quot;:[[&quot;2012&quot;]]}}}],&quot;schema&quot;:&quot;https://github.com/citation-style-language/schema/raw/master/csl-citation.json&quot;} RND8yBibXtQD9"/><text:span text:style-name="T18"> showed how E</text:span><text:span text:style-name="T1">ucalypt</text:span><text:span text:style-name="T18"> species’ leaf area, plant height, and seed mass influenced species response to environmental gradients. Not only </text:span><text:span text:style-name="T38">do t</text:span><text:span text:style-name="T18">hese trait-based predictions </text:span><text:span text:style-name="T38">provide</text:span><text:span text:style-name="T18"> a </text:span><text:span text:style-name="T38">more</text:span><text:span text:style-name="T18"> mechanistic understanding of how traits influence species distributions, </text:span><text:span text:style-name="T66">but </text:span><text:span text:style-name="T38">they</text:span><text:span text:style-name="T43"> </text:span><text:span text:style-name="T38">have </text:span><text:span text:style-name="T66">also </text:span><text:span text:style-name="T18">been shown to</text:span><text:span text:style-name="T38"> </text:span><text:span text:style-name="T18">help </text:span><text:span text:style-name="T31">model </text:span><text:span text:style-name="T38">transfer </text:span><text:span text:style-name="T31">across species and space</text:span><text:span text:style-name="T18"> </text:span><text:reference-mark-start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bzHBas4eBD"/><text:span text:style-name="T162">(Vesk </text:span><text:span text:style-name="T172">et al.</text:span><text:span text:style-name="T173"> 2021)</text:span><text:reference-mark-end text:name="ZOTERO_ITEM CSL_CITATION {&quot;citationID&quot;:&quot;Ar6zBMGW&quot;,&quot;properties&quot;:{&quot;formattedCitation&quot;:&quot;(Vesk {\\i{}et al.} 2021)&quot;,&quot;plainCitation&quot;:&quot;(Vesk et al. 2021)&quot;,&quot;noteIndex&quot;:0},&quot;citationItems&quot;:[{&quot;id&quot;:432,&quot;uris&quot;:[&quot;http://zotero.org/users/7057764/items/LKI2IZSK&quot;],&quot;itemData&quot;:{&quot;id&quot;:432,&quot;type&quot;:&quot;article-journal&quot;,&quot;abstract&quot;:&quot;The need for reliable prediction of species distributions dependent upon traits has been hindered by a lack of model transferability testing. We tested the predictive capacity of trait-SDMs by fitting hierarchical generalised linear models with three trait and four environmental predictors for 20 eucalypt taxa in a reference region. We used these models to predict occurrence for a much larger set of taxa and target areas (82 taxa across 18 target regions) in south-eastern Australia. Median predictive performance for new species in target regions was 0.65 (area under receiver operating curve) and 1.24 times random (area under precision recall curve). Prediction in target regions did not worsen with increasing geographic, environmental or community compositional distance from the reference region, and was improved with reliable trait–environment relationships. Transfer testing also identified trait–environment relationships that did not transfer. These results give confidence that traits and transfer testing can assist in the hard problem of predicting environmental responses for new species, environmental conditions and regions.&quot;,&quot;container-title&quot;:&quot;Ecography&quot;,&quot;DOI&quot;:&quot;10.1111/ecog.05179&quot;,&quot;ISSN&quot;:&quot;1600-0587&quot;,&quot;issue&quot;:&quot;1&quot;,&quot;language&quot;:&quot;en&quot;,&quot;note&quot;:&quot;_eprint: https://onlinelibrary.wiley.com/doi/pdf/10.1111/ecog.05179&quot;,&quot;page&quot;:&quot;134-147&quot;,&quot;source&quot;:&quot;Wiley Online Library&quot;,&quot;title&quot;:&quot;Transferability of trait-based species distribution models&quot;,&quot;volume&quot;:&quot;44&quot;,&quot;author&quot;:[{&quot;family&quot;:&quot;Vesk&quot;,&quot;given&quot;:&quot;Peter A.&quot;},{&quot;family&quot;:&quot;Morris&quot;,&quot;given&quot;:&quot;William K.&quot;},{&quot;family&quot;:&quot;Neal&quot;,&quot;given&quot;:&quot;Will C.&quot;},{&quot;family&quot;:&quot;Mokany&quot;,&quot;given&quot;:&quot;Karel&quot;},{&quot;family&quot;:&quot;Pollock&quot;,&quot;given&quot;:&quot;Laura J.&quot;}],&quot;issued&quot;:{&quot;date-parts&quot;:[[&quot;2021&quot;]]}}}],&quot;schema&quot;:&quot;https://github.com/citation-style-language/schema/raw/master/csl-citation.json&quot;} RNDbzHBas4eBD"/><text:span text:style-name="T18">.</text:span><text:span text:style-name="T31"> Functional traits can also predict species vulnerability to global warming </text:span><text:reference-mark-start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KiJNrQdHAh"/><text:span text:style-name="T163">(Pacifici </text:span><text:span text:style-name="T172">et al.</text:span><text:span text:style-name="T173"> 2017)</text:span><text:reference-mark-end text:name="ZOTERO_ITEM CSL_CITATION {&quot;citationID&quot;:&quot;QYt43iAX&quot;,&quot;properties&quot;:{&quot;formattedCitation&quot;:&quot;(Pacifici {\\i{}et al.} 2017)&quot;,&quot;plainCitation&quot;:&quot;(Pacifici et al. 2017)&quot;,&quot;noteIndex&quot;:0},&quot;citationItems&quot;:[{&quot;id&quot;:3830,&quot;uris&quot;:[&quot;http://zotero.org/users/7057764/items/3WUYUZCF&quot;],&quot;itemData&quot;:{&quot;id&quot;:3830,&quot;type&quot;:&quot;article-journal&quot;,&quot;abstract&quot;:&quot;Modelling of mammal and bird responses to recent climatic changes—based on a systematic review of the literature—suggests that large numbers of threatened species have already been affected by climate change in at least part of their range.&quot;,&quot;container-title&quot;:&quot;Nature Climate Change&quot;,&quot;DOI&quot;:&quot;10.1038/nclimate3223&quot;,&quot;ISSN&quot;:&quot;1758-6798&quot;,&quot;issue&quot;:&quot;3&quot;,&quot;journalAbbreviation&quot;:&quot;Nature Clim Change&quot;,&quot;language&quot;:&quot;en&quot;,&quot;license&quot;:&quot;2017 Springer Nature Limited&quot;,&quot;note&quot;:&quot;publisher: Nature Publishing Group&quot;,&quot;page&quot;:&quot;205-208&quot;,&quot;source&quot;:&quot;www.nature.com&quot;,&quot;title&quot;:&quot;Species’ traits influenced their response to recent climate change&quot;,&quot;volume&quot;:&quot;7&quot;,&quot;author&quot;:[{&quot;family&quot;:&quot;Pacifici&quot;,&quot;given&quot;:&quot;Michela&quot;},{&quot;family&quot;:&quot;Visconti&quot;,&quot;given&quot;:&quot;Piero&quot;},{&quot;family&quot;:&quot;Butchart&quot;,&quot;given&quot;:&quot;Stuart H. M.&quot;},{&quot;family&quot;:&quot;Watson&quot;,&quot;given&quot;:&quot;James E. M.&quot;},{&quot;family&quot;:&quot;Cassola&quot;,&quot;given&quot;:&quot;Francesca M.&quot;},{&quot;family&quot;:&quot;Rondinini&quot;,&quot;given&quot;:&quot;Carlo&quot;}],&quot;issued&quot;:{&quot;date-parts&quot;:[[&quot;2017&quot;,3]]}}}],&quot;schema&quot;:&quot;https://github.com/citation-style-language/schema/raw/master/csl-citation.json&quot;} RNDKiJNrQdHAh"/> <text:span text:style-name="T205">and precipitation regimes </text:span><text:reference-mark-start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zKpt56S9WV"/><text:span text:style-name="T173">(Griffin-Nolan </text:span><text:span text:style-name="T172">et al.</text:span><text:span text:style-name="T173"> 2018)</text:span><text:reference-mark-end text:name="ZOTERO_ITEM CSL_CITATION {&quot;citationID&quot;:&quot;3p5Jjij2&quot;,&quot;properties&quot;:{&quot;formattedCitation&quot;:&quot;(Griffin-Nolan {\\i{}et al.} 2018)&quot;,&quot;plainCitation&quot;:&quot;(Griffin-Nolan et al. 2018)&quot;,&quot;noteIndex&quot;:0},&quot;citationItems&quot;:[{&quot;id&quot;:3832,&quot;uris&quot;:[&quot;http://zotero.org/users/7057764/items/I4ZBSX2F&quot;],&quot;itemData&quot;:{&quot;id&quot;:3832,&quot;type&quot;:&quot;article-journal&quot;,&quot;abstract&quot;:&quot;Plant traits can be used to predict ecosystem responses to environmental change using a response–effect trait framework. To do this, appropriate traits must be identified that explain a species' influence on ecosystem function (“effect traits”) and the response of those species to environmental change (“response traits”). Response traits are often identified and measured along gradients in plant resources, such as water availability; however, precipitation explains very little variation in most plant traits globally. Given the strong relationship between plant traits and ecosystem functions, such as net primary productivity (NPP), and between NPP and precipitation, the lack of correlation between precipitation and plant traits is surprising. We address this issue through a systematic review of &gt;500 published studies that describe plant trait responses to altered water availability. The overarching goal of this review was to identify potential causes for the weak relationship between commonly measured plant traits and water availability so that we may identify more appropriate “response traits.” We attribute weak trait–precipitation relationships to an improper selection of traits (e.g., nonhydraulic traits) and a lack of trait-based approaches that adjust for trait variation within communities (only 4% of studies measure community-weighted traits). We then highlight the mechanistic value of hydraulic traits as more appropriate “response traits” with regard to precipitation, which should be included in future community-scale trait surveys. Trait-based ecology has the potential to improve predictions of ecosystem responses to predicted changes in precipitation; however, this predictive power depends heavily on the identification of reliable response and effect traits. To this end, trait surveys could be improved by a selection of traits that reflect physiological functions directly related to water availability with traits weighted by species relative abundance. A plain language summary is available for this article.&quot;,&quot;container-title&quot;:&quot;Functional Ecology&quot;,&quot;DOI&quot;:&quot;10.1111/1365-2435.13135&quot;,&quot;ISSN&quot;:&quot;1365-2435&quot;,&quot;issue&quot;:&quot;7&quot;,&quot;language&quot;:&quot;en&quot;,&quot;license&quot;:&quot;© 2018 The Authors. Functional Ecology © 2018 British Ecological Society&quot;,&quot;note&quot;:&quot;_eprint: https://onlinelibrary.wiley.com/doi/pdf/10.1111/1365-2435.13135&quot;,&quot;page&quot;:&quot;1746-1756&quot;,&quot;source&quot;:&quot;Wiley Online Library&quot;,&quot;title&quot;:&quot;Trait selection and community weighting are key to understanding ecosystem responses to changing precipitation regimes&quot;,&quot;volume&quot;:&quot;32&quot;,&quot;author&quot;:[{&quot;family&quot;:&quot;Griffin-Nolan&quot;,&quot;given&quot;:&quot;Robert J.&quot;},{&quot;family&quot;:&quot;Bushey&quot;,&quot;given&quot;:&quot;Julie A.&quot;},{&quot;family&quot;:&quot;Carroll&quot;,&quot;given&quot;:&quot;Charles J. W.&quot;},{&quot;family&quot;:&quot;Challis&quot;,&quot;given&quot;:&quot;Anthea&quot;},{&quot;family&quot;:&quot;Chieppa&quot;,&quot;given&quot;:&quot;Jeff&quot;},{&quot;family&quot;:&quot;Garbowski&quot;,&quot;given&quot;:&quot;Magda&quot;},{&quot;family&quot;:&quot;Hoffman&quot;,&quot;given&quot;:&quot;Ava M.&quot;},{&quot;family&quot;:&quot;Post&quot;,&quot;given&quot;:&quot;Alison K.&quot;},{&quot;family&quot;:&quot;Slette&quot;,&quot;given&quot;:&quot;Ingrid J.&quot;},{&quot;family&quot;:&quot;Spitzer&quot;,&quot;given&quot;:&quot;Daniel&quot;},{&quot;family&quot;:&quot;Zambonini&quot;,&quot;given&quot;:&quot;Dario&quot;},{&quot;family&quot;:&quot;Ocheltree&quot;,&quot;given&quot;:&quot;Troy W.&quot;},{&quot;family&quot;:&quot;Tissue&quot;,&quot;given&quot;:&quot;David T.&quot;},{&quot;family&quot;:&quot;Knapp&quot;,&quot;given&quot;:&quot;Alan K.&quot;}],&quot;issued&quot;:{&quot;date-parts&quot;:[[&quot;2018&quot;]]}}}],&quot;schema&quot;:&quot;https://github.com/citation-style-language/schema/raw/master/csl-citation.json&quot;} RNDzKpt56S9WV"/>.<text:span text:style-name="T31"> </text:span><text:span text:style-name="T32">Thus, trait-based predictions serve as valuable tools for filling gaps in our understanding of species and ecosystems' distributions and responses to abiotic factors, particularly for those about which we have limited knowledge.</text:span></text:p>
      <text:p text:style-name="P15"/>
      <text:p text:style-name="P9"><text:span text:style-name="T18">Species sharing traits should also share similar interactions. For example, </text:span><text:span text:style-name="T39">in a study</text:span><text:span text:style-name="T18"> looking at all predator-prey interactions for European vertebrates, O’Connor et al. </text:span><text:reference-mark-start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6OBJVUyRTF"/><text:span text:style-name="T162">(2020)</text:span><text:reference-mark-end text:name="ZOTERO_ITEM CSL_CITATION {&quot;citationID&quot;:&quot;veX2zviK&quot;,&quot;properties&quot;:{&quot;formattedCitation&quot;:&quot;(O’Connor et al. 2020)&quot;,&quot;plainCitation&quot;:&quot;(O’Connor et al. 2020)&quot;,&quot;dontUpdate&quot;:true,&quot;noteIndex&quot;:0},&quot;citationItems&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6OBJVUyRTF"/><text:span text:style-name="T18"> found that species traits </text:span><text:span text:style-name="T1">strongly explained</text:span><text:span text:style-name="T18"> species trophic group</text:span><text:span text:style-name="T32">s</text:span><text:span text:style-name="T18"> (species sharing similar </text:span><text:span text:style-name="T32">resources and enemies</text:span><text:span text:style-name="T18">). Therefore, traits also provide a framework to predict interactions <text:s/></text:span><text:reference-mark-start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cFxbP2iXUw"/><text:span text:style-name="T162">(Bartomeus </text:span><text:span text:style-name="T172">et al.</text:span><text:span text:style-name="T173"> 2016; Gravel </text:span><text:span text:style-name="T172">et al.</text:span><text:span text:style-name="T173"> 2013)</text:span><text:reference-mark-end text:name="ZOTERO_ITEM CSL_CITATION {&quot;citationID&quot;:&quot;eRSWFgok&quot;,&quot;properties&quot;:{&quot;formattedCitation&quot;:&quot;(Bartomeus {\\i{}et al.} 2016; Gravel {\\i{}et al.} 2013)&quot;,&quot;plainCitation&quot;:&quot;(Bartomeus et al. 2016; Gravel et al. 2013)&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id&quot;:290,&quot;uris&quot;:[&quot;http://zotero.org/users/7057764/items/8PRHRTGV&quot;],&quot;itemData&quot;:{&quot;id&quot;:290,&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schema&quot;:&quot;https://github.com/citation-style-language/schema/raw/master/csl-citation.json&quot;} RNDcFxbP2iXUw"/><text:span text:style-name="T18">. For trophic interactions, this means that the traits of predators should determine the type of species it can feed on. Similarly, the traits of the prey should determine the type of </text:span><text:soft-page-break/><text:span text:style-name="T18">predator a species has. These assumptions form the foundation</text:span><text:span text:style-name="T59"> of</text:span><text:span text:style-name="T18"> ‘trait-matching’ models that aim to predict functionally feasible interactions </text:span><text:span text:style-name="T39">with</text:span><text:span text:style-name="T18">in a species pool </text:span><text:reference-mark-start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LBVDcX4IlR"/><text:span text:style-name="T162">(Morales-Castilla </text:span><text:span text:style-name="T172">et al.</text:span><text:span text:style-name="T173"> 2015)</text:span><text:reference-mark-end text:name="ZOTERO_ITEM CSL_CITATION {&quot;citationID&quot;:&quot;lFjn2IvP&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LBVDcX4IlR"/><text:span text:style-name="T18">. Th</text:span><text:span text:style-name="T39">es</text:span><text:span text:style-name="T44">e</text:span><text:span text:style-name="T39"> trait-matching</text:span><text:span text:style-name="T18"> model</text:span><text:span text:style-name="T39">s</text:span><text:span text:style-name="T18"> have been </text:span><text:span text:style-name="T39">shown</text:span><text:span text:style-name="T18"> to </text:span><text:span text:style-name="T63">accurately </text:span><text:span text:style-name="T18">predict </text:span><text:span text:style-name="T39">potential</text:span><text:span text:style-name="T18"> species interactions for a number of ecosystems, taxa, and interaction type</text:span><text:span text:style-name="T39">s</text:span><text:span text:style-name="T18"> </text:span><text:reference-mark-start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Jcru7l7MVC"/><text:span text:style-name="T162">(Brousseau </text:span><text:span text:style-name="T172">et al.</text:span><text:span text:style-name="T173"> 2018; Laigle </text:span><text:span text:style-name="T172">et al.</text:span><text:span text:style-name="T173"> 2018; Pichler </text:span><text:span text:style-name="T172">et al.</text:span><text:span text:style-name="T173"> 2020; Pomeranz </text:span><text:span text:style-name="T172">et al.</text:span><text:span text:style-name="T173"> 2019)</text:span><text:reference-mark-end text:name="ZOTERO_ITEM CSL_CITATION {&quot;citationID&quot;:&quot;pDgKudfW&quot;,&quot;properties&quot;:{&quot;formattedCitation&quot;:&quot;(Brousseau {\\i{}et al.} 2018; Laigle {\\i{}et al.} 2018; Pichler {\\i{}et al.} 2020; Pomeranz {\\i{}et al.} 2019)&quot;,&quot;plainCitation&quot;:&quot;(Brousseau et al. 2018; Laigle et al. 2018; Pichler et al. 2020; Pomeranz et al. 2019)&quot;,&quot;noteIndex&quot;:0},&quot;citationItems&quot;:[{&quot;id&quot;:582,&quot;uris&quot;:[&quot;http://zotero.org/users/7057764/items/GQIMSQKH&quot;],&quot;itemData&quot;:{&quot;id&quot;:582,&quot;type&quot;:&quot;article-journal&quot;,&quot;abstract&quot;:&quot;With global change modifying species assemblages, our success in predicting ecosystem-level consequences of these new communities will depend, in part, on our ability to understand biotic interactions. Current food web theory considers interactions between numerous species simultaneously, but descriptive models are unable to predict interactions between newly co-occurring species. Incorporating proxies such as functional traits and phylogeny into models could help infer predator/prey interactions. Here, we used trait matching between predator feeding traits and prey vulnerability traits, along with phylogeny (used as a proxy for chemical defence and other traits difficult to document), to infer predatory interactions using ground beetles as model organisms. A feeding experiment was conducted involving 20 ground beetle and 115 prey species to determine which pair of species did or did not interact. Eight predator and four prey functional traits were measured directly on specimens. Then, using a modelling approach based on the matching-centrality formalism, we evaluated 511 predictive ecological models that tested different combinations of all predator and prey functional traits, and phylogenetic information. The most parsimonious model accurately predicted 81% of the observed realized and unrealized interactions, using phylogenetic information and the trait-matches predator biting force/prey cuticular toughness and predator/prey body size ratio. The best trait-based models predicted correctly &gt;80% which species interact (realized interactions), but predict &lt;58% of which species did not interact (unrealized interactions). Adding a phylogenetic term representing the evolutionary distance within each trophic level increased the ability to predict which species did not interact to &gt;75%. The matching of predator biting force and prey cuticular toughness demonstrated a better predictive power than the commonly used predator/prey body size ratio. Our novel model combining both functional traits and phylogeny extends beyond existing descriptive approaches and could represent a valuable tool to predict consumer/resource interactions of newly introduced species and to resolve cryptic food webs. A plain language summary is available for this article.&quot;,&quot;container-title&quot;:&quot;Functional Ecology&quot;,&quot;DOI&quot;:&quot;10.1111/1365-2435.12943&quot;,&quot;ISSN&quot;:&quot;1365-2435&quot;,&quot;issue&quot;:&quot;1&quot;,&quot;language&quot;:&quot;en&quot;,&quot;license&quot;:&quot;© 2017 The Authors. Functional Ecology © 2017 British Ecological Society&quot;,&quot;note&quot;:&quot;_eprint: https://besjournals.onlinelibrary.wiley.com/doi/pdf/10.1111/1365-2435.12943&quot;,&quot;page&quot;:&quot;192-202&quot;,&quot;source&quot;:&quot;Wiley Online Library&quot;,&quot;title&quot;:&quot;Trait matching and phylogeny as predictors of predator–prey interactions involving ground beetles&quot;,&quot;volume&quot;:&quot;32&quot;,&quot;author&quot;:[{&quot;family&quot;:&quot;Brousseau&quot;,&quot;given&quot;:&quot;Pierre-Marc&quot;},{&quot;family&quot;:&quot;Gravel&quot;,&quot;given&quot;:&quot;Dominique&quot;},{&quot;family&quot;:&quot;Handa&quot;,&quot;given&quot;:&quot;I. Tanya&quot;}],&quot;issued&quot;:{&quot;date-parts&quot;:[[&quot;2018&quot;]]}}},{&quot;id&quot;:254,&quot;uris&quot;:[&quot;http://zotero.org/users/7057764/items/5FQZ3HMU&quot;],&quot;itemData&quot;:{&quot;id&quot;:254,&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license&quot;:&quot;© 2017 The Authors&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581,&quot;uris&quot;:[&quot;http://zotero.org/users/7057764/items/D3B6ZBDD&quot;],&quot;itemData&quot;:{&quot;id&quot;:581,&quot;type&quot;:&quot;article-journal&quot;,&quot;abstract&quot;:&quot;Ecologists have long suspected that species are more likely to interact if their traits match in a particular way. For example, a pollination interaction may be more likely if the proportions of a bee's tongue fit a plant's flower shape. Empirical estimates of the importance of trait-matching for determining species interactions, however, vary significantly among different types of ecological networks. Here, we show that ambiguity among empirical trait-matching studies may have arisen at least in parts from using overly simple statistical models. Using simulated and real data, we contrast conventional generalized linear models (GLM) with more flexible Machine Learning (ML) models (Random Forest, Boosted Regression Trees, Deep Neural Networks, Convolutional Neural Networks, Support Vector Machines, naïve Bayes, and k-Nearest-Neighbor), testing their ability to predict species interactions based on traits, and infer trait combinations causally responsible for species interactions. We found that the best ML models can successfully predict species interactions in plant–pollinator networks, outperforming GLMs by a substantial margin. Our results also demonstrate that ML models can better identify the causally responsible trait-matching combinations than GLMs. In two case studies, the best ML models successfully predicted species interactions in a global plant–pollinator database and inferred ecologically plausible trait-matching rules for a plant–hummingbird network from Costa Rica, without any prior assumptions about the system. We conclude that flexible ML models offer many advantages over traditional regression models for understanding interaction networks. We anticipate that these results extrapolate to other ecological network types. More generally, our results highlight the potential of machine learning and artificial intelligence for inference in ecology, beyond standard tasks such as image or pattern recognition.&quot;,&quot;container-title&quot;:&quot;Methods in Ecology and Evolution&quot;,&quot;DOI&quot;:&quot;10.1111/2041-210X.13329&quot;,&quot;ISSN&quot;:&quot;2041-210X&quot;,&quot;issue&quot;:&quot;2&quot;,&quot;language&quot;:&quot;en&quot;,&quot;license&quot;:&quot;© 2019 The Authors. Methods in Ecology and Evolution published by John Wiley &amp; Sons Ltd on behalf of British Ecological Society.&quot;,&quot;note&quot;:&quot;_eprint: https://besjournals.onlinelibrary.wiley.com/doi/pdf/10.1111/2041-210X.13329&quot;,&quot;page&quot;:&quot;281-293&quot;,&quot;source&quot;:&quot;Wiley Online Library&quot;,&quot;title&quot;:&quot;Machine learning algorithms to infer trait-matching and predict species interactions in ecological networks&quot;,&quot;volume&quot;:&quot;11&quot;,&quot;author&quot;:[{&quot;family&quot;:&quot;Pichler&quot;,&quot;given&quot;:&quot;Maximilian&quot;},{&quot;family&quot;:&quot;Boreux&quot;,&quot;given&quot;:&quot;Virginie&quot;},{&quot;family&quot;:&quot;Klein&quot;,&quot;given&quot;:&quot;Alexandra-Maria&quot;},{&quot;family&quot;:&quot;Schleuning&quot;,&quot;given&quot;:&quot;Matthias&quot;},{&quot;family&quot;:&quot;Hartig&quot;,&quot;given&quot;:&quot;Florian&quot;}],&quot;issued&quot;:{&quot;date-parts&quot;:[[&quot;2020&quot;]]}}},{&quot;id&quot;:109,&quot;uris&quot;:[&quot;http://zotero.org/users/7057764/items/7W7R8T4B&quot;],&quot;itemData&quot;:{&quot;id&quot;:109,&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license&quot;:&quot;© 2018 The Authors. Methods in Ecology and Evolution © 2018 British Ecological Society&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Jcru7l7MVC"/><text:span text:style-name="T18">. Once again, these trait-based models offer a promising avenue for gaining a mechanistic understanding of how traits relate to niches and for filling knowledge gaps regarding species interactions </text:span><text:reference-mark-start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mnlon51LcN"/><text:span text:style-name="T162">(Hortal </text:span><text:span text:style-name="T172">et al.</text:span><text:span text:style-name="T173"> 2015)</text:span><text:reference-mark-end text:name="ZOTERO_ITEM CSL_CITATION {&quot;citationID&quot;:&quot;tA4M7yVz&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mnlon51LcN"/><text:span text:style-name="T18">.</text:span></text:p>
      <text:p text:style-name="P15"/>
      <text:p text:style-name="P6"><text:span text:style-name="T56">Each chapter of my thesis examines the relationship between species traits and their ecology. In the first two chapters, I use trait-based models to predict </text:span><text:span text:style-name="T64">trophic</text:span><text:span text:style-name="T56"> interactions, focusing on how species traits relate to their Eltonian niches. In Chapter 3, I use traits to predict how North American birds move within climatic and geographic spaces </text:span><text:span text:style-name="T64">and </text:span><text:span text:style-name="T63">to </text:span><text:span text:style-name="T64">explor</text:span><text:span text:style-name="T63">e</text:span><text:span text:style-name="T64"> the consequences </text:span><text:span text:style-name="T63">of these movements</text:span><text:span text:style-name="T64"> for the seasonal redistribution of traits in space</text:span><text:span text:style-name="T56">. Finally, in Chapter 4, I investigate how bird traits predict </text:span><text:span text:style-name="T65">the decline </text:span><text:span text:style-name="T63">of</text:span><text:span text:style-name="T65"> North American birds between 1970 and 2017</text:span><text:span text:style-name="T56">.</text:span></text:p>
      <text:p text:style-name="P15"/>
      <text:h text:style-name="P30" text:outline-level="2"><text:bookmark-start text:name="__RefHeading___Toc138716_3552101809"/>Biogeography<text:bookmark-end text:name="__RefHeading___Toc138716_3552101809"/></text:h>
      <text:p text:style-name="P9"><text:span text:style-name="T24">One of the subfield</text:span><text:span text:style-name="T63">s</text:span><text:span text:style-name="T24"> of ecology most profoundly influenced by niche theory is biogeography, the study of how biodiversity is distributed. </text:span><text:span text:style-name="T17">The history of biogeography can be traced back to the work of Humbol</text:span><text:span text:style-name="T27">d</text:span><text:span text:style-name="T17">t. In </text:span><text:span text:style-name="T71">their</text:span><text:span text:style-name="T17"> 1807 essay, Humbol</text:span><text:span text:style-name="T27">d</text:span><text:span text:style-name="T17">t noted how plant communities tend to be more diverse as one move</text:span><text:span text:style-name="T66">s</text:span><text:span text:style-name="T17"> closer to the equator </text:span><text:reference-mark-start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J6JOsFmdT3"/><text:span text:style-name="T170">(Humboldt </text:span><text:span text:style-name="T172">et al.</text:span><text:span text:style-name="T173"> 2008)</text:span><text:reference-mark-end text:name="ZOTERO_ITEM CSL_CITATION {&quot;citationID&quot;:&quot;lq8CCBIq&quot;,&quot;properties&quot;:{&quot;formattedCitation&quot;:&quot;(Humboldt {\\i{}et al.} 2008)&quot;,&quot;plainCitation&quot;:&quot;(Humboldt et al. 2008)&quot;,&quot;noteIndex&quot;:0},&quot;citationItems&quot;:[{&quot;id&quot;:3777,&quot;uris&quot;:[&quot;http://zotero.org/users/7057764/items/Q6BTTYCM&quot;],&quot;itemData&quot;:{&quot;id&quot;:3777,&quot;type&quot;:&quot;book&quot;,&quot;call-number&quot;:&quot;QK101 .H9313 2008&quot;,&quot;event-place&quot;:&quot;Chicago&quot;,&quot;ISBN&quot;:&quot;978-0-226-36066-9&quot;,&quot;language&quot;:&quot;eng&quot;,&quot;note&quot;:&quot;OCLC: ocn247962343&quot;,&quot;number-of-pages&quot;:&quot;274&quot;,&quot;publisher&quot;:&quot;University of Chicago Press&quot;,&quot;publisher-place&quot;:&quot;Chicago&quot;,&quot;source&quot;:&quot;Library of Congress ISBN&quot;,&quot;title&quot;:&quot;Essay on the geography of plants&quot;,&quot;author&quot;:[{&quot;family&quot;:&quot;Humboldt&quot;,&quot;given&quot;:&quot;Alexander&quot;,&quot;dropping-particle&quot;:&quot;von&quot;},{&quot;family&quot;:&quot;Bonpland&quot;,&quot;given&quot;:&quot;Aimé&quot;},{&quot;family&quot;:&quot;Jackson&quot;,&quot;given&quot;:&quot;Stephen T.&quot;},{&quot;family&quot;:&quot;Romanowski&quot;,&quot;given&quot;:&quot;Sylvie&quot;}],&quot;issued&quot;:{&quot;date-parts&quot;:[[&quot;2008&quot;]]}}}],&quot;schema&quot;:&quot;https://github.com/citation-style-language/schema/raw/master/csl-citation.json&quot;} RNDJ6JOsFmdT3"/><text:span text:style-name="T17">. </text:span><text:span text:style-name="T27">Mechanisms </text:span><text:span text:style-name="T17">explaining this </text:span><text:span text:style-name="T27">latitudinal gradient</text:span><text:span text:style-name="T17"> </text:span><text:span text:style-name="T27">of diversity </text:span><text:span text:style-name="T17">would be proposed </text:span><text:span text:style-name="T68">more than a</text:span><text:span text:style-name="T27"> </text:span><text:span text:style-name="T17">centur</text:span><text:span text:style-name="T68">y</text:span><text:span text:style-name="T17"> after Humbol</text:span><text:span text:style-name="T27">d</text:span><text:span text:style-name="T17">t’</text:span><text:span text:style-name="T27">s</text:span><text:span text:style-name="T17"> work </text:span><text:span text:style-name="T27">and </text:span><text:span text:style-name="T36">remain heavily</text:span><text:span text:style-name="T27"> debate</text:span><text:span text:style-name="T36">d</text:span><text:span text:style-name="T27"> </text:span><text:reference-mark-start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oXxiAONjvU"/><text:span text:style-name="T160">(Mittelbach </text:span><text:span text:style-name="T172">et al.</text:span><text:span text:style-name="T173"> 2007; Pianka 1966)</text:span><text:reference-mark-end text:name="ZOTERO_ITEM CSL_CITATION {&quot;citationID&quot;:&quot;PSL5rzH2&quot;,&quot;properties&quot;:{&quot;formattedCitation&quot;:&quot;(Mittelbach {\\i{}et al.} 2007; Pianka 1966)&quot;,&quot;plainCitation&quot;:&quot;(Mittelbach et al. 2007; Pianka 1966)&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6,&quot;uris&quot;:[&quot;http://zotero.org/users/7057764/items/HNIZHYST&quot;],&quot;itemData&quot;:{&quot;id&quot;:3786,&quot;type&quot;:&quot;article-journal&quot;,&quot;abstract&quot;:&quot;The six major hypotheses of the control of species diversity are restated, examined, and some possible tests suggested. Although several of these mechanisms could be operating simultaneously, it is instructive to consider them separately, as this can serve to clarify our thinking, as well as assist in the choice of the best test situations for future examination.&quot;,&quot;container-title&quot;:&quot;The American Naturalist&quot;,&quot;DOI&quot;:&quot;10.1086/282398&quot;,&quot;ISSN&quot;:&quot;0003-0147&quot;,&quot;issue&quot;:&quot;910&quot;,&quot;note&quot;:&quot;publisher: The University of Chicago Press&quot;,&quot;page&quot;:&quot;33-46&quot;,&quot;source&quot;:&quot;journals.uchicago.edu (Atypon)&quot;,&quot;title&quot;:&quot;Latitudinal Gradients in Species Diversity: A Review of Concepts&quot;,&quot;title-short&quot;:&quot;Latitudinal Gradients in Species Diversity&quot;,&quot;volume&quot;:&quot;100&quot;,&quot;author&quot;:[{&quot;family&quot;:&quot;Pianka&quot;,&quot;given&quot;:&quot;Eric R.&quot;}],&quot;issued&quot;:{&quot;date-parts&quot;:[[&quot;1966&quot;,1]]}}}],&quot;schema&quot;:&quot;https://github.com/citation-style-language/schema/raw/master/csl-citation.json&quot;} RNDoXxiAONjvU"/><text:span text:style-name="T17">. Another </text:span><text:span text:style-name="T36">key figure in the foundation</text:span><text:span text:style-name="T17"> of biogeography is Wallace. During </text:span><text:span text:style-name="T71">their</text:span><text:span text:style-name="T17"> extensive travels in the mid-19th century, </text:span><text:soft-page-break/><text:span text:style-name="T17">Wallace noticed that how vertebrate families are distributed tend to form distinct geographical units. Based on this observation and on the existing knowledge of </text:span><text:span text:style-name="T71">their</text:span><text:span text:style-name="T17"> time, </text:span><text:span text:style-name="T71">they</text:span><text:span text:style-name="T17"> proposed that the Earth's land surface can be divided in</text:span><text:span text:style-name="T66">to</text:span><text:span text:style-name="T17"> zoog</text:span><text:span text:style-name="T36">eog</text:span><text:span text:style-name="T17">raphic regions based on </text:span><text:span text:style-name="T36">species </text:span><text:span text:style-name="T17">distribution</text:span><text:span text:style-name="T36">s</text:span><text:span text:style-name="T17"> </text:span><text:reference-mark-start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THvk4u1X8n"/><text:span text:style-name="T170">(Holt </text:span><text:span text:style-name="T172">et al.</text:span><text:span text:style-name="T173"> 2013; Wallace 2011)</text:span><text:reference-mark-end text:name="ZOTERO_ITEM CSL_CITATION {&quot;citationID&quot;:&quot;9UxhsLMX&quot;,&quot;properties&quot;:{&quot;formattedCitation&quot;:&quot;(Holt {\\i{}et al.} 2013; Wallace 2011)&quot;,&quot;plainCitation&quot;:&quot;(Holt et al. 2013; Wallace 2011)&quot;,&quot;noteIndex&quot;:0},&quot;citationItems&quot;:[{&quot;id&quot;:3789,&quot;uris&quot;:[&quot;http://zotero.org/users/7057764/items/5ZUNR8FP&quot;],&quot;itemData&quot;:{&quot;id&quot;:3789,&quot;type&quot;:&quot;article-journal&quot;,&quot;abstract&quot;:&quot;Next-Generation Biogeography\n            \n              In 1876, Alfred Russel Wallace mapped the zoogeographical regions of the world, based on the distributions and taxonomic relationships of broadly defined mammalian families. Wallace's classification of zoogeographical regions became a cornerstone of modern biogeography and a reference for a wide variety of biological disciplines, including global biodiversity and conservation sciences.\n              \n                Holt\n                et al.\n              \n              (p.\n              74\n              , published online 20 December) present a next-generation map of wallacean zoogeographic regions, incorporating phylogenetic data on &gt;20,000 vertebrate species to discern and characterize their natural biogeographic patterns.\n            \n          , \n            Mapping the geographic distribution and phylogenetic relationships of 21,037 vertebrate species yields 11 realms.\n          , \n            Modern attempts to produce biogeographic maps focus on the distribution of species, and the maps are typically drawn without phylogenetic considerations. Here, we generate a global map of zoogeographic regions by combining data on the distributions and phylogenetic relationships of 21,037 species of amphibians, birds, and mammals. We identify 20 distinct zoogeographic regions, which are grouped into 11 larger realms. We document the lack of support for several regions previously defined based on distributional data and show that spatial turnover in the phylogenetic composition of vertebrate assemblages is higher in the Southern than in the Northern Hemisphere. We further show that the integration of phylogenetic information provides valuable insight on historical relationships among regions, permitting the identification of evolutionarily unique regions of the world.&quot;,&quot;container-title&quot;:&quot;Science&quot;,&quot;DOI&quot;:&quot;10.1126/science.1228282&quot;,&quot;ISSN&quot;:&quot;0036-8075, 1095-9203&quot;,&quot;issue&quot;:&quot;6115&quot;,&quot;journalAbbreviation&quot;:&quot;Science&quot;,&quot;language&quot;:&quot;en&quot;,&quot;page&quot;:&quot;74-78&quot;,&quot;source&quot;:&quot;DOI.org (Crossref)&quot;,&quot;title&quot;:&quot;An Update of Wallace’s Zoogeographic Regions of the World&quot;,&quot;volume&quot;:&quot;339&quot;,&quot;author&quot;:[{&quot;family&quot;:&quot;Holt&quot;,&quot;given&quot;:&quot;Ben G.&quot;},{&quot;family&quot;:&quot;Lessard&quot;,&quot;given&quot;:&quot;Jean-Philippe&quot;},{&quot;family&quot;:&quot;Borregaard&quot;,&quot;given&quot;:&quot;Michael K.&quot;},{&quot;family&quot;:&quot;Fritz&quot;,&quot;given&quot;:&quot;Susanne A.&quot;},{&quot;family&quot;:&quot;Araújo&quot;,&quot;given&quot;:&quot;Miguel B.&quot;},{&quot;family&quot;:&quot;Dimitrov&quot;,&quot;given&quot;:&quot;Dimitar&quot;},{&quot;family&quot;:&quot;Fabre&quot;,&quot;given&quot;:&quot;Pierre-Henri&quot;},{&quot;family&quot;:&quot;Graham&quot;,&quot;given&quot;:&quot;Catherine H.&quot;},{&quot;family&quot;:&quot;Graves&quot;,&quot;given&quot;:&quot;Gary R.&quot;},{&quot;family&quot;:&quot;Jønsson&quot;,&quot;given&quot;:&quot;Knud A.&quot;},{&quot;family&quot;:&quot;Nogués-Bravo&quot;,&quot;given&quot;:&quot;David&quot;},{&quot;family&quot;:&quot;Wang&quot;,&quot;given&quot;:&quot;Zhiheng&quot;},{&quot;family&quot;:&quot;Whittaker&quot;,&quot;given&quot;:&quot;Robert J.&quot;},{&quot;family&quot;:&quot;Fjeldså&quot;,&quot;given&quot;:&quot;Jon&quot;},{&quot;family&quot;:&quot;Rahbek&quot;,&quot;given&quot;:&quot;Carsten&quot;}],&quot;issued&quot;:{&quot;date-parts&quot;:[[&quot;2013&quot;,1,4]]}}},{&quot;id&quot;:3788,&quot;uris&quot;:[&quot;http://zotero.org/users/7057764/items/8PQF2BPN&quot;],&quot;itemData&quot;:{&quot;id&quot;:3788,&quot;type&quot;:&quot;book&quot;,&quot;abstract&quot;:&quot;Alfred Russel Wallace (1823–1913) was a British biologist and explorer whose theories of evolution, arrived at independently, caused Darwin to allow their famous joint paper to go forward to the Linnean Society in 1858. Considered the nineteenth century's leading expert on the geographical distribution of animals, Wallace carried out extensive fieldwork in areas as diverse as North and South America, Africa, China, India and Australia to document the habitats, breeding, migration and feeding behaviour of thousands of species around the world, and the influence of environmental conditions on their survival. First published in 1876, this two-volume set presents Wallace's findings, and represents a landmark in the study of zoology, evolutionary biology and palaeontology which remains relevant to scholars in these fields today. Volume 1 focuses on the classification of species, migration processes, factors influencing extinction, and the characteristics of a range of zoological regions worldwide.&quot;,&quot;edition&quot;:&quot;1&quot;,&quot;ISBN&quot;:&quot;978-1-108-03784-6&quot;,&quot;license&quot;:&quot;https://www.cambridge.org/core/terms&quot;,&quot;note&quot;:&quot;DOI: 10.1017/CBO9781139097109&quot;,&quot;publisher&quot;:&quot;Cambridge University Press&quot;,&quot;source&quot;:&quot;DOI.org (Crossref)&quot;,&quot;title&quot;:&quot;The Geographical Distribution of Animals: With a Study of the Relations of Living and Extinct Faunas as Elucidating the Past Changes of the Earth's Surface&quot;,&quot;title-short&quot;:&quot;The Geographical Distribution of Animals&quot;,&quot;URL&quot;:&quot;https://www.cambridge.org/core/product/identifier/9781139097109/type/book&quot;,&quot;author&quot;:[{&quot;family&quot;:&quot;Wallace&quot;,&quot;given&quot;:&quot;Alfred Russel&quot;}],&quot;accessed&quot;:{&quot;date-parts&quot;:[[&quot;2024&quot;,4,8]]},&quot;issued&quot;:{&quot;date-parts&quot;:[[&quot;2011&quot;,11,3]]}}}],&quot;schema&quot;:&quot;https://github.com/citation-style-language/schema/raw/master/csl-citation.json&quot;} RNDTHvk4u1X8n"/><text:span text:style-name="T17">. These </text:span><text:span text:style-name="T27">two seminal work</text:span><text:span text:style-name="T41">s</text:span><text:span text:style-name="T27"> </text:span><text:span text:style-name="T36">paved</text:span><text:span text:style-name="T17"> the way for the </text:span><text:span text:style-name="T36">exploration</text:span><text:span text:style-name="T17"> of </text:span><text:span text:style-name="T29">other </text:span><text:span text:style-name="T17">generalities </text:span><text:span text:style-name="T27">and peculiarities of</text:span><text:span text:style-name="T17"> </text:span><text:span text:style-name="T27">how the diversity of life distribute</text:span><text:span text:style-name="T36">s</text:span><text:span text:style-name="T27"> in space and time, such as the r</text:span><text:span text:style-name="T17">elationship between diversity and area </text:span><text:reference-mark-start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PrcHVWelZx"/><text:span text:style-name="T17">(Preston 1960)</text:span><text:reference-mark-end text:name="ZOTERO_ITEM CSL_CITATION {&quot;citationID&quot;:&quot;rxB0n1o9&quot;,&quot;properties&quot;:{&quot;formattedCitation&quot;:&quot;(Preston 1960)&quot;,&quot;plainCitation&quot;:&quot;(Preston 1960)&quot;,&quot;noteIndex&quot;:0},&quot;citationItems&quot;:[{&quot;id&quot;:3790,&quot;uris&quot;:[&quot;http://zotero.org/users/7057764/items/7QN7HKRJ&quot;],&quot;itemData&quot;:{&quot;id&quot;:3790,&quot;type&quot;:&quot;article-journal&quot;,&quot;container-title&quot;:&quot;Ecology&quot;,&quot;DOI&quot;:&quot;10.2307/1931793&quot;,&quot;ISSN&quot;:&quot;0012-9658&quot;,&quot;issue&quot;:&quot;4&quot;,&quot;note&quot;:&quot;publisher: Ecological Society of America&quot;,&quot;page&quot;:&quot;612-627&quot;,&quot;source&quot;:&quot;JSTOR&quot;,&quot;title&quot;:&quot;Time and Space and the Variation of Species&quot;,&quot;volume&quot;:&quot;41&quot;,&quot;author&quot;:[{&quot;family&quot;:&quot;Preston&quot;,&quot;given&quot;:&quot;F. W.&quot;}],&quot;issued&quot;:{&quot;date-parts&quot;:[[&quot;1960&quot;]]}}}],&quot;schema&quot;:&quot;https://github.com/citation-style-language/schema/raw/master/csl-citation.json&quot;} RNDPrcHVWelZx"/><text:span text:style-name="T17"> or the work on island biogeography </text:span><text:reference-mark-start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zsLO1vS8KM"/><text:span text:style-name="T17">(MacArthur &amp; Wilson 2001)</text:span><text:reference-mark-end text:name="ZOTERO_ITEM CSL_CITATION {&quot;citationID&quot;:&quot;vrLyttBL&quot;,&quot;properties&quot;:{&quot;formattedCitation&quot;:&quot;(MacArthur &amp; Wilson 2001)&quot;,&quot;plainCitation&quot;:&quot;(MacArthur &amp; Wilson 2001)&quot;,&quot;noteIndex&quot;:0},&quot;citationItems&quot;:[{&quot;id&quot;:3792,&quot;uris&quot;:[&quot;http://zotero.org/users/7057764/items/D9LJCYXF&quot;],&quot;itemData&quot;:{&quot;id&quot;:3792,&quot;type&quot;:&quot;book&quot;,&quot;call-number&quot;:&quot;578.752&quot;,&quot;collection-title&quot;:&quot;Princeton landmarks in biology&quot;,&quot;edition&quot;:&quot;13th printing and first Princeton landmarks in biology ed&quot;,&quot;event-place&quot;:&quot;Princeton Oxford&quot;,&quot;ISBN&quot;:&quot;978-0-691-08836-5&quot;,&quot;language&quot;:&quot;eng&quot;,&quot;publisher&quot;:&quot;Princeton university press&quot;,&quot;publisher-place&quot;:&quot;Princeton Oxford&quot;,&quot;source&quot;:&quot;BnF ISBN&quot;,&quot;title&quot;:&quot;The theory of island biogeography&quot;,&quot;author&quot;:[{&quot;family&quot;:&quot;MacArthur&quot;,&quot;given&quot;:&quot;Robert H.&quot;},{&quot;family&quot;:&quot;Wilson&quot;,&quot;given&quot;:&quot;Edward O.&quot;}],&quot;issued&quot;:{&quot;date-parts&quot;:[[&quot;2001&quot;]]}}}],&quot;schema&quot;:&quot;https://github.com/citation-style-language/schema/raw/master/csl-citation.json&quot;} RNDzsLO1vS8KM"/><text:span text:style-name="T17">. </text:span><text:span text:style-name="T160">Understanding how these patterns emerge ha</text:span><text:span text:style-name="T169">s</text:span><text:span text:style-name="T160"> been among the most fruitful avenue</text:span><text:span text:style-name="T164">s</text:span><text:span text:style-name="T160"> to enhance our understanding of how communities assemble, persist and function</text:span><text:span text:style-name="T27">.</text:span></text:p>
      <text:p text:style-name="P16"/>
      <text:p text:style-name="P9"><text:span text:style-name="T24">The development of niche theory and models transformed biogeography from a primarily descriptive science into one that </text:span><text:span text:style-name="T60">offers</text:span><text:span text:style-name="T24"> testable predictions </text:span><text:reference-mark-start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SAppdZCUw3"/><text:span text:style-name="T24">(Elith &amp; Leathwick 2009; Pulliam 2000)</text:span><text:reference-mark-end text:name="ZOTERO_ITEM CSL_CITATION {&quot;citationID&quot;:&quot;t3SiiQjs&quot;,&quot;properties&quot;:{&quot;formattedCitation&quot;:&quot;(Elith &amp; Leathwick 2009; Pulliam 2000)&quot;,&quot;plainCitation&quot;:&quot;(Elith &amp; Leathwick 2009; Pulliam 2000)&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id&quot;:3754,&quot;uris&quot;:[&quot;http://zotero.org/users/7057764/items/4HQD74QL&quot;],&quot;itemData&quot;:{&quot;id&quot;:3754,&quot;type&quot;:&quot;article-journal&quot;,&quot;abstract&quot;:&quot;Applications of Hutchinson’s n-dimensional niche concept are often focused on the role of interspecific competition in shaping species distribution patterns. In this paper, I discuss a variety of factors, in addition to competition, that influence the observed relationship between species distribution and the availability of suitable habitat. In particular, I show that Hutchinson’s niche concept can be modified to incorporate the influences of niche width, habitat availability and dispersal, as well as interspecific competition per se. I introduce a simulation model called NICHE that embodies many of Hutchinson’s original niche concepts and use this model to predict patterns of species distribution. The model may help to clarify how dispersal, niche size and competition interact, and under what conditions species might be common in unsuitable habitat or absent from suitable habitat. A brief review of the pertinent literature suggests that species are often absent from suitable habitat and present in unsuitable habitat, in ways predicted by theory. However, most tests of niche theory are hampered by inadequate consideration of what does and does not constitute suitable habitat. More conclusive evidence for these predictions will require rigorous determination of habitat suitability under field conditions. I suggest that to do this, ecologists must measure habitat specific demography and quantify how demographic parameters vary in response to temporal and spatial variation in measurable niche dimensions.&quot;,&quot;container-title&quot;:&quot;Ecology Letters&quot;,&quot;DOI&quot;:&quot;10.1046/j.1461-0248.2000.00143.x&quot;,&quot;ISSN&quot;:&quot;1461-0248&quot;,&quot;issue&quot;:&quot;4&quot;,&quot;language&quot;:&quot;en&quot;,&quot;license&quot;:&quot;Blackwell Science Ltd&quot;,&quot;note&quot;:&quot;_eprint: https://onlinelibrary.wiley.com/doi/pdf/10.1046/j.1461-0248.2000.00143.x&quot;,&quot;page&quot;:&quot;349-361&quot;,&quot;source&quot;:&quot;Wiley Online Library&quot;,&quot;title&quot;:&quot;On the relationship between niche and distribution&quot;,&quot;volume&quot;:&quot;3&quot;,&quot;author&quot;:[{&quot;family&quot;:&quot;Pulliam&quot;,&quot;given&quot;:&quot;H.r.&quot;}],&quot;issued&quot;:{&quot;date-parts&quot;:[[&quot;2000&quot;]]}}}],&quot;schema&quot;:&quot;https://github.com/citation-style-language/schema/raw/master/csl-citation.json&quot;} RNDSAppdZCUw3"/><text:span text:style-name="T24">. </text:span><text:span text:style-name="T60">For example,</text:span><text:span text:style-name="T24"> species distribution models (SDMs),</text:span><text:span text:style-name="T57"> aim to </text:span><text:span text:style-name="T24">quantify species niches by relating observed species </text:span><text:span text:style-name="T36">occurrences</text:span><text:span text:style-name="T24"> to environmental variables </text:span><text:reference-mark-start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rEX0zVNlD"/><text:span text:style-name="T24">(Elith &amp; Leathwick 2009)</text:span><text:reference-mark-end text:name="ZOTERO_ITEM CSL_CITATION {&quot;citationID&quot;:&quot;voS8GD3q&quot;,&quot;properties&quot;:{&quot;formattedCitation&quot;:&quot;(Elith &amp; Leathwick 2009)&quot;,&quot;plainCitation&quot;:&quot;(Elith &amp; Leathwick 2009)&quot;,&quot;noteIndex&quot;:0},&quot;citationItems&quot;:[{&quot;id&quot;:3633,&quot;uris&quot;:[&quot;http://zotero.org/users/7057764/items/9MKKTWP6&quot;],&quot;itemData&quot;:{&quot;id&quot;:3633,&quot;type&quot;:&quot;article-journal&quot;,&quot;abstract&quot;:&quot;Species distribution models (SDMs) are numerical tools that combine observations of species occurrence or abundance with environmental estimates. They are used to gain ecological and evolutionary insights and to predict distributions across landscapes, sometimes requiring extrapolation in space and time. SDMs are now widely used across terrestrial, freshwater, and marine realms. Differences in methods between disciplines reflect both differences in species mobility and in “established use.” Model realism and robustness is influenced by selection of relevant predictors and modeling method, consideration of scale, how the interplay between environmental and geographic factors is handled, and the extent of extrapolation. Current linkages between SDM practice and ecological theory are often weak, hindering progress. Remaining challenges include: improvement of methods for modeling presence-only data and for model selection and evaluation; accounting for biotic interactions; and assessing model uncertainty.&quot;,&quot;container-title&quot;:&quot;Annual Review of Ecology, Evolution, and Systematics&quot;,&quot;DOI&quot;:&quot;10.1146/annurev.ecolsys.110308.120159&quot;,&quot;issue&quot;:&quot;1&quot;,&quot;note&quot;:&quot;_eprint: https://doi.org/10.1146/annurev.ecolsys.110308.120159&quot;,&quot;page&quot;:&quot;677-697&quot;,&quot;source&quot;:&quot;Annual Reviews&quot;,&quot;title&quot;:&quot;Species Distribution Models: Ecological Explanation and Prediction Across Space and Time&quot;,&quot;title-short&quot;:&quot;Species Distribution Models&quot;,&quot;volume&quot;:&quot;40&quot;,&quot;author&quot;:[{&quot;family&quot;:&quot;Elith&quot;,&quot;given&quot;:&quot;Jane&quot;},{&quot;family&quot;:&quot;Leathwick&quot;,&quot;given&quot;:&quot;John R.&quot;}],&quot;issued&quot;:{&quot;date-parts&quot;:[[&quot;2009&quot;]]}}}],&quot;schema&quot;:&quot;https://github.com/citation-style-language/schema/raw/master/csl-citation.json&quot;} RNDmrEX0zVNlD"/><text:span text:style-name="T24">. However, the </text:span><text:span text:style-name="T36">true </text:span><text:span text:style-name="T24">relationship between species niche and what </text:span><text:span text:style-name="T57">SDMs</text:span><text:span text:style-name="T36"> </text:span><text:span text:style-name="T24">describe </text:span><text:span text:style-name="T46">is correlative, and therefore often</text:span><text:span text:style-name="T24"> </text:span><text:span text:style-name="T63">not causal</text:span><text:span text:style-name="T24">. </text:span><text:span text:style-name="T36">While</text:span><text:span text:style-name="T24"> </text:span><text:span text:style-name="T57">SDMs</text:span><text:span text:style-name="T24"> </text:span><text:span text:style-name="T36">depend</text:span><text:span text:style-name="T24"> on observations of the </text:span><text:span text:style-name="T158">realized niches of species </text:span><text:reference-mark-start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bRvNrGQaEL"/><text:span text:style-name="T158">(Booth </text:span><text:span text:style-name="T172">et al.</text:span><text:span text:style-name="T173"> 1988)</text:span><text:reference-mark-end text:name="ZOTERO_ITEM CSL_CITATION {&quot;citationID&quot;:&quot;woglmovU&quot;,&quot;properties&quot;:{&quot;formattedCitation&quot;:&quot;(Booth {\\i{}et al.} 1988)&quot;,&quot;plainCitation&quot;:&quot;(Booth et al. 1988)&quot;,&quot;noteIndex&quot;:0},&quot;citationItems&quot;:[{&quot;id&quot;:3757,&quot;uris&quot;:[&quot;http://zotero.org/users/7057764/items/C7CCR8S6&quot;],&quot;itemData&quot;:{&quot;id&quot;:3757,&quot;type&quot;:&quot;article-journal&quot;,&quot;container-title&quot;:&quot;Forest Ecology and Management&quot;,&quot;DOI&quot;:&quot;10.1016/0378-1127(88)90013-8&quot;,&quot;ISSN&quot;:&quot;03781127&quot;,&quot;issue&quot;:&quot;1&quot;,&quot;journalAbbreviation&quot;:&quot;Forest Ecology and Management&quot;,&quot;language&quot;:&quot;en&quot;,&quot;license&quot;:&quot;https://www.elsevier.com/tdm/userlicense/1.0/&quot;,&quot;page&quot;:&quot;47-59&quot;,&quot;source&quot;:&quot;DOI.org (Crossref)&quot;,&quot;title&quot;:&quot;Niche analysis and tree species introduction&quot;,&quot;volume&quot;:&quot;23&quot;,&quot;author&quot;:[{&quot;family&quot;:&quot;Booth&quot;,&quot;given&quot;:&quot;Trevor H.&quot;},{&quot;family&quot;:&quot;Nix&quot;,&quot;given&quot;:&quot;Henry A.&quot;},{&quot;family&quot;:&quot;Hutchinson&quot;,&quot;given&quot;:&quot;Michael F.&quot;},{&quot;family&quot;:&quot;Jovanic&quot;,&quot;given&quot;:&quot;Tom&quot;}],&quot;issued&quot;:{&quot;date-parts&quot;:[[&quot;1988&quot;,1]]}}}],&quot;schema&quot;:&quot;https://github.com/citation-style-language/schema/raw/master/csl-citation.json&quot;} RNDbRvNrGQaEL"/><text:span text:style-name="T24">, they frequently fail to account for other factors influencing species distributions, such as biotic interactions and dispersal limitations </text:span><text:reference-mark-start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JZKDRfWiNj"/><text:span text:style-name="T158">(Ara</text:span><text:span text:style-name="T173">újo &amp; Guisan 2006; Godsoe </text:span><text:span text:style-name="T172">et al.</text:span><text:span text:style-name="T173"> 2017)</text:span><text:reference-mark-end text:name="ZOTERO_ITEM CSL_CITATION {&quot;citationID&quot;:&quot;7SaUIjhA&quot;,&quot;properties&quot;:{&quot;formattedCitation&quot;:&quot;(Ara\\uc0\\u250{}jo &amp; Guisan 2006; Godsoe {\\i{}et al.} 2017)&quot;,&quot;plainCitation&quot;:&quot;(Araújo &amp; Guisan 2006; Godsoe et al. 2017)&quot;,&quot;noteIndex&quot;:0},&quot;citationItems&quot;:[{&quot;id&quot;:85,&quot;uris&quot;:[&quot;http://zotero.org/users/7057764/items/9ERMJ86J&quot;],&quot;itemData&quot;:{&quot;id&quot;:85,&quot;type&quot;:&quot;article-journal&quot;,&quot;container-title&quot;:&quot;Journal of Biogeography&quot;,&quot;DOI&quot;:&quot;10.1111/j.1365-2699.2006.01584.x&quot;,&quot;ISSN&quot;:&quot;0305-0270, 1365-2699&quot;,&quot;issue&quot;:&quot;10&quot;,&quot;journalAbbreviation&quot;:&quot;J Biogeography&quot;,&quot;language&quot;:&quot;en&quot;,&quot;page&quot;:&quot;1677-1688&quot;,&quot;source&quot;:&quot;DOI.org (Crossref)&quot;,&quot;title&quot;:&quot;Five (or so) challenges for species distribution modelling&quot;,&quot;volume&quot;:&quot;33&quot;,&quot;author&quot;:[{&quot;family&quot;:&quot;Araújo&quot;,&quot;given&quot;:&quot;Miguel B.&quot;},{&quot;family&quot;:&quot;Guisan&quot;,&quot;given&quot;:&quot;Antoine&quot;}],&quot;issued&quot;:{&quot;date-parts&quot;:[[&quot;2006&quot;,10]]}}},{&quot;id&quot;:2838,&quot;uris&quot;:[&quot;http://zotero.org/groups/2713172/items/ZVPSP52A&quot;],&quot;itemData&quot;:{&quot;id&quot;:2838,&quot;type&quot;:&quot;article-journal&quot;,&quot;container-title&quot;:&quot;Trends in Ecology &amp; Evolution&quot;,&quot;DOI&quot;:&quot;10.1016/j.tree.2017.03.008&quot;,&quot;ISSN&quot;:&quot;01695347&quot;,&quot;issue&quot;:&quot;7&quot;,&quot;journalAbbreviation&quot;:&quot;Trends in Ecology &amp; Evolution&quot;,&quot;language&quot;:&quot;en&quot;,&quot;page&quot;:&quot;488-499&quot;,&quot;source&quot;:&quot;DOI.org (Crossref)&quot;,&quot;title&quot;:&quot;Integrating Biogeography with Contemporary Niche Theory&quot;,&quot;volume&quot;:&quot;32&quot;,&quot;author&quot;:[{&quot;family&quot;:&quot;Godsoe&quot;,&quot;given&quot;:&quot;William&quot;},{&quot;family&quot;:&quot;Jankowski&quot;,&quot;given&quot;:&quot;Jill&quot;},{&quot;family&quot;:&quot;Holt&quot;,&quot;given&quot;:&quot;Robert D.&quot;},{&quot;family&quot;:&quot;Gravel&quot;,&quot;given&quot;:&quot;Dominique&quot;}],&quot;issued&quot;:{&quot;date-parts&quot;:[[&quot;2017&quot;,7]]}}}],&quot;schema&quot;:&quot;https://github.com/citation-style-language/schema/raw/master/csl-citation.json&quot;} RNDJZKDRfWiNj"/><text:span text:style-name="T24">. This </text:span><text:span text:style-name="T36">deficiency</text:span><text:span text:style-name="T24"> has been one of the main critique</text:span><text:span text:style-name="T63">s</text:span><text:span text:style-name="T24"> of </text:span><text:span text:style-name="T57">SDMs</text:span><text:span text:style-name="T24">, </text:span><text:span text:style-name="T58">p</text:span><text:span text:style-name="T26">articularly regarding their spatial and temporal extrapolation (</text:span><text:reference-mark-start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9O2cU3yxIu"/><text:span text:style-name="T159">Thuiller et al. 2013; Urban et al. 2016; Zurell et al. 2009)</text:span><text:reference-mark-end text:name="ZOTERO_ITEM CSL_CITATION {&quot;citationID&quot;:&quot;Ur4g3vsb&quot;,&quot;properties&quot;:{&quot;formattedCitation&quot;:&quot;(Thuiller et al. 2013; Urban et al. 2016; Zurell et al. 2009)&quot;,&quot;plainCitation&quot;:&quot;(Thuiller et al. 2013; Urban et al. 2016; Zurell et al. 2009)&quot;,&quot;dontUpdate&quot;:true,&quot;noteIndex&quot;:0},&quot;citationItems&quot;:[{&quot;id&quot;:273,&quot;uris&quot;:[&quot;http://zotero.org/users/7057764/items/IETAABFY&quot;],&quot;itemData&quot;:{&quot;id&quot;:273,&quot;type&quot;:&quot;article-journal&quot;,&quot;abstract&quot;:&quot;The demand for projections of the future distribution of biodiversity has triggered an upsurge in modelling at the crossroads between ecology and evolution. Despite the enthusiasm around these so-called biodiversity models, most approaches are still criticised for not integrating key processes known to shape species ranges and community structure. Developing an integrative modelling framework for biodiversity distribution promises to improve the reliability of predictions and to give a better understanding of the eco-evolutionary dynamics of species and communities under changing environments. In this article, we briefly review some eco-evolutionary processes and interplays among them, which are essential to provide reliable projections of species distributions and community structure. We identify gaps in theory, quantitative knowledge and data availability hampering the development of an integrated modelling framework. We argue that model development relying on a strong theoretical foundation is essential to inspire new models, manage complexity and maintain tractability. We support our argument with an example of a novel integrated model for species distribution modelling, derived from metapopulation theory, which accounts for abiotic constraints, dispersal, biotic interactions and evolution under changing environmental conditions. We hope such a perspective will motivate exciting and novel research, and challenge others to improve on our proposed approach.&quot;,&quot;container-title&quot;:&quot;Ecology Letters&quot;,&quot;DOI&quot;:&quot;10.1111/ele.12104&quot;,&quot;ISSN&quot;:&quot;1461-0248&quot;,&quot;issue&quot;:&quot;s1&quot;,&quot;language&quot;:&quot;en&quot;,&quot;license&quot;:&quot;© 2013 John Wiley &amp; Sons Ltd/CNRS&quot;,&quot;page&quot;:&quot;94-105&quot;,&quot;source&quot;:&quot;Wiley Online Library&quot;,&quot;title&quot;:&quot;A road map for integrating eco-evolutionary processes into biodiversity models&quot;,&quot;volume&quot;:&quot;16&quot;,&quot;author&quot;:[{&quot;family&quot;:&quot;Thuiller&quot;,&quot;given&quot;:&quot;Wilfried&quot;},{&quot;family&quot;:&quot;Münkemüller&quot;,&quot;given&quot;:&quot;Tamara&quot;},{&quot;family&quot;:&quot;Lavergne&quot;,&quot;given&quot;:&quot;Sébastien&quot;},{&quot;family&quot;:&quot;Mouillot&quot;,&quot;given&quot;:&quot;David&quot;},{&quot;family&quot;:&quot;Mouquet&quot;,&quot;given&quot;:&quot;Nicolas&quot;},{&quot;family&quot;:&quot;Schiffers&quot;,&quot;given&quot;:&quot;Katja&quot;},{&quot;family&quot;:&quot;Gravel&quot;,&quot;given&quot;:&quot;Dominique&quot;}],&quot;issued&quot;:{&quot;date-parts&quot;:[[&quot;2013&quot;]]}}},{&quot;id&quot;:2169,&quot;uris&quot;:[&quot;http://zotero.org/groups/2597052/items/2IZK9A43&quot;],&quot;itemData&quot;:{&quot;id&quot;:2169,&quot;type&quot;:&quot;article-journal&quot;,&quot;container-title&quot;:&quot;Science&quot;,&quot;DOI&quot;:&quot;10.1126/science.aad8466&quot;,&quot;ISSN&quot;:&quot;0036-8075, 1095-9203&quot;,&quot;issue&quot;:&quot;6304&quot;,&quot;journalAbbreviation&quot;:&quot;Science&quot;,&quot;language&quot;:&quot;en&quot;,&quot;page&quot;:&quot;aad8466-aad8466&quot;,&quot;source&quot;:&quot;DOI.org (Crossref)&quot;,&quot;title&quot;:&quot;Improving the forecast for biodiversity under climate change&quot;,&quot;volume&quot;:&quot;353&quot;,&quot;author&quot;:[{&quot;family&quot;:&quot;Urban&quot;,&quot;given&quot;:&quot;M. C.&quot;},{&quot;family&quot;:&quot;Bocedi&quot;,&quot;given&quot;:&quot;G.&quot;},{&quot;family&quot;:&quot;Hendry&quot;,&quot;given&quot;:&quot;A. P.&quot;},{&quot;family&quot;:&quot;Mihoub&quot;,&quot;given&quot;:&quot;J.- B.&quot;},{&quot;family&quot;:&quot;Peer&quot;,&quot;given&quot;:&quot;G.&quot;},{&quot;family&quot;:&quot;Singer&quot;,&quot;given&quot;:&quot;A.&quot;},{&quot;family&quot;:&quot;Bridle&quot;,&quot;given&quot;:&quot;J. R.&quot;},{&quot;family&quot;:&quot;Crozier&quot;,&quot;given&quot;:&quot;L. G.&quot;},{&quot;family&quot;:&quot;De Meester&quot;,&quot;given&quot;:&quot;L.&quot;},{&quot;family&quot;:&quot;Godsoe&quot;,&quot;given&quot;:&quot;W.&quot;},{&quot;family&quot;:&quot;Gonzalez&quot;,&quot;given&quot;:&quot;A.&quot;},{&quot;family&quot;:&quot;Hellmann&quot;,&quot;given&quot;:&quot;J. J.&quot;},{&quot;family&quot;:&quot;Holt&quot;,&quot;given&quot;:&quot;R. D.&quot;},{&quot;family&quot;:&quot;Huth&quot;,&quot;given&quot;:&quot;A.&quot;},{&quot;family&quot;:&quot;Johst&quot;,&quot;given&quot;:&quot;K.&quot;},{&quot;family&quot;:&quot;Krug&quot;,&quot;given&quot;:&quot;C. B.&quot;},{&quot;family&quot;:&quot;Leadley&quot;,&quot;given&quot;:&quot;P. W.&quot;},{&quot;family&quot;:&quot;Palmer&quot;,&quot;given&quot;:&quot;S. C. F.&quot;},{&quot;family&quot;:&quot;Pantel&quot;,&quot;given&quot;:&quot;J. H.&quot;},{&quot;family&quot;:&quot;Schmitz&quot;,&quot;given&quot;:&quot;A.&quot;},{&quot;family&quot;:&quot;Zollner&quot;,&quot;given&quot;:&quot;P. A.&quot;},{&quot;family&quot;:&quot;Travis&quot;,&quot;given&quot;:&quot;J. M. J.&quot;}],&quot;issued&quot;:{&quot;date-parts&quot;:[[&quot;2016&quot;,9,9]]}}},{&quot;id&quot;:3761,&quot;uris&quot;:[&quot;http://zotero.org/users/7057764/items/XG7U52GG&quot;],&quot;itemData&quot;:{&quot;id&quot;:3761,&quot;type&quot;:&quot;article-journal&quot;,&quot;abstract&quot;:&quot;It is widely acknowledged that species respond to climate change by range shifts. Robust predictions of such changes in species’ distributions are pivotal for conservation planning and policy making, and are thus major challenges in ecological research. Statistical species distribution models (SDMs) have been widely applied in this context, though they remain subject to criticism as they implicitly assume equilibrium, and incorporate neither dispersal, demographic processes nor biotic interactions explicitly. In this study, the effects of transient dynamics and ecological properties and processes on the prediction accuracy of SDMs for climate change projections were tested. A spatially explicit multi-species dynamic population model was built, incorporating species-specific and interspecific ecological processes, environmental stochasticity and climate change. Species distributions were sampled in different scenarios, and SDMs were estimated by applying generalised linear models (GLMs) and boosted regression trees (BRTs). Resulting model performances were related to prevailing ecological processes and temporal dynamics. SDM performance varied for different range dynamics. Prediction accuracies decreased when abrupt range shifts occurred as species were outpaced by the rate of climate change, and increased again when a new equilibrium situation was realised. When ranges contracted, prediction accuracies increased as the absences were predicted well. Far-dispersing species were faster in tracking climate change, and were predicted more accurately by SDMs than short-dispersing species. BRTs mostly outperformed GLMs. The presence of a predator, and the inclusion of its incidence as an environmental predictor, made BRTs and GLMs perform similarly. Results are discussed in light of other studies dealing with effects of ecological traits and processes on SDM performance. Perspectives are given on further advancements of SDMs and for possible interfaces with more mechanistic approaches in order to improve predictions under environmental change.&quot;,&quot;container-title&quot;:&quot;Ecography&quot;,&quot;DOI&quot;:&quot;10.1111/j.1600-0587.2009.05810.x&quot;,&quot;ISSN&quot;:&quot;1600-0587&quot;,&quot;issue&quot;:&quot;5&quot;,&quot;language&quot;:&quot;en&quot;,&quot;note&quot;:&quot;_eprint: https://onlinelibrary.wiley.com/doi/pdf/10.1111/j.1600-0587.2009.05810.x&quot;,&quot;page&quot;:&quot;733-744&quot;,&quot;source&quot;:&quot;Wiley Online Library&quot;,&quot;title&quot;:&quot;Static species distribution models in dynamically changing systems: how good can predictions really be?&quot;,&quot;title-short&quot;:&quot;Static species distribution models in dynamically changing systems&quot;,&quot;volume&quot;:&quot;32&quot;,&quot;author&quot;:[{&quot;family&quot;:&quot;Zurell&quot;,&quot;given&quot;:&quot;Damaris&quot;},{&quot;family&quot;:&quot;Jeltsch&quot;,&quot;given&quot;:&quot;Florian&quot;},{&quot;family&quot;:&quot;Dormann&quot;,&quot;given&quot;:&quot;Carsten F.&quot;},{&quot;family&quot;:&quot;Schröder&quot;,&quot;given&quot;:&quot;Boris&quot;}],&quot;issued&quot;:{&quot;date-parts&quot;:[[&quot;2009&quot;]]}}}],&quot;schema&quot;:&quot;https://github.com/citation-style-language/schema/raw/master/csl-citation.json&quot;} RND9O2cU3yxIu"/><text:span text:style-name="T26">. </text:span><text:span text:style-name="T25">Efforts have been made to integrate dispersal limitations and biotic interactions directly or indirectly into models, although implementation remains challenging due to data constraints</text:span><text:span text:style-name="T26"> </text:span><text:reference-mark-start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qecuREgTYb"/><text:span text:style-name="T159">(Engler &amp; Guisan 2009; Pollock </text:span><text:span text:style-name="T172">et al.</text:span><text:span text:style-name="T173"> 2014; Shipley </text:span><text:span text:style-name="T172">et al.</text:span><text:span text:style-name="T173"> 2022; Staniczenko </text:span><text:span text:style-name="T172">et al.</text:span><text:span text:style-name="T173"> 2017)</text:span><text:reference-mark-end text:name="ZOTERO_ITEM CSL_CITATION {&quot;citationID&quot;:&quot;gS8DG7w4&quot;,&quot;properties&quot;:{&quot;formattedCitation&quot;:&quot;(Engler &amp; Guisan 2009; Pollock {\\i{}et al.} 2014; Shipley {\\i{}et al.} 2022; Staniczenko {\\i{}et al.} 2017)&quot;,&quot;plainCitation&quot;:&quot;(Engler &amp; Guisan 2009; Pollock et al. 2014; Shipley et al. 2022; Staniczenko et al. 2017)&quot;,&quot;noteIndex&quot;:0},&quot;citationItems&quot;:[{&quot;id&quot;:3770,&quot;uris&quot;:[&quot;http://zotero.org/users/7057764/items/29Z7IAW5&quot;],&quot;itemData&quot;:{&quot;id&quot;:3770,&quot;type&quot;:&quot;article-journal&quot;,&quot;abstract&quot;:&quot;Aim Many studies have forecasted the possible impact of climate change on plant distributions using models based on ecological niche theory, but most of them have ignored dispersal-limitations, assuming dispersal to be either unlimited or null. Depending on the rate of climatic change, the landscape fragmentation and the dispersal capabilities of individual species, these assumptions are likely to prove inaccurate, leading to under- or overestimation of future species distributions and yielding large uncertainty between these two extremes. As a result, the concepts of ‘potentially suitable’ and ‘potentially colonizable’ habitat are expected to differ significantly. To quantify to what extent these two concepts can differ, we developed MigClim, a model simulating plant dispersal under climate change and landscape fragmentation scenarios. MigClim implements various parameters, such as dispersal distance, increase in reproductive potential over time, landscape fragmentation or long-distance dispersal. Location Western Swiss Alps. Methods Using our MigClim model, several simulations were run for two virtual species by varying dispersal distance and other parameters. Each simulation covered the 100-year period 2001–2100 and three different IPCC-based temperature warming scenarios were considered. Results of dispersal-limited projections were compared with unlimited and no-dispersal projections. Results Our simulations indicate that: (1) using realistic parameter values, the future potential distributions generated using MigClim can differ significantly (up to more than 95% difference in colonized surface) from those that ignore dispersal; (2) this divergence increases under more extreme climate warming scenarios and over longer time periods; and (3) the uncertainty associated with the warming scenario can be as large as the one related to dispersal parameters. Main conclusions Accounting for dispersal, even roughly, can importantly reduce uncertainty in projections of species distribution under climate change scenarios.&quot;,&quot;container-title&quot;:&quot;Diversity and Distributions&quot;,&quot;DOI&quot;:&quot;10.1111/j.1472-4642.2009.00566.x&quot;,&quot;ISSN&quot;:&quot;1472-4642&quot;,&quot;issue&quot;:&quot;4&quot;,&quot;language&quot;:&quot;en&quot;,&quot;license&quot;:&quot;© 2009 Blackwell Publishing Ltd&quot;,&quot;note&quot;:&quot;_eprint: https://onlinelibrary.wiley.com/doi/pdf/10.1111/j.1472-4642.2009.00566.x&quot;,&quot;page&quot;:&quot;590-601&quot;,&quot;source&quot;:&quot;Wiley Online Library&quot;,&quot;title&quot;:&quot;MigClim: Predicting plant distribution and dispersal in a changing climate&quot;,&quot;title-short&quot;:&quot;MigClim&quot;,&quot;volume&quot;:&quot;15&quot;,&quot;author&quot;:[{&quot;family&quot;:&quot;Engler&quot;,&quot;given&quot;:&quot;Robin&quot;},{&quot;family&quot;:&quot;Guisan&quot;,&quot;given&quot;:&quot;Antoine&quot;}],&quot;issued&quot;:{&quot;date-parts&quot;:[[&quot;2009&quot;]]}}},{&quot;id&quot;:150,&quot;uris&quot;:[&quot;http://zotero.org/users/7057764/items/MUF898KW&quot;],&quot;itemData&quot;:{&quot;id&quot;:150,&quot;type&quot;:&quot;article-journal&quot;,&quot;abstract&quot;:&quot;A primary goal of ecology is to understand the fundamental processes underlying the geographic distributions of species. Two major strands of ecology – habitat modelling and community ecology – approach this problem differently. Habitat modellers often use species distribution models (SDMs) to quantify the relationship between species’ and their environments without considering potential biotic interactions. Community ecologists, on the other hand, tend to focus on biotic interactions and, in observational studies, use co-occurrence patterns to identify ecological processes. Here, we describe a joint species distribution model (JSDM) that integrates these distinct observational approaches by incorporating species co-occurrence data into a SDM. JSDMs estimate distributions of multiple species simultaneously and allow decomposition of species co-occurrence patterns into components describing shared environmental responses and residual patterns of co-occurrence. We provide a general description of the model, a tutorial and code for fitting the model in R. We demonstrate this modelling approach using two case studies: frogs and eucalypt trees in Victoria, Australia. Overall, shared environmental correlations were stronger than residual correlations for both frogs and eucalypts, but there were cases of strong residual correlation. Frog species generally had positive residual correlations, possibly due to the fact these species occurred in similar habitats that were not fully described by the environmental variables included in the JSDM. Eucalypt species that interbreed had similar environmental responses but had negative residual co-occurrence. One explanation is that interbreeding species may not form stable assemblages despite having similar environmental affinities. Environmental and residual correlations estimated from JSDMs can help indicate whether co-occurrence is driven by shared environmental responses or other ecological or evolutionary process (e.g. biotic interactions), or if important predictor variables are missing. JSDMs take into account the fact that distributions of species might be related to each other and thus overcome a major limitation of modelling species distributions independently.&quot;,&quot;container-title&quot;:&quot;Methods in Ecology and Evolution&quot;,&quot;DOI&quot;:&quot;10.1111/2041-210X.12180&quot;,&quot;ISSN&quot;:&quot;2041-210X&quot;,&quot;issue&quot;:&quot;5&quot;,&quot;language&quot;:&quot;en&quot;,&quot;page&quot;:&quot;397-406&quot;,&quot;source&quot;:&quot;Wiley Online Library&quot;,&quot;title&quot;:&quot;Understanding co-occurrence by modelling species simultaneously with a Joint Species Distribution Model (JSDM)&quot;,&quot;volume&quot;:&quot;5&quot;,&quot;author&quot;:[{&quot;family&quot;:&quot;Pollock&quot;,&quot;given&quot;:&quot;Laura J.&quot;},{&quot;family&quot;:&quot;Tingley&quot;,&quot;given&quot;:&quot;Reid&quot;},{&quot;family&quot;:&quot;Morris&quot;,&quot;given&quot;:&quot;William K.&quot;},{&quot;family&quot;:&quot;Golding&quot;,&quot;given&quot;:&quot;Nick&quot;},{&quot;family&quot;:&quot;O'Hara&quot;,&quot;given&quot;:&quot;Robert B.&quot;},{&quot;family&quot;:&quot;Parris&quot;,&quot;given&quot;:&quot;Kirsten M.&quot;},{&quot;family&quot;:&quot;Vesk&quot;,&quot;given&quot;:&quot;Peter A.&quot;},{&quot;family&quot;:&quot;McCarthy&quot;,&quot;given&quot;:&quot;Michael A.&quot;}],&quot;issued&quot;:{&quot;date-parts&quot;:[[&quot;2014&quot;]]}}},{&quot;id&quot;:3767,&quot;uris&quot;:[&quot;http://zotero.org/users/7057764/items/LGJZBLAF&quot;],&quot;itemData&quot;:{&quot;id&quot;:3767,&quot;type&quot;:&quot;article-journal&quot;,&quot;abstract&quot;:&quot;Understanding how species ranges shift as climates rapidly change informs us how to effectively conserve vulnerable species. Species distribution models (SDMs) are an important method for examining these range shifts. The tools for performing SDMs are ever improving. Here, we present the megaSDM R package. This package facilitates realistic spatiotemporal SDM analyses by incorporating dispersal probabilities, creating time-step maps of range change dynamics and efficiently handling large datasets and computationally intensive environmental subsampling techniques. Provided a list of species and environmental data, megaSDM synthesizes GIS processing, subsampling methods, MaxEnt modelling, dispersal rate restrictions and additional statistical tools to create a variety of outputs for each species, time period and climate scenario requested. For each of these, megaSDM generates a series of distribution maps and outputs visual representations of statistical data. megaSDM offers several advantages over other commonly used SDM tools. First, many of the functions in megaSDM natively implement parallelization, enabling the package to handle large amounts of data efficiently without the need for additional coding. megaSDM also implements environmental subsampling of occurrences, making the technique broadly available in a way that was not possible before due to computational considerations. Uniquely, megaSDM generates maps showing the expansion and contraction of a species range across all considered time periods (time-maps), and constrains both presence/absence and continuous suitability maps of species ranges according to species-specific dispersal constraints. The user can then directly compare non-dispersal and dispersal-limited distribution predictions. This paper discusses the unique features and highlights of megaSDM, describes the structure of the package and demonstrates the package's features and the model flow through examples.&quot;,&quot;container-title&quot;:&quot;Ecography&quot;,&quot;DOI&quot;:&quot;10.1111/ecog.05450&quot;,&quot;ISSN&quot;:&quot;1600-0587&quot;,&quot;issue&quot;:&quot;1&quot;,&quot;language&quot;:&quot;en&quot;,&quot;license&quot;:&quot;© 2021 The Authors. Ecography published by John Wiley &amp; Sons Ltd on behalf of Nordic Society Oikos&quot;,&quot;note&quot;:&quot;_eprint: https://onlinelibrary.wiley.com/doi/pdf/10.1111/ecog.05450&quot;,&quot;source&quot;:&quot;Wiley Online Library&quot;,&quot;title&quot;:&quot;megaSDM: integrating dispersal and time-step analyses into species distribution models&quot;,&quot;title-short&quot;:&quot;megaSDM&quot;,&quot;URL&quot;:&quot;https://onlinelibrary.wiley.com/doi/abs/10.1111/ecog.05450&quot;,&quot;volume&quot;:&quot;2022&quot;,&quot;author&quot;:[{&quot;family&quot;:&quot;Shipley&quot;,&quot;given&quot;:&quot;Benjamin R.&quot;},{&quot;family&quot;:&quot;Bach&quot;,&quot;given&quot;:&quot;Renee&quot;},{&quot;family&quot;:&quot;Do&quot;,&quot;given&quot;:&quot;Younje&quot;},{&quot;family&quot;:&quot;Strathearn&quot;,&quot;given&quot;:&quot;Heather&quot;},{&quot;family&quot;:&quot;McGuire&quot;,&quot;given&quot;:&quot;Jenny L.&quot;},{&quot;family&quot;:&quot;Dilkina&quot;,&quot;given&quot;:&quot;Bistra&quot;}],&quot;accessed&quot;:{&quot;date-parts&quot;:[[&quot;2024&quot;,4,5]]},&quot;issued&quot;:{&quot;date-parts&quot;:[[&quot;2022&quot;]]}}},{&quot;id&quot;:79,&quot;uris&quot;:[&quot;http://zotero.org/users/7057764/items/2U885J9P&quot;],&quot;itemData&quot;:{&quot;id&quot;:79,&quot;type&quot;:&quot;article-journal&quot;,&quot;abstract&quot;:&quot;Macroecological models for predicting species distributions usually only include abiotic environmental conditions as explanatory variables, despite knowledge from community ecology that all species are linked to other species through biotic interactions. This disconnect is largely due to the different spatial scales considered by the two sub-disciplines: macroecologists study patterns at large extents and coarse resolutions, while community ecologists focus on small extents and fine resolutions. A general framework for including biotic interactions in macroecological models would help bridge this divide, as it would allow for rigorous testing of the role that biotic interactions play in determining species ranges. Here, we present an approach that combines species distribution models with Bayesian networks, which enables the direct and indirect effects of biotic interactions to be modelled as propagating conditional dependencies among species’ presences. We show that including biotic interactions in distribution models for species from a California grassland community results in better range predictions across the western USA. This new approach will be important for improving estimates of species distributions and their dynamics under environmental change.&quot;,&quot;container-title&quot;:&quot;Ecology Letters&quot;,&quot;DOI&quot;:&quot;10.1111/ele.12770&quot;,&quot;ISSN&quot;:&quot;1461-0248&quot;,&quot;issue&quot;:&quot;6&quot;,&quot;language&quot;:&quot;en&quot;,&quot;license&quot;:&quot;© 2017 The Authors. Ecology Letters  published by CNRS and John Wiley &amp; Sons Ltd.&quot;,&quot;note&quot;:&quot;_eprint: https://onlinelibrary.wiley.com/doi/pdf/10.1111/ele.12770&quot;,&quot;page&quot;:&quot;693-707&quot;,&quot;source&quot;:&quot;Wiley Online Library&quot;,&quot;title&quot;:&quot;Linking macroecology and community ecology: refining predictions of species distributions using biotic interaction networks&quot;,&quot;title-short&quot;:&quot;Linking macroecology and community ecology&quot;,&quot;volume&quot;:&quot;20&quot;,&quot;author&quot;:[{&quot;family&quot;:&quot;Staniczenko&quot;,&quot;given&quot;:&quot;Phillip P. A.&quot;},{&quot;family&quot;:&quot;Sivasubramaniam&quot;,&quot;given&quot;:&quot;Prabu&quot;},{&quot;family&quot;:&quot;Suttle&quot;,&quot;given&quot;:&quot;K. Blake&quot;},{&quot;family&quot;:&quot;Pearson&quot;,&quot;given&quot;:&quot;Richard G.&quot;}],&quot;issued&quot;:{&quot;date-parts&quot;:[[&quot;2017&quot;]]}}}],&quot;schema&quot;:&quot;https://github.com/citation-style-language/schema/raw/master/csl-citation.json&quot;} RNDqecuREgTYb"/><text:span text:style-name="T24">. Despite these limitations, </text:span><text:span text:style-name="T74">niche models</text:span><text:span text:style-name="T24"> have proven indispensable in bridging knowledge </text:span><text:soft-page-break/><text:span text:style-name="T24">gaps, </text:span><text:span text:style-name="T58">explaining biogeographic patterns, </text:span><text:span text:style-name="T24">and emerging as a vital conservation tool</text:span><text:span text:style-name="T26"> </text:span><text:reference-mark-start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eoJrarWhf8"/><text:span text:style-name="T159">(Guisan </text:span><text:span text:style-name="T172">et al.</text:span><text:span text:style-name="T173"> 2013; Pollock </text:span><text:span text:style-name="T172">et al.</text:span><text:span text:style-name="T173"> 2020)</text:span><text:reference-mark-end text:name="ZOTERO_ITEM CSL_CITATION {&quot;citationID&quot;:&quot;5WTiywpk&quot;,&quot;properties&quot;:{&quot;formattedCitation&quot;:&quot;(Guisan {\\i{}et al.} 2013; Pollock {\\i{}et al.} 2020)&quot;,&quot;plainCitation&quot;:&quot;(Guisan et al. 2013; Pollock et al. 2020)&quot;,&quot;noteIndex&quot;:0},&quot;citationItems&quot;:[{&quot;id&quot;:3764,&quot;uris&quot;:[&quot;http://zotero.org/users/7057764/items/TK65N466&quot;],&quot;itemData&quot;:{&quot;id&quot;:3764,&quot;type&quot;:&quot;article-journal&quot;,&quot;abstract&quot;:&quot;Species distribution models (SDMs) are increasingly proposed to support conservation decision making. However, evidence of SDMs supporting solutions for on-ground conservation problems is still scarce in the scientific literature. Here, we show that successful examples exist but are still largely hidden in the grey literature, and thus less accessible for analysis and learning. Furthermore, the decision framework within which SDMs are used is rarely made explicit. Using case studies from biological invasions, identification of critical habitats, reserve selection and translocation of endangered species, we propose that SDMs may be tailored to suit a range of decision-making contexts when used within a structured and transparent decision-making process. To construct appropriate SDMs to more effectively guide conservation actions, modellers need to better understand the decision process, and decision makers need to provide feedback to modellers regarding the actual use of SDMs to support conservation decisions. This could be facilitated by individuals or institutions playing the role of ‘translators’ between modellers and decision makers. We encourage species distribution modellers to get involved in real decision-making processes that will benefit from their technical input; this strategy has the potential to better bridge theory and practice, and contribute to improve both scientific knowledge and conservation outcomes.&quot;,&quot;container-title&quot;:&quot;Ecology Letters&quot;,&quot;DOI&quot;:&quot;10.1111/ele.12189&quot;,&quot;ISSN&quot;:&quot;1461-0248&quot;,&quot;issue&quot;:&quot;12&quot;,&quot;language&quot;:&quot;en&quot;,&quot;license&quot;:&quot;© 2013 The Authors. Ecology Letters published by John Wiley &amp; Sons Ltd and CNRS&quot;,&quot;note&quot;:&quot;_eprint: https://onlinelibrary.wiley.com/doi/pdf/10.1111/ele.12189&quot;,&quot;page&quot;:&quot;1424-1435&quot;,&quot;source&quot;:&quot;Wiley Online Library&quot;,&quot;title&quot;:&quot;Predicting species distributions for conservation decisions&quot;,&quot;volume&quot;:&quot;16&quot;,&quot;author&quot;:[{&quot;family&quot;:&quot;Guisan&quot;,&quot;given&quot;:&quot;Antoine&quot;},{&quot;family&quot;:&quot;Tingley&quot;,&quot;given&quot;:&quot;Reid&quot;},{&quot;family&quot;:&quot;Baumgartner&quot;,&quot;given&quot;:&quot;John B.&quot;},{&quot;family&quot;:&quot;Naujokaitis-Lewis&quot;,&quot;given&quot;:&quot;Ilona&quot;},{&quot;family&quot;:&quot;Sutcliffe&quot;,&quot;given&quot;:&quot;Patricia R.&quot;},{&quot;family&quot;:&quot;Tulloch&quot;,&quot;given&quot;:&quot;Ayesha I. T.&quot;},{&quot;family&quot;:&quot;Regan&quot;,&quot;given&quot;:&quot;Tracey J.&quot;},{&quot;family&quot;:&quot;Brotons&quot;,&quot;given&quot;:&quot;Lluis&quot;},{&quot;family&quot;:&quot;McDonald-Madden&quot;,&quot;given&quot;:&quot;Eve&quot;},{&quot;family&quot;:&quot;Mantyka-Pringle&quot;,&quot;given&quot;:&quot;Chrystal&quot;},{&quot;family&quot;:&quot;Martin&quot;,&quot;given&quot;:&quot;Tara G.&quot;},{&quot;family&quot;:&quot;Rhodes&quot;,&quot;given&quot;:&quot;Jonathan R.&quot;},{&quot;family&quot;:&quot;Maggini&quot;,&quot;given&quot;:&quot;Ramona&quot;},{&quot;family&quot;:&quot;Setterfield&quot;,&quot;given&quot;:&quot;Samantha A.&quot;},{&quot;family&quot;:&quot;Elith&quot;,&quot;given&quot;:&quot;Jane&quot;},{&quot;family&quot;:&quot;Schwartz&quot;,&quot;given&quot;:&quot;Mark W.&quot;},{&quot;family&quot;:&quot;Wintle&quot;,&quot;given&quot;:&quot;Brendan A.&quot;},{&quot;family&quot;:&quot;Broennimann&quot;,&quot;given&quot;:&quot;Olivier&quot;},{&quot;family&quot;:&quot;Austin&quot;,&quot;given&quot;:&quot;Mike&quot;},{&quot;family&quot;:&quot;Ferrier&quot;,&quot;given&quot;:&quot;Simon&quot;},{&quot;family&quot;:&quot;Kearney&quot;,&quot;given&quot;:&quot;Michael R.&quot;},{&quot;family&quot;:&quot;Possingham&quot;,&quot;given&quot;:&quot;Hugh P.&quot;},{&quot;family&quot;:&quot;Buckley&quot;,&quot;given&quot;:&quot;Yvonne M.&quot;}],&quot;issued&quot;:{&quot;date-parts&quot;:[[&quot;2013&quot;]]}}},{&quot;id&quot;:23,&quot;uris&quot;:[&quot;http://zotero.org/users/7057764/items/QM6MKELC&quot;],&quot;itemData&quot;:{&quot;id&quot;:23,&quot;type&quot;:&quot;article-journal&quot;,&quot;abstract&quot;:&quot;We are facing a biodiversity crisis at the same time as we are acquiring an unprecedented view of the world’s biodiversity. Vast new datasets (e.g., species distributions, traits, phylogenies, and interaction networks) hold knowledge to better comprehend the depths of biodiversity change, reliably anticipate these changes, and inform conservation actions. To harness this information for conservation, we need to integrate the largely independent fields of biodiversity modeling and conservation. We highlight new developments in each respective field, early examples of how they are being brought together, and ideas for a future synthesis such that conservation decisions can be made with fuller awareness of the biodiversity at stake.&quot;,&quot;container-title&quot;:&quot;Trends in Ecology &amp; Evolution&quot;,&quot;DOI&quot;:&quot;10.1016/j.tree.2020.08.015&quot;,&quot;ISSN&quot;:&quot;0169-5347&quot;,&quot;issue&quot;:&quot;12&quot;,&quot;journalAbbreviation&quot;:&quot;Trends in Ecology &amp; Evolution&quot;,&quot;language&quot;:&quot;en&quot;,&quot;page&quot;:&quot;1119-1128&quot;,&quot;source&quot;:&quot;ScienceDirect&quot;,&quot;title&quot;:&quot;Protecting Biodiversity (in All Its Complexity): New Models and Methods&quot;,&quot;title-short&quot;:&quot;Protecting Biodiversity (in All Its Complexity)&quot;,&quot;volume&quot;:&quot;35&quot;,&quot;author&quot;:[{&quot;family&quot;:&quot;Pollock&quot;,&quot;given&quot;:&quot;Laura J.&quot;},{&quot;family&quot;:&quot;O’Connor&quot;,&quot;given&quot;:&quot;Louise M. J.&quot;},{&quot;family&quot;:&quot;Mokany&quot;,&quot;given&quot;:&quot;Karel&quot;},{&quot;family&quot;:&quot;Rosauer&quot;,&quot;given&quot;:&quot;Dan F.&quot;},{&quot;family&quot;:&quot;Talluto&quot;,&quot;given&quot;:&quot;Matthew V.&quot;},{&quot;family&quot;:&quot;Thuiller&quot;,&quot;given&quot;:&quot;Wilfried&quot;}],&quot;issued&quot;:{&quot;date-parts&quot;:[[&quot;2020&quot;,12,1]]}}}],&quot;schema&quot;:&quot;https://github.com/citation-style-language/schema/raw/master/csl-citation.json&quot;} RNDeoJrarWhf8"/><text:span text:style-name="T26">.</text:span><text:span text:style-name="T24"> </text:span></text:p>
      <text:p text:style-name="P16"/>
      <text:p text:style-name="P9"><text:span text:style-name="T37">Some</text:span><text:span text:style-name="T28"> </text:span><text:span text:style-name="T37">bio</text:span><text:span text:style-name="T28">geographic patterns </text:span><text:span text:style-name="T29">are so widespread that they have been </text:span><text:span text:style-name="T37">designated as</text:span><text:span text:style-name="T29"> ecogeographic</text:span><text:span text:style-name="T28"> “rules”. One of </text:span><text:span text:style-name="T37">these</text:span><text:span text:style-name="T28"> rules is the latitudinal diversity gradient, </text:span><text:span text:style-name="T37">the same decrease in species diversity towards</text:span><text:span text:style-name="T28"> </text:span><text:span text:style-name="T37">the poles that Humboldt noted </text:span><text:reference-mark-start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vhoqcEuRQ2"/><text:span text:style-name="T37">(Hillebrand 2004)</text:span><text:reference-mark-end text:name="ZOTERO_ITEM CSL_CITATION {&quot;citationID&quot;:&quot;MqgJNPNn&quot;,&quot;properties&quot;:{&quot;formattedCitation&quot;:&quot;(Hillebrand 2004)&quot;,&quot;plainCitation&quot;:&quot;(Hillebrand 2004)&quot;,&quot;noteIndex&quot;:0},&quot;citationItems&quot;:[{&quot;id&quot;:3484,&quot;uris&quot;:[&quot;http://zotero.org/users/7057764/items/BJTEP6L7&quot;],&quot;itemData&quot;:{&quot;id&quot;:3484,&quot;type&quot;:&quot;article-journal&quot;,&quot;abstract&quot;:&quot;The decline of biodiversity with latitude has received great attention, but both the concise pattern and the causes of the gradient are under strong debate. Most studies of the latitudinal gradient comprise only one or few organism types and are often restricted to certain region or habitat types. To test for significant variation in the gradient between organisms, habitats, or regions, a meta‐analysis was conducted on nearly 600 latitudinal gradients assembled from the literature. Each gradient was characterized by two effect sizes, strength (correlation coefficient) and slope, and additionally by 14 variables describing organisms, habitats, and regions. The analysis corroborated the high generality of the latitudinal diversity decline. Gradients on regional scales were significantly stronger and steeper than on local scales, and slopes also varied with sampling grain. Both strength and slope increased with organism body mass, and strength increased with trophic level. The body mass–effect size relation varied for ecto‐ versus homeotherm organisms and for different dispersal types, suggesting allometric effects on energy use and dispersal ability as possible mechanisms for the body mass effect. Latitudinal gradients were weaker and less steep in freshwater than in marine or terrestrial environments and differed significantly between continents and habitat types. The gradient parameters were not affected by hemisphere or the latitudinal range covered. This analysis is the first to describe these general and significant patterns, which have important consequences for models aiming to explain the latitudinal gradient.&quot;,&quot;container-title&quot;:&quot;The American Naturalist&quot;,&quot;DOI&quot;:&quot;10.1086/381004&quot;,&quot;ISSN&quot;:&quot;0003-0147&quot;,&quot;issue&quot;:&quot;2&quot;,&quot;note&quot;:&quot;publisher: The University of Chicago Press&quot;,&quot;page&quot;:&quot;192-211&quot;,&quot;source&quot;:&quot;journals.uchicago.edu (Atypon)&quot;,&quot;title&quot;:&quot;On the Generality of the Latitudinal Diversity Gradient.&quot;,&quot;volume&quot;:&quot;163&quot;,&quot;author&quot;:[{&quot;family&quot;:&quot;Hillebrand&quot;,&quot;given&quot;:&quot;Helmut&quot;}],&quot;issued&quot;:{&quot;date-parts&quot;:[[&quot;2004&quot;,2]]}}}],&quot;schema&quot;:&quot;https://github.com/citation-style-language/schema/raw/master/csl-citation.json&quot;} RNDvhoqcEuRQ2"/><text:span text:style-name="T28">. Various explanations have been proposed for this </text:span><text:span text:style-name="T37">gradient</text:span><text:span text:style-name="T28">, including the effects of higher productivity and climate stability in the tropics on speciation rates, niche partitioning, specialization, and biotic interactions</text:span><text:span text:style-name="T29"> </text:span><text:reference-mark-start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befGvMmVnA"/><text:span text:style-name="T161">(Mittelbach </text:span><text:span text:style-name="T172">et al.</text:span><text:span text:style-name="T173"> 2007; Pontarp </text:span><text:span text:style-name="T172">et al.</text:span><text:span text:style-name="T173"> 2019)</text:span><text:reference-mark-end text:name="ZOTERO_ITEM CSL_CITATION {&quot;citationID&quot;:&quot;h5WcMb7Y&quot;,&quot;properties&quot;:{&quot;formattedCitation&quot;:&quot;(Mittelbach {\\i{}et al.} 2007; Pontarp {\\i{}et al.} 2019)&quot;,&quot;plainCitation&quot;:&quot;(Mittelbach et al. 2007; Pontarp et al. 2019)&quot;,&quot;noteIndex&quot;:0},&quot;citationItems&quot;:[{&quot;id&quot;:3780,&quot;uris&quot;:[&quot;http://zotero.org/users/7057764/items/LNFZ9DYF&quot;],&quot;itemData&quot;:{&quot;id&quot;:3780,&quot;type&quot;:&quot;article-journal&quot;,&quot;abstract&quot;:&quot;A latitudinal gradient in biodiversity has existed since before the time of the dinosaurs, yet how and why this gradient arose remains unresolved. Here we review two major hypotheses for the origin of the latitudinal diversity gradient. The time and area hypothesis holds that tropical climates are older and historically larger, allowing more opportunity for diversification. This hypothesis is supported by observations that temperate taxa are often younger than, and nested within, tropical taxa, and that diversity is positively correlated with the age and area of geographical regions. The diversification rate hypothesis holds that tropical regions diversify faster due to higher rates of speciation (caused by increased opportunities for the evolution of reproductive isolation, or faster molecular evolution, or the increased importance of biotic interactions), or due to lower extinction rates. There is phylogenetic evidence for higher rates of diversification in tropical clades, and palaeontological data demonstrate higher rates of origination for tropical taxa, but mixed evidence for latitudinal differences in extinction rates. Studies of latitudinal variation in incipient speciation also suggest faster speciation in the tropics. Distinguishing the roles of history, speciation and extinction in the origin of the latitudinal gradient represents a major challenge to future research.&quot;,&quot;container-title&quot;:&quot;Ecology Letters&quot;,&quot;DOI&quot;:&quot;10.1111/j.1461-0248.2007.01020.x&quot;,&quot;ISSN&quot;:&quot;1461-0248&quot;,&quot;issue&quot;:&quot;4&quot;,&quot;language&quot;:&quot;en&quot;,&quot;note&quot;:&quot;_eprint: https://onlinelibrary.wiley.com/doi/pdf/10.1111/j.1461-0248.2007.01020.x&quot;,&quot;page&quot;:&quot;315-331&quot;,&quot;source&quot;:&quot;Wiley Online Library&quot;,&quot;title&quot;:&quot;Evolution and the latitudinal diversity gradient: speciation, extinction and biogeography&quot;,&quot;title-short&quot;:&quot;Evolution and the latitudinal diversity gradient&quot;,&quot;volume&quot;:&quot;10&quot;,&quot;author&quot;:[{&quot;family&quot;:&quot;Mittelbach&quot;,&quot;given&quot;:&quot;Gary G.&quot;},{&quot;family&quot;:&quot;Schemske&quot;,&quot;given&quot;:&quot;Douglas W.&quot;},{&quot;family&quot;:&quot;Cornell&quot;,&quot;given&quot;:&quot;Howard V.&quot;},{&quot;family&quot;:&quot;Allen&quot;,&quot;given&quot;:&quot;Andrew P.&quot;},{&quot;family&quot;:&quot;Brown&quot;,&quot;given&quot;:&quot;Jonathan M.&quot;},{&quot;family&quot;:&quot;Bush&quot;,&quot;given&quot;:&quot;Mark B.&quot;},{&quot;family&quot;:&quot;Harrison&quot;,&quot;given&quot;:&quot;Susan P.&quot;},{&quot;family&quot;:&quot;Hurlbert&quot;,&quot;given&quot;:&quot;Allen H.&quot;},{&quot;family&quot;:&quot;Knowlton&quot;,&quot;given&quot;:&quot;Nancy&quot;},{&quot;family&quot;:&quot;Lessios&quot;,&quot;given&quot;:&quot;Harilaos A.&quot;},{&quot;family&quot;:&quot;McCain&quot;,&quot;given&quot;:&quot;Christy M.&quot;},{&quot;family&quot;:&quot;McCune&quot;,&quot;given&quot;:&quot;Amy R.&quot;},{&quot;family&quot;:&quot;McDade&quot;,&quot;given&quot;:&quot;Lucinda A.&quot;},{&quot;family&quot;:&quot;McPeek&quot;,&quot;given&quot;:&quot;Mark A.&quot;},{&quot;family&quot;:&quot;Near&quot;,&quot;given&quot;:&quot;Thomas J.&quot;},{&quot;family&quot;:&quot;Price&quot;,&quot;given&quot;:&quot;Trevor D.&quot;},{&quot;family&quot;:&quot;Ricklefs&quot;,&quot;given&quot;:&quot;Robert E.&quot;},{&quot;family&quot;:&quot;Roy&quot;,&quot;given&quot;:&quot;Kaustuv&quot;},{&quot;family&quot;:&quot;Sax&quot;,&quot;given&quot;:&quot;Dov F.&quot;},{&quot;family&quot;:&quot;Schluter&quot;,&quot;given&quot;:&quot;Dolph&quot;},{&quot;family&quot;:&quot;Sobel&quot;,&quot;given&quot;:&quot;James M.&quot;},{&quot;family&quot;:&quot;Turelli&quot;,&quot;given&quot;:&quot;Michael&quot;}],&quot;issued&quot;:{&quot;date-parts&quot;:[[&quot;2007&quot;]]}}},{&quot;id&quot;:3783,&quot;uris&quot;:[&quot;http://zotero.org/users/7057764/items/98Q8YFC6&quot;],&quot;itemData&quot;:{&quot;id&quot;:3783,&quot;type&quot;:&quot;article-journal&quot;,&quot;container-title&quot;:&quot;Trends in Ecology &amp; Evolution&quot;,&quot;DOI&quot;:&quot;10.1016/j.tree.2018.11.009&quot;,&quot;ISSN&quot;:&quot;0169-5347&quot;,&quot;issue&quot;:&quot;3&quot;,&quot;journalAbbreviation&quot;:&quot;Trends in Ecology &amp; Evolution&quot;,&quot;language&quot;:&quot;English&quot;,&quot;note&quot;:&quot;publisher: Elsevier\nPMID: 30591209&quot;,&quot;page&quot;:&quot;211-223&quot;,&quot;source&quot;:&quot;www.cell.com&quot;,&quot;title&quot;:&quot;The Latitudinal Diversity Gradient: Novel Understanding through Mechanistic Eco-evolutionary Models&quot;,&quot;title-short&quot;:&quot;The Latitudinal Diversity Gradient&quot;,&quot;volume&quot;:&quot;34&quot;,&quot;author&quot;:[{&quot;family&quot;:&quot;Pontarp&quot;,&quot;given&quot;:&quot;Mikael&quot;},{&quot;family&quot;:&quot;Bunnefeld&quot;,&quot;given&quot;:&quot;Lynsey&quot;},{&quot;family&quot;:&quot;Cabral&quot;,&quot;given&quot;:&quot;Juliano Sarmento&quot;},{&quot;family&quot;:&quot;Etienne&quot;,&quot;given&quot;:&quot;Rampal S.&quot;},{&quot;family&quot;:&quot;Fritz&quot;,&quot;given&quot;:&quot;Susanne A.&quot;},{&quot;family&quot;:&quot;Gillespie&quot;,&quot;given&quot;:&quot;Rosemary&quot;},{&quot;family&quot;:&quot;Graham&quot;,&quot;given&quot;:&quot;Catherine H.&quot;},{&quot;family&quot;:&quot;Hagen&quot;,&quot;given&quot;:&quot;Oskar&quot;},{&quot;family&quot;:&quot;Hartig&quot;,&quot;given&quot;:&quot;Florian&quot;},{&quot;family&quot;:&quot;Huang&quot;,&quot;given&quot;:&quot;Shan&quot;},{&quot;family&quot;:&quot;Jansson&quot;,&quot;given&quot;:&quot;Roland&quot;},{&quot;family&quot;:&quot;Maliet&quot;,&quot;given&quot;:&quot;Odile&quot;},{&quot;family&quot;:&quot;Münkemüller&quot;,&quot;given&quot;:&quot;Tamara&quot;},{&quot;family&quot;:&quot;Pellissier&quot;,&quot;given&quot;:&quot;Loïc&quot;},{&quot;family&quot;:&quot;Rangel&quot;,&quot;given&quot;:&quot;Thiago F.&quot;},{&quot;family&quot;:&quot;Storch&quot;,&quot;given&quot;:&quot;David&quot;},{&quot;family&quot;:&quot;Wiegand&quot;,&quot;given&quot;:&quot;Thorsten&quot;},{&quot;family&quot;:&quot;Hurlbert&quot;,&quot;given&quot;:&quot;Allen H.&quot;}],&quot;issued&quot;:{&quot;date-parts&quot;:[[&quot;2019&quot;,3,1]]}}}],&quot;schema&quot;:&quot;https://github.com/citation-style-language/schema/raw/master/csl-citation.json&quot;} RNDbefGvMmVnA"/><text:span text:style-name="T28">. </text:span><text:span text:style-name="T29">Another</text:span><text:span text:style-name="T28"> ‘</text:span><text:span text:style-name="T61">rule’ of</text:span><text:span text:style-name="T28"> longstanding interest is the relationship between body mass and </text:span><text:span text:style-name="T37">temperature</text:span><text:span text:style-name="T28">. Originally proposed by Bergmann </text:span><text:reference-mark-start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0HI65bPYE2"/><text:span text:style-name="T28">(1848)</text:span><text:reference-mark-end text:name="ZOTERO_ITEM CSL_CITATION {&quot;citationID&quot;:&quot;DhvLaHqU&quot;,&quot;properties&quot;:{&quot;formattedCitation&quot;:&quot;(Bergmann 1848)&quot;,&quot;plainCitation&quot;:&quot;(Bergmann 1848)&quot;,&quot;dontUpdate&quot;:true,&quot;noteIndex&quot;:0},&quot;citationItems&quot;:[{&quot;id&quot;:3519,&quot;uris&quot;:[&quot;http://zotero.org/users/7057764/items/GZ8HAT9T&quot;],&quot;itemData&quot;:{&quot;id&quot;:3519,&quot;type&quot;:&quot;book&quot;,&quot;publisher&quot;:&quot;Vandenhoeck und Ruprecht&quot;,&quot;title&quot;:&quot;Über die Verhältnisse der Wärmeökonomie der Thiere zu ihrer Grösse&quot;,&quot;author&quot;:[{&quot;family&quot;:&quot;Bergmann&quot;,&quot;given&quot;:&quot;Carl&quot;}],&quot;issued&quot;:{&quot;date-parts&quot;:[[&quot;1848&quot;]]}}}],&quot;schema&quot;:&quot;https://github.com/citation-style-language/schema/raw/master/csl-citation.json&quot;} RND0HI65bPYE2"/><text:span text:style-name="T28">, the rule is traditionally defined as ‘races of warm blooded vertebrates from cooler climates tend to be larger than races of the same species from warmer climates’ </text:span><text:reference-mark-start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qLnoyVd5Tm"/><text:span text:style-name="T28">(Mayr 1956)</text:span><text:reference-mark-end text:name="ZOTERO_ITEM CSL_CITATION {&quot;citationID&quot;:&quot;tQ3xqLrf&quot;,&quot;properties&quot;:{&quot;formattedCitation&quot;:&quot;(Mayr 1956)&quot;,&quot;plainCitation&quot;:&quot;(Mayr 1956)&quot;,&quot;noteIndex&quot;:0},&quot;citationItems&quot;:[{&quot;id&quot;:3520,&quot;uris&quot;:[&quot;http://zotero.org/users/7057764/items/TLMH6RBZ&quot;],&quot;itemData&quot;:{&quot;id&quot;:3520,&quot;type&quot;:&quot;article-journal&quot;,&quot;container-title&quot;:&quot;Evolution&quot;,&quot;issue&quot;:&quot;1&quot;,&quot;note&quot;:&quot;publisher: JSTOR&quot;,&quot;page&quot;:&quot;105–108&quot;,&quot;title&quot;:&quot;Geographical character gradients and climatic adaptation&quot;,&quot;volume&quot;:&quot;10&quot;,&quot;author&quot;:[{&quot;family&quot;:&quot;Mayr&quot;,&quot;given&quot;:&quot;Ernst&quot;}],&quot;issued&quot;:{&quot;date-parts&quot;:[[&quot;1956&quot;]]}}}],&quot;schema&quot;:&quot;https://github.com/citation-style-language/schema/raw/master/csl-citation.json&quot;} RNDqLnoyVd5Tm"/><text:span text:style-name="T28">. While the exact reasons for this gradient's emergence are still debated, it is generally believed that larger-bodied animals possess better heat retention, enabling them to thrive in colder environments compared to smaller individuals</text:span><text:span text:style-name="T29"> </text:span><text:reference-mark-start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HmpuU91UAo"/><text:span text:style-name="T161">(Blackburn </text:span><text:span text:style-name="T172">et al.</text:span><text:span text:style-name="T173"> 1999)</text:span><text:reference-mark-end text:name="ZOTERO_ITEM CSL_CITATION {&quot;citationID&quot;:&quot;m8FA5B2I&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HmpuU91UAo"/><text:span text:style-name="T29">. This principle has been extended to encompass the relationship between size and latitude for ectotherms and across closely related species, as originally proposed by Bergmann </text:span><text:span text:style-name="T37">(</text:span><text:span text:style-name="T29">Blackburn et al., 1999).</text:span></text:p>
      <text:p text:style-name="P6"/>
      <text:p text:style-name="P9"><text:span text:style-name="T204">A recent development in biogeography </text:span><text:span text:style-name="T225">was to</text:span><text:span text:style-name="T204"> </text:span><text:span text:style-name="T219">expand </text:span><text:span text:style-name="T225">its</text:span><text:span text:style-name="T204"> focus from solely considering the distribution of organisms to trying to understand distribution</text:span><text:span text:style-name="T244">s</text:span><text:span text:style-name="T204"> of interactions and the ecological network they form </text:span><text:reference-mark-start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dnLGlanJIe"/><text:span text:style-name="T173">(Windsor </text:span><text:span text:style-name="T172">et al.</text:span><text:span text:style-name="T173"> 2023)</text:span><text:reference-mark-end text:name="ZOTERO_ITEM CSL_CITATION {&quot;citationID&quot;:&quot;zQG4GXEO&quot;,&quot;properties&quot;:{&quot;formattedCitation&quot;:&quot;(Windsor {\\i{}et al.} 2023)&quot;,&quot;plainCitation&quot;:&quot;(Windsor et al. 2023)&quot;,&quot;noteIndex&quot;:0},&quot;citationItems&quot;:[{&quot;id&quot;:3321,&quot;uris&quot;:[&quot;http://zotero.org/groups/4805931/items/W9QB4PHC&quot;],&quot;itemData&quot;:{&quot;id&quot;:3321,&quot;type&quot;:&quot;article-journal&quot;,&quot;container-title&quot;:&quot;Journal of Biogeography&quot;,&quot;DOI&quot;:&quot;10.1111/jbi.14447&quot;,&quot;ISSN&quot;:&quot;0305-0270, 1365-2699&quot;,&quot;issue&quot;:&quot;1&quot;,&quot;journalAbbreviation&quot;:&quot;Journal of Biogeography&quot;,&quot;language&quot;:&quot;en&quot;,&quot;page&quot;:&quot;57-69&quot;,&quot;source&quot;:&quot;DOI.org (Crossref)&quot;,&quot;title&quot;:&quot;Using ecological networks to answer questions in global biogeography and ecology&quot;,&quot;volume&quot;:&quot;50&quot;,&quot;author&quot;:[{&quot;family&quot;:&quot;Windsor&quot;,&quot;given&quot;:&quot;Fredric M.&quot;},{&quot;family&quot;:&quot;Hoogen&quot;,&quot;given&quot;:&quot;Johan&quot;,&quot;non-dropping-particle&quot;:&quot;van den&quot;},{&quot;family&quot;:&quot;Crowther&quot;,&quot;given&quot;:&quot;Thomas W.&quot;},{&quot;family&quot;:&quot;Evans&quot;,&quot;given&quot;:&quot;Darren M.&quot;}],&quot;issued&quot;:{&quot;date-parts&quot;:[[&quot;2023&quot;,1]]}}}],&quot;schema&quot;:&quot;https://github.com/citation-style-language/schema/raw/master/csl-citation.json&quot;} RNDdnLGlanJIe"/><text:span text:style-name="T204">. </text:span><text:span text:style-name="T81">Interaction network</text:span><text:span text:style-name="T203">s</text:span><text:span text:style-name="T81"> can vary through two main processes: (1) changes in community composition, and (2) changes in the functional relationships between interacting species, </text:span><text:span text:style-name="T219">like the </text:span><text:span text:style-name="T81">body mass ratio between predators and prey </text:span><text:reference-mark-start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3RmeLpngVL"/><text:span text:style-name="T173">(Poisot </text:span><text:span text:style-name="T172">et al.</text:span><text:span text:style-name="T173"> 2015)</text:span><text:reference-mark-end text:name="ZOTERO_ITEM CSL_CITATION {&quot;citationID&quot;:&quot;PO14ZPHX&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3RmeLpngVL"/><text:span text:style-name="T81">. These two processes are, in turn, influenced by factors such as the </text:span><text:soft-page-break/><text:span text:style-name="T81">environment </text:span><text:reference-mark-start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CuD6PqRGTP"/><text:span text:style-name="T173">(Pellissier </text:span><text:span text:style-name="T172">et al.</text:span><text:span text:style-name="T173"> 2018)</text:span><text:reference-mark-end text:name="ZOTERO_ITEM CSL_CITATION {&quot;citationID&quot;:&quot;jZ1WTiuT&quot;,&quot;properties&quot;:{&quot;formattedCitation&quot;:&quot;(Pellissier {\\i{}et al.} 2018)&quot;,&quot;plainCitation&quot;:&quot;(Pellissier et al. 2018)&quot;,&quot;noteIndex&quot;:0},&quot;citationItems&quot;:[{&quot;id&quot;:131,&quot;uris&quot;:[&quot;http://zotero.org/users/7057764/items/5IHH6I5R&quot;],&quot;itemData&quot;:{&quot;id&quot;:131,&quot;type&quot;:&quot;article-journal&quot;,&quot;abstract&quot;:&quot;ABSTRACT Knowledge of species composition and their interactions, in the form of interaction networks, is required to understand processes shaping their distribution over time and space. As such, comparing ecological networks along environmental gradients represents a promising new research avenue to understand the organization of life. Variation in the position and intensity of links within networks along environmental gradients may be driven by turnover in species composition, by variation in species abundances and by abiotic influences on species interactions. While investigating changes in species composition has a long tradition, so far only a limited number of studies have examined changes in species interactions between networks, often with differing approaches. Here, we review studies investigating variation in network structures along environmental gradients, highlighting how methodological decisions about standardization can influence their conclusions. Due to their complexity, variation among ecological networks is frequently studied using properties that summarize the distribution or topology of interactions such as number of links, connectance, or modularity. These properties can either be compared directly or using a procedure of standardization. While measures of network structure can be directly related to changes along environmental gradients, standardization is frequently used to facilitate interpretation of variation in network properties by controlling for some co-variables, or via null models. Null models allow comparing the deviation of empirical networks from random expectations and are expected to provide a more mechanistic understanding of the factors shaping ecological networks when they are coupled with functional traits. As an illustration, we compare approaches to quantify the role of trait matching in driving the structure of plant?hummingbird mutualistic networks, i.e. a direct comparison, standardized by null models and hypothesis-based metaweb. Overall, our analysis warns against a comparison of studies that rely on distinct forms of standardization, as they are likely to highlight different signals. Fostering a better understanding of the analytical tools available and the signal they detect will help produce deeper insights into how and why ecological networks vary along environmental gradients.&quot;,&quot;container-title&quot;:&quot;Biological Reviews&quot;,&quot;DOI&quot;:&quot;10.1111/brv.12366&quot;,&quot;ISSN&quot;:&quot;1464-7931&quot;,&quot;issue&quot;:&quot;2&quot;,&quot;journalAbbreviation&quot;:&quot;Biological Reviews&quot;,&quot;page&quot;:&quot;785-800&quot;,&quot;source&quot;:&quot;onlinelibrary.wiley.com (Atypon)&quot;,&quot;title&quot;:&quot;Comparing species interaction networks along environmental gradients&quot;,&quot;volume&quot;:&quot;93&quot;,&quot;author&quot;:[{&quot;family&quot;:&quot;Pellissier&quot;,&quot;given&quot;:&quot;Loïc&quot;},{&quot;family&quot;:&quot;Albouy&quot;,&quot;given&quot;:&quot;Camille&quot;},{&quot;family&quot;:&quot;Bascompte&quot;,&quot;given&quot;:&quot;Jordi&quot;},{&quot;family&quot;:&quot;Farwig&quot;,&quot;given&quot;:&quot;Nina&quot;},{&quot;family&quot;:&quot;Graham&quot;,&quot;given&quot;:&quot;Catherine&quot;},{&quot;family&quot;:&quot;Loreau&quot;,&quot;given&quot;:&quot;Michel&quot;},{&quot;family&quot;:&quot;Maglianesi&quot;,&quot;given&quot;:&quot;Maria Alejandra&quot;},{&quot;family&quot;:&quot;Melián&quot;,&quot;given&quot;:&quot;Carlos J.&quot;},{&quot;family&quot;:&quot;Pitteloud&quot;,&quot;given&quot;:&quot;Camille&quot;},{&quot;family&quot;:&quot;Roslin&quot;,&quot;given&quot;:&quot;Tomas&quot;},{&quot;family&quot;:&quot;Rohr&quot;,&quot;given&quot;:&quot;Rudolf&quot;},{&quot;family&quot;:&quot;Saavedra&quot;,&quot;given&quot;:&quot;Serguei&quot;},{&quot;family&quot;:&quot;Thuiller&quot;,&quot;given&quot;:&quot;Wilfried&quot;},{&quot;family&quot;:&quot;Woodward&quot;,&quot;given&quot;:&quot;Guy&quot;},{&quot;family&quot;:&quot;Zimmermann&quot;,&quot;given&quot;:&quot;Niklaus E.&quot;},{&quot;family&quot;:&quot;Gravel&quot;,&quot;given&quot;:&quot;Dominique&quot;}],&quot;issued&quot;:{&quot;date-parts&quot;:[[&quot;2018&quot;,5,1]]}}}],&quot;schema&quot;:&quot;https://github.com/citation-style-language/schema/raw/master/csl-citation.json&quot;} RNDCuD6PqRGTP"/><text:span text:style-name="T81">, </text:span><text:span text:style-name="T82">the regional pool of interactions </text:span><text:reference-mark-start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bhDoFTVGtV"/><text:span text:style-name="T173">(Saravia </text:span><text:span text:style-name="T172">et al.</text:span><text:span text:style-name="T173"> 2022)</text:span><text:reference-mark-end text:name="ZOTERO_ITEM CSL_CITATION {&quot;citationID&quot;:&quot;a9jOAs6z&quot;,&quot;properties&quot;:{&quot;formattedCitation&quot;:&quot;(Saravia {\\i{}et al.} 2022)&quot;,&quot;plainCitation&quot;:&quot;(Saravia et al. 2022)&quot;,&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bhDoFTVGtV"/><text:span text:style-name="T81">, area </text:span><text:reference-mark-start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Pu7MGPgLBk"/><text:span text:style-name="T173">(Galiana </text:span><text:span text:style-name="T172">et al.</text:span><text:span text:style-name="T173"> 2018)</text:span><text:reference-mark-end text:name="ZOTERO_ITEM CSL_CITATION {&quot;citationID&quot;:&quot;Ben0DjUE&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Pu7MGPgLBk"/><text:span text:style-name="T81">, </text:span><text:span text:style-name="T203">or </text:span><text:span text:style-name="T81">higher-order interactions </text:span><text:reference-mark-start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w9F6da6HOx"/><text:span text:style-name="T173">(Poisot </text:span><text:span text:style-name="T172">et al.</text:span><text:span text:style-name="T173"> 2015)</text:span><text:reference-mark-end text:name="ZOTERO_ITEM CSL_CITATION {&quot;citationID&quot;:&quot;HLeRqZvl&quot;,&quot;properties&quot;:{&quot;formattedCitation&quot;:&quot;(Poisot {\\i{}et al.} 2015)&quot;,&quot;plainCitation&quot;:&quot;(Poisot et al. 2015)&quot;,&quot;noteIndex&quot;:0},&quot;citationItems&quot;:[{&quot;id&quot;:114,&quot;uris&quot;:[&quot;http://zotero.org/users/7057764/items/E2NLTV5T&quot;],&quot;itemData&quot;:{&quot;id&quot;:114,&quot;type&quot;:&quot;article-journal&quot;,&quot;abstract&quot;:&quot;Community ecology is tasked with the considerable challenge of predicting the structure, and properties, of emerging ecosystems. It requires the ability to understand how and why species interact, as this will allow the development of mechanism-based predictive models, and as such to better characterize how ecological mechanisms act locally on the existence of inter-specific interactions. Here we argue that the current conceptualization of species interaction networks is ill-suited for this task. Instead, we propose that future research must start to account for the intrinsic variability of species interactions, then scale up from here onto complex networks. This can be accomplished simply by recognizing that there exists intra-specific variability, in traits or properties related to the establishment of species interactions. By shifting the scale towards population-based processes, we show that this new approach will improve our predictive ability and mechanistic understanding of how species interact over large spatial or temporal scales. Synthesis Although species interactions are the backbone of ecological communities, we have little insights on how (and why) they vary through space and time. In this article, we build on existing empirical literature to show that the same species may happen to interact in different ways when their local abundances vary, their trait distribution changes, or when the environment affects either of these factors. We discuss how these findings can be integrated in existing frameworks for the analysis and simulation of species interactions.&quot;,&quot;container-title&quot;:&quot;Oikos&quot;,&quot;DOI&quot;:&quot;10.1111/oik.01719&quot;,&quot;ISSN&quot;:&quot;1600-0706&quot;,&quot;issue&quot;:&quot;3&quot;,&quot;language&quot;:&quot;en&quot;,&quot;license&quot;:&quot;© 2014 The Authors&quot;,&quot;page&quot;:&quot;243-251&quot;,&quot;source&quot;:&quot;Wiley Online Library&quot;,&quot;title&quot;:&quot;Beyond species: why ecological interaction networks vary through space and time&quot;,&quot;title-short&quot;:&quot;Beyond species&quot;,&quot;volume&quot;:&quot;124&quot;,&quot;author&quot;:[{&quot;family&quot;:&quot;Poisot&quot;,&quot;given&quot;:&quot;Timothée&quot;},{&quot;family&quot;:&quot;Stouffer&quot;,&quot;given&quot;:&quot;Daniel B.&quot;},{&quot;family&quot;:&quot;Gravel&quot;,&quot;given&quot;:&quot;Dominique&quot;}],&quot;issued&quot;:{&quot;date-parts&quot;:[[&quot;2015&quot;]]}}}],&quot;schema&quot;:&quot;https://github.com/citation-style-language/schema/raw/master/csl-citation.json&quot;} RNDw9F6da6HOx"/><text:span text:style-name="T81">. </text:span><text:span text:style-name="T82">Based on previous knowledge o</text:span><text:span text:style-name="T244">f</text:span><text:span text:style-name="T82"> species biogeography and o</text:span><text:span text:style-name="T244">f</text:span><text:span text:style-name="T82"> how species interaction network</text:span><text:span text:style-name="T244">s</text:span><text:span text:style-name="T82"> are structured, it is possible to </text:span><text:span text:style-name="T219">formulate</text:span><text:span text:style-name="T82"> predictions </text:span><text:span text:style-name="T219">regarding</text:span><text:span text:style-name="T82"> how network properties</text:span><text:span text:style-name="T225"> </text:span><text:span text:style-name="T82">vary across space and scale (e.g., </text:span><text:reference-mark-start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o9B4lHag"/><text:span text:style-name="T175">Baiser et al. 2019; Gravel et al. 2011)</text:span><text:reference-mark-end text:name="ZOTERO_ITEM CSL_CITATION {&quot;citationID&quot;:&quot;d2qp1DKx&quot;,&quot;properties&quot;:{&quot;formattedCitation&quot;:&quot;(Baiser et al. 2019; Gravel et al. 2011)&quot;,&quot;plainCitation&quot;:&quot;(Baiser et al. 2019; Gravel et al. 2011)&quot;,&quot;dontUpdate&quot;:true,&quot;noteIndex&quot;:0},&quot;citationItems&quot;:[{&quot;id&quot;:243,&quot;uris&quot;:[&quot;http://zotero.org/users/7057764/items/D3RYUMBA&quot;],&quot;itemData&quot;:{&quot;id&quot;:243,&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license&quot;:&quot;© 2019 John Wiley &amp; Sons Ltd&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297,&quot;uris&quot;:[&quot;http://zotero.org/users/7057764/items/989WMFW3&quot;],&quot;itemData&quot;:{&quot;id&quot;:297,&quot;type&quot;:&quot;article-journal&quot;,&quot;abstract&quot;:&quot;Ecology Letters (2011) 14: 1010–1016 Abstract MacArthur and Wilson’s Theory of Island Biogeography (TIB) is among the most well-known process-based explanations for the distribution of species richness. It helps understand the species–area relationship, a fundamental pattern in ecology and an essential tool for conservation. The classic TIB does not, however, account for the complex structure of ecological systems. We extend the TIB to take into account trophic interactions and derive a species-specific model for occurrence probability. We find that the properties of the regional food web influence the species–area relationship, and that, in return, immigration and extinction dynamics affect local food web properties. We compare the accuracy of the classic TIB to our trophic TIB to predict community composition of real food webs and find strong support for our trophic extension of the TIB. Our approach provides a parsimonious explanation to species distributions and open new perspectives to integrate the complexity of ecological interactions into simple species distribution models.&quot;,&quot;container-title&quot;:&quot;Ecology Letters&quot;,&quot;DOI&quot;:&quot;10.1111/j.1461-0248.2011.01667.x&quot;,&quot;ISSN&quot;:&quot;1461-0248&quot;,&quot;issue&quot;:&quot;10&quot;,&quot;language&quot;:&quot;en&quot;,&quot;license&quot;:&quot;© 2011 Blackwell Publishing Ltd/CNRS&quot;,&quot;page&quot;:&quot;1010-1016&quot;,&quot;source&quot;:&quot;Wiley Online Library&quot;,&quot;title&quot;:&quot;Trophic theory of island biogeography&quot;,&quot;volume&quot;:&quot;14&quot;,&quot;author&quot;:[{&quot;family&quot;:&quot;Gravel&quot;,&quot;given&quot;:&quot;Dominique&quot;},{&quot;family&quot;:&quot;Massol&quot;,&quot;given&quot;:&quot;François&quot;},{&quot;family&quot;:&quot;Canard&quot;,&quot;given&quot;:&quot;Elsa&quot;},{&quot;family&quot;:&quot;Mouillot&quot;,&quot;given&quot;:&quot;David&quot;},{&quot;family&quot;:&quot;Mouquet&quot;,&quot;given&quot;:&quot;Nicolas&quot;}],&quot;issued&quot;:{&quot;date-parts&quot;:[[&quot;2011&quot;]]}}}],&quot;schema&quot;:&quot;https://github.com/citation-style-language/schema/raw/master/csl-citation.json&quot;} RNDydo9B4lHag"/><text:span text:style-name="T82"> </text:span><text:span text:style-name="T203">but</text:span><text:span text:style-name="T82"> the empirical investigation on these patterns </text:span><text:span text:style-name="T226">remains</text:span><text:span text:style-name="T82"> rare (</text:span><text:span text:style-name="T203">e.g., </text:span><text:reference-mark-start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eEwLKOU89"/><text:span text:style-name="T174">Baiser et al. 2012; Galiana et al. 2021; Gravel et al. 2019; O’Connor et al. 2020</text:span><text:reference-mark-end text:name="ZOTERO_ITEM CSL_CITATION {&quot;citationID&quot;:&quot;rhFhl7p9&quot;,&quot;properties&quot;:{&quot;formattedCitation&quot;:&quot;(Baiser et al. 2012; Galiana et al. 2021; Gravel et al. 2019; O’Connor et al. 2020)&quot;,&quot;plainCitation&quot;:&quot;(Baiser et al. 2012; Galiana et al. 2021; Gravel et al. 2019; O’Connor et al. 2020)&quot;,&quot;dontUpdate&quot;:true,&quot;noteIndex&quot;:0},&quot;citationItems&quot;:[{&quot;id&quot;:2233,&quot;uris&quot;:[&quot;http://zotero.org/groups/2597052/items/B2CZWS5U&quot;],&quot;itemData&quot;:{&quot;id&quot;:2233,&quot;type&quot;:&quot;article-journal&quot;,&quot;container-title&quot;:&quot;Global Ecology and Biogeography&quot;,&quot;DOI&quot;:&quot;10.1111/j.1466-8238.2011.00705.x&quot;,&quot;ISSN&quot;:&quot;1466822X&quot;,&quot;issue&quot;:&quot;5&quot;,&quot;language&quot;:&quot;en&quot;,&quot;page&quot;:&quot;579-591&quot;,&quot;source&quot;:&quot;DOI.org (Crossref)&quot;,&quot;title&quot;:&quot;Geographic variation in network structure of a nearctic aquatic food web: Network structure in an aquatic food web&quot;,&quot;title-short&quot;:&quot;Geographic variation in network structure of a nearctic aquatic food web&quot;,&quot;volume&quot;:&quot;21&quot;,&quot;author&quot;:[{&quot;family&quot;:&quot;Baiser&quot;,&quot;given&quot;:&quot;Benjamin&quot;},{&quot;family&quot;:&quot;Gotelli&quot;,&quot;given&quot;:&quot;Nicholas J.&quot;},{&quot;family&quot;:&quot;Buckley&quot;,&quot;given&quot;:&quot;Hannah L.&quot;},{&quot;family&quot;:&quot;Miller&quot;,&quot;given&quot;:&quot;Thomas E.&quot;},{&quot;family&quot;:&quot;Ellison&quot;,&quot;given&quot;:&quot;Aaron M.&quot;}],&quot;issued&quot;:{&quot;date-parts&quot;:[[&quot;2012&quot;,5]]}}},{&quot;id&quot;:435,&quot;uris&quot;:[&quot;http://zotero.org/users/7057764/items/PYJTC7R5&quot;],&quot;itemData&quot;:{&quot;id&quot;:435,&quot;type&quot;:&quot;article-journal&quot;,&quot;abstract&quot;:&quot;The species–area relationship (SAR) is one of the most well-established scaling patterns in ecology. Its implications for understanding how communities change across spatial gradients are numerous, including the effects of habitat loss on biodiversity. However, ecological communities are not mere collections of species. They are the result of interactions between these species forming complex networks that tie them together. Should we aim to grasp the spatial scaling of biodiversity as a whole, it is fundamental to understand the changes in the structure of interaction networks with area. In spite of a few empirical and theoretical studies that address this challenge, we still do not know much about how network structure changes with area, or what are the main environmental drivers of these changes. Here, using the meta-network of potential interactions between all terrestrial vertebrates in Europe (1140 species and 67 201 feeding interactions), we analysed network–area relationships (NARs) that summarize how network properties scale with area. We do this across ten biogeographical regions, which differ in environmental characteristics. We found that the spatial scaling of network complexity strongly varied across biogeographical regions. However, once the variation in SARs was accounted for, differences in the shape of NARs vanished. On the other hand, the proportion of species across trophic levels remained remarkably constant across biogeographical regions and spatial scales, despite the great variation in species richness. Spatial variation in mean annual temperature and habitat clustering were the main environmental determinants of the shape of both SARs and NARs across Europe. Our results suggest new avenues in the exploration of the effects of environmental factors on the spatial scaling of biodiversity. We argue that NARs can provide new insights to analyse and understand ecological communities.&quot;,&quot;container-title&quot;:&quot;Ecography&quot;,&quot;DOI&quot;:&quot;10.1111/ecog.05229&quot;,&quot;ISSN&quot;:&quot;1600-0587&quot;,&quot;issue&quot;:&quot;5&quot;,&quot;language&quot;:&quot;en&quot;,&quot;note&quot;:&quot;_eprint: https://onlinelibrary.wiley.com/doi/pdf/10.1111/ecog.05229&quot;,&quot;page&quot;:&quot;653-664&quot;,&quot;source&quot;:&quot;Wiley Online Library&quot;,&quot;title&quot;:&quot;The spatial scaling of food web structure across European biogeographical regions&quot;,&quot;volume&quot;:&quot;44&quot;,&quot;author&quot;:[{&quot;family&quot;:&quot;Galiana&quot;,&quot;given&quot;:&quot;Núria&quot;},{&quot;family&quot;:&quot;Barros&quot;,&quot;given&quot;:&quot;Ceres&quot;},{&quot;family&quot;:&quot;Braga&quot;,&quot;given&quot;:&quot;João&quot;},{&quot;family&quot;:&quot;Ficetola&quot;,&quot;given&quot;:&quot;Gentile Francesco&quot;},{&quot;family&quot;:&quot;Maiorano&quot;,&quot;given&quot;:&quot;Luigi&quot;},{&quot;family&quot;:&quot;Thuiller&quot;,&quot;given&quot;:&quot;Wilfried&quot;},{&quot;family&quot;:&quot;Montoya&quot;,&quot;given&quot;:&quot;José M.&quot;},{&quot;family&quot;:&quot;Lurgi&quot;,&quot;given&quot;:&quot;Miguel&quot;}],&quot;issued&quot;:{&quot;date-parts&quot;:[[&quot;2021&quot;]]}}},{&quot;id&quot;:105,&quot;uris&quot;:[&quot;http://zotero.org/users/7057764/items/EYCMKAWS&quot;],&quot;itemData&quot;:{&quot;id&quot;:105,&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license&quot;:&quot;© 2018 The Authors&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id&quot;:498,&quot;uris&quot;:[&quot;http://zotero.org/users/7057764/items/IZNT2KH8&quot;],&quot;itemData&quot;:{&quot;id&quot;:498,&quot;type&quot;:&quot;article-journal&quot;,&quot;abstract&quot;:&quot;Aim Despite recent calls for integrating interaction networks into the study of large-scale biodiversity patterns, we still lack a basic understanding of the functional characteristics of large interaction networks and how they are structured across environments. Here, building on recent advances in network science around the Eltonian niche concept, we aim to characterize the trophic groups in a large food web, and understand how these trophic groups vary across space. Location Europe and Anatolia. Taxon Tetrapods (1,136 species). Methods We combined an expert-based metaweb of all European tetrapods with their spatial distributions and biological traits. To understand the functional structure of the metaweb, we first used a stochastic block model to group species with similar Eltonian niches, and then analysed these groups with species’ functional traits and network metrics. We then combined these groups with species distributions to understand how trophic diversity varies across space, in function of the environment, and between the European ecoregions. Results We summarized the 1,136 interacting species within the metaweb into 46 meaningful trophic groups of species with a similar role in the metaweb. Specific aspects of the ecology of species, such as their activity time, nesting habitat and diet explained these trophic groups. Across space, trophic diversity was driven by both biotic and abiotic factors (species richness, climate and primary productivity), and the representation of trophic groups differed among European ecoregions. Main conclusions We have characterized the Eltonian niche of species in a large food web, both in terms of species interactions and functional traits, and then used this to understand the spatial variation of food webs at a functional level, thus bringing together network science, functional ecology and biogeography. Our results highlight the need to integrate multiple aspects of species ecology in global change research. Further, our approach is strongly relevant for conservation biology as it could help predict the impact of species translocations on trophic diversity.&quot;,&quot;container-title&quot;:&quot;Journal of Biogeography&quot;,&quot;DOI&quot;:&quot;10.1111/jbi.13773&quot;,&quot;ISSN&quot;:&quot;1365-2699&quot;,&quot;issue&quot;:&quot;1&quot;,&quot;language&quot;:&quot;en&quot;,&quot;license&quot;:&quot;© 2019 John Wiley &amp; Sons Ltd&quot;,&quot;note&quot;:&quot;_eprint: https://onlinelibrary.wiley.com/doi/pdf/10.1111/jbi.13773&quot;,&quot;page&quot;:&quot;181-192&quot;,&quot;source&quot;:&quot;Wiley Online Library&quot;,&quot;title&quot;:&quot;Unveiling the food webs of tetrapods across Europe through the prism of the Eltonian niche&quot;,&quot;volume&quot;:&quot;47&quot;,&quot;author&quot;:[{&quot;family&quot;:&quot;O’Connor&quot;,&quot;given&quot;:&quot;Louise M. J.&quot;},{&quot;family&quot;:&quot;Pollock&quot;,&quot;given&quot;:&quot;Laura J.&quot;},{&quot;family&quot;:&quot;Braga&quot;,&quot;given&quot;:&quot;João&quot;},{&quot;family&quot;:&quot;Ficetola&quot;,&quot;given&quot;:&quot;Gentile Francesco&quot;},{&quot;family&quot;:&quot;Maiorano&quot;,&quot;given&quot;:&quot;Luigi&quot;},{&quot;family&quot;:&quot;Martinez-Almoyna&quot;,&quot;given&quot;:&quot;Camille&quot;},{&quot;family&quot;:&quot;Montemaggiori&quot;,&quot;given&quot;:&quot;Alessandro&quot;},{&quot;family&quot;:&quot;Ohlmann&quot;,&quot;given&quot;:&quot;Marc&quot;},{&quot;family&quot;:&quot;Thuiller&quot;,&quot;given&quot;:&quot;Wilfried&quot;}],&quot;issued&quot;:{&quot;date-parts&quot;:[[&quot;2020&quot;]]}}}],&quot;schema&quot;:&quot;https://github.com/citation-style-language/schema/raw/master/csl-citation.json&quot;} RNDEeEwLKOU89"/><text:span text:style-name="T82">). </text:span></text:p>
      <text:p text:style-name="P6"/>
      <text:p text:style-name="P22">In this thesis, I investigate the <text:span text:style-name="T240">biogeography</text:span> of predator-prey interactions and bird diversity, traits, and trends across seasons. In Chapters 1 and 2, I examine how the trait relationships between predators and prey among terrestrial vertebrates vary across space. In Chapters 3 and 4, I use weekly bird distributions to explore how bird movement within geographic and climatic spaces influences seasonal diversity, trait variations, and abundance changes across North America.</text:p>
      <text:h text:style-name="P35" text:outline-level="2"/>
      <text:h text:style-name="P31" text:outline-level="2"><text:bookmark-start text:name="__RefHeading___Toc138718_3552101809"/>Trophic interactions and food webs<text:bookmark-end text:name="__RefHeading___Toc138718_3552101809"/></text:h>
      <text:p text:style-name="P10"><text:span text:style-name="T142">In </text:span><text:span text:style-name="T145">their</text:span><text:span text:style-name="T142"> definition of the niche, Elton focused on a species’ relationships with its resources and enemies </text:span><text:reference-mark-start text:name="ZOTERO_ITEM CSL_CITATION {&quot;citationID&quot;:&quot;UrCHiUGC&quot;,&quot;properties&quot;:{&quot;formattedCitation&quot;:&quot;(Elton 1927)&quot;,&quot;plainCitation&quot;:&quot;(Elton 1927)&quot;,&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5sjY0eu71x"/><text:span text:style-name="T142">(Elton 1927)</text:span><text:reference-mark-end text:name="ZOTERO_ITEM CSL_CITATION {&quot;citationID&quot;:&quot;UrCHiUGC&quot;,&quot;properties&quot;:{&quot;formattedCitation&quot;:&quot;(Elton 1927)&quot;,&quot;plainCitation&quot;:&quot;(Elton 1927)&quot;,&quot;noteIndex&quot;:0},&quot;citationItems&quot;:[{&quot;id&quot;:147,&quot;uris&quot;:[&quot;http://zotero.org/users/7057764/items/26MZSR2Q&quot;],&quot;itemData&quot;:{&quot;id&quot;:147,&quot;type&quot;:&quot;book&quot;,&quot;event-place&quot;:&quot;New York&quot;,&quot;note&quot;:&quot;Open Library ID: OL13993167M&quot;,&quot;number-of-pages&quot;:&quot;xx, 207&quot;,&quot;publisher&quot;:&quot;Macmillan Co.&quot;,&quot;publisher-place&quot;:&quot;New York&quot;,&quot;source&quot;:&quot;The Open Library&quot;,&quot;title&quot;:&quot;Animal ecology&quot;,&quot;author&quot;:[{&quot;family&quot;:&quot;Elton&quot;,&quot;given&quot;:&quot;Charles S.&quot;}],&quot;issued&quot;:{&quot;date-parts&quot;:[[&quot;1927&quot;]]}}}],&quot;schema&quot;:&quot;https://github.com/citation-style-language/schema/raw/master/csl-citation.json&quot;} RND5sjY0eu71x"/><text:span text:style-name="T142">. These relationships, known as trophic interactions, involve a predator species feeding on a prey species.</text:span><text:span text:style-name="T141"> </text:span><text:span text:style-name="T137">The collection of these trophic interactions among species form</text:span><text:span text:style-name="T143">s</text:span><text:span text:style-name="T137"> a food web, a fundamental concept in ecology to understand ecosystem structure and dynamics </text:span><text:reference-mark-start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Lt2gGLlFyW"/><text:span text:style-name="T196">(Lindeman 1942; Thompson </text:span><text:span text:style-name="T172">et al.</text:span><text:span text:style-name="T173"> 2012)</text:span><text:reference-mark-end text:name="ZOTERO_ITEM CSL_CITATION {&quot;citationID&quot;:&quot;PPPryyUf&quot;,&quot;properties&quot;:{&quot;formattedCitation&quot;:&quot;(Lindeman 1942; Thompson {\\i{}et al.} 2012)&quot;,&quot;plainCitation&quot;:&quot;(Lindeman 1942; Thompson et al. 2012)&quot;,&quot;noteIndex&quot;:0},&quot;citationItems&quot;:[{&quot;id&quot;:2859,&quot;uris&quot;:[&quot;http://zotero.org/groups/2713172/items/7N9329MF&quot;],&quot;itemData&quot;:{&quot;id&quot;:2859,&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id&quot;:137,&quot;uris&quot;:[&quot;http://zotero.org/users/7057764/items/MAV6PYXZ&quot;],&quot;itemData&quot;:{&quot;id&quot;:137,&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Lt2gGLlFyW"/><text:span text:style-name="T137">. </text:span><text:span text:style-name="T141">T</text:span>he identity, strength and organization of <text:span text:style-name="T206">trophic</text:span> interactions influence how species distribute in space <text:reference-mark-start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k2NQzwZiW1"/><text:span text:style-name="T173">(Wisz </text:span><text:span text:style-name="T172">et al.</text:span><text:span text:style-name="T173"> 2013)</text:span><text:reference-mark-end text:name="ZOTERO_ITEM CSL_CITATION {&quot;citationID&quot;:&quot;M1k3znmi&quot;,&quot;properties&quot;:{&quot;formattedCitation&quot;:&quot;(Wisz {\\i{}et al.} 2013)&quot;,&quot;plainCitation&quot;:&quot;(Wisz et al. 2013)&quot;,&quot;noteIndex&quot;:0},&quot;citationItems&quot;:[{&quot;id&quot;:215,&quot;uris&quot;:[&quot;http://zotero.org/users/7057764/items/89W4RL62&quot;],&quot;itemData&quot;:{&quot;id&quot;:215,&quot;type&quot;:&quot;article-journal&quot;,&quot;abstract&quot;:&quot;Predicting which species will occur together in the future, and where, remains one of the greatest challenges in ecology, and requires a sound understanding of how the abiotic and biotic environments interact with dispersal processes and history across scales. Biotic interactions and their dynamics influence species' relationships to climate, and this also has important implications for predicting future distributions of species. It is already well accepted that biotic interactions shape species' spatial distributions at local spatial extents, but the role of these interactions beyond local extents (e.g. 10 km2 to global extents) are usually dismissed as unimportant. In this review we consolidate evidence for how biotic interactions shape species distributions beyond local extents and review methods for integrating biotic interactions into species distribution modelling tools. Drawing upon evidence from contemporary and palaeoecological studies of individual species ranges, functional groups, and species richness patterns, we show that biotic interactions have clearly left their mark on species distributions and realised assemblages of species across all spatial extents. We demonstrate this with examples from within and across trophic groups. A range of species distribution modelling tools is available to quantify species environmental relationships and predict species occurrence, such as: (i) integrating pairwise dependencies, (ii) using integrative predictors, and (iii) hybridising species distribution models (SDMs) with dynamic models. These methods have typically only been applied to interacting pairs of species at a single time, require a priori ecological knowledge about which species interact, and due to data paucity must assume that biotic interactions are constant in space and time. To better inform the future development of these models across spatial scales, we call for accelerated collection of spatially and temporally explicit species data. Ideally, these data should be sampled to reflect variation in the underlying environment across large spatial extents, and at fine spatial resolution. Simplified ecosystems where there are relatively few interacting species and sometimes a wealth of existing ecosystem monitoring data (e.g. arctic, alpine or island habitats) offer settings where the development of modelling tools that account for biotic interactions may be less difficult than elsewhere.&quot;,&quot;container-title&quot;:&quot;Biological Reviews&quot;,&quot;DOI&quot;:&quot;10.1111/j.1469-185X.2012.00235.x&quot;,&quot;ISSN&quot;:&quot;1469-185X&quot;,&quot;issue&quot;:&quot;1&quot;,&quot;language&quot;:&quot;en&quot;,&quot;license&quot;:&quot;© 2012 The Authors. Biological Reviews © 2012 Cambridge Philosophical Society&quot;,&quot;page&quot;:&quot;15-30&quot;,&quot;source&quot;:&quot;Wiley Online Library&quot;,&quot;title&quot;:&quot;The role of biotic interactions in shaping distributions and realised assemblages of species: implications for species distribution modelling&quot;,&quot;title-short&quot;:&quot;The role of biotic interactions in shaping distributions and realised assemblages of species&quot;,&quot;volume&quot;:&quot;88&quot;,&quot;author&quot;:[{&quot;family&quot;:&quot;Wisz&quot;,&quot;given&quot;:&quot;Mary Susanne&quot;},{&quot;family&quot;:&quot;Pottier&quot;,&quot;given&quot;:&quot;Julien&quot;},{&quot;family&quot;:&quot;Kissling&quot;,&quot;given&quot;:&quot;W. Daniel&quot;},{&quot;family&quot;:&quot;Pellissier&quot;,&quot;given&quot;:&quot;Loïc&quot;},{&quot;family&quot;:&quot;Lenoir&quot;,&quot;given&quot;:&quot;Jonathan&quot;},{&quot;family&quot;:&quot;Damgaard&quot;,&quot;given&quot;:&quot;Christian F.&quot;},{&quot;family&quot;:&quot;Dormann&quot;,&quot;given&quot;:&quot;Carsten F.&quot;},{&quot;family&quot;:&quot;Forchhammer&quot;,&quot;given&quot;:&quot;Mads C.&quot;},{&quot;family&quot;:&quot;Grytnes&quot;,&quot;given&quot;:&quot;John-Arvid&quot;},{&quot;family&quot;:&quot;Guisan&quot;,&quot;given&quot;:&quot;Antoine&quot;},{&quot;family&quot;:&quot;Heikkinen&quot;,&quot;given&quot;:&quot;Risto K.&quot;},{&quot;family&quot;:&quot;Høye&quot;,&quot;given&quot;:&quot;Toke T.&quot;},{&quot;family&quot;:&quot;Kühn&quot;,&quot;given&quot;:&quot;Ingolf&quot;},{&quot;family&quot;:&quot;Luoto&quot;,&quot;given&quot;:&quot;Miska&quot;},{&quot;family&quot;:&quot;Maiorano&quot;,&quot;given&quot;:&quot;Luigi&quot;},{&quot;family&quot;:&quot;Nilsson&quot;,&quot;given&quot;:&quot;Marie-Charlotte&quot;},{&quot;family&quot;:&quot;Normand&quot;,&quot;given&quot;:&quot;Signe&quot;},{&quot;family&quot;:&quot;Öckinger&quot;,&quot;given&quot;:&quot;Erik&quot;},{&quot;family&quot;:&quot;Schmidt&quot;,&quot;given&quot;:&quot;Niels M.&quot;},{&quot;family&quot;:&quot;Termansen&quot;,&quot;given&quot;:&quot;Mette&quot;},{&quot;family&quot;:&quot;Timmermann&quot;,&quot;given&quot;:&quot;Allan&quot;},{&quot;family&quot;:&quot;Wardle&quot;,&quot;given&quot;:&quot;David A.&quot;},{&quot;family&quot;:&quot;Aastrup&quot;,&quot;given&quot;:&quot;Peter&quot;},{&quot;family&quot;:&quot;Svenning&quot;,&quot;given&quot;:&quot;Jens-Christian&quot;}],&quot;issued&quot;:{&quot;date-parts&quot;:[[&quot;2013&quot;]]}}}],&quot;schema&quot;:&quot;https://github.com/citation-style-language/schema/raw/master/csl-citation.json&quot;} RNDk2NQzwZiW1"/>, how populations respond to disturbances <text:reference-mark-start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qw15S4cHCQ"/><text:span text:style-name="T150">(Ekl</text:span><text:span text:style-name="T171">öf &amp; Ebenman 2006)</text:span><text:reference-mark-end text:name="ZOTERO_ITEM CSL_CITATION {&quot;citationID&quot;:&quot;l67yQbhw&quot;,&quot;properties&quot;:{&quot;formattedCitation&quot;:&quot;(Ekl\\uc0\\u246{}f &amp; Ebenman 2006)&quot;,&quot;plainCitation&quot;:&quot;(Eklöf &amp; Ebenman 2006)&quot;,&quot;noteIndex&quot;:0},&quot;citationItems&quot;:[{&quot;id&quot;:545,&quot;uris&quot;:[&quot;http://zotero.org/users/7057764/items/UH6UJAJU&quot;],&quot;itemData&quot;:{&quot;id&quot;:545,&quot;type&quot;:&quot;article-journal&quot;,&quot;abstract&quot;:&quot;1 The loss of a species from an ecological community can trigger a cascade of secondary extinctions. Here we investigate how the complexity (connectance) of model communities affects their response to species loss. Using dynamic analysis based on a global criterion of persistence (permanence) and topological analysis we investigate the extent of secondary extinctions following the loss of different kinds of species. 2 We show that complex communities are, on average, more resistant to species loss than simple communities: the number of secondary extinctions decreases with increasing connectance. However, complex communities are more vulnerable to loss of top predators than simple communities. 3 The loss of highly connected species (species with many links to other species) and species at low trophic levels triggers, on average, the largest number of secondary extinctions. The effect of the connectivity of a species is strongest in webs with low connectance. 4 Most secondary extinctions are due to direct bottom-up effects: consumers go extinct when their resources are lost. Secondary extinctions due to trophic cascades and disruption of predator-mediated coexistence also occur. Secondary extinctions due to disruption of predator-mediated coexistence are more common in complex communities than in simple communities, while bottom-up and top-down extinction cascades are more common in simple communities. 5 Topological analysis of the response of communities to species loss always predicts a lower number of secondary extinctions than dynamic analysis, especially in food webs with high connectance.&quot;,&quot;container-title&quot;:&quot;Journal of Animal Ecology&quot;,&quot;DOI&quot;:&quot;10.1111/j.1365-2656.2006.01041.x&quot;,&quot;ISSN&quot;:&quot;1365-2656&quot;,&quot;issue&quot;:&quot;1&quot;,&quot;language&quot;:&quot;en&quot;,&quot;note&quot;:&quot;_eprint: https://besjournals.onlinelibrary.wiley.com/doi/pdf/10.1111/j.1365-2656.2006.01041.x&quot;,&quot;page&quot;:&quot;239-246&quot;,&quot;source&quot;:&quot;Wiley Online Library&quot;,&quot;title&quot;:&quot;Species loss and secondary extinctions in simple and complex model communities&quot;,&quot;volume&quot;:&quot;75&quot;,&quot;author&quot;:[{&quot;family&quot;:&quot;Eklöf&quot;,&quot;given&quot;:&quot;Anna&quot;},{&quot;family&quot;:&quot;Ebenman&quot;,&quot;given&quot;:&quot;Bo&quot;}],&quot;issued&quot;:{&quot;date-parts&quot;:[[&quot;2006&quot;]]}}}],&quot;schema&quot;:&quot;https://github.com/citation-style-language/schema/raw/master/csl-citation.json&quot;} RNDqw15S4cHCQ"/><text:span text:style-name="T150">, </text:span><text:span text:style-name="T151">and how energy flow</text:span><text:span text:style-name="T152">s</text:span><text:span text:style-name="T151"> within and between </text:span><text:soft-page-break/><text:span text:style-name="T151">ecosystems </text:span><text:reference-mark-start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HWnTB9Hxef"/><text:span text:style-name="T151">(Gounand </text:span><text:span text:style-name="T172">et al.</text:span><text:span text:style-name="T173"> 2018)</text:span><text:reference-mark-end text:name="ZOTERO_ITEM CSL_CITATION {&quot;citationID&quot;:&quot;xSBoktMz&quot;,&quot;properties&quot;:{&quot;formattedCitation&quot;:&quot;(Gounand {\\i{}et al.} 2018)&quot;,&quot;plainCitation&quot;:&quot;(Gounand et al. 2018)&quot;,&quot;noteIndex&quot;:0},&quot;citationItems&quot;:[{&quot;id&quot;:3835,&quot;uris&quot;:[&quot;http://zotero.org/users/7057764/items/NE8E9MNB&quot;],&quot;itemData&quot;:{&quot;id&quot;:3835,&quot;type&quot;:&quot;article-journal&quot;,&quot;abstract&quot;:&quot;The meta-ecosystem framework demonstrates the significance of among-ecosystem spatial flows for ecosystem dynamics and has fostered a rich body of theory. The high level of abstraction of the models, however, impedes applications to empirical systems. We argue that further understanding of spatial dynamics in natural systems strongly depends on dense exchanges between field and theory. From empiricists, more and specific quantifications of spatial flows are needed, defined by the major categories of organismal movement (dispersal, foraging, life-cycle, and migration). In parallel, the theoretical framework must account for the distinct spatial scales at which these naturally common spatial flows occur. Integrating all levels of spatial connections among landscape elements will upgrade and unify landscape and meta-ecosystem ecology into a single framework for spatial ecology.&quot;,&quot;container-title&quot;:&quot;Trends in Ecology &amp; Evolution&quot;,&quot;DOI&quot;:&quot;10.1016/j.tree.2017.10.006&quot;,&quot;ISSN&quot;:&quot;0169-5347&quot;,&quot;issue&quot;:&quot;1&quot;,&quot;journalAbbreviation&quot;:&quot;Trends in Ecology &amp; Evolution&quot;,&quot;page&quot;:&quot;36-46&quot;,&quot;source&quot;:&quot;ScienceDirect&quot;,&quot;title&quot;:&quot;Meta-Ecosystems 2.0: Rooting the Theory into the Field&quot;,&quot;title-short&quot;:&quot;Meta-Ecosystems 2.0&quot;,&quot;volume&quot;:&quot;33&quot;,&quot;author&quot;:[{&quot;family&quot;:&quot;Gounand&quot;,&quot;given&quot;:&quot;Isabelle&quot;},{&quot;family&quot;:&quot;Harvey&quot;,&quot;given&quot;:&quot;Eric&quot;},{&quot;family&quot;:&quot;Little&quot;,&quot;given&quot;:&quot;Chelsea J.&quot;},{&quot;family&quot;:&quot;Altermatt&quot;,&quot;given&quot;:&quot;Florian&quot;}],&quot;issued&quot;:{&quot;date-parts&quot;:[[&quot;2018&quot;,1,1]]}}}],&quot;schema&quot;:&quot;https://github.com/citation-style-language/schema/raw/master/csl-citation.json&quot;} RNDHWnTB9Hxef"/><text:span text:style-name="T151">. </text:span><text:span text:style-name="T141">Given that</text:span><text:span text:style-name="T84"> food webs integrate biodiversity and ecosystem function, </text:span><text:span text:style-name="T138">conserving</text:span><text:span text:style-name="T84"> their structure and the underlying trophic interactions </text:span><text:span text:style-name="T141">is essential to</text:span><text:span text:style-name="T84"> protect the diversity and integrity of ecosystems </text:span><text:reference-mark-start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qvcCwHtkEP"/><text:span text:style-name="T194">(Harvey </text:span><text:span text:style-name="T172">et al.</text:span><text:span text:style-name="T173"> 2017)</text:span><text:reference-mark-end text:name="ZOTERO_ITEM CSL_CITATION {&quot;citationID&quot;:&quot;8NFY5lZe&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qvcCwHtkEP"/>. <text:span text:style-name="T207">For example, the position of a species within a food web inform</text:span><text:span text:style-name="T242">s</text:span><text:span text:style-name="T207"> on its role within the community and help</text:span><text:span text:style-name="T244">s</text:span><text:span text:style-name="T207"> anticipate secondary extinction</text:span><text:span text:style-name="T227">s</text:span> <text:reference-mark-start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IXCOZqyLph"/><text:span text:style-name="T173">(Cirtwill </text:span><text:span text:style-name="T172">et al.</text:span><text:span text:style-name="T173"> 2018; McDonald-Madden </text:span><text:span text:style-name="T172">et al.</text:span><text:span text:style-name="T173"> 2016)</text:span><text:reference-mark-end text:name="ZOTERO_ITEM CSL_CITATION {&quot;citationID&quot;:&quot;ojWaJbZo&quot;,&quot;properties&quot;:{&quot;formattedCitation&quot;:&quot;(Cirtwill {\\i{}et al.} 2018; McDonald-Madden {\\i{}et al.} 2016)&quot;,&quot;plainCitation&quot;:&quot;(Cirtwill et al. 2018; McDonald-Madden et al. 2016)&quot;,&quot;noteIndex&quot;:0},&quot;citationItems&quot;:[{&quot;id&quot;:638,&quot;uris&quot;:[&quot;http://zotero.org/users/7057764/items/F2PMQMEL&quot;],&quot;itemData&quot;:{&quot;id&quot;:638,&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546,&quot;uris&quot;:[&quot;http://zotero.org/users/7057764/items/3ZXZ97AH&quot;],&quot;itemData&quot;:{&quot;id&quot;:546,&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license&quot;:&quot;2016 The Author(s)&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IXCOZqyLph"/>. </text:p>
      <text:p text:style-name="P6"/>
      <text:p text:style-name="P9"><text:span text:style-name="T220">F</text:span><text:span text:style-name="T199">ood web</text:span><text:span text:style-name="T220">s</text:span><text:span text:style-name="T199"> ha</text:span><text:span text:style-name="T220">ve</text:span><text:span text:style-name="T199"> emerging properties </text:span><text:span text:style-name="T220">with important implications on the communities</text:span><text:span text:style-name="T199">, such as the level of connectivity (connectance), the structure of specialization among species, or the formation of modules </text:span><text:reference-mark-start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KWlhy1MEHZ"/><text:span text:style-name="T173">(Delmas </text:span><text:span text:style-name="T172">et al.</text:span><text:span text:style-name="T173"> 2019; Pimm </text:span><text:span text:style-name="T172">et al.</text:span><text:span text:style-name="T173"> 1991)</text:span><text:reference-mark-end text:name="ZOTERO_ITEM CSL_CITATION {&quot;citationID&quot;:&quot;nBu9BTYF&quot;,&quot;properties&quot;:{&quot;formattedCitation&quot;:&quot;(Delmas {\\i{}et al.} 2019; Pimm {\\i{}et al.} 1991)&quot;,&quot;plainCitation&quot;:&quot;(Delmas et al. 2019; Pimm et al. 1991)&quot;,&quot;noteIndex&quot;:0},&quot;citationItems&quot;:[{&quot;id&quot;:146,&quot;uris&quot;:[&quot;http://zotero.org/users/7057764/items/A94NHATK&quot;],&quot;itemData&quot;:{&quot;id&quot;:146,&quot;type&quot;:&quot;article-journal&quot;,&quot;abstract&quot;:&quot;Network approaches to ecological questions have been increasingly used, particularly in recent decades. The abstraction of ecological systems – such as communities – through networks of interactions between their components indeed provides a way to summarize this information with single objects. The methodological framework derived from graph theory also provides numerous approaches and measures to analyze these objects and can offer new perspectives on established ecological theories as well as tools to address new challenges. However, prior to using these methods to test ecological hypotheses, it is necessary that we understand, adapt, and use them in ways that both allow us to deliver their full potential and account for their limitations. Here, we attempt to increase the accessibility of network approaches by providing a review of the tools that have been developed so far, with – what we believe to be – their appropriate uses and potential limitations. This is not an exhaustive review of all methods and metrics, but rather, an overview of tools that are robust, informative, and ecologically sound. After providing a brief presentation of species interaction networks and how to build them in order to summarize ecological information of different types, we then classify methods and metrics by the types of ecological questions that they can be used to answer from global to local scales, including methods for hypothesis testing and future perspectives. Specifically, we show how the organization of species interactions in a community yields different network structures (e.g., more or less dense, modular or nested), how different measures can be used to describe and quantify these emerging structures, and how to compare communities based on these differences in structures. Within networks, we illustrate metrics that can be used to describe and compare the functional and dynamic roles of species based on their position in the network and the organization of their interactions as well as associated new methods to test the significance of these results. Lastly, we describe potential fruitful avenues for new methodological developments to address novel ecological questions.&quot;,&quot;container-title&quot;:&quot;Biological Reviews&quot;,&quot;DOI&quot;:&quot;10.1111/brv.12433&quot;,&quot;ISSN&quot;:&quot;1469-185X&quot;,&quot;issue&quot;:&quot;1&quot;,&quot;language&quot;:&quot;en&quot;,&quot;license&quot;:&quot;© 2018 Cambridge Philosophical Society&quot;,&quot;page&quot;:&quot;16-36&quot;,&quot;source&quot;:&quot;Wiley Online Library&quot;,&quot;title&quot;:&quot;Analysing ecological networks of species interactions&quot;,&quot;volume&quot;:&quot;94&quot;,&quot;author&quot;:[{&quot;family&quot;:&quot;Delmas&quot;,&quot;given&quot;:&quot;Eva&quot;},{&quot;family&quot;:&quot;Besson&quot;,&quot;given&quot;:&quot;Mathilde&quot;},{&quot;family&quot;:&quot;Brice&quot;,&quot;given&quot;:&quot;Marie-Hélène&quot;},{&quot;family&quot;:&quot;Burkle&quot;,&quot;given&quot;:&quot;Laura A.&quot;},{&quot;family&quot;:&quot;Riva&quot;,&quot;given&quot;:&quot;Giulio V. Dalla&quot;},{&quot;family&quot;:&quot;Fortin&quot;,&quot;given&quot;:&quot;Marie-Josée&quot;},{&quot;family&quot;:&quot;Gravel&quot;,&quot;given&quot;:&quot;Dominique&quot;},{&quot;family&quot;:&quot;Guimarães&quot;,&quot;given&quot;:&quot;Paulo R.&quot;},{&quot;family&quot;:&quot;Hembry&quot;,&quot;given&quot;:&quot;David H.&quot;},{&quot;family&quot;:&quot;Newman&quot;,&quot;given&quot;:&quot;Erica A.&quot;},{&quot;family&quot;:&quot;Olesen&quot;,&quot;given&quot;:&quot;Jens M.&quot;},{&quot;family&quot;:&quot;Pires&quot;,&quot;given&quot;:&quot;Mathias M.&quot;},{&quot;family&quot;:&quot;Yeakel&quot;,&quot;given&quot;:&quot;Justin D.&quot;},{&quot;family&quot;:&quot;Poisot&quot;,&quot;given&quot;:&quot;Timothée&quot;}],&quot;issued&quot;:{&quot;date-parts&quot;:[[&quot;2019&quot;]]}}},{&quot;id&quot;:104,&quot;uris&quot;:[&quot;http://zotero.org/users/7057764/items/XFHNJAY2&quot;],&quot;itemData&quot;:{&quot;id&quot;:104,&quot;type&quot;:&quot;article-journal&quot;,&quot;abstract&quot;:&quot;A food web is a map that describes which kinds of organisms in a community eat which other kinds. A web helps picture how a community is put together and how it works. Although webs were often initially reported in despair at ever understanding ecological complexity, recently discovered widespread patterns in the shapes of webs, and theoretical explanations for these patterns, indicate that webs are orderly and intelligible, and have some foreseeable consequences for the dynamics of communities.&quot;,&quot;container-title&quot;:&quot;Nature&quot;,&quot;DOI&quot;:&quot;10.1038/350669a0&quot;,&quot;ISSN&quot;:&quot;1476-4687&quot;,&quot;issue&quot;:&quot;6320&quot;,&quot;journalAbbreviation&quot;:&quot;Nature&quot;,&quot;language&quot;:&quot;en&quot;,&quot;license&quot;:&quot;1991 Nature Publishing Group&quot;,&quot;page&quot;:&quot;669-674&quot;,&quot;source&quot;:&quot;www.nature.com&quot;,&quot;title&quot;:&quot;Food web patterns and their consequences&quot;,&quot;volume&quot;:&quot;350&quot;,&quot;author&quot;:[{&quot;family&quot;:&quot;Pimm&quot;,&quot;given&quot;:&quot;Stuart L.&quot;},{&quot;family&quot;:&quot;Lawton&quot;,&quot;given&quot;:&quot;John H.&quot;},{&quot;family&quot;:&quot;Cohen&quot;,&quot;given&quot;:&quot;Joel E.&quot;}],&quot;issued&quot;:{&quot;date-parts&quot;:[[&quot;1991&quot;,4]]}}}],&quot;schema&quot;:&quot;https://github.com/citation-style-language/schema/raw/master/csl-citation.json&quot;} RNDKWlhy1MEHZ"/><text:span text:style-name="T199">. </text:span><text:span text:style-name="T200">May famously showed that under random interaction network</text:span><text:span text:style-name="T221">s</text:span><text:span text:style-name="T200">, a more complex </text:span><text:span text:style-name="T221">food web </text:span><text:span text:style-name="T200">(measured by </text:span><text:span text:style-name="T244">the </text:span><text:span text:style-name="T200">level of connectance, species richness, and mean interaction strength) should be less stable, challenging the commonly accepted assumption of the time that more complex system</text:span><text:span text:style-name="T221">s</text:span><text:span text:style-name="T200"> are more stable </text:span><text:reference-mark-start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A0ManUXom"/><text:span text:style-name="T200">(May 1972)</text:span><text:reference-mark-end text:name="ZOTERO_ITEM CSL_CITATION {&quot;citationID&quot;:&quot;VORWAzmo&quot;,&quot;properties&quot;:{&quot;formattedCitation&quot;:&quot;(May 1972)&quot;,&quot;plainCitation&quot;:&quot;(May 1972)&quot;,&quot;noteIndex&quot;:0},&quot;citationItems&quot;:[{&quot;id&quot;:618,&quot;uris&quot;:[&quot;http://zotero.org/users/7057764/items/I43N34DS&quot;],&quot;itemData&quot;:{&quot;id&quot;:618,&quot;type&quot;:&quot;article-journal&quot;,&quot;abstract&quot;:&quot;Gardner and Ashby1 have suggested that large complex systems which are assembled (connected) at random may be expected to be stable up to a certain critical level of connectance, and then, as this increases, to suddenly become unstable. Their conclusions were based on the trend of computer studies of systems with 4, 7 and 10 variables.&quot;,&quot;container-title&quot;:&quot;Nature&quot;,&quot;DOI&quot;:&quot;10.1038/238413a0&quot;,&quot;ISSN&quot;:&quot;1476-4687&quot;,&quot;issue&quot;:&quot;5364&quot;,&quot;journalAbbreviation&quot;:&quot;Nature&quot;,&quot;language&quot;:&quot;en&quot;,&quot;license&quot;:&quot;1972 Nature Publishing Group&quot;,&quot;page&quot;:&quot;413-414&quot;,&quot;source&quot;:&quot;www.nature.com&quot;,&quot;title&quot;:&quot;Will a Large Complex System be Stable?&quot;,&quot;volume&quot;:&quot;238&quot;,&quot;author&quot;:[{&quot;family&quot;:&quot;May&quot;,&quot;given&quot;:&quot;Robert M.&quot;}],&quot;issued&quot;:{&quot;date-parts&quot;:[[&quot;1972&quot;,8]]}}}],&quot;schema&quot;:&quot;https://github.com/citation-style-language/schema/raw/master/csl-citation.json&quot;} RNDzA0ManUXom"/><text:span text:style-name="T200">. This </text:span><text:span text:style-name="T221">insight</text:span><text:span text:style-name="T200"> inspired decades of </text:span><text:span text:style-name="T221">research aimed at understanding</text:span><text:span text:style-name="T200"> how observed properties of empirical food webs, such as the organization of interactions, the distribution of interaction strengths or the correlation between interspecific interactions, influence the relationship between complexity and stability </text:span><text:reference-mark-start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qdSrVHJTv8"/><text:span text:style-name="T200">(Allesina &amp; Tang 2015)</text:span><text:reference-mark-end text:name="ZOTERO_ITEM CSL_CITATION {&quot;citationID&quot;:&quot;UIfmTWVE&quot;,&quot;properties&quot;:{&quot;formattedCitation&quot;:&quot;(Allesina &amp; Tang 2015)&quot;,&quot;plainCitation&quot;:&quot;(Allesina &amp; Tang 2015)&quot;,&quot;noteIndex&quot;:0},&quot;citationItems&quot;:[{&quot;id&quot;:589,&quot;uris&quot;:[&quot;http://zotero.org/users/7057764/items/DYYNM52S&quot;],&quot;itemData&quot;:{&quot;id&quot;:589,&quot;type&quot;:&quot;article-journal&quot;,&quot;abstract&quot;:&quot;Abstract Since the work of Robert May in 1972, the local asymptotic stability of large ecological systems has been a focus of theoretical ecology. Here we review May's work in the light of random matrix theory, the field of mathematics devoted to the study of large matrices whose coefficients are randomly sampled from distributions with given characteristics. We show how May's celebrated ?stability criterion? can be derived using random matrix theory, and how extensions of the so-called circular law for the limiting distribution of the eigenvalues of large random matrix can further our understanding of ecological systems. Our goal is to present the more technical material in an accessible way, and to provide pointers to the primary mathematical literature on this subject. We conclude by enumerating a number of challenges, whose solution is going to greatly improve our ability to predict the stability of large ecological networks.&quot;,&quot;container-title&quot;:&quot;Population Ecology&quot;,&quot;DOI&quot;:&quot;10.1007/s10144-014-0471-0&quot;,&quot;ISSN&quot;:&quot;1438-3896&quot;,&quot;issue&quot;:&quot;1&quot;,&quot;journalAbbreviation&quot;:&quot;Population Ecology&quot;,&quot;note&quot;:&quot;publisher: John Wiley &amp; Sons, Ltd&quot;,&quot;page&quot;:&quot;63-75&quot;,&quot;source&quot;:&quot;esj-journals.onlinelibrary.wiley.com (Atypon)&quot;,&quot;title&quot;:&quot;The stability–complexity relationship at age 40: a random matrix perspective&quot;,&quot;title-short&quot;:&quot;The stability–complexity relationship at age 40&quot;,&quot;volume&quot;:&quot;57&quot;,&quot;author&quot;:[{&quot;family&quot;:&quot;Allesina&quot;,&quot;given&quot;:&quot;Stefano&quot;},{&quot;family&quot;:&quot;Tang&quot;,&quot;given&quot;:&quot;Si&quot;}],&quot;issued&quot;:{&quot;date-parts&quot;:[[&quot;2015&quot;,1,1]]}}}],&quot;schema&quot;:&quot;https://github.com/citation-style-language/schema/raw/master/csl-citation.json&quot;} RNDqdSrVHJTv8"/><text:span text:style-name="T200">. </text:span>Another example of how food web structure influences communities is demonstrated by network complementarity, where species partition resources and enemies, leading to increased ecosystem productivity<text:span text:style-name="T200"> </text:span><text:reference-mark-start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oq7BVsi6u5"/><text:span text:style-name="T173">(Poisot </text:span><text:span text:style-name="T172">et al.</text:span><text:span text:style-name="T173"> 2013)</text:span><text:reference-mark-end text:name="ZOTERO_ITEM CSL_CITATION {&quot;citationID&quot;:&quot;0NwUZZqt&quot;,&quot;properties&quot;:{&quot;formattedCitation&quot;:&quot;(Poisot {\\i{}et al.} 2013)&quot;,&quot;plainCitation&quot;:&quot;(Poisot et al. 2013)&quot;,&quot;noteIndex&quot;:0},&quot;citationItems&quot;:[{&quot;id&quot;:281,&quot;uris&quot;:[&quot;http://zotero.org/users/7057764/items/4CXKIGBE&quot;],&quot;itemData&quot;:{&quot;id&quot;:281,&quot;type&quot;:&quot;article-journal&quot;,&quot;abstract&quot;:&quot;The biodiversity–ecosystem functioning (BEF) relationship is central in community ecology. Its drivers in competitive systems (sampling effect and functional complementarity) are intuitive and elegant, but we lack an integrative understanding of these drivers in complex ecosystems. Because networks encompass two key components of the BEF relationship (species richness and biomass flow), they provide a key to identify these drivers, assuming that we have a meaningful measure of functional complementarity. In a network, diversity can be defined by species richness, the number of trophic levels, but perhaps more importantly, the diversity of interactions. In this paper, we define the concept of trophic complementarity (TC), which emerges through exploitative and apparent competition processes, and study its contribution to ecosystem functioning. Using a model of trophic community dynamics, we show that TC predicts various measures of ecosystem functioning, and generate a range of testable predictions. We find that, in addition to the number of species, the structure of their interactions needs to be accounted for to predict ecosystem productivity.&quot;,&quot;container-title&quot;:&quot;Ecology Letters&quot;,&quot;DOI&quot;:&quot;10.1111/ele.12118&quot;,&quot;ISSN&quot;:&quot;1461-0248&quot;,&quot;issue&quot;:&quot;7&quot;,&quot;language&quot;:&quot;en&quot;,&quot;license&quot;:&quot;© 2013 John Wiley &amp; Sons Ltd/CNRS&quot;,&quot;page&quot;:&quot;853-861&quot;,&quot;source&quot;:&quot;Wiley Online Library&quot;,&quot;title&quot;:&quot;Trophic complementarity drives the biodiversity–ecosystem functioning relationship in food webs&quot;,&quot;volume&quot;:&quot;16&quot;,&quot;author&quot;:[{&quot;family&quot;:&quot;Poisot&quot;,&quot;given&quot;:&quot;Timothée&quot;},{&quot;family&quot;:&quot;Mouquet&quot;,&quot;given&quot;:&quot;Nicolas&quot;},{&quot;family&quot;:&quot;Gravel&quot;,&quot;given&quot;:&quot;Dominique&quot;}],&quot;issued&quot;:{&quot;date-parts&quot;:[[&quot;2013&quot;]]}}}],&quot;schema&quot;:&quot;https://github.com/citation-style-language/schema/raw/master/csl-citation.json&quot;} RNDoq7BVsi6u5"/><text:span text:style-name="T200">. </text:span><text:span text:style-name="T211">Thus, it is not only the number and identity of trophic interactions that matters, but also how they are </text:span><text:span text:style-name="T221">organized</text:span><text:span text:style-name="T211"> among species.</text:span></text:p>
      <text:p text:style-name="P6"/>
      <text:p text:style-name="P9">Yet, we still face major challenges when developing accurate descriptions of natural food webs <text:span text:style-name="T208">and apply</text:span><text:span text:style-name="T245">ing</text:span><text:span text:style-name="T208"> our theoretical understanding of food webs to conservation</text:span>. One major obstacle is the lack of trophic interaction data across most locations and taxa <text:reference-mark-start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qwqUs7pJ0v"/><text:span text:style-name="T173">(Poisot </text:span><text:span text:style-name="T172">et al.</text:span><text:span text:style-name="T173"> 2021)</text:span><text:reference-mark-end text:name="ZOTERO_ITEM CSL_CITATION {&quot;citationID&quot;:&quot;3ywFoyXl&quot;,&quot;properties&quot;:{&quot;formattedCitation&quot;:&quot;(Poisot {\\i{}et al.} 2021)&quot;,&quot;plainCitation&quot;:&quot;(Poisot et al. 2021)&quot;,&quot;noteIndex&quot;:0},&quot;citationItems&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qwqUs7pJ0v"/>, which <text:soft-page-break/>presents fundamental technical and practical challenges in food web ecology. <text:span text:style-name="T208">In fact, the “</text:span>lack of knowledge about interactions among species or among groups of species” <text:span text:style-name="T247">(Hortal et al. 2015, p. 531)</text:span> <text:span text:style-name="T221">remains</text:span> <text:span text:style-name="T208">one of</text:span> the <text:span text:style-name="T208">major </text:span>biodiversity <text:span text:style-name="T208">data </text:span>shortfalls <text:reference-mark-start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HjStrdxysu"/><text:span text:style-name="T173">(Hortal </text:span><text:span text:style-name="T172">et al.</text:span><text:span text:style-name="T173"> 2015)</text:span><text:reference-mark-end text:name="ZOTERO_ITEM CSL_CITATION {&quot;citationID&quot;:&quot;EGLvSLh1&quot;,&quot;properties&quot;:{&quot;formattedCitation&quot;:&quot;(Hortal {\\i{}et al.} 2015)&quot;,&quot;plainCitation&quot;:&quot;(Hortal et al. 2015)&quot;,&quot;noteIndex&quot;:0},&quot;citationItems&quot;:[{&quot;id&quot;:3033,&quot;uris&quot;:[&quot;http://zotero.org/users/7057764/items/248VPRTB&quot;],&quot;itemData&quot;:{&quot;id&quot;:3033,&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schema&quot;:&quot;https://github.com/citation-style-language/schema/raw/master/csl-citation.json&quot;} RNDHjStrdxysu"/>. Sampling interactions is inherently difficult; observing an interaction requires simultaneously detecting individuals of two species while they are interacting.<text:span text:style-name="T208"> It is </text:span>virtually impossible to sample all interactions <text:span text:style-name="T208">even for</text:span> a <text:span text:style-name="T208">simple </text:span>community <text:span text:style-name="T208">and </text:span>large sampling effort <text:reference-mark-start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WrkSE9Lmyc"/><text:span text:style-name="T173">(Chacoff </text:span><text:span text:style-name="T172">et al.</text:span><text:span text:style-name="T173"> 2012; Jordano 2016; Pringle &amp; Hutchinson 2020)</text:span><text:reference-mark-end text:name="ZOTERO_ITEM CSL_CITATION {&quot;citationID&quot;:&quot;OhTMC4no&quot;,&quot;properties&quot;:{&quot;formattedCitation&quot;:&quot;(Chacoff {\\i{}et al.} 2012; Jordano 2016; Pringle &amp; Hutchinson 2020)&quot;,&quot;plainCitation&quot;:&quot;(Chacoff et al. 2012; Jordano 2016; Pringle &amp; Hutchinson 2020)&quot;,&quot;noteIndex&quot;:0},&quot;citationItems&quot;:[{&quot;id&quot;:33,&quot;uris&quot;:[&quot;http://zotero.org/users/7057764/items/65X8NHEG&quot;],&quot;itemData&quot;:{&quot;id&quot;:33,&quot;type&quot;:&quot;article-journal&quot;,&quot;abstract&quot;:&quot;1. The study of plant–pollinator interactions in a network context is receiving increasing attention. This approach has helped to identify several emerging network patterns such as nestedness and modularity. However, most studies are based only on qualitative information, and some ecosystems, such as deserts and tropical forests, are underrepresented in these data sets. 2. We present an exhaustive analysis of the structure of a 4-year plant–pollinator network from the Monte desert in Argentina using qualitative and quantitative tools. We describe the structure of this network and evaluate sampling completeness using asymptotic species richness estimators. Our goal is to assess the extent to which the realized sampling effort allows for an accurate description of species interactions and to estimate the minimum number of additional censuses required to detect 90% of the interactions. We evaluated completeness of detection of the community-wide pollinator fauna, of the pollinator fauna associated with each plant species and of the plant–pollinator interactions. We also evaluated whether sampling completeness was influenced by plant characteristics, such as flower abundance, flower life span, number of interspecific links (degree) and selectiveness in the identity of their flower visitors, as well as sampling effort. 3. We found that this desert plant–pollinator network has a nested structure and that it exhibits modularity and high network-level generalization. 4. In spite of our high sampling effort, and although we sampled 80% of the pollinator fauna, we recorded only 55% of the interactions. Furthermore, although a 64% increase in sampling effort would suffice to detect 90% of the pollinator species, a fivefold increase in sampling effort would be necessary to detect 90% of the interactions. 5. Detection of interactions was incomplete for most plant species, particularly specialists with a long flowering season and high flower abundance, or generalists with short flowering span and scant flowers. Our results suggest that sampling of a network with the same effort for all plant species is inadequate to sample interactions. 6. Sampling the diversity of interactions is labour intensive, and most plant–pollinator networks published to date are likely to be undersampled. Our analysis allowed estimating the completeness of our sampling, the additional effort needed to detect most interactions and the plant traits that influence the detection of their interactions.&quot;,&quot;container-title&quot;:&quot;Journal of Animal Ecology&quot;,&quot;DOI&quot;:&quot;https://doi.org/10.1111/j.1365-2656.2011.01883.x&quot;,&quot;ISSN&quot;:&quot;1365-2656&quot;,&quot;issue&quot;:&quot;1&quot;,&quot;language&quot;:&quot;en&quot;,&quot;license&quot;:&quot;© 2011 The Authors. Journal of Animal Ecology © 2011 British Ecological Society&quot;,&quot;note&quot;:&quot;_eprint: https://onlinelibrary.wiley.com/doi/pdf/10.1111/j.1365-2656.2011.01883.x&quot;,&quot;page&quot;:&quot;190-200&quot;,&quot;source&quot;:&quot;Wiley Online Library&quot;,&quot;title&quot;:&quot;Evaluating sampling completeness in a desert plant–pollinator network&quot;,&quot;volume&quot;:&quot;81&quot;,&quot;author&quot;:[{&quot;family&quot;:&quot;Chacoff&quot;,&quot;given&quot;:&quot;Natacha P.&quot;},{&quot;family&quot;:&quot;Vázquez&quot;,&quot;given&quot;:&quot;Diego P.&quot;},{&quot;family&quot;:&quot;Lomáscolo&quot;,&quot;given&quot;:&quot;Silvia B.&quot;},{&quot;family&quot;:&quot;Stevani&quot;,&quot;given&quot;:&quot;Erica L.&quot;},{&quot;family&quot;:&quot;Dorado&quot;,&quot;given&quot;:&quot;Jimena&quot;},{&quot;family&quot;:&quot;Padrón&quot;,&quot;given&quot;:&quot;Benigno&quot;}],&quot;issued&quot;:{&quot;date-parts&quot;:[[&quot;2012&quot;]]}}},{&quot;id&quot;:144,&quot;uris&quot;:[&quot;http://zotero.org/users/7057764/items/A9IC3LF3&quot;],&quot;itemData&quot;:{&quot;id&quot;:144,&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license&quot;:&quot;© 2016 The Author. Functional Ecology © 2016 British Ecological Society&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id&quot;:3838,&quot;uris&quot;:[&quot;http://zotero.org/users/7057764/items/4VNQTM7V&quot;],&quot;itemData&quot;:{&quot;id&quot;:3838,&quot;type&quot;:&quot;article-journal&quot;,&quot;abstract&quot;:&quot;Food webs are a major focus and organizing theme of ecology, but the data used to assemble them are deficient. Early debates over food-web data focused on taxonomic resolution and completeness, lack of which had produced spurious inferences. Recent data are widely believed to be much better and are used extensively in theoretical and meta-analytic research on network ecology. Confidence in these data rests on the assumptions (a) that empiricists correctly identified consumers and their foods and (b) that sampling methods were adequate to detect a near-comprehensive fraction of the trophic interactions between species. Abundant evidence indicates that these assumptions are often invalid, suggesting that most topological food-web data may remain unreliable for inferences about network structure and underlying ecological and evolutionary processes. Morphologically cryptic species are ubiquitous across taxa and regions, and many trophic interactions routinely evade detection by conventional methods. Molecular methods have diagnosed the severity of these problems and are a necessary part of the cure.&quot;,&quot;container-title&quot;:&quot;Annual Review of Ecology, Evolution and Systematics&quot;,&quot;DOI&quot;:&quot;10.1146/annurev-ecolsys-110218-024908&quot;,&quot;ISSN&quot;:&quot;1543-592X, 1545-2069&quot;,&quot;issue&quot;:&quot;Volume 51, 2020&quot;,&quot;language&quot;:&quot;en&quot;,&quot;note&quot;:&quot;publisher: Annual Reviews&quot;,&quot;page&quot;:&quot;55-80&quot;,&quot;source&quot;:&quot;www.annualreviews.org&quot;,&quot;title&quot;:&quot;Resolving Food-Web Structure&quot;,&quot;volume&quot;:&quot;51&quot;,&quot;author&quot;:[{&quot;family&quot;:&quot;Pringle&quot;,&quot;given&quot;:&quot;Robert M.&quot;},{&quot;family&quot;:&quot;Hutchinson&quot;,&quot;given&quot;:&quot;Matthew C.&quot;}],&quot;issued&quot;:{&quot;date-parts&quot;:[[&quot;2020&quot;,11,2]]}}}],&quot;schema&quot;:&quot;https://github.com/citation-style-language/schema/raw/master/csl-citation.json&quot;} RNDWrkSE9Lmyc"/>. Additionally, there are spatial biases in available food web datasets, with a disproportionate focus on the United States and Europe <text:reference-mark-start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lxTjqHW88l"/><text:span text:style-name="T173">(Cameron </text:span><text:span text:style-name="T172">et al.</text:span><text:span text:style-name="T173"> 2019; Poisot </text:span><text:span text:style-name="T172">et al.</text:span><text:span text:style-name="T173"> 2021)</text:span><text:reference-mark-end text:name="ZOTERO_ITEM CSL_CITATION {&quot;citationID&quot;:&quot;HIYFWhkM&quot;,&quot;properties&quot;:{&quot;formattedCitation&quot;:&quot;(Cameron {\\i{}et al.} 2019; Poisot {\\i{}et al.} 2021)&quot;,&quot;plainCitation&quot;:&quot;(Cameron et al. 2019; Poisot et al. 2021)&quot;,&quot;noteIndex&quot;:0},&quot;citationItems&quot;:[{&quot;id&quot;:772,&quot;uris&quot;:[&quot;http://zotero.org/users/7057764/items/V3JTF3RR&quot;],&quot;itemData&quot;:{&quot;id&quot;:772,&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license&quot;:&quot;© 2019 The Authors.&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499,&quot;uris&quot;:[&quot;http://zotero.org/users/7057764/items/TVVDSQN5&quot;],&quot;itemData&quot;:{&quot;id&quot;:499,&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lxTjqHW88l"/>. These biases collectively limit the scale of food web research and pose significant hurdles to the necessary shift in focus from species to interaction networks in conservation efforts <text:reference-mark-start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403taDv4Yg"/><text:span text:style-name="T173">(Harvey </text:span><text:span text:style-name="T172">et al.</text:span><text:span text:style-name="T173"> 2017)</text:span><text:reference-mark-end text:name="ZOTERO_ITEM CSL_CITATION {&quot;citationID&quot;:&quot;hVpPEWlI&quot;,&quot;properties&quot;:{&quot;formattedCitation&quot;:&quot;(Harvey {\\i{}et al.} 2017)&quot;,&quot;plainCitation&quot;:&quot;(Harvey et al. 2017)&quot;,&quot;noteIndex&quot;:0},&quot;citationItems&quot;:[{&quot;id&quot;:563,&quot;uris&quot;:[&quot;http://zotero.org/users/7057764/items/K7ALXRYS&quot;],&quot;itemData&quot;:{&quot;id&quot;:563,&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license&quot;:&quot;© 2016 The Authors. Journal of Applied Ecology © 2016 British Ecological Society&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schema&quot;:&quot;https://github.com/citation-style-language/schema/raw/master/csl-citation.json&quot;} RND403taDv4Yg"/>.</text:p>
      <text:p text:style-name="P6"/>
      <text:p text:style-name="P9"><text:span text:style-name="T209">To </text:span><text:span text:style-name="T221">address</text:span><text:span text:style-name="T209"> these gaps, models </text:span><text:span text:style-name="T221">have been developed </text:span><text:span text:style-name="T209">to predict trophic interactions based on food web theory </text:span><text:reference-mark-start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7YkFQzwIHY"/><text:span text:style-name="T173">(Strydom </text:span><text:span text:style-name="T172">et al.</text:span><text:span text:style-name="T173"> 2021)</text:span><text:reference-mark-end text:name="ZOTERO_ITEM CSL_CITATION {&quot;citationID&quot;:&quot;dSnryhhK&quot;,&quot;properties&quot;:{&quot;formattedCitation&quot;:&quot;(Strydom {\\i{}et al.} 2021)&quot;,&quot;plainCitation&quot;:&quot;(Strydom et al. 2021)&quot;,&quot;noteIndex&quot;:0},&quot;citationItems&quot;:[{&quot;id&quot;:488,&quot;uris&quot;:[&quot;http://zotero.org/users/7057764/items/GT4L3H43&quot;],&quot;itemData&quot;:{&quot;id&quot;:488,&quot;type&quot;:&quot;article-journal&quot;,&quot;abstract&quot;:&quot;Networks of species interactions underpin numerous ecosystem processes, but comprehensively sampling these interactions is difficult. Interactions intrinsically vary across space and time, and given the number of species that compose ecological communities, it can be tough to distinguish between a true negative (where two species never interact) from a false negative (where two species have not been observed interacting even though they actually do). Assessing the likelihood of interactions between species is an imperative for several fields of ecology. This means that to predict interactions between species-and to describe the structure, variation, and change of the ecological networks they form-we need to rely on modelling tools. Here, we provide a proof-of-concept, where we show how a simple neural network model makes accurate predictions about species interactions given limited data. We then assess the challenges and opportunities associated with improving interaction predictions, and provide a conceptual roadmap forward towards predictive models of ecological networks that is explicitly spatial and temporal. We conclude with a brief primer on the relevant methods and tools needed to start building these models, which we hope will guide this research programme forward. This article is part of the theme issue 'Infectious disease macroecology: parasite diversity and dynamics across the globe'.&quot;,&quot;container-title&quot;:&quot;Philosophical Transactions of the Royal Society of London. Series B, Biological Sciences&quot;,&quot;DOI&quot;:&quot;10.1098/rstb.2021.0063&quot;,&quot;ISSN&quot;:&quot;1471-2970&quot;,&quot;issue&quot;:&quot;1837&quot;,&quot;journalAbbreviation&quot;:&quot;Philos Trans R Soc Lond B Biol Sci&quot;,&quot;language&quot;:&quot;eng&quot;,&quot;note&quot;:&quot;PMID: 34538135&quot;,&quot;page&quot;:&quot;20210063&quot;,&quot;source&quot;:&quot;PubMed&quot;,&quot;title&quot;:&quot;A roadmap towards predicting species interaction networks (across space and time)&quot;,&quot;volume&quot;:&quot;376&quot;,&quot;author&quot;:[{&quot;family&quot;:&quot;Strydom&quot;,&quot;given&quot;:&quot;Tanya&quot;},{&quot;family&quot;:&quot;Catchen&quot;,&quot;given&quot;:&quot;Michael D.&quot;},{&quot;family&quot;:&quot;Banville&quot;,&quot;given&quot;:&quot;Francis&quot;},{&quot;family&quot;:&quot;Caron&quot;,&quot;given&quot;:&quot;Dominique&quot;},{&quot;family&quot;:&quot;Dansereau&quot;,&quot;given&quot;:&quot;Gabriel&quot;},{&quot;family&quot;:&quot;Desjardins-Proulx&quot;,&quot;given&quot;:&quot;Philippe&quot;},{&quot;family&quot;:&quot;Forero-Muñoz&quot;,&quot;given&quot;:&quot;Norma R.&quot;},{&quot;family&quot;:&quot;Higino&quot;,&quot;given&quot;:&quot;Gracielle&quot;},{&quot;family&quot;:&quot;Mercier&quot;,&quot;given&quot;:&quot;Benjamin&quot;},{&quot;family&quot;:&quot;Gonzalez&quot;,&quot;given&quot;:&quot;Andrew&quot;},{&quot;family&quot;:&quot;Gravel&quot;,&quot;given&quot;:&quot;Dominique&quot;},{&quot;family&quot;:&quot;Pollock&quot;,&quot;given&quot;:&quot;Laura&quot;},{&quot;family&quot;:&quot;Poisot&quot;,&quot;given&quot;:&quot;Timothée&quot;}],&quot;issued&quot;:{&quot;date-parts&quot;:[[&quot;2021&quot;,11,8]]}}}],&quot;schema&quot;:&quot;https://github.com/citation-style-language/schema/raw/master/csl-citation.json&quot;} RND7YkFQzwIHY"/><text:span text:style-name="T209">. </text:span><text:span text:style-name="T221">Both n</text:span><text:span text:style-name="T209">eutral and niche processes determine which two species will interact </text:span><text:reference-mark-start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sE3JgKOm7h"/><text:span text:style-name="T173">(Morales-Castilla </text:span><text:span text:style-name="T172">et al.</text:span><text:span text:style-name="T173"> 2015)</text:span><text:reference-mark-end text:name="ZOTERO_ITEM CSL_CITATION {&quot;citationID&quot;:&quot;h1mdAp1e&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sE3JgKOm7h"/><text:span text:style-name="T209">. Neutral models of species interactions predict that feasible interactions are only dependent on species presences and abundances </text:span><text:reference-mark-start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0TgV7DnKkv"/><text:span text:style-name="T173">(Canard </text:span><text:span text:style-name="T172">et al.</text:span><text:span text:style-name="T173"> 2012)</text:span><text:reference-mark-end text:name="ZOTERO_ITEM CSL_CITATION {&quot;citationID&quot;:&quot;VJbL44Sx&quot;,&quot;properties&quot;:{&quot;formattedCitation&quot;:&quot;(Canard {\\i{}et al.} 2012)&quot;,&quot;plainCitation&quot;:&quot;(Canard et al. 2012)&quot;,&quot;noteIndex&quot;:0},&quot;citationItems&quot;:[{&quot;id&quot;:103,&quot;uris&quot;:[&quot;http://zotero.org/users/7057764/items/QKGNZY7U&quot;],&quot;itemData&quot;:{&quot;id&quot;:103,&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0TgV7DnKkv"/><text:span text:style-name="T83">. </text:span><text:span text:style-name="T209">The interaction</text:span><text:span text:style-name="T221">s that do not occur under</text:span><text:span text:style-name="T209"> this constraint are termed </text:span><text:span text:style-name="T217">neutrally forbidden interactions</text:span><text:span text:style-name="T209"> </text:span><text:reference-mark-start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7tgOz3MV9c"/><text:span text:style-name="T173">(Morales-Castilla </text:span><text:span text:style-name="T172">et al.</text:span><text:span text:style-name="T173"> 2015)</text:span><text:reference-mark-end text:name="ZOTERO_ITEM CSL_CITATION {&quot;citationID&quot;:&quot;1M0bEWzb&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7tgOz3MV9c"/><text:span text:style-name="T83">. </text:span>Although neutral models can predict a significant amount of variation in interaction strengths<text:span text:style-name="T83"> </text:span><text:reference-mark-start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ABYDixGJmw"/><text:span text:style-name="T173">(Canard </text:span><text:span text:style-name="T172">et al.</text:span><text:span text:style-name="T173"> 2014)</text:span><text:reference-mark-end text:name="ZOTERO_ITEM CSL_CITATION {&quot;citationID&quot;:&quot;hfF4V9aP&quot;,&quot;properties&quot;:{&quot;formattedCitation&quot;:&quot;(Canard {\\i{}et al.} 2014)&quot;,&quot;plainCitation&quot;:&quot;(Canard et al. 2014)&quot;,&quot;noteIndex&quot;:0},&quot;citationItems&quot;:[{&quot;id&quot;:3079,&quot;uris&quot;:[&quot;http://zotero.org/users/7057764/items/WKPWHUZ6&quot;],&quot;itemData&quot;:{&quot;id&quot;:3079,&quot;type&quot;:&quot;article-journal&quot;,&quot;abstract&quot;:&quot;While niche-based processes have been invoked extensively to explain the structure of interaction networks, recent studies propose that neutrality could also be of great importance. Under the neutral hypothesis, network structure would simply emerge from random encounters between individuals and thus would be directly linked to species abundance. We investigated the impact of species abundance distributions on qualitative and quantitative metrics of 113 host-parasite networks. We analyzed the concordance between neutral expectations and empirical observations at interaction, species, and network levels. We found that species abundance accurately predicts network metrics at all levels. Despite host-parasite systems being constrained by physiology and immunology, our results suggest that neutrality could also explain, at least partially, their structure. We hypothesize that trait matching would determine potential interactions between species, while abundance would determine their realization.&quot;,&quot;container-title&quot;:&quot;The American Naturalist&quot;,&quot;DOI&quot;:&quot;10.1086/675363&quot;,&quot;ISSN&quot;:&quot;0003-0147&quot;,&quot;issue&quot;:&quot;4&quot;,&quot;note&quot;:&quot;publisher: The University of Chicago Press&quot;,&quot;page&quot;:&quot;468-479&quot;,&quot;source&quot;:&quot;journals.uchicago.edu (Atypon)&quot;,&quot;title&quot;:&quot;Empirical Evaluation of Neutral Interactions in Host-Parasite Networks.&quot;,&quot;volume&quot;:&quot;183&quot;,&quot;author&quot;:[{&quot;family&quot;:&quot;Canard&quot;,&quot;given&quot;:&quot;E. F.&quot;},{&quot;family&quot;:&quot;Mouquet&quot;,&quot;given&quot;:&quot;N.&quot;},{&quot;family&quot;:&quot;Mouillot&quot;,&quot;given&quot;:&quot;D.&quot;},{&quot;family&quot;:&quot;Stanko&quot;,&quot;given&quot;:&quot;M.&quot;},{&quot;family&quot;:&quot;Miklisova&quot;,&quot;given&quot;:&quot;D.&quot;},{&quot;family&quot;:&quot;Gravel&quot;,&quot;given&quot;:&quot;D.&quot;}],&quot;issued&quot;:{&quot;date-parts&quot;:[[&quot;2014&quot;,4]]}}}],&quot;schema&quot;:&quot;https://github.com/citation-style-language/schema/raw/master/csl-citation.json&quot;} RNDABYDixGJmw"/><text:span text:style-name="T83">, </text:span>recent research has highlighted that co-occurrences do not always imply interaction<text:span text:style-name="T83"> </text:span><text:reference-mark-start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O39grYqBr8"/><text:span text:style-name="T173">(Blanchet </text:span><text:span text:style-name="T172">et al.</text:span><text:span text:style-name="T173"> 2020; Thurman </text:span><text:span text:style-name="T172">et al.</text:span><text:span text:style-name="T173"> 2019)</text:span><text:reference-mark-end text:name="ZOTERO_ITEM CSL_CITATION {&quot;citationID&quot;:&quot;JKHy5RKl&quot;,&quot;properties&quot;:{&quot;formattedCitation&quot;:&quot;(Blanchet {\\i{}et al.} 2020; Thurman {\\i{}et al.} 2019)&quot;,&quot;plainCitation&quot;:&quot;(Blanchet et al. 2020; Thurman et al. 2019)&quot;,&quot;noteIndex&quot;:0},&quot;citationItems&quot;:[{&quot;id&quot;:3618,&quot;uris&quot;:[&quot;http://zotero.org/users/7057764/items/Y4FUY5UP&quot;],&quot;itemData&quot;:{&quot;id&quot;:3618,&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license&quot;:&quot;© 2020 John Wiley &amp; Sons Ltd/CNRS&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id&quot;:755,&quot;uris&quot;:[&quot;http://zotero.org/users/7057764/items/ZE2HSPLL&quot;],&quot;itemData&quot;:{&quot;id&quot;:755,&quot;type&quot;:&quot;article-journal&quot;,&quot;abstract&quot;:&quot;Species interactions are dynamic processes that vary across environmental and ecological contexts, and operate across scale boundaries, making them difficult to quantify. Nevertheless, ecologists are increasingly interested in inferring species interactions from observational data using statistical analyses of their spatial co-occurrence patterns. Trophic interactions present a particular challenge, as predators and prey may frequently or rarely co-occur, depending on the spatial or temporal scale of observation. In this study, we investigate the accuracy of inferred interactions among species that both compete and trophically interact. We utilized a long-term dataset of pond-breeding amphibian co-occurrences from Mt Rainier National Park (Washington, USA) and compiled a new dataset of their empirical interactions from the literature. We compared the accuracy of four statistical methods in inferring these known species interactions from spatial associations. We then used the best performing statistical method, the Markov network, to further investigate the sensitivity of interaction inference to spatial scale-dependence and the presence of predators. We show that co-occurrence methods are generally inaccurate when estimating trophic interactions. Further the strength and sign of inferred interactions were dependent upon the spatial scale of observation and predator presence influenced the detectability of competitive interactions among prey species. However, co-occurrence analysis revealed new patterns of spatial association among pairs of species with known interactions. Overall, our study highlights a limiting frontier in co-occurrence theory and the disconnect between widely implemented methodologies and their ability to accurately infer interactions in trophically-structured communities.&quot;,&quot;container-title&quot;:&quot;Ecography&quot;,&quot;DOI&quot;:&quot;10.1111/ecog.04360&quot;,&quot;ISSN&quot;:&quot;1600-0587&quot;,&quot;issue&quot;:&quot;10&quot;,&quot;language&quot;:&quot;en&quot;,&quot;license&quot;:&quot;© 2019 The Authors. Ecography © 2019 Nordic Society Oikos&quot;,&quot;note&quot;:&quot;_eprint: https://onlinelibrary.wiley.com/doi/pdf/10.1111/ecog.04360&quot;,&quot;page&quot;:&quot;1658-1670&quot;,&quot;source&quot;:&quot;Wiley Online Library&quot;,&quot;title&quot;:&quot;Testing the link between species interactions and species co-occurrence in a trophic network&quot;,&quot;volume&quot;:&quot;42&quot;,&quot;author&quot;:[{&quot;family&quot;:&quot;Thurman&quot;,&quot;given&quot;:&quot;Lindsey L.&quot;},{&quot;family&quot;:&quot;Barner&quot;,&quot;given&quot;:&quot;Allison K.&quot;},{&quot;family&quot;:&quot;Garcia&quot;,&quot;given&quot;:&quot;Tiffany S.&quot;},{&quot;family&quot;:&quot;Chestnut&quot;,&quot;given&quot;:&quot;Tara&quot;}],&quot;issued&quot;:{&quot;date-parts&quot;:[[&quot;2019&quot;]]}}}],&quot;schema&quot;:&quot;https://github.com/citation-style-language/schema/raw/master/csl-citation.json&quot;} RNDO39grYqBr8"/><text:span text:style-name="T83">. </text:span><text:span text:style-name="T210">In contrast to the neutral model, niche-based models </text:span>predict that interactions between two species depend on their respective traits<text:span text:style-name="T210"> </text:span><text:reference-mark-start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1iznaochVM"/><text:span text:style-name="T173">(Rossberg </text:span><text:span text:style-name="T172">et al.</text:span><text:span text:style-name="T173"> 2010)</text:span><text:reference-mark-end text:name="ZOTERO_ITEM CSL_CITATION {&quot;citationID&quot;:&quot;VHX6VakG&quot;,&quot;properties&quot;:{&quot;formattedCitation&quot;:&quot;(Rossberg {\\i{}et al.} 2010)&quot;,&quot;plainCitation&quot;:&quot;(Rossberg et al. 2010)&quot;,&quot;noteIndex&quot;:0},&quot;citationItems&quot;:[{&quot;id&quot;:255,&quot;uris&quot;:[&quot;http://zotero.org/users/7057764/items/EKWXB5X3&quot;],&quot;itemData&quot;:{&quot;id&quot;:255,&quot;type&quot;:&quot;article-journal&quot;,&quot;abstract&quot;:&quot;A key problem in community ecology is to understand how individual-level traits give rise to population-level trophic interactions. Here, we propose a synthetic framework based on ecological considerations to address this question systematically. We derive a general functional form for the dependence of trophic interaction coefficients on trophically relevant quantitative traits of consumers and resources. The derived expression encompasses—and thus allows a unified comparison of—several functional forms previously proposed in the literature. Furthermore, we show how a community’s, potentially low-dimens ional, effective trophic niche space is related to its higher-dimensional phenotypic trait space. In this manner, we give ecological meaning to the notion of the “dimensionality of trophic niche space.” Our framework implies a method for directly measuring this dimensionality. We suggest a procedure for estimating the relevant parameters from empirical data and for verifying that such data matches the assumptions underlying our derivation.&quot;,&quot;container-title&quot;:&quot;Theoretical Ecology&quot;,&quot;DOI&quot;:&quot;10.1007/s12080-009-0049-1&quot;,&quot;ISSN&quot;:&quot;1874-1746&quot;,&quot;issue&quot;:&quot;1&quot;,&quot;journalAbbreviation&quot;:&quot;Theor Ecol&quot;,&quot;language&quot;:&quot;en&quot;,&quot;page&quot;:&quot;13-24&quot;,&quot;source&quot;:&quot;Springer Link&quot;,&quot;title&quot;:&quot;How trophic interaction strength depends on traits&quot;,&quot;volume&quot;:&quot;3&quot;,&quot;author&quot;:[{&quot;family&quot;:&quot;Rossberg&quot;,&quot;given&quot;:&quot;A. G.&quot;},{&quot;family&quot;:&quot;Brännström&quot;,&quot;given&quot;:&quot;Å&quot;},{&quot;family&quot;:&quot;Dieckmann&quot;,&quot;given&quot;:&quot;U.&quot;}],&quot;issued&quot;:{&quot;date-parts&quot;:[[&quot;2010&quot;,2,1]]}}}],&quot;schema&quot;:&quot;https://github.com/citation-style-language/schema/raw/master/csl-citation.json&quot;} RND1iznaochVM"/>. <text:span text:style-name="T210">N</text:span><text:span text:style-name="T199">on-interactions driven by niche-based process</text:span><text:span text:style-name="T228">es</text:span><text:span text:style-name="T199"> are termed </text:span><text:span text:style-name="T218">functionally forbidden interactions</text:span><text:span text:style-name="T199"> </text:span><text:reference-mark-start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gNFbez0Ud"/><text:span text:style-name="T173">(Morales-Castilla </text:span><text:span text:style-name="T172">et al.</text:span><text:span text:style-name="T173"> 2015)</text:span><text:reference-mark-end text:name="ZOTERO_ITEM CSL_CITATION {&quot;citationID&quot;:&quot;lNy6T4Dj&quot;,&quot;properties&quot;:{&quot;formattedCitation&quot;:&quot;(Morales-Castilla {\\i{}et al.} 2015)&quot;,&quot;plainCitation&quot;:&quot;(Morales-Castilla et al. 2015)&quot;,&quot;noteIndex&quot;:0},&quot;citationItems&quot;:[{&quot;id&quot;:115,&quot;uris&quot;:[&quot;http://zotero.org/users/7057764/items/ZI6XAMFC&quot;],&quot;itemData&quot;:{&quot;id&quot;:115,&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ygNFbez0Ud"/><text:span text:style-name="T199">, and can be </text:span><text:span text:style-name="T210">predicted</text:span><text:span text:style-name="T199"> by </text:span><text:span text:style-name="T210">trait-based</text:span><text:span text:style-name="T199"> model</text:span><text:span text:style-name="T210">s</text:span><text:span text:style-name="T199"> of interactions </text:span><text:reference-mark-start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RtmxIE3tRs"/><text:span text:style-name="T173">(Bartomeus </text:span><text:span text:style-name="T172">et al.</text:span><text:span text:style-name="T173"> 2016)</text:span><text:reference-mark-end text:name="ZOTERO_ITEM CSL_CITATION {&quot;citationID&quot;:&quot;f4Le2Q6E&quot;,&quot;properties&quot;:{&quot;formattedCitation&quot;:&quot;(Bartomeus {\\i{}et al.} 2016)&quot;,&quot;plainCitation&quot;:&quot;(Bartomeus et al. 2016)&quot;,&quot;noteIndex&quot;:0},&quot;citationItems&quot;:[{&quot;id&quot;:780,&quot;uris&quot;:[&quot;http://zotero.org/users/7057764/items/UJIDIYXK&quot;],&quot;itemData&quot;:{&quot;id&quot;:780,&quot;type&quot;:&quot;article-journal&quot;,&quot;abstract&quot;:&quot;Species interactions, ranging from antagonisms to mutualisms, form the architecture of biodiversity and determine ecosystem functioning. Understanding the rules responsible for who interacts with whom, as well as the functional consequences of these interspecific interactions, is central to predict community dynamics and stability. Species traits sensu lato may affect different ecological processes by determining species interactions through a two-step process. First, ecological and life-history traits govern species distributions and abundance, and hence determine species co-occurrence and the potential for species to interact. Secondly, morphological or physiological traits between co-occurring potential interaction partners should match for the realization of an interaction. Here, we review recent advances on predicting interactions from species co-occurrence and develop a probabilistic model for inferring trait matching. The models proposed here integrate both neutral and trait-matching constraints, while using only information about known interactions, thereby overcoming problems originating from undersampling of rare interactions (i.e. missing links). They can easily accommodate qualitative or quantitative data and can incorporate trait variation within species, such as values that vary along developmental stages or environmental gradients. We use three case studies to show that the proposed models can detect strong trait matching (e.g. predator–prey system), relaxed trait matching (e.g. herbivore–plant system) and barrier trait matching (e.g. plant–pollinator systems). Only by elucidating which species traits are important in each process (i.e. in determining interaction establishment and frequency), we can advance in explaining how species interact and the consequences of these interactions for ecosystem functioning. A lay summary is available for this article.&quot;,&quot;container-title&quot;:&quot;Functional Ecology&quot;,&quot;DOI&quot;:&quot;10.1111/1365-2435.12666&quot;,&quot;ISSN&quot;:&quot;1365-2435&quot;,&quot;issue&quot;:&quot;12&quot;,&quot;language&quot;:&quot;en&quot;,&quot;license&quot;:&quot;© 2016 The Authors. Functional Ecology © 2016 British Ecological Society&quot;,&quot;note&quot;:&quot;_eprint: https://besjournals.onlinelibrary.wiley.com/doi/pdf/10.1111/1365-2435.12666&quot;,&quot;page&quot;:&quot;1894-1903&quot;,&quot;source&quot;:&quot;Wiley Online Library&quot;,&quot;title&quot;:&quot;A common framework for identifying linkage rules across different types of interactions&quot;,&quot;volume&quot;:&quot;30&quot;,&quot;author&quot;:[{&quot;family&quot;:&quot;Bartomeus&quot;,&quot;given&quot;:&quot;Ignasi&quot;},{&quot;family&quot;:&quot;Gravel&quot;,&quot;given&quot;:&quot;Dominique&quot;},{&quot;family&quot;:&quot;Tylianakis&quot;,&quot;given&quot;:&quot;Jason M.&quot;},{&quot;family&quot;:&quot;Aizen&quot;,&quot;given&quot;:&quot;Marcelo A.&quot;},{&quot;family&quot;:&quot;Dickie&quot;,&quot;given&quot;:&quot;Ian A.&quot;},{&quot;family&quot;:&quot;Bernard‐Verdier&quot;,&quot;given&quot;:&quot;Maud&quot;}],&quot;issued&quot;:{&quot;date-parts&quot;:[[&quot;2016&quot;]]}}}],&quot;schema&quot;:&quot;https://github.com/citation-style-language/schema/raw/master/csl-citation.json&quot;} RNDRtmxIE3tRs"/><text:span text:style-name="T199">. </text:span><text:soft-page-break/>Phylogenetic relationships <text:span text:style-name="T221">also provide valuable</text:span> informati<text:span text:style-name="T221">on, serving as proxies for trait relationships, and </text:span>because interactions and species' roles (i.e. species' positions in the food web) tend to be evolutionarily conserved <text:reference-mark-start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ygdZKQbs2E"/><text:span text:style-name="T173">(Gómez </text:span><text:span text:style-name="T172">et al.</text:span><text:span text:style-name="T173"> 2010; Stouffer </text:span><text:span text:style-name="T172">et al.</text:span><text:span text:style-name="T173"> 2012)</text:span><text:reference-mark-end text:name="ZOTERO_ITEM CSL_CITATION {&quot;citationID&quot;:&quot;kEaFc0f5&quot;,&quot;properties&quot;:{&quot;formattedCitation&quot;:&quot;(G\\uc0\\u243{}mez {\\i{}et al.} 2010; Stouffer {\\i{}et al.} 2012)&quot;,&quot;plainCitation&quot;:&quot;(Gómez et al. 2010; Stouffer et al. 2012)&quot;,&quot;noteIndex&quot;:0},&quot;citationItems&quot;:[{&quot;id&quot;:10,&quot;uris&quot;:[&quot;http://zotero.org/users/7057764/items/EHDK9IGN&quot;],&quot;itemData&quot;:{&quot;id&quot;:10,&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proxy3.library.mcgill.ca&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279,&quot;uris&quot;:[&quot;http://zotero.org/users/7057764/items/KMT2YRNY&quot;],&quot;itemData&quot;:{&quot;id&quot;:279,&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license&quot;:&quot;Copyright © 2012, American Association for the Advancement of Science&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ygdZKQbs2E"/>. </text:p>
      <text:p text:style-name="P6"/>
      <text:p text:style-name="P9"><text:span text:style-name="T211">At the network level, </text:span>factors beyond those acting at the interaction level <text:span text:style-name="T200">(neutral and niche processes) </text:span><text:span text:style-name="T222">also constrain food webs</text:span><text:span text:style-name="T200">. </text:span>Firstly, local interactions are drawn from the pool of interactions at the regional scale, thus local food webs are constrained by the regional web of interactions, often referred to as the metaweb.<text:span text:style-name="T212"> Recently,</text:span><text:span text:style-name="T200"> </text:span><text:reference-mark-start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sPnhzLhDaJ"/><text:span text:style-name="T176">Saravia et al. (2022)</text:span><text:reference-mark-end text:name="ZOTERO_ITEM CSL_CITATION {&quot;citationID&quot;:&quot;MC06xrUb&quot;,&quot;properties&quot;:{&quot;formattedCitation&quot;:&quot;(Saravia et al. 2022)&quot;,&quot;plainCitation&quot;:&quot;(Saravia et al. 2022)&quot;,&quot;dontUpdate&quot;:true,&quot;noteIndex&quot;:0},&quot;citationItems&quot;:[{&quot;id&quot;:644,&quot;uris&quot;:[&quot;http://zotero.org/users/7057764/items/UBKMEJJA&quot;],&quot;itemData&quot;:{&quot;id&quot;:644,&quot;type&quot;:&quot;article-journal&quot;,&quot;container-title&quot;:&quot;Journal of Animal Ecology&quot;,&quot;DOI&quot;:&quot;10.1111/1365-2656.13652&quot;,&quot;ISSN&quot;:&quot;0021-8790, 1365-2656&quot;,&quot;journalAbbreviation&quot;:&quot;Journal of Animal Ecology&quot;,&quot;language&quot;:&quot;en&quot;,&quot;page&quot;:&quot;1365-2656.13652&quot;,&quot;source&quot;:&quot;DOI.org (Crossref)&quot;,&quot;title&quot;:&quot;Ecological network assembly: How the regional metaweb influences local food webs&quot;,&quot;title-short&quot;:&quot;Ecological network assembly&quot;,&quot;author&quot;:[{&quot;family&quot;:&quot;Saravia&quot;,&quot;given&quot;:&quot;Leonardo A.&quot;},{&quot;family&quot;:&quot;Marina&quot;,&quot;given&quot;:&quot;Tomás I.&quot;},{&quot;family&quot;:&quot;Kristensen&quot;,&quot;given&quot;:&quot;Nadiah P.&quot;},{&quot;family&quot;:&quot;De Troch&quot;,&quot;given&quot;:&quot;Marleen&quot;},{&quot;family&quot;:&quot;Momo&quot;,&quot;given&quot;:&quot;Fernando R.&quot;}],&quot;issued&quot;:{&quot;date-parts&quot;:[[&quot;2022&quot;,1,9]]}}}],&quot;schema&quot;:&quot;https://github.com/citation-style-language/schema/raw/master/csl-citation.json&quot;} RNDsPnhzLhDaJ"/><text:span text:style-name="T212"> </text:span><text:span text:style-name="T201">showed that </text:span><text:span text:style-name="T212">properties of</text:span><text:span text:style-name="T201"> food web</text:span><text:span text:style-name="T214">s</text:span><text:span text:style-name="T201"> emerge from the </text:span><text:span text:style-name="T214">metaweb</text:span><text:span text:style-name="T201">, suggesting that </text:span><text:span text:style-name="T214">the regional</text:span> food web structure is <text:span text:style-name="T243">the primary constraint on</text:span><text:span text:style-name="T222"> </text:span><text:span text:style-name="T214">local food web structure</text:span><text:span text:style-name="T201">. </text:span><text:span text:style-name="T214">Second</text:span><text:span text:style-name="T222">ly</text:span><text:span text:style-name="T212">, there </text:span><text:span text:style-name="T243">is</text:span><text:span text:style-name="T212"> evidence that</text:span><text:span text:style-name="T201"> </text:span><text:span text:style-name="T212">the </text:span><text:span text:style-name="T201">environment influence</text:span><text:span text:style-name="T222">s</text:span><text:span text:style-name="T201"> the local realization of food web</text:span><text:span text:style-name="T222">s</text:span><text:span text:style-name="T201">. For example, </text:span><text:span text:style-name="T212">primary</text:span><text:span text:style-name="T201"> productivity should </text:span><text:span text:style-name="T212">determine</text:span><text:span text:style-name="T201"> the number of trophic level</text:span><text:span text:style-name="T222">s</text:span><text:span text:style-name="T201"> </text:span><text:span text:style-name="T212">and </text:span><text:span text:style-name="T245">the </text:span><text:span text:style-name="T212">number of species at each trophic level </text:span><text:span text:style-name="T201">an ecosystem can sustain </text:span><text:reference-mark-start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EOzjg2TAOZ"/><text:span text:style-name="T201">(Thompson &amp; Townsend 2005)</text:span><text:reference-mark-end text:name="ZOTERO_ITEM CSL_CITATION {&quot;citationID&quot;:&quot;YFXho3Fm&quot;,&quot;properties&quot;:{&quot;formattedCitation&quot;:&quot;(Thompson &amp; Townsend 2005)&quot;,&quot;plainCitation&quot;:&quot;(Thompson &amp; Townsend 2005)&quot;,&quot;noteIndex&quot;:0},&quot;citationItems&quot;:[{&quot;id&quot;:3841,&quot;uris&quot;:[&quot;http://zotero.org/users/7057764/items/GSZC833K&quot;],&quot;itemData&quot;:{&quot;id&quot;:3841,&quot;type&quot;:&quot;article-journal&quot;,&quot;abstract&quot;:&quot;We used standardized techniques to assemble eighteen food webs in streams. Our aim was to identify the determinants of food-web structure with particular reference to energy availability (related to land use), spatial heterogeneity and ecosystem size (both independent of land use). Forested streams displayed lower algal productivity and higher standing crops of organic matter than the grassland streams. The organic matter in the pine streams was probably of lower quality than that elsewhere. Measures of energy availability and spatial heterogeneity predicted species richness and connectance. A combination of energy availability, spatial heterogeneity and ecosystem size accounted for the representation of particular invertebrate feeding groups in the streams. Algal production and organic matter standing crop were important determinants of invertebrate biomass and overall food-web structure. Grassland sites showed a positive relationship between algal productivity and food chain length whereas forest sites displayed a positive relationship between ecosystem size and food chain length. Therefore, these results provide support for both Pimm's productivity hypothesis and Cohen and Newman's ecosystem size hypothesis.&quot;,&quot;container-title&quot;:&quot;Oikos&quot;,&quot;ISSN&quot;:&quot;0030-1299&quot;,&quot;issue&quot;:&quot;1&quot;,&quot;note&quot;:&quot;publisher: [Nordic Society Oikos, Wiley]&quot;,&quot;page&quot;:&quot;137-148&quot;,&quot;source&quot;:&quot;JSTOR&quot;,&quot;title&quot;:&quot;Energy Availability, Spatial Heterogeneity and Ecosystem Size Predict Food-Web Structure in Streams&quot;,&quot;volume&quot;:&quot;108&quot;,&quot;author&quot;:[{&quot;family&quot;:&quot;Thompson&quot;,&quot;given&quot;:&quot;R. M.&quot;},{&quot;family&quot;:&quot;Townsend&quot;,&quot;given&quot;:&quot;C. R.&quot;}],&quot;issued&quot;:{&quot;date-parts&quot;:[[&quot;2005&quot;]]}}}],&quot;schema&quot;:&quot;https://github.com/citation-style-language/schema/raw/master/csl-citation.json&quot;} RNDEOzjg2TAOZ"/><text:span text:style-name="T201">. </text:span><text:span text:style-name="T222">Additionally, a</text:span><text:span text:style-name="T201">rea have also been showed to influence the shape of the food webs </text:span><text:reference-mark-start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QPMKWkIU3v"/><text:span text:style-name="T173">(Galiana </text:span><text:span text:style-name="T172">et al.</text:span><text:span text:style-name="T173"> 2018)</text:span><text:reference-mark-end text:name="ZOTERO_ITEM CSL_CITATION {&quot;citationID&quot;:&quot;BRYNDhT7&quot;,&quot;properties&quot;:{&quot;formattedCitation&quot;:&quot;(Galiana {\\i{}et al.} 2018)&quot;,&quot;plainCitation&quot;:&quot;(Galiana et al. 2018)&quot;,&quot;noteIndex&quot;:0},&quot;citationItems&quot;:[{&quot;id&quot;:805,&quot;uris&quot;:[&quot;http://zotero.org/users/7057764/items/X6F67XBL&quot;],&quot;itemData&quot;:{&quot;id&quot;:805,&quot;type&quot;:&quot;article-journal&quot;,&quot;abstract&quot;:&quot;How biotic interactions change across spatial scales is not well characterized. Here, the authors outline a theoretical framework to explore the spatial scaling of multitrophic communities, and present testable predictions on network-area relationships (NARs).&quot;,&quot;container-title&quot;:&quot;Nature Ecology &amp; Evolution&quot;,&quot;DOI&quot;:&quot;10.1038/s41559-018-0517-3&quot;,&quot;ISSN&quot;:&quot;2397-334X&quot;,&quot;issue&quot;:&quot;5&quot;,&quot;journalAbbreviation&quot;:&quot;Nat Ecol Evol&quot;,&quot;language&quot;:&quot;en&quot;,&quot;license&quot;:&quot;2018 The Author(s)&quot;,&quot;note&quot;:&quot;number: 5\npublisher: Nature Publishing Group&quot;,&quot;page&quot;:&quot;782-790&quot;,&quot;source&quot;:&quot;www.nature.com&quot;,&quot;title&quot;:&quot;The spatial scaling of species interaction networks&quot;,&quot;volume&quot;:&quot;2&quot;,&quot;author&quot;:[{&quot;family&quot;:&quot;Galiana&quot;,&quot;given&quot;:&quot;Nuria&quot;},{&quot;family&quot;:&quot;Lurgi&quot;,&quot;given&quot;:&quot;Miguel&quot;},{&quot;family&quot;:&quot;Claramunt-López&quot;,&quot;given&quot;:&quot;Bernat&quot;},{&quot;family&quot;:&quot;Fortin&quot;,&quot;given&quot;:&quot;Marie-Josée&quot;},{&quot;family&quot;:&quot;Leroux&quot;,&quot;given&quot;:&quot;Shawn&quot;},{&quot;family&quot;:&quot;Cazelles&quot;,&quot;given&quot;:&quot;Kevin&quot;},{&quot;family&quot;:&quot;Gravel&quot;,&quot;given&quot;:&quot;Dominique&quot;},{&quot;family&quot;:&quot;Montoya&quot;,&quot;given&quot;:&quot;José M.&quot;}],&quot;issued&quot;:{&quot;date-parts&quot;:[[&quot;2018&quot;,5]]}}}],&quot;schema&quot;:&quot;https://github.com/citation-style-language/schema/raw/master/csl-citation.json&quot;} RNDQPMKWkIU3v"/><text:span text:style-name="T201">. </text:span><text:span text:style-name="T212">S</text:span><text:span text:style-name="T201">patial (e.g., habitat diversity) and temporal (e.g., seasonality) </text:span><text:span text:style-name="T222">factors are also</text:span><text:span text:style-name="T201"> believed to shape modules within network </text:span><text:reference-mark-start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uksapiE9uz"/><text:span text:style-name="T173">(McMeans </text:span><text:span text:style-name="T172">et al.</text:span><text:span text:style-name="T173"> 2015; Rooney </text:span><text:span text:style-name="T172">et al.</text:span><text:span text:style-name="T173"> 2008)</text:span><text:reference-mark-end text:name="ZOTERO_ITEM CSL_CITATION {&quot;citationID&quot;:&quot;pbHlBYL3&quot;,&quot;properties&quot;:{&quot;formattedCitation&quot;:&quot;(McMeans {\\i{}et al.} 2015; Rooney {\\i{}et al.} 2008)&quot;,&quot;plainCitation&quot;:&quot;(McMeans et al. 2015; Rooney et al. 2008)&quot;,&quot;noteIndex&quot;:0},&quot;citationItems&quot;:[{&quot;id&quot;:500,&quot;uris&quot;:[&quot;http://zotero.org/users/7057764/items/BXTN7VGC&quot;],&quot;itemData&quot;:{&quot;id&quot;:500,&quot;type&quot;:&quot;article-journal&quot;,&quot;abstract&quot;:&quot;Temporal variation characterizes many of Earth's ecosystems. Despite this, little is known about how food webs respond to regular variation in time, such as occurs broadly with season. We argue that season, and likely any periodicity, structures food webs along a temporal axis in an analogous way to that previously recognized in space; predators shift their diet as different resource compartments and trophic levels become available through time. These characteristics are likely (i) central to ecosystem function and stability based on theory, and (ii) widespread across ecosystem types based on empirical observations. The temporal food web perspective outlined here could provide new insight into the ecosystem-level consequences of altered abiotic and biotic processes that might accompany globally changing environments.&quot;,&quot;container-title&quot;:&quot;Trends in Ecology &amp; Evolution&quot;,&quot;DOI&quot;:&quot;10.1016/j.tree.2015.09.001&quot;,&quot;ISSN&quot;:&quot;0169-5347&quot;,&quot;issue&quot;:&quot;11&quot;,&quot;journalAbbreviation&quot;:&quot;Trends in Ecology &amp; Evolution&quot;,&quot;language&quot;:&quot;en&quot;,&quot;page&quot;:&quot;662-672&quot;,&quot;source&quot;:&quot;ScienceDirect&quot;,&quot;title&quot;:&quot;Food Web Structure in Temporally-Forced Ecosystems&quot;,&quot;volume&quot;:&quot;30&quot;,&quot;author&quot;:[{&quot;family&quot;:&quot;McMeans&quot;,&quot;given&quot;:&quot;Bailey C.&quot;},{&quot;family&quot;:&quot;McCann&quot;,&quot;given&quot;:&quot;Kevin S.&quot;},{&quot;family&quot;:&quot;Humphries&quot;,&quot;given&quot;:&quot;Murray&quot;},{&quot;family&quot;:&quot;Rooney&quot;,&quot;given&quot;:&quot;Neil&quot;},{&quot;family&quot;:&quot;Fisk&quot;,&quot;given&quot;:&quot;Aaron T.&quot;}],&quot;issued&quot;:{&quot;date-parts&quot;:[[&quot;2015&quot;,11,1]]}}},{&quot;id&quot;:3843,&quot;uris&quot;:[&quot;http://zotero.org/users/7057764/items/XUEUI5XE&quot;],&quot;itemData&quot;:{&quot;id&quot;:3843,&quot;type&quot;:&quot;article-journal&quot;,&quot;abstract&quot;:&quot;Ecologists have long searched for structures and processes that impart stability in nature. In particular, food web ecology has held promise in tackling this issue. Empirical patterns in food webs have consistently shown that the distributions of species and interactions in nature are more likely to be stable than randomly constructed systems with the same number of species and interactions. Food web ecology still faces two fundamental challenges, however. First, the quantity and quality of food web data required to document both the species richness and the interaction strengths among all species within food webs is largely prohibitive. Second, where food webs have been well documented, spatial and temporal variation in food web structure has been ignored. Conversely, research that has addressed spatial and temporal variation in ecosystems has generally ignored the full complexity of food web architecture. Here, we incorporate empirical patterns, largely from macroecology and behavioural ecology, into a spatially implicit food web structure to construct a simple landscape theory of food web architecture. Such an approach both captures important architectural features of food webs and allows for an exploration of food web structure across a range of spatial scales. Finally, we demonstrated that food webs are hierarchically organized along the spatial and temporal niche axes of species and their utilization of food resources in ways that stabilize ecosystems.&quot;,&quot;container-title&quot;:&quot;Ecology Letters&quot;,&quot;DOI&quot;:&quot;10.1111/j.1461-0248.2008.01193.x&quot;,&quot;ISSN&quot;:&quot;1461-0248&quot;,&quot;issue&quot;:&quot;8&quot;,&quot;language&quot;:&quot;en&quot;,&quot;license&quot;:&quot;© 2008 Blackwell Publishing Ltd/CNRS&quot;,&quot;note&quot;:&quot;_eprint: https://onlinelibrary.wiley.com/doi/pdf/10.1111/j.1461-0248.2008.01193.x&quot;,&quot;page&quot;:&quot;867-881&quot;,&quot;source&quot;:&quot;Wiley Online Library&quot;,&quot;title&quot;:&quot;A landscape theory for food web architecture&quot;,&quot;volume&quot;:&quot;11&quot;,&quot;author&quot;:[{&quot;family&quot;:&quot;Rooney&quot;,&quot;given&quot;:&quot;Neil&quot;},{&quot;family&quot;:&quot;McCann&quot;,&quot;given&quot;:&quot;Kevin S.&quot;},{&quot;family&quot;:&quot;Moore&quot;,&quot;given&quot;:&quot;John C.&quot;}],&quot;issued&quot;:{&quot;date-parts&quot;:[[&quot;2008&quot;]]}}}],&quot;schema&quot;:&quot;https://github.com/citation-style-language/schema/raw/master/csl-citation.json&quot;} RNDuksapiE9uz"/><text:span text:style-name="T201">. For example, species occurring in the same habitat type or season will form highly connected module</text:span><text:span text:style-name="T245">s</text:span><text:span text:style-name="T201"> relative to species not present at the same time or space. </text:span><text:span text:style-name="T214">Finally</text:span><text:span text:style-name="T213">, </text:span><text:span text:style-name="T214">there are dynamic constraints on the local realization of food webs </text:span><text:reference-mark-start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HtU11qM44t"/><text:span text:style-name="T173">(Grilli </text:span><text:span text:style-name="T172">et al.</text:span><text:span text:style-name="T173"> 2017)</text:span><text:reference-mark-end text:name="ZOTERO_ITEM CSL_CITATION {&quot;citationID&quot;:&quot;rWur1jGF&quot;,&quot;properties&quot;:{&quot;formattedCitation&quot;:&quot;(Grilli {\\i{}et al.} 2017)&quot;,&quot;plainCitation&quot;:&quot;(Grilli et al. 2017)&quot;,&quot;noteIndex&quot;:0},&quot;citationItems&quot;:[{&quot;id&quot;:2810,&quot;uris&quot;:[&quot;http://zotero.org/groups/2713172/items/DC72NCM2&quot;],&quot;itemData&quot;:{&quot;id&quot;:2810,&quot;type&quot;:&quot;article-journal&quot;,&quot;abstract&quot;:&quot;Abstract \n            The role of species interactions in controlling the interplay between the stability of ecosystems and their biodiversity is still not well understood. The ability of ecological communities to recover after small perturbations of the species abundances (local asymptotic stability) has been well studied, whereas the likelihood of a community to persist when the conditions change (structural stability) has received much less attention. Our goal is to understand the effects of diversity, interaction strengths and ecological network structure on the volume of parameter space leading to feasible equilibria. We develop a geometrical framework to study the range of conditions necessary for feasible coexistence. We show that feasibility is determined by few quantities describing the interactions, yielding a nontrivial complexity–feasibility relationship. Analysing more than 100 empirical networks, we show that the range of coexistence conditions in mutualistic systems can be analytically predicted. Finally, we characterize the geometric shape of the feasibility domain, thereby identifying the direction of perturbations that are more likely to cause extinctions.&quot;,&quot;container-title&quot;:&quot;Nature Communications&quot;,&quot;DOI&quot;:&quot;10.1038/ncomms14389&quot;,&quot;ISSN&quot;:&quot;2041-1723&quot;,&quot;issue&quot;:&quot;1&quot;,&quot;journalAbbreviation&quot;:&quot;Nat Commun&quot;,&quot;language&quot;:&quot;en&quot;,&quot;page&quot;:&quot;14389&quot;,&quot;source&quot;:&quot;DOI.org (Crossref)&quot;,&quot;title&quot;:&quot;Feasibility and coexistence of large ecological communities&quot;,&quot;volume&quot;:&quot;8&quot;,&quot;author&quot;:[{&quot;family&quot;:&quot;Grilli&quot;,&quot;given&quot;:&quot;Jacopo&quot;},{&quot;family&quot;:&quot;Adorisio&quot;,&quot;given&quot;:&quot;Matteo&quot;},{&quot;family&quot;:&quot;Suweis&quot;,&quot;given&quot;:&quot;Samir&quot;},{&quot;family&quot;:&quot;Barabás&quot;,&quot;given&quot;:&quot;György&quot;},{&quot;family&quot;:&quot;Banavar&quot;,&quot;given&quot;:&quot;Jayanth R.&quot;},{&quot;family&quot;:&quot;Allesina&quot;,&quot;given&quot;:&quot;Stefano&quot;},{&quot;family&quot;:&quot;Maritan&quot;,&quot;given&quot;:&quot;Amos&quot;}],&quot;issued&quot;:{&quot;date-parts&quot;:[[&quot;2017&quot;,4,28]]}}}],&quot;schema&quot;:&quot;https://github.com/citation-style-language/schema/raw/master/csl-citation.json&quot;} RNDHtU11qM44t"/><text:span text:style-name="T214">. Theory predicts that for a food web to persist, it needs to lead to a feasible and stable equilibrium</text:span><text:span text:style-name="T201">. </text:span><text:span text:style-name="T214">In </text:span><text:span text:style-name="T222">short</text:span><text:span text:style-name="T214">, </text:span>food webs are a product of neutral and niche constraints acting at the level of interactions, as well as neutral, environmental, and dynamic constraints at the network level.</text:p>
      <text:p text:style-name="P6"/>
      <text:p text:style-name="P21">Trophic interactions and the food webs they form are central themes of my thesis, particularly in Chapters 1 and 2. In these chapters, I investigate the generality of trait relationships between <text:soft-page-break/>terrestrial vertebrate prey and predators. Additionally, in Chapter 2, I explore whether trait-based models of interactions predict food web properties, examining the importance of higher-level constraints (e.g., environmental and dynamic constraints) in structuring food webs. </text:p>
      <text:p text:style-name="P6"/>
      <text:h text:style-name="P32" text:outline-level="2"><text:bookmark-start text:name="__RefHeading___Toc138720_3552101809"/><text:span text:style-name="T230">Seasonal b</text:span>ird <text:span text:style-name="T230">movements</text:span><text:span text:style-name="T215"> and threats</text:span><text:bookmark-end text:name="__RefHeading___Toc138720_3552101809"/></text:h>
      <text:p text:style-name="P7">From the beginning, Hutchinson <text:span text:style-name="T231">highlighted</text:span> the importance of seasonality <text:span text:style-name="T231">(</text:span>i.e., the annual cycle of environmental <text:span text:style-name="T231">variables) </text:span>in understanding species niches and coexistence <text:reference-mark-start text:name="ZOTERO_ITEM CSL_CITATION {&quot;citationID&quot;:&quot;caDirxLB&quot;,&quot;properties&quot;:{&quot;formattedCitation&quot;:&quot;(Hutchinson 1957, 1961)&quot;,&quot;plainCitation&quot;:&quot;(Hutchinson 1957, 1961)&quot;,&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427,&quot;uris&quot;:[&quot;http://zotero.org/users/7057764/items/T5AQNHB6&quot;],&quot;itemData&quot;:{&quot;id&quot;:427,&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7fDIuXDT7a"/>(Hutchinson 1957, 1961)<text:reference-mark-end text:name="ZOTERO_ITEM CSL_CITATION {&quot;citationID&quot;:&quot;caDirxLB&quot;,&quot;properties&quot;:{&quot;formattedCitation&quot;:&quot;(Hutchinson 1957, 1961)&quot;,&quot;plainCitation&quot;:&quot;(Hutchinson 1957, 1961)&quot;,&quot;noteIndex&quot;:0},&quot;citationItems&quot;:[{&quot;id&quot;:3672,&quot;uris&quot;:[&quot;http://zotero.org/users/7057764/items/A22QJCMH&quot;],&quot;itemData&quot;:{&quot;id&quot;:3672,&quot;type&quot;:&quot;article-journal&quot;,&quot;container-title&quot;:&quot;Cold Spring Harbor Symposia on Quantitative Biology&quot;,&quot;DOI&quot;:&quot;10.1101/SQB.1957.022.01.039&quot;,&quot;ISSN&quot;:&quot;0091-7451, 1943-4456&quot;,&quot;issue&quot;:&quot;0&quot;,&quot;journalAbbreviation&quot;:&quot;Cold Spring Harbor Symposia on Quantitative Biology&quot;,&quot;language&quot;:&quot;en&quot;,&quot;page&quot;:&quot;415-427&quot;,&quot;source&quot;:&quot;DOI.org (Crossref)&quot;,&quot;title&quot;:&quot;Concluding Remarks&quot;,&quot;volume&quot;:&quot;22&quot;,&quot;author&quot;:[{&quot;family&quot;:&quot;Hutchinson&quot;,&quot;given&quot;:&quot;G. E.&quot;}],&quot;issued&quot;:{&quot;date-parts&quot;:[[&quot;1957&quot;,1,1]]}}},{&quot;id&quot;:427,&quot;uris&quot;:[&quot;http://zotero.org/users/7057764/items/T5AQNHB6&quot;],&quot;itemData&quot;:{&quot;id&quot;:427,&quot;type&quot;:&quot;article-journal&quot;,&quot;container-title&quot;:&quot;The American Naturalist&quot;,&quot;DOI&quot;:&quot;10.1086/282171&quot;,&quot;ISSN&quot;:&quot;0003-0147&quot;,&quot;issue&quot;:&quot;882&quot;,&quot;note&quot;:&quot;publisher: The University of Chicago Press&quot;,&quot;page&quot;:&quot;137-145&quot;,&quot;source&quot;:&quot;journals.uchicago.edu (Atypon)&quot;,&quot;title&quot;:&quot;The Paradox of the Plankton&quot;,&quot;volume&quot;:&quot;95&quot;,&quot;author&quot;:[{&quot;family&quot;:&quot;Hutchinson&quot;,&quot;given&quot;:&quot;G. E.&quot;}],&quot;issued&quot;:{&quot;date-parts&quot;:[[&quot;1961&quot;,5,1]]}}}],&quot;schema&quot;:&quot;https://github.com/citation-style-language/schema/raw/master/csl-citation.json&quot;} RND7fDIuXDT7a"/>. Despite the critical role of temporal variations, seasonality is often poorly integrated into most niche models <text:reference-mark-start text:name="ZOTERO_ITEM CSL_CITATION {&quot;citationID&quot;:&quot;oopPZzrn&quot;,&quot;properties&quot;:{&quot;formattedCitation&quot;:&quot;(Ponti &amp; Sannolo 2023)&quot;,&quot;plainCitation&quot;:&quot;(Ponti &amp; Sannolo 2023)&quot;,&quot;noteIndex&quot;:0},&quot;citationItems&quot;:[{&quot;id&quot;:4122,&quot;uris&quot;:[&quot;http://zotero.org/users/7057764/items/QQ7PTME6&quot;],&quot;itemData&quot;:{&quot;id&quot;:4122,&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UDLpvjpPFo"/>(Ponti &amp; Sannolo 2023)<text:reference-mark-end text:name="ZOTERO_ITEM CSL_CITATION {&quot;citationID&quot;:&quot;oopPZzrn&quot;,&quot;properties&quot;:{&quot;formattedCitation&quot;:&quot;(Ponti &amp; Sannolo 2023)&quot;,&quot;plainCitation&quot;:&quot;(Ponti &amp; Sannolo 2023)&quot;,&quot;noteIndex&quot;:0},&quot;citationItems&quot;:[{&quot;id&quot;:4122,&quot;uris&quot;:[&quot;http://zotero.org/users/7057764/items/QQ7PTME6&quot;],&quot;itemData&quot;:{&quot;id&quot;:4122,&quot;type&quot;:&quot;article-journal&quot;,&quot;abstract&quot;:&quot;Species distribution models have grown in complexity by incorporating fine-scale variables, including data on microclimate, physiology and species interactions. Recent studies have acknowledged the importance of the spatial scale by including higher resolution maps and more complex climatic variables. However, models rarely consider the consequences of including data related to time. Indeed, species phenology – and potential shifts in phenology due, for example, to climate change – is potentially one of the most neglected aspects of ecological modelling. We present a literature review of relevant phenological aspects at different temporal scales and across several taxa. Such elements should be considered to define better the environmental niche and project present, future and past distribution models. We considered the available studies on plants, insects, reptiles, birds and mammals to evaluate how they dealt with the phenology of the investigated species, as well as the phenology of other resources and interacting species, to infer present, past and future projections. Here we focus on four main phenological aspects that, if not considered, may easily bias any projection, namely: 1) phenology can be accompanied by a shift in distribution within the year (e.g. migratory species); 2) activity may be restricted to a portion of the year (e.g. most ectotherms from temperate climates); 3) survival and reproduction success may depend on the synchrony with other species phenology (e.g. plants–pollinators interactions); 4) changes in climatic conditions can lead to shifts in phenology (e.g. anticipated or delayed blooms or changes in migration timing). In this review, we show how neglecting such factors may quickly lead to project a biased distribution. Finally, we provide a guide on evaluating whether the case study may be affected by such factors and what actions may improve the models.&quot;,&quot;container-title&quot;:&quot;Ecography&quot;,&quot;DOI&quot;:&quot;10.1111/ecog.06143&quot;,&quot;ISSN&quot;:&quot;1600-0587&quot;,&quot;issue&quot;:&quot;4&quot;,&quot;language&quot;:&quot;en&quot;,&quot;license&quot;:&quot;© 2022 The Authors. Ecography published by John Wiley &amp; Sons Ltd on behalf of Nordic Society Oikos&quot;,&quot;note&quot;:&quot;_eprint: https://onlinelibrary.wiley.com/doi/pdf/10.1111/ecog.06143&quot;,&quot;page&quot;:&quot;e06143&quot;,&quot;source&quot;:&quot;Wiley Online Library&quot;,&quot;title&quot;:&quot;The importance of including phenology when modelling species ecological niche&quot;,&quot;volume&quot;:&quot;2023&quot;,&quot;author&quot;:[{&quot;family&quot;:&quot;Ponti&quot;,&quot;given&quot;:&quot;Raquel&quot;},{&quot;family&quot;:&quot;Sannolo&quot;,&quot;given&quot;:&quot;Marco&quot;}],&quot;issued&quot;:{&quot;date-parts&quot;:[[&quot;2023&quot;]]}}}],&quot;schema&quot;:&quot;https://github.com/citation-style-language/schema/raw/master/csl-citation.json&quot;} RNDUDLpvjpPFo"/>. This is partly due to the inherent complexity of reconciling the niche concept when both the environment and species' responses to it fluctuate over time. Adding to this complexity, migrating species <text:span text:style-name="T231">are moving</text:span> both <text:span text:style-name="T231">within climatic</text:span> and geographic space, dynamically <text:span text:style-name="T241">influencing</text:span> their <text:span text:style-name="T231">niches</text:span>. </text:p>
      <text:p text:style-name="P4"/>
      <text:p text:style-name="P26"><text:span text:style-name="T147">Seasonal m</text:span><text:span text:style-name="T139">igration </text:span><text:span text:style-name="T148">allows</text:span><text:span text:style-name="T140"> species</text:span><text:span text:style-name="T86"> to</text:span><text:span text:style-name="T85"> maintain fidelity to </text:span><text:span text:style-name="T140">favo</text:span><text:span text:style-name="T144">u</text:span><text:span text:style-name="T140">rable </text:span><text:span text:style-name="T85">breeding grounds </text:span><text:span text:style-name="T146">and exploit surplus of resources</text:span><text:span text:style-name="T85">, </text:span><text:span text:style-name="T146">while </text:span><text:span text:style-name="T85">escaping harsh conditions</text:span><text:span text:style-name="T146"> </text:span><text:span text:style-name="T147">and natural enemies</text:span><text:span text:style-name="T85"> </text:span><text:reference-mark-start text:name="ZOTERO_ITEM CSL_CITATION {&quot;citationID&quot;:&quot;ykW6Bo23&quot;,&quot;properties&quot;:{&quot;formattedCitation&quot;:&quot;(McKinnon {\\i{}et al.} 2010; Somveille {\\i{}et al.} 2015; Winger {\\i{}et al.} 2019)&quot;,&quot;plainCitation&quot;:&quot;(McKinnon et al. 2010; Somveille et al. 2015; Winger et al. 2019)&quot;,&quot;noteIndex&quot;:0},&quot;citationItems&quot;:[{&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iAKNFBZ5Yz"/><text:span text:style-name="T195">(McKinnon </text:span><text:span text:style-name="T172">et al.</text:span><text:span text:style-name="T173"> 2010; Somveille </text:span><text:span text:style-name="T172">et al.</text:span><text:span text:style-name="T173"> 2015; Winger </text:span><text:span text:style-name="T172">et al.</text:span><text:span text:style-name="T173"> 2019)</text:span><text:reference-mark-end text:name="ZOTERO_ITEM CSL_CITATION {&quot;citationID&quot;:&quot;ykW6Bo23&quot;,&quot;properties&quot;:{&quot;formattedCitation&quot;:&quot;(McKinnon {\\i{}et al.} 2010; Somveille {\\i{}et al.} 2015; Winger {\\i{}et al.} 2019)&quot;,&quot;plainCitation&quot;:&quot;(McKinnon et al. 2010; Somveille et al. 2015; Winger et al. 2019)&quot;,&quot;noteIndex&quot;:0},&quot;citationItems&quot;:[{&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82,&quot;uris&quot;:[&quot;http://zotero.org/users/7057764/items/MJ8T23TY&quot;],&quot;itemData&quot;:{&quot;id&quot;:3482,&quot;type&quot;:&quot;article-journal&quot;,&quot;abstract&quot;:&quot;This paper advances an hypothesis that the primary adaptive driver of seasonal migration is maintenance of site fidelity to familiar breeding locations. We argue that seasonal migration is therefore principally an adaptation for geographic persistence when confronted with seasonality – analogous to hibernation, freeze tolerance, or other organismal adaptations to cyclically fluctuating environments. These ideas stand in contrast to traditional views that bird migration evolved as an adaptive dispersal strategy for exploiting new breeding areas and avoiding competitors. Our synthesis is supported by a large body of research on avian breeding biology that demonstrates the reproductive benefits of breeding-site fidelity. Conceptualizing migration as an adaptation for persistence places new emphasis on understanding the evolutionary trade-offs between migratory behaviour and other adaptations to fluctuating environments both within and across species. Seasonality-induced departures from breeding areas, coupled with the reproductive benefits of maintaining breeding-site fidelity, also provide a mechanism for explaining the evolution of migration that is agnostic to the geographic origin of migratory lineages (i.e. temperate or tropical). Thus, our framework reconciles much of the conflict in previous research on the historical biogeography of migratory species. Although migratory behaviour and geographic range change fluidly and rapidly in many populations, we argue that the loss of plasticity for migration via canalization is an overlooked aspect of the evolutionary dynamics of migration and helps explain the idiosyncratic distributions and migratory routes of long-distance migrants. Our synthesis, which revolves around the insight that migratory organisms travel long distances simply to stay in the same place, provides a necessary evolutionary context for understanding historical biogeographic patterns in migratory lineages as well as the ecological dynamics of migratory connectivity between breeding and non-breeding locations.&quot;,&quot;container-title&quot;:&quot;Biological Reviews&quot;,&quot;DOI&quot;:&quot;10.1111/brv.12476&quot;,&quot;ISSN&quot;:&quot;1469-185X&quot;,&quot;issue&quot;:&quot;3&quot;,&quot;language&quot;:&quot;en&quot;,&quot;license&quot;:&quot;© 2018 Cambridge Philosophical Society&quot;,&quot;note&quot;:&quot;_eprint: https://onlinelibrary.wiley.com/doi/pdf/10.1111/brv.12476&quot;,&quot;page&quot;:&quot;737-752&quot;,&quot;source&quot;:&quot;Wiley Online Library&quot;,&quot;title&quot;:&quot;A long winter for the Red Queen: rethinking the evolution of seasonal migration&quot;,&quot;title-short&quot;:&quot;A long winter for the Red Queen&quot;,&quot;volume&quot;:&quot;94&quot;,&quot;author&quot;:[{&quot;family&quot;:&quot;Winger&quot;,&quot;given&quot;:&quot;Benjamin M.&quot;},{&quot;family&quot;:&quot;Auteri&quot;,&quot;given&quot;:&quot;Giorgia G.&quot;},{&quot;family&quot;:&quot;Pegan&quot;,&quot;given&quot;:&quot;Teresa M.&quot;},{&quot;family&quot;:&quot;Weeks&quot;,&quot;given&quot;:&quot;Brian C.&quot;}],&quot;issued&quot;:{&quot;date-parts&quot;:[[&quot;2019&quot;]]}}}],&quot;schema&quot;:&quot;https://github.com/citation-style-language/schema/raw/master/csl-citation.json&quot;} RNDiAKNFBZ5Yz"/><text:span text:style-name="T85">. </text:span><text:span text:style-name="T148">However, these benefits </text:span><text:span text:style-name="T149">come at a cost: migration over long-distances</text:span><text:span text:style-name="T148"> </text:span><text:span text:style-name="T149">is energetically demanding and often associated to higher mortality</text:span><text:span text:style-name="T85"> </text:span><text:reference-mark-start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J0oilNw3Zn"/><text:span text:style-name="T195">(G</text:span><text:span text:style-name="T173">ómez </text:span><text:span text:style-name="T172">et al.</text:span><text:span text:style-name="T173"> 2016; Nakazawa </text:span><text:span text:style-name="T172">et al.</text:span><text:span text:style-name="T173"> 2004)</text:span><text:reference-mark-end text:name="ZOTERO_ITEM CSL_CITATION {&quot;citationID&quot;:&quot;2Or6kbqz&quot;,&quot;properties&quot;:{&quot;formattedCitation&quot;:&quot;(G\\uc0\\u243{}mez {\\i{}et al.} 2016; Nakazawa {\\i{}et al.} 2004)&quot;,&quot;plainCitation&quot;:&quot;(Gómez et al. 2016; Nakazawa et al. 2004)&quot;,&quot;noteIndex&quot;:0},&quot;citationItems&quot;:[{&quot;id&quot;:3400,&quot;uris&quot;:[&quot;http://zotero.org/users/7057764/items/FDKLCCYI&quot;],&quot;itemData&quot;:{&quot;id&quot;:3400,&quot;type&quot;:&quot;article-journal&quot;,&quot;abstract&quot;:&quot;Differences in life-history traits between tropical and temperate lineages are often attributed to differences in their climatic niche dynamics. For example, the more frequent appearance of migratory behaviour in temperate-breeding species than in species originally breeding in the tropics is believed to have resulted partly from tropical climatic stability and niche conservatism constraining tropical species from shifting their ranges. However, little is known about the patterns and processes underlying climatic niche evolution in migrant and resident animals. We evaluated the evolution of overlap in climatic niches between seasons and its relationship to migratory behaviour in the Parulidae, a family of New World passerine birds. We used ordination methods to measure seasonal niche overlap and niche breadth of 54 resident and 49 migrant species and used phylogenetic comparative methods to assess patterns of climatic niche evolution. We found that despite travelling thousands of kilometres, migrants tracked climatic conditions across the year to a greater extent than tropical residents. Migrant species had wider niches than resident species, although residents as a group occupied a wider climatic space and niches of migrants and residents overlapped extensively. Neither breeding latitude nor migratory distance explained variation among species in climatic niche overlap between seasons. Our findings support the notion that tropical species have narrower niches than temperate-breeders, but does not necessarily constrain their ability to shift or expand their geographical ranges and become migratory. Overall, the tropics may have been historically less likely to experience the suite of components that generate strong selection pressures for the evolution of migratory behaviour.&quot;,&quot;container-title&quot;:&quot;Proceedings of the Royal Society B: Biological Sciences&quot;,&quot;DOI&quot;:&quot;10.1098/rspb.2015.2458&quot;,&quot;issue&quot;:&quot;1824&quot;,&quot;note&quot;:&quot;publisher: Royal Society&quot;,&quot;page&quot;:&quot;20152458&quot;,&quot;source&quot;:&quot;royalsocietypublishing.org (Atypon)&quot;,&quot;title&quot;:&quot;Niche-tracking migrants and niche-switching residents: evolution of climatic niches in New World warblers (Parulidae)&quot;,&quot;title-short&quot;:&quot;Niche-tracking migrants and niche-switching residents&quot;,&quot;volume&quot;:&quot;283&quot;,&quot;author&quot;:[{&quot;family&quot;:&quot;Gómez&quot;,&quot;given&quot;:&quot;Camila&quot;},{&quot;family&quot;:&quot;Tenorio&quot;,&quot;given&quot;:&quot;Elkin A.&quot;},{&quot;family&quot;:&quot;Montoya&quot;,&quot;given&quot;:&quot;Paola&quot;},{&quot;family&quot;:&quot;Cadena&quot;,&quot;given&quot;:&quot;Carlos Daniel&quot;}],&quot;issued&quot;:{&quot;date-parts&quot;:[[&quot;2016&quot;,2,10]]}}},{&quot;id&quot;:3429,&quot;uris&quot;:[&quot;http://zotero.org/users/7057764/items/GK8AKP27&quot;],&quot;itemData&quot;:{&quot;id&quot;:3429,&quot;type&quot;:&quot;article-journal&quot;,&quot;container-title&quot;:&quot;The Auk&quot;,&quot;DOI&quot;:&quot;10.1642/0004-8038(2004)121[0610:SNONMB]2.0.CO;2&quot;,&quot;ISSN&quot;:&quot;0004-8038&quot;,&quot;issue&quot;:&quot;2&quot;,&quot;journalAbbreviation&quot;:&quot;Auk&quot;,&quot;language&quot;:&quot;en&quot;,&quot;page&quot;:&quot;610&quot;,&quot;source&quot;:&quot;DOI.org (Crossref)&quot;,&quot;title&quot;:&quot;SEASONAL NICHES OF NEARCTIC-NEOTROPICAL MIGRATORY BIRDS: IMPLICATIONS FOR THE EVOLUTION OF MIGRATION&quot;,&quot;title-short&quot;:&quot;SEASONAL NICHES OF NEARCTIC-NEOTROPICAL MIGRATORY BIRDS&quot;,&quot;volume&quot;:&quot;121&quot;,&quot;author&quot;:[{&quot;family&quot;:&quot;Nakazawa&quot;,&quot;given&quot;:&quot;Yoshinori&quot;},{&quot;family&quot;:&quot;Peterson&quot;,&quot;given&quot;:&quot;A. Townsend&quot;},{&quot;family&quot;:&quot;Martínez-Meyer&quot;,&quot;given&quot;:&quot;Enrique&quot;},{&quot;family&quot;:&quot;Navarro-Sigüenza&quot;,&quot;given&quot;:&quot;Adolfo G.&quot;}],&quot;issued&quot;:{&quot;date-parts&quot;:[[&quot;2004&quot;]]}}}],&quot;schema&quot;:&quot;https://github.com/citation-style-language/schema/raw/master/csl-citation.json&quot;} RNDJ0oilNw3Zn"/><text:span text:style-name="T85">. As a result, species must balance the demands of coping with large environmental variations and the energy costs of migration. Indeed, </text:span><text:reference-mark-start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0uwXHyU3nC"/><text:span text:style-name="T85">Somveille et al. (2015, 2019)</text:span><text:reference-mark-end text:name="ZOTERO_ITEM CSL_CITATION {&quot;citationID&quot;:&quot;VSEzJw3L&quot;,&quot;properties&quot;:{&quot;formattedCitation&quot;:&quot;(Somveille et al., 2015, 2019)&quot;,&quot;plainCitation&quot;:&quot;(Somveille et al., 2015, 2019)&quot;,&quot;dontUpdate&quot;:true,&quot;noteIndex&quot;:0},&quot;citationItems&quot;:[{&quot;id&quot;:3412,&quot;uris&quot;:[&quot;http://zotero.org/users/7057764/items/9R6HC4EZ&quot;],&quot;itemData&quot;:{&quot;id&quot;:3412,&quot;type&quot;:&quot;article-journal&quot;,&quot;abstract&quot;:&quot;Aim Bird migration poses a challenge to macroecology, because with one in five species moving twice yearly between breeding and non-breeding grounds, macroecological patterns in birds are dynamic rather than static. But migration is also a natural experiment for testing hypotheses about the ecological mechanisms driving species distributions. Here, we use macroecological patterns of migratory bird diversity to test whether seasonality, winter harshness and the cost of migration drive the global distribution of migratory birds. Location Global. Methods We used data on the distribution of the world's bird species to derive global empirical patterns of: the number of breeding migrants, the number of non-breeding migrants and the difference in seasonal diversity. We built statistical models with ecologically meaningful predictors related to each of the hypotheses and investigated if they can significantly explain global empirical patterns of migratory bird diversity. We formally tested these models by training on one hemisphere (Western or Eastern) to predict the other hemisphere in turn. Model predictions were assessed in terms of match to the empirical data and their ability to predict the spatial features of patterns. Results We found strong support for the hypotheses that birds move to breeding grounds to exploit a surplus in resources, preferring areas with harsh winters (presumably to avoid competition). In contrast, distribution during the non-breeding season seems driven by avoidance of harsh winters and connectivity to breeding grounds. Models integrating these hypotheses explain well the observed variance in the empirical patterns and reproduce key spatial features, even when models trained in one hemisphere are used to predict another. Main conclusions The strong predictive power of the models suggests that we have captured the main mechanisms that drive global patterns in bird migration. The fact that the models perform well despite being applied to species with very different ecologies suggests general mechanisms driving migration across taxa.&quot;,&quot;container-title&quot;:&quot;Global Ecology and Biogeography&quot;,&quot;DOI&quot;:&quot;10.1111/geb.12298&quot;,&quot;ISSN&quot;:&quot;1466-8238&quot;,&quot;issue&quot;:&quot;6&quot;,&quot;language&quot;:&quot;en&quot;,&quot;license&quot;:&quot;© 2015 John Wiley &amp; Sons Ltd&quot;,&quot;note&quot;:&quot;_eprint: https://onlinelibrary.wiley.com/doi/pdf/10.1111/geb.12298&quot;,&quot;page&quot;:&quot;664-674&quot;,&quot;source&quot;:&quot;Wiley Online Library&quot;,&quot;title&quot;:&quot;Why do birds migrate? A macroecological perspective&quot;,&quot;title-short&quot;:&quot;Why do birds migrate?&quot;,&quot;volume&quot;:&quot;24&quot;,&quot;author&quot;:[{&quot;family&quot;:&quot;Somveille&quot;,&quot;given&quot;:&quot;Marius&quot;},{&quot;family&quot;:&quot;Rodrigues&quot;,&quot;given&quot;:&quot;Ana S. L.&quot;},{&quot;family&quot;:&quot;Manica&quot;,&quot;given&quot;:&quot;Andrea&quot;}],&quot;issued&quot;:{&quot;date-parts&quot;:[[&quot;2015&quot;]]}}},{&quot;id&quot;:3418,&quot;uris&quot;:[&quot;http://zotero.org/users/7057764/items/QU2MMAJV&quot;],&quot;itemData&quot;:{&quot;id&quot;:3418,&quot;type&quot;:&quot;article-journal&quot;,&quot;abstract&quot;:&quot;Given their large movement capacities, migratory birds have in principle a wide range of possible geographical locations for their breeding and non-breeding destinations, yet each species migrates between consistent breeding and non-breeding ranges. In this study, we use a macroecological approach to search for the general factors explaining the location of the seasonal ranges of migratory bird species across the globe. We develop a null model to test the hypotheses that access to resources, geographical distance, tracking of temperature, and habitat conditions (separately as well as considered together) have a major influence in the location of species’ migratory destinations, once each species’ geographical constraints are taken into account. Our results provide evidence for a trade-off between costs associated with distance travelled and gains in terms of better access to resources. We also provide strong support to the hypotheses that all factors tested, with the exception of habitat, have a strong and additive effect on the global geography of bird migration. Indeed, our results indicate that species’ contemporary migratory destinations (i.e. the combination of their breeding and non-breeding ranges) are such that they allow species to track a temperature regime throughout the year, to escape local competition and reach areas with better access to resources, and to minimise the spatial distance travelled, within the limitations imposed by the geographical location of each species. Our study thus sheds light on the mechanisms underpinning bird migration and provides a strong basis for predicting how migratory species will respond to future change.&quot;,&quot;container-title&quot;:&quot;Ecography&quot;,&quot;DOI&quot;:&quot;10.1111/ecog.03531&quot;,&quot;ISSN&quot;:&quot;1600-0587&quot;,&quot;issue&quot;:&quot;2&quot;,&quot;language&quot;:&quot;en&quot;,&quot;license&quot;:&quot;© 2018 The Authors&quot;,&quot;note&quot;:&quot;_eprint: https://onlinelibrary.wiley.com/doi/pdf/10.1111/ecog.03531&quot;,&quot;page&quot;:&quot;225-236&quot;,&quot;source&quot;:&quot;Wiley Online Library&quot;,&quot;title&quot;:&quot;Where the wild birds go: explaining the differences in migratory destinations across terrestrial bird species&quot;,&quot;title-short&quot;:&quot;Where the wild birds go&quot;,&quot;volume&quot;:&quot;42&quot;,&quot;author&quot;:[{&quot;family&quot;:&quot;Somveille&quot;,&quot;given&quot;:&quot;Marius&quot;},{&quot;family&quot;:&quot;Manica&quot;,&quot;given&quot;:&quot;Andrea&quot;},{&quot;family&quot;:&quot;Rodrigues&quot;,&quot;given&quot;:&quot;Ana S. L.&quot;}],&quot;issued&quot;:{&quot;date-parts&quot;:[[&quot;2019&quot;]]}}}],&quot;schema&quot;:&quot;https://github.com/citation-style-language/schema/raw/master/csl-citation.json&quot;} RND0uwXHyU3nC"/><text:span text:style-name="T85"> </text:span><text:span text:style-name="T140">showed</text:span><text:span text:style-name="T85"> that </text:span><text:span text:style-name="T177">migratory birds optimize their breeding and wintering destinations to avoid unfavorable climates, reduce competition, and minimize travel distances. Nevertheless, the factors driving species' </text:span><text:span text:style-name="T178">strategy</text:span><text:span text:style-name="T177"> in managing this trade-off remain poorly understood.</text:span></text:p>
      <text:p text:style-name="P2"><text:soft-page-break/></text:p>
      <text:p text:style-name="P11"><text:span text:style-name="T180">Species' strategies for minimizing movement within their climatic niche space versus enduring variation in climatic conditions are </text:span><text:span text:style-name="T182">influenced</text:span><text:span text:style-name="T180"> by geographic, morphological, life history, predatory, and feeding habits </text:span><text:reference-mark-start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3xS5CaknYb"/><text:span text:style-name="T180">(Cohen &amp; Jetz 2022; McKinnon </text:span><text:span text:style-name="T172">et al.</text:span><text:span text:style-name="T173"> 2010; Zurell </text:span><text:span text:style-name="T172">et al.</text:span><text:span text:style-name="T173"> 2018)</text:span><text:reference-mark-end text:name="ZOTERO_ITEM CSL_CITATION {&quot;citationID&quot;:&quot;WD7wddTT&quot;,&quot;properties&quot;:{&quot;formattedCitation&quot;:&quot;(Cohen &amp; Jetz 2022; McKinnon {\\i{}et al.} 2010; Zurell {\\i{}et al.} 2018)&quot;,&quot;plainCitation&quot;:&quot;(Cohen &amp; Jetz 2022; McKinnon et al. 2010; Zurell et al. 2018)&quot;,&quot;noteIndex&quot;:0},&quot;citationItems&quot;:[{&quot;id&quot;:3377,&quot;uris&quot;:[&quot;http://zotero.org/users/7057764/items/7JC7K2YR&quot;],&quot;itemData&quot;:{&quot;id&quot;:3377,&quot;type&quot;:&quot;report&quot;,&quot;abstract&quot;:&quot;Abstract\n          Species depend upon a constrained set of environmental conditions, or niches, for survival and reproduction that are increasingly lost under climatic change. Seasonal environments require species to either track their niches via movement or undergo physiological or behavioral changes to survive. Here we identify the tracking of both environmental niche position and breadth across 619 New World bird species and assess their phylogenetic and functional underpinning. Partitioning niche position and breadth tracking can inform whether climatic means or extremes limit seasonal distributions. We uncover diverse strategies, including the tracking of niche position, breadth, both, or neither, suggesting highly variable sensitivity to ongoing climatic change. There was limited phylogenetic determinism to this variation, but a strong association with functional attributes that differed between niche position and breadth tracking. Our findings imply significant functional consequences for communities and ecosystems as impending climate change affects some niche tracking strategies more than others.&quot;,&quot;genre&quot;:&quot;preprint&quot;,&quot;language&quot;:&quot;en&quot;,&quot;note&quot;:&quot;DOI: 10.1101/2022.07.15.500241&quot;,&quot;publisher&quot;:&quot;Ecology&quot;,&quot;source&quot;:&quot;DOI.org (Crossref)&quot;,&quot;title&quot;:&quot;Diverse strategies for tracking seasonal environmental niches at hemispheric scale&quot;,&quot;URL&quot;:&quot;http://biorxiv.org/lookup/doi/10.1101/2022.07.15.500241&quot;,&quot;author&quot;:[{&quot;family&quot;:&quot;Cohen&quot;,&quot;given&quot;:&quot;Jeremy&quot;},{&quot;family&quot;:&quot;Jetz&quot;,&quot;given&quot;:&quot;Walter&quot;}],&quot;accessed&quot;:{&quot;date-parts&quot;:[[&quot;2023&quot;,4,25]]},&quot;issued&quot;:{&quot;date-parts&quot;:[[&quot;2022&quot;,7,18]]}}},{&quot;id&quot;:3568,&quot;uris&quot;:[&quot;http://zotero.org/users/7057764/items/4RQ6ATS4&quot;],&quot;itemData&quot;:{&quot;id&quot;:3568,&quot;type&quot;:&quot;article-journal&quot;,&quot;abstract&quot;:&quot;Quantifying the costs and benefits of migration distance is critical to understanding the evolution of long-distance migration. In migratory birds, life history theory predicts that the potential survival costs of migrating longer distances should be balanced by benefits to lifetime reproductive success, yet quantification of these reproductive benefits in a controlled manner along a large geographical gradient is challenging. We measured a controlled effect of predation risk along a 3350-kilometer south-north gradient in the Arctic and found that nest predation risk declined more than twofold along the latitudinal gradient. These results provide evidence that birds migrating farther north may acquire reproductive benefits in the form of lower nest predation risk.&quot;,&quot;container-title&quot;:&quot;Science&quot;,&quot;DOI&quot;:&quot;10.1126/science.1183010&quot;,&quot;issue&quot;:&quot;5963&quot;,&quot;note&quot;:&quot;publisher: American Association for the Advancement of Science&quot;,&quot;page&quot;:&quot;326-327&quot;,&quot;source&quot;:&quot;science.org (Atypon)&quot;,&quot;title&quot;:&quot;Lower Predation Risk for Migratory Birds at High Latitudes&quot;,&quot;volume&quot;:&quot;327&quot;,&quot;author&quot;:[{&quot;family&quot;:&quot;McKinnon&quot;,&quot;given&quot;:&quot;L.&quot;},{&quot;family&quot;:&quot;Smith&quot;,&quot;given&quot;:&quot;P. A.&quot;},{&quot;family&quot;:&quot;Nol&quot;,&quot;given&quot;:&quot;E.&quot;},{&quot;family&quot;:&quot;Martin&quot;,&quot;given&quot;:&quot;J. L.&quot;},{&quot;family&quot;:&quot;Doyle&quot;,&quot;given&quot;:&quot;F. I.&quot;},{&quot;family&quot;:&quot;Abraham&quot;,&quot;given&quot;:&quot;K. F.&quot;},{&quot;family&quot;:&quot;Gilchrist&quot;,&quot;given&quot;:&quot;H. G.&quot;},{&quot;family&quot;:&quot;Morrison&quot;,&quot;given&quot;:&quot;R. I. G.&quot;},{&quot;family&quot;:&quot;Bêty&quot;,&quot;given&quot;:&quot;J.&quot;}],&quot;issued&quot;:{&quot;date-parts&quot;:[[&quot;2010&quot;,1,15]]}}},{&quot;id&quot;:3271,&quot;uris&quot;:[&quot;http://zotero.org/users/7057764/items/X8L2MRK2&quot;],&quot;itemData&quot;:{&quot;id&quot;:3271,&quot;type&quot;:&quot;article-journal&quot;,&quot;abstract&quot;:&quot;Aim Seasonal migration by animals is an extensively studied, global phenomenon. Yet, we still lack a general understanding whether migrants track their niche between summer and winter ranges (following fixed environmental conditions throughout the year) and which mechanisms influence this behaviour. Here, we assessed the degree of seasonal niche tracking in Holarctic long-distance migratory birds (n = 717; excluding very rare species) and evaluate the influence of biogeographic (regional and range characteristics) and ecological (trophic) factors on tracking. Location Global. Taxon Birds. Methods We calculated seasonal niche overlap by means of ordination, and estimated the degree of niche tracking using similarity tests. Niche tracking was evaluated for two different environmental predictor sets: climate and vegetation productivity (reflecting resource selection) versus climate and land cover (reflecting habitat choice). Multivariate phylogenetic regression was used to evaluate effects of biogeographic and ecological traits on niche tracking. Results We found significant niche tracking in 65–95% of species with a higher proportion of species significantly tracking climate and land cover compared to climate and vegetation productivity. Traits explained 12–18% of the variance in niche tracking with strong regional differences, a negative effect of migration distance and positive effects of range size on niche tracking. The effects of niche breadth and trophic traits were less pronounced and varied between environmental predictor sets. Main conclusions Our results indicate that at coarse spatial resolution, long-distance migratory species tend to track their niche and select largely similar environments through seasons. Stronger niche tracking of land cover could reflect conservatism in habitat selection across seasons, for example for foraging and roosting. This conservatism towards land cover should be considered when making predictions to future environments. A better understanding of the factors that constrain seasonal range limits will be critical for predicting how migration patterns could respond to future environmental changes.&quot;,&quot;container-title&quot;:&quot;Journal of Biogeography&quot;,&quot;DOI&quot;:&quot;10.1111/jbi.13351&quot;,&quot;ISSN&quot;:&quot;1365-2699&quot;,&quot;issue&quot;:&quot;7&quot;,&quot;language&quot;:&quot;en&quot;,&quot;note&quot;:&quot;_eprint: https://onlinelibrary.wiley.com/doi/pdf/10.1111/jbi.13351&quot;,&quot;page&quot;:&quot;1459-1468&quot;,&quot;source&quot;:&quot;Wiley Online Library&quot;,&quot;title&quot;:&quot;Do long-distance migratory birds track their niche through seasons?&quot;,&quot;volume&quot;:&quot;45&quot;,&quot;author&quot;:[{&quot;family&quot;:&quot;Zurell&quot;,&quot;given&quot;:&quot;Damaris&quot;},{&quot;family&quot;:&quot;Gallien&quot;,&quot;given&quot;:&quot;Laure&quot;},{&quot;family&quot;:&quot;Graham&quot;,&quot;given&quot;:&quot;Catherine H.&quot;},{&quot;family&quot;:&quot;Zimmermann&quot;,&quot;given&quot;:&quot;Niklaus E.&quot;}],&quot;issued&quot;:{&quot;date-parts&quot;:[[&quot;2018&quot;]]}}}],&quot;schema&quot;:&quot;https://github.com/citation-style-language/schema/raw/master/csl-citation.json&quot;} RND3xS5CaknYb"/><text:span text:style-name="T94">. </text:span><text:span text:style-name="T107">For example, l</text:span><text:span text:style-name="T97">arger species</text:span><text:span text:style-name="T106"> </text:span><text:span text:style-name="T107">need more energy to migrate </text:span><text:reference-mark-start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8XK6BFHnC9"/><text:span text:style-name="T96">(Watanabe 2016)</text:span><text:reference-mark-end text:name="ZOTERO_ITEM CSL_CITATION {&quot;citationID&quot;:&quot;GEtH8FqL&quot;,&quot;properties&quot;:{&quot;formattedCitation&quot;:&quot;(Watanabe 2016)&quot;,&quot;plainCitation&quot;:&quot;(Watanabe 2016)&quot;,&quot;noteIndex&quot;:0},&quot;citationItems&quot;:[{&quot;id&quot;:3512,&quot;uris&quot;:[&quot;http://zotero.org/users/7057764/items/8GM5SKVC&quot;],&quot;itemData&quot;:{&quot;id&quot;:3512,&quot;type&quot;:&quot;article-journal&quot;,&quot;abstract&quot;:&quot;Billions of birds migrate to exploit seasonally available resources. The ranges of migration vary greatly among species, but the underlying mechanisms are poorly understood. I hypothesise that flight mode (flapping or soaring) and body mass affect migration range through their influence on flight energetics. Here, I compiled the tracks of migratory birds (196 species, weighing 12–10 350 g) recorded by electronic tags in the last few decades. In flapping birds, migration ranges decreased with body mass, as predicted from rapidly increasing flight cost with increasing body mass. The species with higher aspect ratio and lower wing loading had larger migration ranges. In soaring birds, migration ranges were mass-independent and larger than those of flapping birds, reflecting their low flight costs irrespective of body mass. This study demonstrates that many animal-tracking studies are now available to explore the general patterns and the underlying mechanisms of animal migration.&quot;,&quot;container-title&quot;:&quot;Ecology Letters&quot;,&quot;DOI&quot;:&quot;10.1111/ele.12627&quot;,&quot;ISSN&quot;:&quot;1461-0248&quot;,&quot;issue&quot;:&quot;8&quot;,&quot;language&quot;:&quot;en&quot;,&quot;license&quot;:&quot;© 2016 John Wiley &amp; Sons Ltd/CNRS&quot;,&quot;note&quot;:&quot;_eprint: https://onlinelibrary.wiley.com/doi/pdf/10.1111/ele.12627&quot;,&quot;page&quot;:&quot;907-914&quot;,&quot;source&quot;:&quot;Wiley Online Library&quot;,&quot;title&quot;:&quot;Flight mode affects allometry of migration range in birds&quot;,&quot;volume&quot;:&quot;19&quot;,&quot;author&quot;:[{&quot;family&quot;:&quot;Watanabe&quot;,&quot;given&quot;:&quot;Yuuki Y.&quot;}],&quot;issued&quot;:{&quot;date-parts&quot;:[[&quot;2016&quot;]]}}}],&quot;schema&quot;:&quot;https://github.com/citation-style-language/schema/raw/master/csl-citation.json&quot;} RND8XK6BFHnC9"/><text:span text:style-name="T107"> and are </text:span><text:span text:style-name="T106">typically better retain heat and store energy making them better to tolerate colder temperatures and periods </text:span><text:span text:style-name="T112">of food scarcity</text:span><text:span text:style-name="T106"> </text:span><text:reference-mark-start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yHJSuE9jQP"/><text:span text:style-name="T181">(Blackburn </text:span><text:span text:style-name="T190">et al.</text:span><text:span text:style-name="T185"> 1999)</text:span><text:reference-mark-end text:name="ZOTERO_ITEM CSL_CITATION {&quot;citationID&quot;:&quot;3Z14Og8m&quot;,&quot;properties&quot;:{&quot;formattedCitation&quot;:&quot;(Blackburn {\\i{}et al.} 1999)&quot;,&quot;plainCitation&quot;:&quot;(Blackburn et al. 1999)&quot;,&quot;noteIndex&quot;:0},&quot;citationItems&quot;:[{&quot;id&quot;:3489,&quot;uris&quot;:[&quot;http://zotero.org/users/7057764/items/JV6ULCUA&quot;],&quot;itemData&quot;:{&quot;id&quot;:3489,&quot;type&quot;:&quot;article-journal&quot;,&quot;abstract&quot;:&quot;1997 marked the sesquicentenary of the publication by Carl Bergmann of the observation that, in general, large-bodied animal species tend to live further north than their small-bodied relatives. This has been dubbed Bergmann's rule in his honour. However, more than 150 years on, we appear to be little closer to a general understanding of the rule, or even to any consensus as to whether it exists. This is due in large part to confusion about the taxonomic level at which the rule is considered to operate, and to the conflation of pattern and mechanism. In this paper, we attempt to resolve this confusion by highlighting its sources, and by providing a definition of Bergmann's rule that is practical and useful, yet that retains the essential features of its original formulation. We conclude by briefly reviewing the mechanisms proposed to explain Bergmann's rule as we define it.&quot;,&quot;container-title&quot;:&quot;Diversity and Distributions&quot;,&quot;DOI&quot;:&quot;10.1046/j.1472-4642.1999.00046.x&quot;,&quot;ISSN&quot;:&quot;1472-4642&quot;,&quot;issue&quot;:&quot;4&quot;,&quot;language&quot;:&quot;en&quot;,&quot;note&quot;:&quot;_eprint: https://onlinelibrary.wiley.com/doi/pdf/10.1046/j.1472-4642.1999.00046.x&quot;,&quot;page&quot;:&quot;165-174&quot;,&quot;source&quot;:&quot;Wiley Online Library&quot;,&quot;title&quot;:&quot;Geographic gradients in body size: a clarification of Bergmann's rule&quot;,&quot;title-short&quot;:&quot;Geographic gradients in body size&quot;,&quot;volume&quot;:&quot;5&quot;,&quot;author&quot;:[{&quot;family&quot;:&quot;Blackburn&quot;,&quot;given&quot;:&quot;Tim M.&quot;},{&quot;family&quot;:&quot;Gaston&quot;,&quot;given&quot;:&quot;Kevin J.&quot;},{&quot;family&quot;:&quot;Loder&quot;,&quot;given&quot;:&quot;Natasha&quot;}],&quot;issued&quot;:{&quot;date-parts&quot;:[[&quot;1999&quot;]]}}}],&quot;schema&quot;:&quot;https://github.com/citation-style-language/schema/raw/master/csl-citation.json&quot;} RNDyHJSuE9jQP"/><text:span text:style-name="T97">. </text:span><text:span text:style-name="T107">Consequently, larger species might favour sustaining larger environmental variations and minimizing travel distances. S</text:span><text:span text:style-name="T97">imilarly, species with a flexible diet, like the Northern cardinal (</text:span><text:span text:style-name="T113">Cardinalis cardinalis)</text:span><text:span text:style-name="T114">, wh</text:span><text:span text:style-name="T116">ich</text:span><text:span text:style-name="T114"> switch</text:span><text:span text:style-name="T116">es</text:span><text:span text:style-name="T114"> from feeding on insect</text:span><text:span text:style-name="T116">s</text:span><text:span text:style-name="T114"> and berries in summer to a mainly granivor</text:span><text:span text:style-name="T116">ous</text:span><text:span text:style-name="T114"> diet in winter </text:span><text:reference-mark-start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1R49dIO4BS"/><text:span text:style-name="T115">(Gill 2007)</text:span><text:reference-mark-end text:name="ZOTERO_ITEM CSL_CITATION {&quot;citationID&quot;:&quot;q3Gk9xrP&quot;,&quot;properties&quot;:{&quot;formattedCitation&quot;:&quot;(Gill 2007)&quot;,&quot;plainCitation&quot;:&quot;(Gill 2007)&quot;,&quot;noteIndex&quot;:0},&quot;citationItems&quot;:[{&quot;id&quot;:3528,&quot;uris&quot;:[&quot;http://zotero.org/users/7057764/items/7T5LU289&quot;],&quot;itemData&quot;:{&quot;id&quot;:3528,&quot;type&quot;:&quot;book&quot;,&quot;call-number&quot;:&quot;QL673 .G515 2006&quot;,&quot;edition&quot;:&quot;3rd ed&quot;,&quot;event-place&quot;:&quot;New York&quot;,&quot;ISBN&quot;:&quot;978-0-7167-4983-7&quot;,&quot;number-of-pages&quot;:&quot;758&quot;,&quot;publisher&quot;:&quot;W.H. Freeman&quot;,&quot;publisher-place&quot;:&quot;New York&quot;,&quot;source&quot;:&quot;Library of Congress ISBN&quot;,&quot;title&quot;:&quot;Ornithology&quot;,&quot;author&quot;:[{&quot;family&quot;:&quot;Gill&quot;,&quot;given&quot;:&quot;Frank B.&quot;}],&quot;issued&quot;:{&quot;date-parts&quot;:[[&quot;2007&quot;]]}}}],&quot;schema&quot;:&quot;https://github.com/citation-style-language/schema/raw/master/csl-citation.json&quot;} RND1R49dIO4BS"/><text:span text:style-name="T114">, are less likely to migrate </text:span><text:span text:style-name="T117">long-distances </text:span><text:span text:style-name="T114">to track resources.</text:span><text:span text:style-name="T94"> </text:span><text:span text:style-name="T202">While such traits help explain why some birds favor climatic adaptation over geographical movement, much remains to be learned about the role of other traits.</text:span></text:p>
      <text:p text:style-name="P5"/>
      <text:p text:style-name="P8"><text:span text:style-name="T103">Understanding how migratory species interact within their niches is crucial as m</text:span><text:span text:style-name="T95">igratory species are facing significant declines worldwide</text:span><text:span text:style-name="T100"> </text:span><text:reference-mark-start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9GD7SencIG"/><text:span text:style-name="T183">(Bairlein 2016; Studds </text:span><text:span text:style-name="T172">et al.</text:span><text:span text:style-name="T173"> 2017; Wilcove &amp; Wikelski 2008)</text:span><text:reference-mark-end text:name="ZOTERO_ITEM CSL_CITATION {&quot;citationID&quot;:&quot;yGePam3l&quot;,&quot;properties&quot;:{&quot;formattedCitation&quot;:&quot;(Bairlein 2016; Studds {\\i{}et al.} 2017; Wilcove &amp; Wikelski 2008)&quot;,&quot;plainCitation&quot;:&quot;(Bairlein 2016; Studds et al. 2017; Wilcove &amp; Wikelski 2008)&quot;,&quot;noteIndex&quot;:0},&quot;citationItems&quot;:[{&quot;id&quot;:3852,&quot;uris&quot;:[&quot;http://zotero.org/users/7057764/items/66UACYSV&quot;],&quot;itemData&quot;:{&quot;id&quot;:3852,&quot;type&quot;:&quot;article-journal&quot;,&quot;container-title&quot;:&quot;Science&quot;,&quot;DOI&quot;:&quot;10.1126/science.aah6647&quot;,&quot;issue&quot;:&quot;6312&quot;,&quot;note&quot;:&quot;publisher: American Association for the Advancement of Science&quot;,&quot;page&quot;:&quot;547-548&quot;,&quot;source&quot;:&quot;science.org (Atypon)&quot;,&quot;title&quot;:&quot;Migratory birds under threat&quot;,&quot;volume&quot;:&quot;354&quot;,&quot;author&quot;:[{&quot;family&quot;:&quot;Bairlein&quot;,&quot;given&quot;:&quot;Franz&quot;}],&quot;issued&quot;:{&quot;date-parts&quot;:[[&quot;2016&quot;,11,4]]}}},{&quot;id&quot;:3848,&quot;uris&quot;:[&quot;http://zotero.org/users/7057764/items/86QFT3IP&quot;],&quot;itemData&quot;:{&quot;id&quot;:3848,&quot;type&quot;:&quot;article-journal&quot;,&quot;abstract&quot;:&quot;Migratory animals are threatened by human-induced global change. However, little is known about how stopover habitat, essential for refuelling during migration, affects the population dynamics of migratory species. Using 20 years of continent-wide citizen science data, we assess population trends of ten shorebird taxa that refuel on Yellow Sea tidal mudflats, a threatened ecosystem that has shrunk by &gt;65% in recent decades. Seven of the taxa declined at rates of up to 8% per year. Taxa with the greatest reliance on the Yellow Sea as a stopover site showed the greatest declines, whereas those that stop primarily in other regions had slowly declining or stable populations. Decline rate was unaffected by shared evolutionary history among taxa and was not predicted by migration distance, breeding range size, non-breeding location, generation time or body size. These results suggest that changes in stopover habitat can severely limit migratory populations.&quot;,&quot;container-title&quot;:&quot;Nature Communications&quot;,&quot;DOI&quot;:&quot;10.1038/ncomms14895&quot;,&quot;ISSN&quot;:&quot;2041-1723&quot;,&quot;issue&quot;:&quot;1&quot;,&quot;journalAbbreviation&quot;:&quot;Nat Commun&quot;,&quot;language&quot;:&quot;en&quot;,&quot;license&quot;:&quot;2017 The Author(s)&quot;,&quot;note&quot;:&quot;publisher: Nature Publishing Group&quot;,&quot;page&quot;:&quot;14895&quot;,&quot;source&quot;:&quot;www.nature.com&quot;,&quot;title&quot;:&quot;Rapid population decline in migratory shorebirds relying on Yellow Sea tidal mudflats as stopover sites&quot;,&quot;volume&quot;:&quot;8&quot;,&quot;author&quot;:[{&quot;family&quot;:&quot;Studds&quot;,&quot;given&quot;:&quot;Colin E.&quot;},{&quot;family&quot;:&quot;Kendall&quot;,&quot;given&quot;:&quot;Bruce E.&quot;},{&quot;family&quot;:&quot;Murray&quot;,&quot;given&quot;:&quot;Nicholas J.&quot;},{&quot;family&quot;:&quot;Wilson&quot;,&quot;given&quot;:&quot;Howard B.&quot;},{&quot;family&quot;:&quot;Rogers&quot;,&quot;given&quot;:&quot;Danny I.&quot;},{&quot;family&quot;:&quot;Clemens&quot;,&quot;given&quot;:&quot;Robert S.&quot;},{&quot;family&quot;:&quot;Gosbell&quot;,&quot;given&quot;:&quot;Ken&quot;},{&quot;family&quot;:&quot;Hassell&quot;,&quot;given&quot;:&quot;Chris J.&quot;},{&quot;family&quot;:&quot;Jessop&quot;,&quot;given&quot;:&quot;Rosalind&quot;},{&quot;family&quot;:&quot;Melville&quot;,&quot;given&quot;:&quot;David S.&quot;},{&quot;family&quot;:&quot;Milton&quot;,&quot;given&quot;:&quot;David A.&quot;},{&quot;family&quot;:&quot;Minton&quot;,&quot;given&quot;:&quot;Clive D. T.&quot;},{&quot;family&quot;:&quot;Possingham&quot;,&quot;given&quot;:&quot;Hugh P.&quot;},{&quot;family&quot;:&quot;Riegen&quot;,&quot;given&quot;:&quot;Adrian C.&quot;},{&quot;family&quot;:&quot;Straw&quot;,&quot;given&quot;:&quot;Phil&quot;},{&quot;family&quot;:&quot;Woehler&quot;,&quot;given&quot;:&quot;Eric J.&quot;},{&quot;family&quot;:&quot;Fuller&quot;,&quot;given&quot;:&quot;Richard A.&quot;}],&quot;issued&quot;:{&quot;date-parts&quot;:[[&quot;2017&quot;,4,13]]}}},{&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schema&quot;:&quot;https://github.com/citation-style-language/schema/raw/master/csl-citation.json&quot;} RND9GD7SencIG"/><text:span text:style-name="T100">. </text:span><text:span text:style-name="T104">In North America</text:span><text:span text:style-name="T101">, </text:span><text:span text:style-name="T100">Rosenberg et al. </text:span><text:reference-mark-start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Xgpfy8zPua"/><text:span text:style-name="T183">(2019)</text:span><text:reference-mark-end text:name="ZOTERO_ITEM CSL_CITATION {&quot;citationID&quot;:&quot;KbfhLyFL&quot;,&quot;properties&quot;:{&quot;formattedCitation&quot;:&quot;(Rosenberg et al. 2019)&quot;,&quot;plainCitation&quot;:&quot;(Rosenberg et al. 2019)&quot;,&quot;dontUpdate&quot;:true,&quot;noteIndex&quot;:0},&quot;citationItems&quot;:[{&quot;id&quot;:2946,&quot;uris&quot;:[&quot;http://zotero.org/groups/2735399/items/WFI4AVFJ&quot;],&quot;itemData&quot;:{&quot;id&quot;:2946,&quot;type&quot;:&quot;article-journal&quot;,&quot;abstract&quot;:&quot;Species extinctions have defined the global biodiversity crisis, but extinction begins with loss in abundance of individuals that can result in compositional and functional changes of ecosystems. Using multiple and independent monitoring networks, we report population losses across much of the North American avifauna over 48 years, including once-common species and from most biomes. Integration of range-wide population trajectories and size estimates indicates a net loss approaching 3 billion birds, or 29% of 1970 abundance. A continent-wide weather radar network also reveals a similarly steep decline in biomass passage of migrating birds over a recent 10-year period. This loss of bird abundance signals an urgent need to address threats to avert future avifaunal collapse and associated loss of ecosystem integrity, function, and services.&quot;,&quot;container-title&quot;:&quot;Science&quot;,&quot;DOI&quot;:&quot;10.1126/science.aaw1313&quot;,&quot;ISSN&quot;:&quot;0036-8075, 1095-9203&quot;,&quot;issue&quot;:&quot;6461&quot;,&quot;journalAbbreviation&quot;:&quot;Science&quot;,&quot;language&quot;:&quot;en&quot;,&quot;page&quot;:&quot;120-124&quot;,&quot;source&quot;:&quot;DOI.org (Crossref)&quot;,&quot;title&quot;:&quot;Decline of the North American avifauna&quot;,&quot;volume&quot;:&quot;366&quot;,&quot;author&quot;:[{&quot;family&quot;:&quot;Rosenberg&quot;,&quot;given&quot;:&quot;Kenneth V.&quot;},{&quot;family&quot;:&quot;Dokter&quot;,&quot;given&quot;:&quot;Adriaan M.&quot;},{&quot;family&quot;:&quot;Blancher&quot;,&quot;given&quot;:&quot;Peter J.&quot;},{&quot;family&quot;:&quot;Sauer&quot;,&quot;given&quot;:&quot;John R.&quot;},{&quot;family&quot;:&quot;Smith&quot;,&quot;given&quot;:&quot;Adam C.&quot;},{&quot;family&quot;:&quot;Smith&quot;,&quot;given&quot;:&quot;Paul A.&quot;},{&quot;family&quot;:&quot;Stanton&quot;,&quot;given&quot;:&quot;Jessica C.&quot;},{&quot;family&quot;:&quot;Panjabi&quot;,&quot;given&quot;:&quot;Arvind&quot;},{&quot;family&quot;:&quot;Helft&quot;,&quot;given&quot;:&quot;Laura&quot;},{&quot;family&quot;:&quot;Parr&quot;,&quot;given&quot;:&quot;Michael&quot;},{&quot;family&quot;:&quot;Marra&quot;,&quot;given&quot;:&quot;Peter P.&quot;}],&quot;issued&quot;:{&quot;date-parts&quot;:[[&quot;2019&quot;,10,4]]}}}],&quot;schema&quot;:&quot;https://github.com/citation-style-language/schema/raw/master/csl-citation.json&quot;} RNDXgpfy8zPua"/><text:span text:style-name="T100"> estimated </text:span><text:span text:style-name="T101">a 29% decrease </text:span><text:span text:style-name="T104">in</text:span><text:span text:style-name="T101"> bird </text:span><text:span text:style-name="T100">abundance between 1970 and 2019</text:span><text:span text:style-name="T102">. </text:span><text:span text:style-name="T100">To </text:span><text:span text:style-name="T101">mitigate</text:span><text:span text:style-name="T100"> this decline, we need a </text:span><text:span text:style-name="T97">comprehensive understanding of </text:span><text:span text:style-name="T98">bird ecology and stressors </text:span><text:span text:style-name="T100">over </text:span><text:span text:style-name="T97">the</text:span><text:span text:style-name="T98">ir</text:span><text:span text:style-name="T100"> full annual cycle and protect the</text:span><text:span text:style-name="T97">ir</text:span><text:span text:style-name="T100"> entire migratory network </text:span><text:reference-mark-start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JFhUDId9ti"/><text:span text:style-name="T183">(Marra </text:span><text:span text:style-name="T172">et al.</text:span><text:span text:style-name="T173"> 2015; Xu </text:span><text:span text:style-name="T172">et al.</text:span><text:span text:style-name="T173"> 2020)</text:span><text:reference-mark-end text:name="ZOTERO_ITEM CSL_CITATION {&quot;citationID&quot;:&quot;E61NqdVd&quot;,&quot;properties&quot;:{&quot;formattedCitation&quot;:&quot;(Marra {\\i{}et al.} 2015; Xu {\\i{}et al.} 2020)&quot;,&quot;plainCitation&quot;:&quot;(Marra et al. 2015; Xu et al. 2020)&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schema&quot;:&quot;https://github.com/citation-style-language/schema/raw/master/csl-citation.json&quot;} RNDJFhUDId9ti"/><text:span text:style-name="T100">. </text:span><text:span text:style-name="T97">S</text:span><text:span text:style-name="T100">tressors</text:span><text:span text:style-name="T118"> </text:span><text:span text:style-name="T119">impacting</text:span><text:span text:style-name="T118"> </text:span><text:span text:style-name="T120">individuals in one season can</text:span><text:span text:style-name="T118"> carry over to affect </text:span><text:span text:style-name="T121">the survival and reproductive success</text:span><text:span text:style-name="T118"> </text:span><text:span text:style-name="T122">in</text:span><text:span text:style-name="T118"> other seasons </text:span><text:reference-mark-start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DgHoMT9UmQ"/><text:span text:style-name="T189">(Norris </text:span><text:span text:style-name="T172">et al.</text:span><text:span text:style-name="T173"> 2004; Reudink </text:span><text:span text:style-name="T172">et al.</text:span><text:span text:style-name="T173"> 2009)</text:span><text:reference-mark-end text:name="ZOTERO_ITEM CSL_CITATION {&quot;citationID&quot;:&quot;cosEQW04&quot;,&quot;properties&quot;:{&quot;formattedCitation&quot;:&quot;(Norris {\\i{}et al.} 2004; Reudink {\\i{}et al.} 2009)&quot;,&quot;plainCitation&quot;:&quot;(Norris et al. 2004; Reudink et al. 2009)&quot;,&quot;noteIndex&quot;:0},&quot;citationItems&quot;:[{&quot;id&quot;:3854,&quot;uris&quot;:[&quot;http://zotero.org/users/7057764/items/WPPEY2NV&quot;],&quot;itemData&quot;:{&quot;id&quot;:3854,&quot;type&quot;:&quot;article-journal&quot;,&quot;abstract&quot;:&quot;Identifying the factors that control population dynamics in migratory animals has been constrained by our inability to track individuals throughout the annual cycle. Using stable carbon isotopes, we show that the reproductive success of a long‐distance migratory bird is influenced by the quality of habitat located thousands of kilometres away on tropical wintering grounds. For male American redstarts (Setophaga ruticilla), winter habitat quality influenced arrival date on the breeding grounds, which in turn affected key variables associated with reproduction, including the number of young fledged. Based on a winter‐habitat model, females occupying high‐quality winter habitat were predicted to produce more than two additional young and to fledge offspring up to a month earlier compared with females wintering in poor‐quality habitat. Differences of this magnitude are highly important considering redstarts are single brooded, lay clutches of only three to five eggs and spend only two‐and‐a‐half months on the breeding grounds. Results from this study indicate the importance of understanding how periods of the annual cycle interact for migratory animals. Continued loss of tropical wintering habitat could have negative effects on migratory populations in the following breeding season, minimizing density‐dependent effects on the breeding grounds and leading to further population declines. If conservation efforts are to be successful, strategies must incorporate measures to protect all the habitats used during the entire annual cycle of migratory animals.&quot;,&quot;container-title&quot;:&quot;Proceedings of the Royal Society of London. Series B: Biological Sciences&quot;,&quot;DOI&quot;:&quot;10.1098/rspb.2003.2569&quot;,&quot;issue&quot;:&quot;1534&quot;,&quot;note&quot;:&quot;publisher: Royal Society&quot;,&quot;page&quot;:&quot;59-64&quot;,&quot;source&quot;:&quot;royalsocietypublishing.org (Atypon)&quot;,&quot;title&quot;:&quot;Tropical winter habitat limits reproductive success on the temperate breeding grounds in a migratory bird&quot;,&quot;volume&quot;:&quot;271&quot;,&quot;author&quot;:[{&quot;family&quot;:&quot;Norris&quot;,&quot;given&quot;:&quot;D. Ryan&quot;},{&quot;family&quot;:&quot;Marra&quot;,&quot;given&quot;:&quot;Peter P.&quot;},{&quot;family&quot;:&quot;Kyser&quot;,&quot;given&quot;:&quot;T. Kurt&quot;},{&quot;family&quot;:&quot;Sherry&quot;,&quot;given&quot;:&quot;Thomas W.&quot;},{&quot;family&quot;:&quot;Ratcliffe&quot;,&quot;given&quot;:&quot;Laurene M.&quot;}],&quot;issued&quot;:{&quot;date-parts&quot;:[[&quot;2004&quot;,1,7]]}}},{&quot;id&quot;:3856,&quot;uris&quot;:[&quot;http://zotero.org/users/7057764/items/5GY7Q8JK&quot;],&quot;itemData&quot;:{&quot;id&quot;:3856,&quot;type&quot;:&quot;article-journal&quot;,&quot;abstract&quot;:&quot;The study of sexual selection has traditionally focused on events and behaviours immediately surrounding copulation. In this study, we examine whether carry-over effects from the non-breeding season can influence the process of sexual selection in a long-distance migratory bird, the American redstart (Setophaga ruticilla). Previous work on American redstarts demonstrated that overwintering in a high-quality habitat influences spring departure dates from the wintering grounds, advances arrival dates on the breeding grounds and increases apparent reproductive success. We show that the mixed-mating strategy of American redstarts compounds the benefits of overwintering in high-quality winter habitats. Males arriving to breed in Canada from high-quality winter habitats arrive earlier than males from poor-quality habitats, resulting in a lower probability of paternity loss, a higher probability of achieving polygyny and ultimately higher realized reproductive success. Such results suggest that the process of sexual selection may be influenced by events interacting throughout the annual cycle.&quot;,&quot;container-title&quot;:&quot;Proceedings of the Royal Society B: Biological Sciences&quot;,&quot;DOI&quot;:&quot;10.1098/rspb.2008.1452&quot;,&quot;issue&quot;:&quot;1662&quot;,&quot;note&quot;:&quot;publisher: Royal Society&quot;,&quot;page&quot;:&quot;1619-1626&quot;,&quot;source&quot;:&quot;royalsocietypublishing.org (Atypon)&quot;,&quot;title&quot;:&quot;Non-breeding season events influence sexual selection in a long-distance migratory bird&quot;,&quot;volume&quot;:&quot;276&quot;,&quot;author&quot;:[{&quot;family&quot;:&quot;Reudink&quot;,&quot;given&quot;:&quot;Matthew W&quot;},{&quot;family&quot;:&quot;Marra&quot;,&quot;given&quot;:&quot;Peter P&quot;},{&quot;family&quot;:&quot;Kyser&quot;,&quot;given&quot;:&quot;T. Kurt&quot;},{&quot;family&quot;:&quot;Boag&quot;,&quot;given&quot;:&quot;Peter T&quot;},{&quot;family&quot;:&quot;Langin&quot;,&quot;given&quot;:&quot;Kathryn M&quot;},{&quot;family&quot;:&quot;Ratcliffe&quot;,&quot;given&quot;:&quot;Laurene M&quot;}],&quot;issued&quot;:{&quot;date-parts&quot;:[[&quot;2009&quot;,1,20]]}}}],&quot;schema&quot;:&quot;https://github.com/citation-style-language/schema/raw/master/csl-citation.json&quot;} RNDDgHoMT9UmQ"/><text:span text:style-name="T118">. </text:span><text:span text:style-name="T120">Despite the importance of a year-round understanding</text:span><text:span text:style-name="T102">, most studies </text:span><text:span text:style-name="T100">historically </text:span><text:span text:style-name="T102">focus</text:span><text:span text:style-name="T100">ed</text:span><text:span text:style-name="T102"> on </text:span><text:span text:style-name="T100">a single</text:span><text:span text:style-name="T102"> season, usually the growing season </text:span><text:reference-mark-start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kQNNha9Osj"/><text:span text:style-name="T184">(Marra </text:span><text:span text:style-name="T172">et al.</text:span><text:span text:style-name="T173"> 2015)</text:span><text:reference-mark-end text:name="ZOTERO_ITEM CSL_CITATION {&quot;citationID&quot;:&quot;9qDsy3Tl&quot;,&quot;properties&quot;:{&quot;formattedCitation&quot;:&quot;(Marra {\\i{}et al.} 2015)&quot;,&quot;plainCitation&quot;:&quot;(Marra et al. 2015)&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schema&quot;:&quot;https://github.com/citation-style-language/schema/raw/master/csl-citation.json&quot;} RNDkQNNha9Osj"/><text:span text:style-name="T102">. </text:span></text:p>
      <text:p text:style-name="P3"/>
      <text:p text:style-name="P27"><text:soft-page-break/><text:span text:style-name="T97">As migratory birds change their ranges between seasons, so </text:span><text:span text:style-name="T105">do</text:span><text:span text:style-name="T97"> the level of protection and the threats they </text:span><text:span text:style-name="T98">experience</text:span><text:span text:style-name="T97">. </text:span><text:span text:style-name="T108">For example, many long-distance migrants in North America breed in </text:span><text:span text:style-name="T90">‘naturally protected’ Northern regions </text:span><text:span text:style-name="T91">where </text:span><text:span text:style-name="T92">the level</text:span><text:span text:style-name="T93"> of</text:span><text:span text:style-name="T92"> </text:span><text:span text:style-name="T93">most </text:span><text:span text:style-name="T110">threats, except climate change,</text:span><text:span text:style-name="T109"> </text:span><text:span text:style-name="T112">is</text:span><text:span text:style-name="T109"> </text:span><text:span text:style-name="T110">relatively</text:span><text:span text:style-name="T109"> low </text:span><text:reference-mark-start text:name="ZOTERO_ITEM CSL_CITATION {&quot;citationID&quot;:&quot;fsUHTyLj&quot;,&quot;properties&quot;:{&quot;formattedCitation&quot;:&quot;(Harfoot {\\i{}et al.} 2021)&quot;,&quot;plainCitation&quot;:&quot;(Harfoot et al. 2021)&quot;,&quot;noteIndex&quot;:0},&quot;citationItems&quot;:[{&quot;id&quot;:4320,&quot;uris&quot;:[&quot;http://zotero.org/users/7057764/items/GSTGSIJD&quot;],&quot;itemData&quot;:{&quot;id&quot;:4320,&quot;type&quot;:&quot;article-journal&quot;,&quot;abstract&quot;:&quot;The Anthropocene is characterized by unparalleled human impact on other species, potentially ushering in the sixth mass extinction. Yet mitigation efforts remain hampered by limited information on the spatial patterns and intensity of the threats driving global biodiversity loss. Here we use expert-derived information from the International Union for Conservation of Nature Red List on threats to 23,271 species, representing all terrestrial amphibians, birds and mammals, to generate global maps of the six major threats to these groups: agriculture, hunting and trapping, logging, pollution, invasive species, and climate change. Our results show that agriculture and logging are pervasive in the tropics and that hunting and trapping is the most geographically widespread threat to mammals and birds. Additionally, current representations of human pressure underestimate the overall pressure on biodiversity, due to the exclusion of threats such as hunting and climate change. Alarmingly, this is particularly the case in areas of the highest biodiversity importance.&quot;,&quot;container-title&quot;:&quot;Nature Ecology &amp; Evolution&quot;,&quot;DOI&quot;:&quot;10.1038/s41559-021-01542-9&quot;,&quot;ISSN&quot;:&quot;2397-334X&quot;,&quot;issue&quot;:&quot;11&quot;,&quot;journalAbbreviation&quot;:&quot;Nat Ecol Evol&quot;,&quot;language&quot;:&quot;en&quot;,&quot;license&quot;:&quot;2021 The Author(s)&quot;,&quot;note&quot;:&quot;publisher: Nature Publishing Group&quot;,&quot;page&quot;:&quot;1510-1519&quot;,&quot;source&quot;:&quot;www.nature.com&quot;,&quot;title&quot;:&quot;Using the IUCN Red List to map threats to terrestrial vertebrates at global scale&quot;,&quot;volume&quot;:&quot;5&quot;,&quot;author&quot;:[{&quot;family&quot;:&quot;Harfoot&quot;,&quot;given&quot;:&quot;Michael B. J.&quot;},{&quot;family&quot;:&quot;Johnston&quot;,&quot;given&quot;:&quot;Alison&quot;},{&quot;family&quot;:&quot;Balmford&quot;,&quot;given&quot;:&quot;Andrew&quot;},{&quot;family&quot;:&quot;Burgess&quot;,&quot;given&quot;:&quot;Neil D.&quot;},{&quot;family&quot;:&quot;Butchart&quot;,&quot;given&quot;:&quot;Stuart H. M.&quot;},{&quot;family&quot;:&quot;Dias&quot;,&quot;given&quot;:&quot;Maria P.&quot;},{&quot;family&quot;:&quot;Hazin&quot;,&quot;given&quot;:&quot;Carolina&quot;},{&quot;family&quot;:&quot;Hilton-Taylor&quot;,&quot;given&quot;:&quot;Craig&quot;},{&quot;family&quot;:&quot;Hoffmann&quot;,&quot;given&quot;:&quot;Michael&quot;},{&quot;family&quot;:&quot;Isaac&quot;,&quot;given&quot;:&quot;Nick J. B.&quot;},{&quot;family&quot;:&quot;Iversen&quot;,&quot;given&quot;:&quot;Lars L.&quot;},{&quot;family&quot;:&quot;Outhwaite&quot;,&quot;given&quot;:&quot;Charlotte L.&quot;},{&quot;family&quot;:&quot;Visconti&quot;,&quot;given&quot;:&quot;Piero&quot;},{&quot;family&quot;:&quot;Geldmann&quot;,&quot;given&quot;:&quot;Jonas&quot;}],&quot;issued&quot;:{&quot;date-parts&quot;:[[&quot;2021&quot;,11]]}}}],&quot;schema&quot;:&quot;https://github.com/citation-style-language/schema/raw/master/csl-citation.json&quot;} RNDhr3AKzfIIK"/><text:span text:style-name="T186">(Harfoot </text:span><text:span text:style-name="T172">et al.</text:span><text:span text:style-name="T173"> 2021)</text:span><text:reference-mark-end text:name="ZOTERO_ITEM CSL_CITATION {&quot;citationID&quot;:&quot;fsUHTyLj&quot;,&quot;properties&quot;:{&quot;formattedCitation&quot;:&quot;(Harfoot {\\i{}et al.} 2021)&quot;,&quot;plainCitation&quot;:&quot;(Harfoot et al. 2021)&quot;,&quot;noteIndex&quot;:0},&quot;citationItems&quot;:[{&quot;id&quot;:4320,&quot;uris&quot;:[&quot;http://zotero.org/users/7057764/items/GSTGSIJD&quot;],&quot;itemData&quot;:{&quot;id&quot;:4320,&quot;type&quot;:&quot;article-journal&quot;,&quot;abstract&quot;:&quot;The Anthropocene is characterized by unparalleled human impact on other species, potentially ushering in the sixth mass extinction. Yet mitigation efforts remain hampered by limited information on the spatial patterns and intensity of the threats driving global biodiversity loss. Here we use expert-derived information from the International Union for Conservation of Nature Red List on threats to 23,271 species, representing all terrestrial amphibians, birds and mammals, to generate global maps of the six major threats to these groups: agriculture, hunting and trapping, logging, pollution, invasive species, and climate change. Our results show that agriculture and logging are pervasive in the tropics and that hunting and trapping is the most geographically widespread threat to mammals and birds. Additionally, current representations of human pressure underestimate the overall pressure on biodiversity, due to the exclusion of threats such as hunting and climate change. Alarmingly, this is particularly the case in areas of the highest biodiversity importance.&quot;,&quot;container-title&quot;:&quot;Nature Ecology &amp; Evolution&quot;,&quot;DOI&quot;:&quot;10.1038/s41559-021-01542-9&quot;,&quot;ISSN&quot;:&quot;2397-334X&quot;,&quot;issue&quot;:&quot;11&quot;,&quot;journalAbbreviation&quot;:&quot;Nat Ecol Evol&quot;,&quot;language&quot;:&quot;en&quot;,&quot;license&quot;:&quot;2021 The Author(s)&quot;,&quot;note&quot;:&quot;publisher: Nature Publishing Group&quot;,&quot;page&quot;:&quot;1510-1519&quot;,&quot;source&quot;:&quot;www.nature.com&quot;,&quot;title&quot;:&quot;Using the IUCN Red List to map threats to terrestrial vertebrates at global scale&quot;,&quot;volume&quot;:&quot;5&quot;,&quot;author&quot;:[{&quot;family&quot;:&quot;Harfoot&quot;,&quot;given&quot;:&quot;Michael B. J.&quot;},{&quot;family&quot;:&quot;Johnston&quot;,&quot;given&quot;:&quot;Alison&quot;},{&quot;family&quot;:&quot;Balmford&quot;,&quot;given&quot;:&quot;Andrew&quot;},{&quot;family&quot;:&quot;Burgess&quot;,&quot;given&quot;:&quot;Neil D.&quot;},{&quot;family&quot;:&quot;Butchart&quot;,&quot;given&quot;:&quot;Stuart H. M.&quot;},{&quot;family&quot;:&quot;Dias&quot;,&quot;given&quot;:&quot;Maria P.&quot;},{&quot;family&quot;:&quot;Hazin&quot;,&quot;given&quot;:&quot;Carolina&quot;},{&quot;family&quot;:&quot;Hilton-Taylor&quot;,&quot;given&quot;:&quot;Craig&quot;},{&quot;family&quot;:&quot;Hoffmann&quot;,&quot;given&quot;:&quot;Michael&quot;},{&quot;family&quot;:&quot;Isaac&quot;,&quot;given&quot;:&quot;Nick J. B.&quot;},{&quot;family&quot;:&quot;Iversen&quot;,&quot;given&quot;:&quot;Lars L.&quot;},{&quot;family&quot;:&quot;Outhwaite&quot;,&quot;given&quot;:&quot;Charlotte L.&quot;},{&quot;family&quot;:&quot;Visconti&quot;,&quot;given&quot;:&quot;Piero&quot;},{&quot;family&quot;:&quot;Geldmann&quot;,&quot;given&quot;:&quot;Jonas&quot;}],&quot;issued&quot;:{&quot;date-parts&quot;:[[&quot;2021&quot;,11]]}}}],&quot;schema&quot;:&quot;https://github.com/citation-style-language/schema/raw/master/csl-citation.json&quot;} RNDhr3AKzfIIK"/><text:span text:style-name="T108">. During migration, they </text:span><text:span text:style-name="T87">interrupt their </text:span><text:span text:style-name="T88">travel </text:span><text:span text:style-name="T89">between breeding and wintering grounds and</text:span><text:span text:style-name="T88"> aggregate</text:span><text:span text:style-name="T87"> </text:span><text:span text:style-name="T88">in high density in stopover sites to rest and refuel</text:span><text:span text:style-name="T89"> </text:span><text:reference-mark-start text:name="ZOTERO_ITEM CSL_CITATION {&quot;citationID&quot;:&quot;v3G1rHnd&quot;,&quot;properties&quot;:{&quot;formattedCitation&quot;:&quot;(Schmaljohann {\\i{}et al.} 2022)&quot;,&quot;plainCitation&quot;:&quot;(Schmaljohann et al. 2022)&quot;,&quot;noteIndex&quot;:0},&quot;citationItems&quot;:[{&quot;id&quot;:3978,&quot;uris&quot;:[&quot;http://zotero.org/users/7057764/items/MBC69B8S&quot;],&quot;itemData&quot;:{&quot;id&quot;:3978,&quot;type&quot;:&quot;article-journal&quot;,&quot;abstract&quot;:&quot;Global movement patterns of migratory birds illustrate their fascinating physical and physiological abilities to cross continents and oceans. During their voyages, most birds land multiple times to make so-called ‘stopovers’. Our current knowledge on the functions of stopover is mainly based on the proximate study of departure decisions. However, such studies are insufficient to gauge fully the ecological and evolutionary functions of stopover. If we study how a focal trait, e.g. changes in energy stores, affects the decision to depart from a stopover without considering the trait(s) that actually caused the bird to land, e.g. unfavourable environmental conditions for flight, we misinterpret the function of the stopover. It is thus important to realise and acknowledge that stopovers have many different functions, and that not every migrant has the same (set of) reasons to stop-over. Additionally, we may obtain contradictory results because the significance of different traits to a migrant is context dependent. For instance, late spring migrants may be more prone to risk-taking and depart from a stopover with lower energy stores than early spring migrants. Thus, we neglect that departure decisions are subject to selection to minimise immediate (mortality risk) and/or delayed (low future reproductive output) fitness costs. To alleviate these issues, we first define stopover as an interruption of migratory endurance flight to minimise immediate and/or delayed fitness costs. Second, we review all probable functions of stopover, which include accumulating energy, various forms of physiological recovery and avoiding adverse environmental conditions for flight, and list potential other functions that are less well studied, such as minimising predation, recovery from physical exhaustion and spatiotemporal adjustments to migration. Third, derived from these aspects, we argue for a paradigm shift in stopover ecology research. This includes focusing on why an individual interrupts its migratory flight, which is more likely to identify the individual-specific function(s) of the stopover correctly than departure-decision studies. Moreover, we highlight that the selective forces acting on stopover decisions are context dependent and are expected to differ between, e.g. K−/r-selected species, the sexes and migration strategies. For example, all else being equal, r-selected species (low survival rate, high reproductive rate) should have a stronger urge to continue the migratory endurance flight or resume migration from a stopover because the potential increase in immediate fitness costs suffered from a flight is offset by the expected higher reproductive success in the subsequent breeding season. Finally, we propose to focus less on proximate mechanisms controlling landing and departure decisions, and more on ultimate mechanisms to identify the selective forces shaping stopover decisions. Our ideas are not limited to birds but can be applied to any migratory species. Our revised definition of stopover and the proposed paradigm shift has the potential to stimulate a fruitful discussion towards a better evolutionary ecological understanding of the functions of stopover. Furthermore, identifying the functions of stopover will support targeted measures to conserve and restore the functionality of stopover sites threatened by anthropogenic environmental changes. This is especially important for long-distance migrants, which currently are in alarming decline.&quot;,&quot;container-title&quot;:&quot;Biological Reviews&quot;,&quot;DOI&quot;:&quot;10.1111/brv.12839&quot;,&quot;ISSN&quot;:&quot;1469-185X&quot;,&quot;issue&quot;:&quot;4&quot;,&quot;language&quot;:&quot;en&quot;,&quot;license&quot;:&quot;© 2022 The Authors. Biological Reviews published by John Wiley &amp; Sons Ltd on behalf of Cambridge Philosophical Society.&quot;,&quot;note&quot;:&quot;_eprint: https://onlinelibrary.wiley.com/doi/pdf/10.1111/brv.12839&quot;,&quot;page&quot;:&quot;1231-1252&quot;,&quot;source&quot;:&quot;Wiley Online Library&quot;,&quot;title&quot;:&quot;Understanding the ecological and evolutionary function of stopover in migrating birds&quot;,&quot;volume&quot;:&quot;97&quot;,&quot;author&quot;:[{&quot;family&quot;:&quot;Schmaljohann&quot;,&quot;given&quot;:&quot;Heiko&quot;},{&quot;family&quot;:&quot;Eikenaar&quot;,&quot;given&quot;:&quot;Cas&quot;},{&quot;family&quot;:&quot;Sapir&quot;,&quot;given&quot;:&quot;Nir&quot;}],&quot;issued&quot;:{&quot;date-parts&quot;:[[&quot;2022&quot;]]}}}],&quot;schema&quot;:&quot;https://github.com/citation-style-language/schema/raw/master/csl-citation.json&quot;} RNDMrTTzoYdCz"/><text:span text:style-name="T179">(Schmaljohann </text:span><text:span text:style-name="T172">et al.</text:span><text:span text:style-name="T173"> 2022)</text:span><text:reference-mark-end text:name="ZOTERO_ITEM CSL_CITATION {&quot;citationID&quot;:&quot;v3G1rHnd&quot;,&quot;properties&quot;:{&quot;formattedCitation&quot;:&quot;(Schmaljohann {\\i{}et al.} 2022)&quot;,&quot;plainCitation&quot;:&quot;(Schmaljohann et al. 2022)&quot;,&quot;noteIndex&quot;:0},&quot;citationItems&quot;:[{&quot;id&quot;:3978,&quot;uris&quot;:[&quot;http://zotero.org/users/7057764/items/MBC69B8S&quot;],&quot;itemData&quot;:{&quot;id&quot;:3978,&quot;type&quot;:&quot;article-journal&quot;,&quot;abstract&quot;:&quot;Global movement patterns of migratory birds illustrate their fascinating physical and physiological abilities to cross continents and oceans. During their voyages, most birds land multiple times to make so-called ‘stopovers’. Our current knowledge on the functions of stopover is mainly based on the proximate study of departure decisions. However, such studies are insufficient to gauge fully the ecological and evolutionary functions of stopover. If we study how a focal trait, e.g. changes in energy stores, affects the decision to depart from a stopover without considering the trait(s) that actually caused the bird to land, e.g. unfavourable environmental conditions for flight, we misinterpret the function of the stopover. It is thus important to realise and acknowledge that stopovers have many different functions, and that not every migrant has the same (set of) reasons to stop-over. Additionally, we may obtain contradictory results because the significance of different traits to a migrant is context dependent. For instance, late spring migrants may be more prone to risk-taking and depart from a stopover with lower energy stores than early spring migrants. Thus, we neglect that departure decisions are subject to selection to minimise immediate (mortality risk) and/or delayed (low future reproductive output) fitness costs. To alleviate these issues, we first define stopover as an interruption of migratory endurance flight to minimise immediate and/or delayed fitness costs. Second, we review all probable functions of stopover, which include accumulating energy, various forms of physiological recovery and avoiding adverse environmental conditions for flight, and list potential other functions that are less well studied, such as minimising predation, recovery from physical exhaustion and spatiotemporal adjustments to migration. Third, derived from these aspects, we argue for a paradigm shift in stopover ecology research. This includes focusing on why an individual interrupts its migratory flight, which is more likely to identify the individual-specific function(s) of the stopover correctly than departure-decision studies. Moreover, we highlight that the selective forces acting on stopover decisions are context dependent and are expected to differ between, e.g. K−/r-selected species, the sexes and migration strategies. For example, all else being equal, r-selected species (low survival rate, high reproductive rate) should have a stronger urge to continue the migratory endurance flight or resume migration from a stopover because the potential increase in immediate fitness costs suffered from a flight is offset by the expected higher reproductive success in the subsequent breeding season. Finally, we propose to focus less on proximate mechanisms controlling landing and departure decisions, and more on ultimate mechanisms to identify the selective forces shaping stopover decisions. Our ideas are not limited to birds but can be applied to any migratory species. Our revised definition of stopover and the proposed paradigm shift has the potential to stimulate a fruitful discussion towards a better evolutionary ecological understanding of the functions of stopover. Furthermore, identifying the functions of stopover will support targeted measures to conserve and restore the functionality of stopover sites threatened by anthropogenic environmental changes. This is especially important for long-distance migrants, which currently are in alarming decline.&quot;,&quot;container-title&quot;:&quot;Biological Reviews&quot;,&quot;DOI&quot;:&quot;10.1111/brv.12839&quot;,&quot;ISSN&quot;:&quot;1469-185X&quot;,&quot;issue&quot;:&quot;4&quot;,&quot;language&quot;:&quot;en&quot;,&quot;license&quot;:&quot;© 2022 The Authors. Biological Reviews published by John Wiley &amp; Sons Ltd on behalf of Cambridge Philosophical Society.&quot;,&quot;note&quot;:&quot;_eprint: https://onlinelibrary.wiley.com/doi/pdf/10.1111/brv.12839&quot;,&quot;page&quot;:&quot;1231-1252&quot;,&quot;source&quot;:&quot;Wiley Online Library&quot;,&quot;title&quot;:&quot;Understanding the ecological and evolutionary function of stopover in migrating birds&quot;,&quot;volume&quot;:&quot;97&quot;,&quot;author&quot;:[{&quot;family&quot;:&quot;Schmaljohann&quot;,&quot;given&quot;:&quot;Heiko&quot;},{&quot;family&quot;:&quot;Eikenaar&quot;,&quot;given&quot;:&quot;Cas&quot;},{&quot;family&quot;:&quot;Sapir&quot;,&quot;given&quot;:&quot;Nir&quot;}],&quot;issued&quot;:{&quot;date-parts&quot;:[[&quot;2022&quot;]]}}}],&quot;schema&quot;:&quot;https://github.com/citation-style-language/schema/raw/master/csl-citation.json&quot;} RNDMrTTzoYdCz"/><text:span text:style-name="T89">.</text:span><text:span text:style-name="T108"> These </text:span><text:span text:style-name="T109">mid-latitude </text:span><text:span text:style-name="T108">stopover sites are </text:span><text:span text:style-name="T109">often</text:span><text:span text:style-name="T108"> </text:span><text:span text:style-name="T109">areas of higher human density </text:span><text:span text:style-name="T112">than</text:span><text:span text:style-name="T111"> their breeding grounds, </text:span><text:span text:style-name="T109">threatened by pollution, shipping, </text:span><text:span text:style-name="T110">and invasive predators </text:span><text:span text:style-name="T186">(Harfoot </text:span><text:span text:style-name="T191">et al.</text:span><text:span text:style-name="T187"> 2021)</text:span><text:span text:style-name="T110">.</text:span><text:span text:style-name="T108"> </text:span><text:span text:style-name="T111">Finally, many long-distance migrant</text:span><text:span text:style-name="T112">s</text:span><text:span text:style-name="T111"> will winter in tropical areas where the main threat is often </text:span><text:span text:style-name="T112">the </text:span><text:span text:style-name="T111">conversion of natural habitats for agriculture or logging </text:span><text:span text:style-name="T186">(Harfoot </text:span><text:span text:style-name="T192">et al.</text:span><text:span text:style-name="T188"> 2021)</text:span><text:span text:style-name="T111">. </text:span><text:span text:style-name="T112">Not are only long-distance migrants exposed to multiple stressors, but </text:span><text:span text:style-name="T97">migrating routes </text:span><text:span text:style-name="T112">are</text:span><text:span text:style-name="T97"> </text:span><text:span text:style-name="T99">often</text:span><text:span text:style-name="T97"> incompletely protected. </text:span><text:span text:style-name="T112">For example, </text:span><text:span text:style-name="T97">Runge et al. (2015) showed that globally, </text:span><text:span text:style-name="T223">only</text:span> 9% of 1451 migratory birds are adequately covered by protected areas across all stages of their annual cycle, <text:span text:style-name="T224">compared </text:span>with 45% <text:span text:style-name="T224">for</text:span> nonmigratory birds. <text:span text:style-name="T97">Yet, the importance of adequate protection of the entire migratory network has been demonstrated and proposed as key </text:span><text:span text:style-name="T99">in</text:span><text:span text:style-name="T97"> slow</text:span><text:span text:style-name="T99">ing</text:span><text:span text:style-name="T97"> down the decline of migratory species </text:span><text:reference-mark-start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7rpT5XcRrx"/><text:span text:style-name="T181">(Marra </text:span><text:span text:style-name="T172">et al.</text:span><text:span text:style-name="T173"> 2015; Runge </text:span><text:span text:style-name="T172">et al.</text:span><text:span text:style-name="T173"> 2015; Wilcove &amp; Wikelski 2008; Xu </text:span><text:span text:style-name="T172">et al.</text:span><text:span text:style-name="T173"> 2020; Zhang </text:span><text:span text:style-name="T172">et al.</text:span><text:span text:style-name="T173"> 2023)</text:span><text:reference-mark-end text:name="ZOTERO_ITEM CSL_CITATION {&quot;citationID&quot;:&quot;HSlwxxON&quot;,&quot;properties&quot;:{&quot;formattedCitation&quot;:&quot;(Marra {\\i{}et al.} 2015; Runge {\\i{}et al.} 2015; Wilcove &amp; Wikelski 2008; Xu {\\i{}et al.} 2020; Zhang {\\i{}et al.} 2023)&quot;,&quot;plainCitation&quot;:&quot;(Marra et al. 2015; Runge et al. 2015; Wilcove &amp; Wikelski 2008; Xu et al. 2020; Zhang et al. 2023)&quot;,&quot;noteIndex&quot;:0},&quot;citationItems&quot;:[{&quot;id&quot;:3406,&quot;uris&quot;:[&quot;http://zotero.org/users/7057764/items/9G2I5CVC&quot;],&quot;itemData&quot;:{&quot;id&quot;:3406,&quot;type&quot;:&quot;article-journal&quot;,&quot;abstract&quot;:&quot;For vertebrates, annual cycles are organized into a series of breeding and non-breeding periods that vary in duration and location but are inextricably linked biologically. Here, we show that our understanding of the fundamental ecology of four vertebrate classes has been limited by a severe breeding season research bias and that studies of individual and population-level responses to natural and anthropogenic change would benefit from a full annual cycle perspective. Recent emergence of new analytical and technological tools for studying individual and population-level animal movement could help reverse this bias. To improve understanding of species biology and reverse the population declines of many vertebrate species, a concerted effort to move beyond single season research is vital.&quot;,&quot;container-title&quot;:&quot;Biology Letters&quot;,&quot;DOI&quot;:&quot;10.1098/rsbl.2015.0552&quot;,&quot;issue&quot;:&quot;8&quot;,&quot;note&quot;:&quot;publisher: Royal Society&quot;,&quot;page&quot;:&quot;20150552&quot;,&quot;source&quot;:&quot;royalsocietypublishing.org (Atypon)&quot;,&quot;title&quot;:&quot;A call for full annual cycle research in animal ecology&quot;,&quot;volume&quot;:&quot;11&quot;,&quot;author&quot;:[{&quot;family&quot;:&quot;Marra&quot;,&quot;given&quot;:&quot;Peter P.&quot;},{&quot;family&quot;:&quot;Cohen&quot;,&quot;given&quot;:&quot;Emily B.&quot;},{&quot;family&quot;:&quot;Loss&quot;,&quot;given&quot;:&quot;Scott R.&quot;},{&quot;family&quot;:&quot;Rutter&quot;,&quot;given&quot;:&quot;Jordan E.&quot;},{&quot;family&quot;:&quot;Tonra&quot;,&quot;given&quot;:&quot;Christopher M.&quot;}],&quot;issued&quot;:{&quot;date-parts&quot;:[[&quot;2015&quot;,8]]}}},{&quot;id&quot;:3861,&quot;uris&quot;:[&quot;http://zotero.org/users/7057764/items/LCYITLRR&quot;],&quot;itemData&quot;:{&quot;id&quot;:3861,&quot;type&quot;:&quot;article-journal&quot;,&quot;abstract&quot;:&quot;Migratory species depend on a suite of interconnected sites. Threats to unprotected links in these chains of sites are driving rapid population declines of migrants around the world, yet the extent to which different parts of the annual cycle are protected remains unknown. We show that just 9% of 1451 migratory birds are adequately covered by protected areas across all stages of their annual cycle, in comparison with 45% of nonmigratory birds. This discrepancy is driven by protected area placement that does not cover the full annual cycle of migratory species, indicating that global efforts toward coordinated conservation planning for migrants are yet to bear fruit. Better-targeted investment and enhanced coordination among countries are needed to conserve migratory species throughout their migratory cycle.&quot;,&quot;container-title&quot;:&quot;Science&quot;,&quot;DOI&quot;:&quot;10.1126/science.aac9180&quot;,&quot;issue&quot;:&quot;6265&quot;,&quot;note&quot;:&quot;publisher: American Association for the Advancement of Science&quot;,&quot;page&quot;:&quot;1255-1258&quot;,&quot;source&quot;:&quot;science.org (Atypon)&quot;,&quot;title&quot;:&quot;Protected areas and global conservation of migratory birds&quot;,&quot;volume&quot;:&quot;350&quot;,&quot;author&quot;:[{&quot;family&quot;:&quot;Runge&quot;,&quot;given&quot;:&quot;Claire A.&quot;},{&quot;family&quot;:&quot;Watson&quot;,&quot;given&quot;:&quot;James E. M.&quot;},{&quot;family&quot;:&quot;Butchart&quot;,&quot;given&quot;:&quot;Stuart H. M.&quot;},{&quot;family&quot;:&quot;Hanson&quot;,&quot;given&quot;:&quot;Jeffrey O.&quot;},{&quot;family&quot;:&quot;Possingham&quot;,&quot;given&quot;:&quot;Hugh P.&quot;},{&quot;family&quot;:&quot;Fuller&quot;,&quot;given&quot;:&quot;Richard A.&quot;}],&quot;issued&quot;:{&quot;date-parts&quot;:[[&quot;2015&quot;,12,4]]}}},{&quot;id&quot;:3846,&quot;uris&quot;:[&quot;http://zotero.org/users/7057764/items/7DXI54Y2&quot;],&quot;itemData&quot;:{&quot;id&quot;:3846,&quot;type&quot;:&quot;article-journal&quot;,&quot;abstract&quot;:&quot;Many of the world's migratory animals are in decline. This essay explores the unique scientific and political challenges of protecting migratory species while they are still common.&quot;,&quot;container-title&quot;:&quot;PLOS Biology&quot;,&quot;DOI&quot;:&quot;10.1371/journal.pbio.0060188&quot;,&quot;ISSN&quot;:&quot;1545-7885&quot;,&quot;issue&quot;:&quot;7&quot;,&quot;journalAbbreviation&quot;:&quot;PLOS Biology&quot;,&quot;language&quot;:&quot;en&quot;,&quot;note&quot;:&quot;publisher: Public Library of Science&quot;,&quot;page&quot;:&quot;e188&quot;,&quot;source&quot;:&quot;PLoS Journals&quot;,&quot;title&quot;:&quot;Going, Going, Gone: Is Animal Migration Disappearing&quot;,&quot;title-short&quot;:&quot;Going, Going, Gone&quot;,&quot;volume&quot;:&quot;6&quot;,&quot;author&quot;:[{&quot;family&quot;:&quot;Wilcove&quot;,&quot;given&quot;:&quot;David S.&quot;},{&quot;family&quot;:&quot;Wikelski&quot;,&quot;given&quot;:&quot;Martin&quot;}],&quot;issued&quot;:{&quot;date-parts&quot;:[[&quot;2008&quot;,7,29]]}}},{&quot;id&quot;:3858,&quot;uris&quot;:[&quot;http://zotero.org/users/7057764/items/8AYUZBDG&quot;],&quot;itemData&quot;:{&quot;id&quot;:3858,&quot;type&quot;:&quot;article-journal&quot;,&quot;abstract&quot;:&quot;Habitat loss can trigger migration network collapse by isolating migratory bird breeding grounds from nonbreeding grounds. Theoretically, habitat loss can have vastly different impacts depending on the site's importance within the migratory corridor. However, migration-network connectivity and the impacts of site loss are not completely understood. We used GPS tracking data on 4 bird species in the Asian flyways to construct migration networks and proposed a framework for assessing network connectivity for migratory species. We used a node-removal process to identify stopover sites with the highest impact on connectivity. In general, migration networks with fewer stopover sites were more vulnerable to habitat loss. Node removal in order from the highest to lowest degree of habitat loss yielded an increase of network resistance similar to random removal. In contrast, resistance increased more rapidly when removing nodes in order from the highest to lowest betweenness value (quantified by the number of shortest paths passing through the specific node). We quantified the risk of migration network collapse and identified crucial sites by first selecting sites with large contributions to network connectivity and then identifying which of those sites were likely to be removed from the network (i.e., sites with habitat loss). Among these crucial sites, 42% were not designated as protected areas. Setting priorities for site protection should account for a site's position in the migration network, rather than only site-specific characteristics. Our framework for assessing migration-network connectivity enables site prioritization for conservation of migratory species.&quot;,&quot;container-title&quot;:&quot;Conservation Biology&quot;,&quot;DOI&quot;:&quot;10.1111/cobi.13383&quot;,&quot;ISSN&quot;:&quot;1523-1739&quot;,&quot;issue&quot;:&quot;2&quot;,&quot;language&quot;:&quot;en&quot;,&quot;license&quot;:&quot;© 2019 The Authors. Conservation Biology published by Wiley Periodicals, Inc. on behalf of Society for Conservation Biology&quot;,&quot;note&quot;:&quot;_eprint: https://onlinelibrary.wiley.com/doi/pdf/10.1111/cobi.13383&quot;,&quot;page&quot;:&quot;416-426&quot;,&quot;source&quot;:&quot;Wiley Online Library&quot;,&quot;title&quot;:&quot;A network approach to prioritize conservation efforts for migratory birds&quot;,&quot;volume&quot;:&quot;34&quot;,&quot;author&quot;:[{&quot;family&quot;:&quot;Xu&quot;,&quot;given&quot;:&quot;Yanjie&quot;},{&quot;family&quot;:&quot;Si&quot;,&quot;given&quot;:&quot;Yali&quot;},{&quot;family&quot;:&quot;Takekawa&quot;,&quot;given&quot;:&quot;John&quot;},{&quot;family&quot;:&quot;Liu&quot;,&quot;given&quot;:&quot;Qiang&quot;},{&quot;family&quot;:&quot;Prins&quot;,&quot;given&quot;:&quot;Herbert H. T.&quot;},{&quot;family&quot;:&quot;Yin&quot;,&quot;given&quot;:&quot;Shenglai&quot;},{&quot;family&quot;:&quot;Prosser&quot;,&quot;given&quot;:&quot;Diann J.&quot;},{&quot;family&quot;:&quot;Gong&quot;,&quot;given&quot;:&quot;Peng&quot;},{&quot;family&quot;:&quot;Boer&quot;,&quot;given&quot;:&quot;Willem F.&quot;,&quot;non-dropping-particle&quot;:&quot;de&quot;}],&quot;issued&quot;:{&quot;date-parts&quot;:[[&quot;2020&quot;]]}}},{&quot;id&quot;:3867,&quot;uris&quot;:[&quot;http://zotero.org/users/7057764/items/X7Z3NKLR&quot;],&quot;itemData&quot;:{&quot;id&quot;:3867,&quot;type&quot;:&quot;article-journal&quot;,&quot;abstract&quot;:&quot;Halting and reversing biodiversity loss is a grand challenge in the Anthropocene, which suggests an urgent need to effectively protect key areas that support species sustainability. However, large knowledge gaps exist in determining those key areas for migratory species and the extent to which they are protected, albeit with the essential and indispensable functions that migratory species perform in biodiversity conservation. Here, we used over 390 million community-contributed bird observations to derive order-speciﬁc, spatially explicit estimates of annual migration networks for 26 bird orders across the world. We found that 35% of the overall 343 important sites that strongly connect the migration network across the annual cycle of global migratory birds are uncovered by protected areas. This leads to nearly 87% of 1,862 migratory bird species being at risk. Migratory species beneﬁt more from considering various levels of site importance to safeguard network integrity, with conservation efforts across countries.&quot;,&quot;container-title&quot;:&quot;One Earth&quot;,&quot;DOI&quot;:&quot;10.1016/j.oneear.2023.08.017&quot;,&quot;ISSN&quot;:&quot;25903322&quot;,&quot;issue&quot;:&quot;10&quot;,&quot;journalAbbreviation&quot;:&quot;One Earth&quot;,&quot;language&quot;:&quot;en&quot;,&quot;page&quot;:&quot;1340-1349&quot;,&quot;source&quot;:&quot;DOI.org (Crossref)&quot;,&quot;title&quot;:&quot;Prioritizing global conservation of migratory birds over their migration network&quot;,&quot;volume&quot;:&quot;6&quot;,&quot;author&quot;:[{&quot;family&quot;:&quot;Zhang&quot;,&quot;given&quot;:&quot;Wenyuan&quot;},{&quot;family&quot;:&quot;Wei&quot;,&quot;given&quot;:&quot;Jie&quot;},{&quot;family&quot;:&quot;Xu&quot;,&quot;given&quot;:&quot;Yanjie&quot;}],&quot;issued&quot;:{&quot;date-parts&quot;:[[&quot;2023&quot;,10]]}}}],&quot;schema&quot;:&quot;https://github.com/citation-style-language/schema/raw/master/csl-citation.json&quot;} RND7rpT5XcRrx"/><text:span text:style-name="T97">. </text:span><text:span text:style-name="T241">Therefore, c</text:span><text:span text:style-name="T215">onservation </text:span><text:span text:style-name="T241">outcomes depend on </text:span><text:span text:style-name="T215">a deeper understanding of the level of protection and threats among bird species and how they are associated with the observed trends in abundance.</text:span></text:p>
      <text:p text:style-name="P7"/>
      <text:p text:style-name="P23">In my thesis, seasonality is <text:span text:style-name="T246">central</text:span> <text:span text:style-name="T246">to</text:span> Chapter 3, <text:span text:style-name="T246">where I ask how traits influence the seasonal movements of birds in geographic and climatic spaces, and Chapter 4, where I </text:span>investigate the impact of human activities and the level of protection during different seasons on species trends. By examining these <text:span text:style-name="T232">temporal</text:span> dynamics, I aim to provide a deeper understanding of how <text:soft-page-break/><text:span text:style-name="T232">seasonality influence</text:span><text:span text:style-name="T245">s</text:span><text:span text:style-name="T232"> </text:span><text:span text:style-name="T243">the </text:span><text:span text:style-name="T232">niche </text:span><text:span text:style-name="T246">and biogeography </text:span><text:span text:style-name="T241">of </text:span><text:span text:style-name="T232">migratory species and highlight the importance of considering the full annual cycle of species in maintaining diversity</text:span>.</text:p>
      <text:h text:style-name="P34" text:outline-level="2"/>
      <text:h text:style-name="P33" text:outline-level="2"><text:bookmark-start text:name="__RefHeading___Toc138722_3552101809"/>Objectives<text:bookmark-end text:name="__RefHeading___Toc138722_3552101809"/></text:h>
      <text:p text:style-name="P7"><text:span text:style-name="T234">T</text:span><text:span text:style-name="T233">he overarching objective of </text:span><text:span text:style-name="T236">my</text:span><text:span text:style-name="T233"> thesis is to uncover generalities regarding how species traits </text:span><text:span text:style-name="T235">explain</text:span> ecological processes <text:span text:style-name="T238">like predator-prey interactions and seasonal movements among terrestrial vertebrates</text:span><text:span text:style-name="T233">. </text:span><text:span text:style-name="T235">T</text:span><text:span text:style-name="T233">his research aims to </text:span><text:span text:style-name="T235">better understand</text:span><text:span text:style-name="T233"> fundamental principles governing </text:span><text:span text:style-name="T235">the</text:span><text:span text:style-name="T233"> </text:span><text:span text:style-name="T235">biogeography of food webs and the seasonal rearrangement of species and traits</text:span><text:span text:style-name="T233">. The central </text:span><text:span text:style-name="T80">hypothesis guiding this work is that species traits play a critical role in shaping ecological niches, ultimately influencing the distribution, abundance, and persistence of species.</text:span></text:p>
      <text:p text:style-name="P19"/>
      <text:p text:style-name="P18"><text:span text:style-name="T236">Each chapter of this thesis contributes to a deeper understanding of the relationships between species traits and ecological </text:span><text:span text:style-name="T235">processes</text:span><text:span text:style-name="T236">. </text:span><text:span text:style-name="T237">S</text:span><text:span text:style-name="T197">pecifically, I expect that predator-prey interactions </text:span><text:span text:style-name="T198">among terrestrial vertebrates </text:span><text:span text:style-name="T197">are explained by traits (Ch</text:span><text:span text:style-name="T198">apter </text:span><text:span text:style-name="T197">1) and that this relationship is strong </text:span><text:span text:style-name="T198">and general </text:span><text:span text:style-name="T197">enough to be used to extrapolate to other ecosystems (Ch</text:span><text:span text:style-name="T198">apter</text:span><text:span text:style-name="T197"> 2). I expect that bird traits </text:span><text:span text:style-name="T198">(</text:span><text:span text:style-name="T197">e.g., </text:span><text:span text:style-name="T198">body mass, hand-wing index, and diet)</text:span><text:span text:style-name="T197"> explain some aspects of migratory behavio</text:span><text:span text:style-name="T198">u</text:span><text:span text:style-name="T197">r influenc</text:span><text:span text:style-name="T198">ing</text:span><text:span text:style-name="T197"> seasonal </text:span><text:span text:style-name="T198">distributions</text:span><text:span text:style-name="T197"> </text:span><text:span text:style-name="T198">of species and traits </text:span><text:span text:style-name="T197">(Ch</text:span><text:span text:style-name="T198">apter</text:span><text:span text:style-name="T197"> 3). </text:span><text:span text:style-name="T198">Finally,</text:span><text:span text:style-name="T197"> I expect similar traits to be useful for not only explaining large-scale migratory patterns but also why bird populations are declining </text:span><text:span text:style-name="T198">(Chapter 4)</text:span><text:span text:style-name="T197">. </text:span></text:p>
      <text:p text:style-name="P25"/>
      <text:p text:style-name="P7">By integrating concepts of ecological niche, species traits, biogeography, trophic interactions, and seasonality, this thesis seeks to advance our knowledge of <text:span text:style-name="T239">the </text:span><text:span text:style-name="T125">mechanisms shaping </text:span><text:soft-page-break/><text:span text:style-name="T125">ecological communities, </text:span><text:span text:style-name="T132">provide tools to fill knowledge gaps on species interactions,</text:span> and inform conservation efforts in <text:span text:style-name="T245">the</text:span><text:span text:style-name="T238"> context of changing seasonal dynamics</text:span>.</text:p>
      <text:h text:style-name="P36" text:outline-level="2"><text:bookmark-start text:name="__RefHeading___Toc138724_3552101809"/><text:span text:style-name="T229">Literature cited</text:span><text:bookmark-end text:name="__RefHeading___Toc138724_3552101809"/></text:h>
      <text:section text:style-name="Sect1" text:name="ZOTERO_BIBL {&quot;uncited&quot;:[],&quot;omitted&quot;:[],&quot;custom&quot;:[]} CSL_BIBLIOGRAPHY RNDPrPLcORDJW">
        <text:p text:style-name="Bibliography_20_1">Allesina, S. &amp; Tang, S. (2015). The stability–complexity relationship at age 40: a random matrix perspective. <text:span text:style-name="T216">Population Ecology</text:span>, 57, 63–75.</text:p>
        <text:p text:style-name="Bibliography_20_1">Araújo, M.B. &amp; Guisan, A. (2006). Five (or so) challenges for species distribution modelling. <text:span text:style-name="T216">J Biogeography</text:span>, 33, 1677–1688.</text:p>
        <text:p text:style-name="Bibliography_20_1">Araújo, M.B. &amp; Rozenfeld, A. (2014). The geographic scaling of biotic interactions. <text:span text:style-name="T216">Ecography</text:span>, 37, 406–415.</text:p>
        <text:p text:style-name="Bibliography_20_1">Bairlein, F. (2016). Migratory birds under threat. <text:span text:style-name="T216">Science</text:span>, 354, 547–548.</text:p>
        <text:p text:style-name="Bibliography_20_1">Baiser, B., Gotelli, N.J., Buckley, H.L., Miller, T.E. &amp; Ellison, A.M. (2012). Geographic variation in network structure of a nearctic aquatic food web: Network structure in an aquatic food web. <text:span text:style-name="T216">Global Ecology and Biogeography</text:span>, 21, 579–591.</text:p>
        <text:p text:style-name="Bibliography_20_1">Baiser, B., Gravel, D., Cirtwill, A.R., Dunne, J.A., Fahimipour, A.K., Gilarranz, L.J., <text:span text:style-name="T216">et al.</text:span> (2019). Ecogeographical rules and the macroecology of food webs. <text:span text:style-name="T216">Global Ecology and Biogeography</text:span>, 28, 1204–1218.</text:p>
        <text:p text:style-name="Bibliography_20_1">Bartomeus, I., Gravel, D., Tylianakis, J.M., Aizen, M.A., Dickie, I.A. &amp; Bernard‐Verdier, M. (2016). A common framework for identifying linkage rules across different types of interactions. <text:span text:style-name="T216">Functional Ecology</text:span>, 30, 1894–1903.</text:p>
        <text:p text:style-name="Bibliography_20_1">Bell, G. (2000). The Distribution of Abundance in Neutral Communities. <text:span text:style-name="T216">The American Naturalist</text:span>, 155, 606–617.</text:p>
        <text:p text:style-name="Bibliography_20_1">Bell, G. (2001). Neutral Macroecology. <text:span text:style-name="T216">Science</text:span>, 293, 2413–2418.</text:p>
        <text:p text:style-name="Bibliography_20_1">Belmaker, J., Zarnetske, P., Tuanmu, M.-N., Zonneveld, S., Record, S., Strecker, A., <text:span text:style-name="T216">et al.</text:span> (2015). Empirical evidence for the scale dependence of biotic interactions. <text:span text:style-name="T216">Global Ecology and Biogeography</text:span>, 24, 750–761.</text:p>
        <text:p text:style-name="Bibliography_20_1">Bergmann, C. (1848). <text:span text:style-name="T216">Über die Verhältnisse der Wärmeökonomie der Thiere zu ihrer Grösse</text:span>. Vandenhoeck und Ruprecht.</text:p>
        <text:p text:style-name="Bibliography_20_1">Blackburn, T.M., Gaston, K.J. &amp; Loder, N. (1999). Geographic gradients in body size: a clarification of Bergmann’s rule. <text:span text:style-name="T216">Diversity and Distributions</text:span>, 5, 165–174.</text:p>
        <text:p text:style-name="Bibliography_20_1">Blanchet, F.G., Cazelles, K. &amp; Gravel, D. (2020). Co-occurrence is not evidence of ecological interactions. <text:span text:style-name="T216">Ecology Letters</text:span>, 23, 1050–1063.</text:p>
        <text:p text:style-name="Bibliography_20_1">Booth, T.H., Nix, H.A., Hutchinson, M.F. &amp; Jovanic, T. (1988). Niche analysis and tree species introduction. <text:span text:style-name="T216">Forest Ecology and Management</text:span>, 23, 47–59.</text:p>
        <text:p text:style-name="Bibliography_20_1">Brousseau, P.-M., Gravel, D. &amp; Handa, I.T. (2018). Trait matching and phylogeny as predictors of predator–prey interactions involving ground beetles. <text:span text:style-name="T216">Functional Ecology</text:span>, 32, 192–202.</text:p>
        <text:p text:style-name="Bibliography_20_1">Cameron, E.K., Sundqvist, M.K., Keith, S.A., CaraDonna, P.J., Mousing, E.A., Nilsson, K.A., <text:span text:style-name="T216">et al.</text:span> (2019). Uneven global distribution of food web studies under climate change. <text:span text:style-name="T216">Ecosphere</text:span>, 10, e02645.</text:p>
        <text:p text:style-name="Bibliography_20_1">Canard, E., Mouquet, N., Marescot, L., Gaston, K.J., Gravel, D. &amp; Mouillot, D. (2012). Emergence of Structural Patterns in Neutral Trophic Networks. <text:span text:style-name="T216">PLOS ONE</text:span>, 7, e38295.</text:p>
        <text:p text:style-name="Bibliography_20_1">Canard, E.F., Mouquet, N., Mouillot, D., Stanko, M., Miklisova, D. &amp; Gravel, D. (2014). Empirical Evaluation of Neutral Interactions in Host-Parasite Networks. <text:span text:style-name="T216">The American Naturalist</text:span>, 183, 468–479.</text:p>
        <text:p text:style-name="Bibliography_20_1">Chacoff, N.P., Vázquez, D.P., Lomáscolo, S.B., Stevani, E.L., Dorado, J. &amp; Padrón, B. (2012). Evaluating sampling completeness in a desert plant–pollinator network. <text:span text:style-name="T216">Journal of Animal Ecology</text:span>, 81, 190–200.</text:p>
        <text:p text:style-name="Bibliography_20_1">Chase, J.M. &amp; Leibold, M.A. (2003). <text:span text:style-name="T216">Ecological Niches: Linking Classical and Contemporary Approaches</text:span>. University of Chicago Press.</text:p>
        <text:p text:style-name="Bibliography_20_1"><text:soft-page-break/>Chesson, P. (2000). Mechanisms of Maintenance of Species Diversity. <text:span text:style-name="T216">Annual Review of Ecology and Systematics</text:span>, 31, 343–366.</text:p>
        <text:p text:style-name="Bibliography_20_1">Cirtwill, A.R., Dalla Riva, G.V., Gaiarsa, M.P., Bimler, M.D., Cagua, E.F., Coux, C., <text:span text:style-name="T216">et al.</text:span> (2018). A review of species role concepts in food webs. <text:span text:style-name="T216">Food Webs</text:span>, 16, e00093.</text:p>
        <text:p text:style-name="Bibliography_20_1">Cohen, J. &amp; Jetz, W. (2022). <text:span text:style-name="T216">Diverse strategies for tracking seasonal environmental niches at hemispheric scale</text:span> (preprint). Ecology.</text:p>
        <text:p text:style-name="Bibliography_20_1">Delmas, E., Besson, M., Brice, M.-H., Burkle, L.A., Riva, G.V.D., Fortin, M.-J., <text:span text:style-name="T216">et al.</text:span> (2019). Analysing ecological networks of species interactions. <text:span text:style-name="T216">Biological Reviews</text:span>, 94, 16–36.</text:p>
        <text:p text:style-name="Bibliography_20_1">Eklöf, A. &amp; Ebenman, B. (2006). Species loss and secondary extinctions in simple and complex model communities. <text:span text:style-name="T216">Journal of Animal Ecology</text:span>, 75, 239–246.</text:p>
        <text:p text:style-name="Bibliography_20_1">Elith, J. &amp; Leathwick, J.R. (2009). Species Distribution Models: Ecological Explanation and Prediction Across Space and Time. <text:span text:style-name="T216">Annual Review of Ecology, Evolution, and Systematics</text:span>, 40, 677–697.</text:p>
        <text:p text:style-name="Bibliography_20_1">Elton, C.S. (1927). <text:span text:style-name="T216">Animal ecology</text:span>. Macmillan Co., New York.</text:p>
        <text:p text:style-name="Bibliography_20_1">Engler, R. &amp; Guisan, A. (2009). MigClim: Predicting plant distribution and dispersal in a changing climate. <text:span text:style-name="T216">Diversity and Distributions</text:span>, 15, 590–601.</text:p>
        <text:p text:style-name="Bibliography_20_1">Funk, J.L., Larson, J.E., Ames, G.M., Butterfield, B.J., Cavender-Bares, J., Firn, J., <text:span text:style-name="T216">et al.</text:span> (2017). Revisiting the Holy Grail: using plant functional traits to understand ecological processes. <text:span text:style-name="T216">Biological Reviews</text:span>, 92, 1156–1173.</text:p>
        <text:p text:style-name="Bibliography_20_1">Galiana, N., Barros, C., Braga, J., Ficetola, G.F., Maiorano, L., Thuiller, W., <text:span text:style-name="T216">et al.</text:span> (2021). The spatial scaling of food web structure across European biogeographical regions. <text:span text:style-name="T216">Ecography</text:span>, 44, 653–664.</text:p>
        <text:p text:style-name="Bibliography_20_1">Galiana, N., Lurgi, M., Claramunt-López, B., Fortin, M.-J., Leroux, S., Cazelles, K., <text:span text:style-name="T216">et al.</text:span> (2018). The spatial scaling of species interaction networks. <text:span text:style-name="T216">Nat Ecol Evol</text:span>, 2, 782–790.</text:p>
        <text:p text:style-name="Bibliography_20_1">Gause, G.F. (1934). Experimental Analysis of Vito Volterra’s Mathematical Theory of the Struggle for Existence. <text:span text:style-name="T216">Science</text:span>, 79, 16–17.</text:p>
        <text:p text:style-name="Bibliography_20_1">Gill, F.B. (2007). <text:span text:style-name="T216">Ornithology</text:span>. 3rd ed. W.H. Freeman, New York.</text:p>
        <text:p text:style-name="Bibliography_20_1">Godsoe, W., Jankowski, J., Holt, R.D. &amp; Gravel, D. (2017). Integrating Biogeography with Contemporary Niche Theory. <text:span text:style-name="T216">Trends in Ecology &amp; Evolution</text:span>, 32, 488–499.</text:p>
        <text:p text:style-name="Bibliography_20_1">Gómez, C., Tenorio, E.A., Montoya, P. &amp; Cadena, C.D. (2016). Niche-tracking migrants and niche-switching residents: evolution of climatic niches in New World warblers (Parulidae). <text:span text:style-name="T216">Proceedings of the Royal Society B: Biological Sciences</text:span>, 283, 20152458.</text:p>
        <text:p text:style-name="Bibliography_20_1">Gómez, J.M., Verdú, M. &amp; Perfectti, F. (2010). Ecological interactions are evolutionarily conserved across the entire tree of life. <text:span text:style-name="T216">Nature</text:span>, 465, 918–921.</text:p>
        <text:p text:style-name="Bibliography_20_1">Gounand, I., Harvey, E., Little, C.J. &amp; Altermatt, F. (2018). Meta-Ecosystems 2.0: Rooting the Theory into the Field. <text:span text:style-name="T216">Trends in Ecology &amp; Evolution</text:span>, 33, 36–46.</text:p>
        <text:p text:style-name="Bibliography_20_1">Gravel, D., Baiser, B., Dunne, J.A., Kopelke, J.-P., Martinez, N.D., Nyman, T., <text:span text:style-name="T216">et al.</text:span> (2019). Bringing Elton and Grinnell together: a quantitative framework to represent the biogeography of ecological interaction networks. <text:span text:style-name="T216">Ecography</text:span>, 42, 401–415.</text:p>
        <text:p text:style-name="Bibliography_20_1">Gravel, D., Canham, C.D., Beaudet, M. &amp; Messier, C. (2006). Reconciling niche and neutrality: the continuum hypothesis. <text:span text:style-name="T216">Ecology Letters</text:span>, 9, 399–409.</text:p>
        <text:p text:style-name="Bibliography_20_1">Gravel, D., Massol, F., Canard, E., Mouillot, D. &amp; Mouquet, N. (2011). Trophic theory of island biogeography. <text:span text:style-name="T216">Ecology Letters</text:span>, 14, 1010–1016.</text:p>
        <text:p text:style-name="Bibliography_20_1">Gravel, D., Poisot, T., Albouy, C., Velez, L. &amp; Mouillot, D. (2013). Inferring food web structure from predator-prey body size relationships. <text:span text:style-name="T216">Methods Ecol Evol</text:span>, 4, 1083–1090.</text:p>
        <text:p text:style-name="Bibliography_20_1"><text:soft-page-break/>Griffin-Nolan, R.J., Bushey, J.A., Carroll, C.J.W., Challis, A., Chieppa, J., Garbowski, M., <text:span text:style-name="T216">et al.</text:span> (2018). Trait selection and community weighting are key to understanding ecosystem responses to changing precipitation regimes. <text:span text:style-name="T216">Functional Ecology</text:span>, 32, 1746–1756.</text:p>
        <text:p text:style-name="Bibliography_20_1">Grilli, J., Adorisio, M., Suweis, S., Barabás, G., Banavar, J.R., Allesina, S., <text:span text:style-name="T216">et al.</text:span> (2017). Feasibility and coexistence of large ecological communities. <text:span text:style-name="T216">Nat Commun</text:span>, 8, 14389.</text:p>
        <text:p text:style-name="Bibliography_20_1">Grinnell, J. (1917). The Niche-Relationships of the California Thrasher. <text:span text:style-name="T216">The Auk</text:span>, 34, 427–433.</text:p>
        <text:p text:style-name="Bibliography_20_1">Guisan, A., Tingley, R., Baumgartner, J.B., Naujokaitis-Lewis, I., Sutcliffe, P.R., Tulloch, A.I.T., <text:span text:style-name="T216">et al.</text:span> (2013). Predicting species distributions for conservation decisions. <text:span text:style-name="T216">Ecology Letters</text:span>, 16, 1424–1435.</text:p>
        <text:p text:style-name="Bibliography_20_1">Guisan, A. &amp; Zimmermann, N.E. (2000). Predictive habitat distribution models in ecology. <text:span text:style-name="T216">Ecological Modelling</text:span>, 135, 147–186.</text:p>
        <text:p text:style-name="Bibliography_20_1">Harfoot, M.B.J., Johnston, A., Balmford, A., Burgess, N.D., Butchart, S.H.M., Dias, M.P., <text:span text:style-name="T216">et al.</text:span> (2021). Using the IUCN Red List to map threats to terrestrial vertebrates at global scale. <text:span text:style-name="T216">Nat Ecol Evol</text:span>, 5, 1510–1519.</text:p>
        <text:p text:style-name="Bibliography_20_1">Harvey, E., Gounand, I., Ward, C.L. &amp; Altermatt, F. (2017). Bridging ecology and conservation: from ecological networks to ecosystem function. <text:span text:style-name="T216">Journal of Applied Ecology</text:span>, 54, 371–379.</text:p>
        <text:p text:style-name="Bibliography_20_1">Hillebrand, H. (2004). On the Generality of the Latitudinal Diversity Gradient. <text:span text:style-name="T216">The American Naturalist</text:span>, 163, 192–211.</text:p>
        <text:p text:style-name="Bibliography_20_1">Holt, B.G., Lessard, J.-P., Borregaard, M.K., Fritz, S.A., Araújo, M.B., Dimitrov, D., <text:span text:style-name="T216">et al.</text:span> (2013). An Update of Wallace’s Zoogeographic Regions of the World. <text:span text:style-name="T216">Science</text:span>, 339, 74–78.</text:p>
        <text:p text:style-name="Bibliography_20_1">Holt, R.D. (2009). Bringing the Hutchinsonian niche into the 21st century: Ecological and evolutionary perspectives. <text:span text:style-name="T216">PNAS</text:span>, 106, 19659–19665.</text:p>
        <text:p text:style-name="Bibliography_20_1">Hortal, J., de Bello, F., Diniz-Filho, J.A.F., Lewinsohn, T.M., Lobo, J.M. &amp; Ladle, R.J. (2015). Seven Shortfalls that Beset Large-Scale Knowledge of Biodiversity. <text:span text:style-name="T216">Annu. Rev. Ecol. Evol. Syst.</text:span>, 46, 523–549.</text:p>
        <text:p text:style-name="Bibliography_20_1">Houlahan, J.E., McKinney, S.T., Anderson, T.M. &amp; McGill, B.J. (2017). The priority of prediction in ecological understanding. <text:span text:style-name="T216">Oikos</text:span>, 126, 1–7.</text:p>
        <text:p text:style-name="Bibliography_20_1">Hubbell, S.P. (2001). <text:span text:style-name="T216">The unified neutral theory of biodiversity and biogeography</text:span>. Monographs in population biology. Princeton University Press, Princeton.</text:p>
        <text:p text:style-name="Bibliography_20_1">Humboldt, A. von, Bonpland, A., Jackson, S.T. &amp; Romanowski, S. (2008). <text:span text:style-name="T216">Essay on the geography of plants</text:span>. University of Chicago Press, Chicago.</text:p>
        <text:p text:style-name="Bibliography_20_1">Hutchinson, G.E. (1957). Concluding Remarks. <text:span text:style-name="T216">Cold Spring Harbor Symposia on Quantitative Biology</text:span>, 22, 415–427.</text:p>
        <text:p text:style-name="Bibliography_20_1">Hutchinson, G.E. (1961). The Paradox of the Plankton. <text:span text:style-name="T216">The American Naturalist</text:span>, 95, 137–145.</text:p>
        <text:p text:style-name="Bibliography_20_1">Jordano, P. (2016). Sampling networks of ecological interactions. <text:span text:style-name="T216">Functional Ecology</text:span>, 30, 1883–1893.</text:p>
        <text:p text:style-name="Bibliography_20_1">Kearney, M., Simpson, S.J., Raubenheimer, D. &amp; Helmuth, B. (2010). Modelling the ecological niche from functional traits. <text:span text:style-name="T216">Philosophical Transactions of the Royal Society B: Biological Sciences</text:span>, 365, 3469–3483.</text:p>
        <text:p text:style-name="Bibliography_20_1">Keddy, P.A. (1992). Assembly and response rules: two goals for predictive community ecology. <text:span text:style-name="T216">Journal of Vegetation Science</text:span>, 3, 157–164.</text:p>
        <text:p text:style-name="Bibliography_20_1">Laigle, I., Aubin, I., Digel, C., Brose, U., Boulangeat, I. &amp; Gravel, D. (2018). Species traits as drivers of food web structure. <text:span text:style-name="T216">Oikos</text:span>, 127, 316–326.</text:p>
        <text:p text:style-name="Bibliography_20_1"><text:soft-page-break/>Lamanna, C., Blonder, B., Violle, C., Kraft, N.J.B., Sandel, B., Šímová, I., <text:span text:style-name="T216">et al.</text:span> (2014). Functional trait space and the latitudinal diversity gradient. <text:span text:style-name="T216">Proceedings of the National Academy of Sciences</text:span>, 111, 13745–13750.</text:p>
        <text:p text:style-name="Bibliography_20_1">Letten, A.D., Ke, P.-J. &amp; Fukami, T. (2017). Linking modern coexistence theory and contemporary niche theory. <text:span text:style-name="T216">Ecological Monographs</text:span>, 87, 161–177.</text:p>
        <text:p text:style-name="Bibliography_20_1">Lindeman, R.L. (1942). The Trophic-Dynamic Aspect of Ecology. <text:span text:style-name="T216">Ecology</text:span>, 23, 399–417.</text:p>
        <text:p text:style-name="Bibliography_20_1">Lundgren, E.J., Bergman, J., Trepel, J., le Roux, E., Monsarrat, S., Kristensen, J.A., <text:span text:style-name="T216">et al.</text:span> (2024). Functional traits—not nativeness—shape the effects of large mammalian herbivores on plant communities. <text:span text:style-name="T216">Science</text:span>, 383, 531–537.</text:p>
        <text:p text:style-name="Bibliography_20_1">MacArthur, R. (1972). <text:span text:style-name="T216">Geographical Ecology: Patterns in the Distribution of Species</text:span>. Princeton University Press, Princeton.</text:p>
        <text:p text:style-name="Bibliography_20_1">MacArthur, R.H. &amp; Wilson, E.O. (2001). <text:span text:style-name="T216">The theory of island biogeography</text:span>. Princeton landmarks in biology. 13th printing and first Princeton landmarks in biology ed. Princeton university press, Princeton Oxford.</text:p>
        <text:p text:style-name="Bibliography_20_1">Marra, P.P., Cohen, E.B., Loss, S.R., Rutter, J.E. &amp; Tonra, C.M. (2015). A call for full annual cycle research in animal ecology. <text:span text:style-name="T216">Biology Letters</text:span>, 11, 20150552.</text:p>
        <text:p text:style-name="Bibliography_20_1">Matthews, T.J. &amp; Whittaker, R.J. (2015). REVIEW: On the species abundance distribution in applied ecology and biodiversity management. <text:span text:style-name="T216">Journal of Applied Ecology</text:span>, 52, 443–454.</text:p>
        <text:p text:style-name="Bibliography_20_1">May, R.M. (1972). Will a Large Complex System be Stable? <text:span text:style-name="T216">Nature</text:span>, 238, 413–414.</text:p>
        <text:p text:style-name="Bibliography_20_1">Mayr, E. (1956). Geographical character gradients and climatic adaptation. <text:span text:style-name="T216">Evolution</text:span>, 10, 105–108.</text:p>
        <text:p text:style-name="Bibliography_20_1">McDonald-Madden, E., Sabbadin, R., Game, E.T., Baxter, P.W.J., Chadès, I. &amp; Possingham, H.P. (2016). Using food-web theory to conserve ecosystems. <text:span text:style-name="T216">Nat Commun</text:span>, 7, 1–8.</text:p>
        <text:p text:style-name="Bibliography_20_1">McGill, B.J. (2019). The what, how and why of doing macroecology. <text:span text:style-name="T216">Global Ecology and Biogeography</text:span>, 28, 6–17.</text:p>
        <text:p text:style-name="Bibliography_20_1">McGill, B.J., Enquist, B.J., Weiher, E. &amp; Westoby, M. (2006). Rebuilding community ecology from functional traits. <text:span text:style-name="T216">Trends in Ecology &amp; Evolution</text:span>, 21, 178–185.</text:p>
        <text:p text:style-name="Bibliography_20_1">McInerny, G.J. &amp; Etienne, R.S. (2012). Ditch the niche – is the niche a useful concept in ecology or species distribution modelling? <text:span text:style-name="T216">Journal of Biogeography</text:span>, 39, 2096–2102.</text:p>
        <text:p text:style-name="Bibliography_20_1">McKinnon, L., Smith, P.A., Nol, E., Martin, J.L., Doyle, F.I., Abraham, K.F., <text:span text:style-name="T216">et al.</text:span> (2010). Lower Predation Risk for Migratory Birds at High Latitudes. <text:span text:style-name="T216">Science</text:span>, 327, 326–327.</text:p>
        <text:p text:style-name="Bibliography_20_1">McMeans, B.C., McCann, K.S., Humphries, M., Rooney, N. &amp; Fisk, A.T. (2015). Food Web Structure in Temporally-Forced Ecosystems. <text:span text:style-name="T216">Trends in Ecology &amp; Evolution</text:span>, 30, 662–672.</text:p>
        <text:p text:style-name="Bibliography_20_1">Mittelbach, G.G., Schemske, D.W., Cornell, H.V., Allen, A.P., Brown, J.M., Bush, M.B., <text:span text:style-name="T216">et al.</text:span> (2007). Evolution and the latitudinal diversity gradient: speciation, extinction and biogeography. <text:span text:style-name="T216">Ecology Letters</text:span>, 10, 315–331.</text:p>
        <text:p text:style-name="Bibliography_20_1">Morales-Castilla, I., Matias, M.G., Gravel, D. &amp; Araújo, M.B. (2015). Inferring biotic interactions from proxies. <text:span text:style-name="T216">Trends in Ecology &amp; Evolution</text:span>, 30, 347–356.</text:p>
        <text:p text:style-name="Bibliography_20_1">Nakazawa, Y., Peterson, A.T., Martínez-Meyer, E. &amp; Navarro-Sigüenza, A.G. (2004). SEASONAL NICHES OF NEARCTIC-NEOTROPICAL MIGRATORY BIRDS: IMPLICATIONS FOR THE EVOLUTION OF MIGRATION. <text:span text:style-name="T216">Auk</text:span>, 121, 610.</text:p>
        <text:p text:style-name="Bibliography_20_1">Norris, D.R., Marra, P.P., Kyser, T.K., Sherry, T.W. &amp; Ratcliffe, L.M. (2004). Tropical winter habitat limits reproductive success on the temperate breeding grounds in a migratory bird. <text:span text:style-name="T216">Proceedings of the Royal Society of London. Series B: Biological Sciences</text:span>, 271, 59–64.</text:p>
        <text:p text:style-name="Bibliography_20_1"><text:soft-page-break/>O’Connor, L.M.J., Pollock, L.J., Braga, J., Ficetola, G.F., Maiorano, L., Martinez-Almoyna, C., <text:span text:style-name="T216">et al.</text:span> (2020). Unveiling the food webs of tetrapods across Europe through the prism of the Eltonian niche. <text:span text:style-name="T216">Journal of Biogeography</text:span>, 47, 181–192.</text:p>
        <text:p text:style-name="Bibliography_20_1">Pacifici, M., Visconti, P., Butchart, S.H.M., Watson, J.E.M., Cassola, F.M. &amp; Rondinini, C. (2017). Species’ traits influenced their response to recent climate change. <text:span text:style-name="T216">Nature Clim Change</text:span>, 7, 205–208.</text:p>
        <text:p text:style-name="Bibliography_20_1">Pellissier, L., Albouy, C., Bascompte, J., Farwig, N., Graham, C., Loreau, M., <text:span text:style-name="T216">et al.</text:span> (2018). Comparing species interaction networks along environmental gradients. <text:span text:style-name="T216">Biological Reviews</text:span>, 93, 785–800.</text:p>
        <text:p text:style-name="Bibliography_20_1">Pianka, E.R. (1966). Latitudinal Gradients in Species Diversity: A Review of Concepts. <text:span text:style-name="T216">The American Naturalist</text:span>, 100, 33–46.</text:p>
        <text:p text:style-name="Bibliography_20_1">Pichler, M., Boreux, V., Klein, A.-M., Schleuning, M. &amp; Hartig, F. (2020). Machine learning algorithms to infer trait-matching and predict species interactions in ecological networks. <text:span text:style-name="T216">Methods in Ecology and Evolution</text:span>, 11, 281–293.</text:p>
        <text:p text:style-name="Bibliography_20_1">Pimm, S.L., Lawton, J.H. &amp; Cohen, J.E. (1991). Food web patterns and their consequences. <text:span text:style-name="T216">Nature</text:span>, 350, 669–674.</text:p>
        <text:p text:style-name="Bibliography_20_1">Poisot, T., Bergeron, G., Cazelles, K., Dallas, T., Gravel, D., MacDonald, A., <text:span text:style-name="T216">et al.</text:span> (2021). Global knowledge gaps in species interaction networks data. <text:span text:style-name="T216">J Biogeogr</text:span>, jbi.14127.</text:p>
        <text:p text:style-name="Bibliography_20_1">Poisot, T., Canard, E., Mouillot, D., Mouquet, N. &amp; Gravel, D. (2012). The dissimilarity of species interaction networks. <text:span text:style-name="T216">Ecology Letters</text:span>, 15, 1353–1361.</text:p>
        <text:p text:style-name="Bibliography_20_1">Poisot, T., Mouquet, N. &amp; Gravel, D. (2013). Trophic complementarity drives the biodiversity–ecosystem functioning relationship in food webs. <text:span text:style-name="T216">Ecology Letters</text:span>, 16, 853–861.</text:p>
        <text:p text:style-name="Bibliography_20_1">Poisot, T., Stouffer, D.B. &amp; Gravel, D. (2015). Beyond species: why ecological interaction networks vary through space and time. <text:span text:style-name="T216">Oikos</text:span>, 124, 243–251.</text:p>
        <text:p text:style-name="Bibliography_20_1">Pollock, L.J., Morris, W.K. &amp; Vesk, P.A. (2012). The role of functional traits in species distributions revealed through a hierarchical model. <text:span text:style-name="T216">Ecography</text:span>, 35, 716–725.</text:p>
        <text:p text:style-name="Bibliography_20_1">Pollock, L.J., O’Connor, L.M.J., Mokany, K., Rosauer, D.F., Talluto, M.V. &amp; Thuiller, W. (2020). Protecting Biodiversity (in All Its Complexity): New Models and Methods. <text:span text:style-name="T216">Trends in Ecology &amp; Evolution</text:span>, 35, 1119–1128.</text:p>
        <text:p text:style-name="Bibliography_20_1">Pollock, L.J., Tingley, R., Morris, W.K., Golding, N., O’Hara, R.B., Parris, K.M., <text:span text:style-name="T216">et al.</text:span> (2014). Understanding co-occurrence by modelling species simultaneously with a Joint Species Distribution Model (JSDM). <text:span text:style-name="T216">Methods in Ecology and Evolution</text:span>, 5, 397–406.</text:p>
        <text:p text:style-name="Bibliography_20_1">Pomeranz, J.P.F., Thompson, R.M., Poisot, T. &amp; Harding, J.S. (2019). Inferring predator–prey interactions in food webs. <text:span text:style-name="T216">Methods in Ecology and Evolution</text:span>, 10, 356–367.</text:p>
        <text:p text:style-name="Bibliography_20_1">Pontarp, M., Bunnefeld, L., Cabral, J.S., Etienne, R.S., Fritz, S.A., Gillespie, R., <text:span text:style-name="T216">et al.</text:span> (2019). The Latitudinal Diversity Gradient: Novel Understanding through Mechanistic Eco-evolutionary Models. <text:span text:style-name="T216">Trends in Ecology &amp; Evolution</text:span>, 34, 211–223.</text:p>
        <text:p text:style-name="Bibliography_20_1">Ponti, R. &amp; Sannolo, M. (2023). The importance of including phenology when modelling species ecological niche. <text:span text:style-name="T216">Ecography</text:span>, 2023, e06143.</text:p>
        <text:p text:style-name="Bibliography_20_1">Preston, F.W. (1960). Time and Space and the Variation of Species. <text:span text:style-name="T216">Ecology</text:span>, 41, 612–627.</text:p>
        <text:p text:style-name="Bibliography_20_1">Pringle, R.M. &amp; Hutchinson, M.C. (2020). Resolving Food-Web Structure. <text:span text:style-name="T216">Annual Review of Ecology, Evolution and Systematics</text:span>, 51, 55–80.</text:p>
        <text:p text:style-name="Bibliography_20_1">Pulliam, H. r. (2000). On the relationship between niche and distribution. <text:span text:style-name="T216">Ecology Letters</text:span>, 3, 349–361.</text:p>
        <text:p text:style-name="Bibliography_20_1">Reich, P.B., Wright, I.J., Cavender‐Bares, J., Craine, J.M., Oleksyn, J., Westoby, M., <text:span text:style-name="T216">et al.</text:span> (2003). The Evolution of Plant Functional Variation: Traits, Spectra, and Strategies. <text:span text:style-name="T216">International Journal of Plant Sciences</text:span>, 164, S143–S164.</text:p>
        <text:p text:style-name="Bibliography_20_1"><text:soft-page-break/>Reudink, M.W., Marra, P.P., Kyser, T.K., Boag, P.T., Langin, K.M. &amp; Ratcliffe, L.M. (2009). Non-breeding season events influence sexual selection in a long-distance migratory bird. <text:span text:style-name="T216">Proceedings of the Royal Society B: Biological Sciences</text:span>, 276, 1619–1626.</text:p>
        <text:p text:style-name="Bibliography_20_1">Rooney, N., McCann, K.S. &amp; Moore, J.C. (2008). A landscape theory for food web architecture. <text:span text:style-name="T216">Ecology Letters</text:span>, 11, 867–881.</text:p>
        <text:p text:style-name="Bibliography_20_1">Rosenberg, K.V., Dokter, A.M., Blancher, P.J., Sauer, J.R., Smith, A.C., Smith, P.A., <text:span text:style-name="T216">et al.</text:span> (2019). Decline of the North American avifauna. <text:span text:style-name="T216">Science</text:span>, 366, 120–124.</text:p>
        <text:p text:style-name="Bibliography_20_1">Rossberg, A.G., Brännström, Å. &amp; Dieckmann, U. (2010). How trophic interaction strength depends on traits. <text:span text:style-name="T216">Theor Ecol</text:span>, 3, 13–24.</text:p>
        <text:p text:style-name="Bibliography_20_1">Runge, C.A., Watson, J.E.M., Butchart, S.H.M., Hanson, J.O., Possingham, H.P. &amp; Fuller, R.A. (2015). Protected areas and global conservation of migratory birds. <text:span text:style-name="T216">Science</text:span>, 350, 1255–1258.</text:p>
        <text:p text:style-name="Bibliography_20_1">Saravia, L.A., Marina, T.I., Kristensen, N.P., De Troch, M. &amp; Momo, F.R. (2022). Ecological network assembly: How the regional metaweb influences local food webs. <text:span text:style-name="T216">Journal of Animal Ecology</text:span>, 1365-2656.13652.</text:p>
        <text:p text:style-name="Bibliography_20_1">Schmaljohann, H., Eikenaar, C. &amp; Sapir, N. (2022). Understanding the ecological and evolutionary function of stopover in migrating birds. <text:span text:style-name="T216">Biological Reviews</text:span>, 97, 1231–1252.</text:p>
        <text:p text:style-name="Bibliography_20_1">Shipley, B.R., Bach, R., Do, Y., Strathearn, H., McGuire, J.L. &amp; Dilkina, B. (2022). megaSDM: integrating dispersal and time-step analyses into species distribution models. <text:span text:style-name="T216">Ecography</text:span>, 2022.</text:p>
        <text:p text:style-name="Bibliography_20_1">Soberón, J. (2007). Grinnellian and Eltonian niches and geographic distributions of species. <text:span text:style-name="T216">Ecology Letters</text:span>, 10, 1115–1123.</text:p>
        <text:p text:style-name="Bibliography_20_1">Somveille, M., Manica, A. &amp; Rodrigues, A.S.L. (2019). Where the wild birds go: explaining the differences in migratory destinations across terrestrial bird species. <text:span text:style-name="T216">Ecography</text:span>, 42, 225–236.</text:p>
        <text:p text:style-name="Bibliography_20_1">Somveille, M., Rodrigues, A.S.L. &amp; Manica, A. (2015). Why do birds migrate? A macroecological perspective. <text:span text:style-name="T216">Global Ecology and Biogeography</text:span>, 24, 664–674.</text:p>
        <text:p text:style-name="Bibliography_20_1">Staniczenko, P.P.A., Sivasubramaniam, P., Suttle, K.B. &amp; Pearson, R.G. (2017). Linking macroecology and community ecology: refining predictions of species distributions using biotic interaction networks. <text:span text:style-name="T216">Ecology Letters</text:span>, 20, 693–707.</text:p>
        <text:p text:style-name="Bibliography_20_1">Stouffer, D.B., Sales-Pardo, M., Sirer, M.I. &amp; Bascompte, J. (2012). Evolutionary Conservation of Species’ Roles in Food Webs. <text:span text:style-name="T216">Science</text:span>, 335, 1489–1492.</text:p>
        <text:p text:style-name="Bibliography_20_1">Strydom, T., Catchen, M.D., Banville, F., Caron, D., Dansereau, G., Desjardins-Proulx, P., <text:span text:style-name="T216">et al.</text:span> (2021). A roadmap towards predicting species interaction networks (across space and time). <text:span text:style-name="T216">Philos Trans R Soc Lond B Biol Sci</text:span>, 376, 20210063.</text:p>
        <text:p text:style-name="Bibliography_20_1">Studds, C.E., Kendall, B.E., Murray, N.J., Wilson, H.B., Rogers, D.I., Clemens, R.S., <text:span text:style-name="T216">et al.</text:span> (2017). Rapid population decline in migratory shorebirds relying on Yellow Sea tidal mudflats as stopover sites. <text:span text:style-name="T216">Nat Commun</text:span>, 8, 14895.</text:p>
        <text:p text:style-name="Bibliography_20_1">Thompson, R.M., Brose, U., Dunne, J.A., Hall, R.O., Hladyz, S., Kitching, R.L., <text:span text:style-name="T216">et al.</text:span> (2012). Food webs: reconciling the structure and function of biodiversity. <text:span text:style-name="T216">Trends in Ecology &amp; Evolution</text:span>, 27, 689–697.</text:p>
        <text:p text:style-name="Bibliography_20_1">Thompson, R.M. &amp; Townsend, C.R. (2005). Energy Availability, Spatial Heterogeneity and Ecosystem Size Predict Food-Web Structure in Streams. <text:span text:style-name="T216">Oikos</text:span>, 108, 137–148.</text:p>
        <text:p text:style-name="Bibliography_20_1">Thuiller, W., Münkemüller, T., Lavergne, S., Mouillot, D., Mouquet, N., Schiffers, K., <text:span text:style-name="T216">et al.</text:span> (2013). A road map for integrating eco-evolutionary processes into biodiversity models. <text:span text:style-name="T216">Ecology Letters</text:span>, 16, 94–105.</text:p>
        <text:p text:style-name="Bibliography_20_1"><text:soft-page-break/>Thurman, L.L., Barner, A.K., Garcia, T.S. &amp; Chestnut, T. (2019). Testing the link between species interactions and species co-occurrence in a trophic network. <text:span text:style-name="T216">Ecography</text:span>, 42, 1658–1670.</text:p>
        <text:p text:style-name="Bibliography_20_1">Tingley, M.W., Monahan, W.B., Beissinger, S.R. &amp; Moritz, C. (2009). Birds track their Grinnellian niche through a century of climate change. <text:span text:style-name="T216">Proceedings of the National Academy of Sciences</text:span>, 106, 19637–19643.</text:p>
        <text:p text:style-name="Bibliography_20_1">Tylianakis, J.M. &amp; Morris, R.J. (2017). Ecological Networks Across Environmental Gradients. <text:span text:style-name="T216">Annu. Rev. Ecol. Evol. Syst.</text:span>, 48, 25–48.</text:p>
        <text:p text:style-name="Bibliography_20_1">Urban, M.C., Bocedi, G., Hendry, A.P., Mihoub, J.-B., Peer, G., Singer, A., <text:span text:style-name="T216">et al.</text:span> (2016). Improving the forecast for biodiversity under climate change. <text:span text:style-name="T216">Science</text:span>, 353, aad8466–aad8466.</text:p>
        <text:p text:style-name="Bibliography_20_1">Vandewalle, M., de Bello, F., Berg, M.P., Bolger, T., Dolédec, S., Dubs, F., <text:span text:style-name="T216">et al.</text:span> (2010). Functional traits as indicators of biodiversity response to land use changes across ecosystems and organisms. <text:span text:style-name="T216">Biodivers Conserv</text:span>, 19, 2921–2947.</text:p>
        <text:p text:style-name="Bibliography_20_1">Vellend, M. (2010). Conceptual Synthesis in Community Ecology. <text:span text:style-name="T216">The Quarterly Review of Biology</text:span>, 85, 183–206.</text:p>
        <text:p text:style-name="Bibliography_20_1">Vesk, P.A., Morris, W.K., Neal, W.C., Mokany, K. &amp; Pollock, L.J. (2021). Transferability of trait-based species distribution models. <text:span text:style-name="T216">Ecography</text:span>, 44, 134–147.</text:p>
        <text:p text:style-name="Bibliography_20_1">Violle, C., Navas, M.-L., Vile, D., Kazakou, E., Fortunel, C., Hummel, I., <text:span text:style-name="T216">et al.</text:span> (2007). Let the concept of trait be functional! <text:span text:style-name="T216">Oikos</text:span>, 116, 882–892.</text:p>
        <text:p text:style-name="Bibliography_20_1">Volterra, V. (1928). Variations and Fluctuations of the Number of Individuals in Animal Species living together. <text:span text:style-name="T216">ICES Journal of Marine Science</text:span>, 3, 3–51.</text:p>
        <text:p text:style-name="Bibliography_20_1">Wallace, A.R. (2011). <text:span text:style-name="T216">The Geographical Distribution of Animals: With a Study of the Relations of Living and Extinct Faunas as Elucidating the Past Changes of the Earth’s Surface</text:span>. 1st edn. Cambridge University Press.</text:p>
        <text:p text:style-name="Bibliography_20_1">Watanabe, Y.Y. (2016). Flight mode affects allometry of migration range in birds. <text:span text:style-name="T216">Ecology Letters</text:span>, 19, 907–914.</text:p>
        <text:p text:style-name="Bibliography_20_1">Whittaker, R.J., Willis, K.J. &amp; Field, R. (2001). Scale and species richness: towards a general, hierarchical theory of species diversity. <text:span text:style-name="T216">Journal of Biogeography</text:span>, 28, 453–470.</text:p>
        <text:p text:style-name="Bibliography_20_1">Wiens, J.J. (2011). The niche, biogeography and species interactions. <text:span text:style-name="T216">Philosophical Transactions of the Royal Society B: Biological Sciences</text:span>, 366, 2336–2350.</text:p>
        <text:p text:style-name="Bibliography_20_1">Wilcove, D.S. &amp; Wikelski, M. (2008). Going, Going, Gone: Is Animal Migration Disappearing. <text:span text:style-name="T216">PLOS Biology</text:span>, 6, e188.</text:p>
        <text:p text:style-name="Bibliography_20_1">Williams, R.J. &amp; Purves, D.W. (2011). The probabilistic niche model reveals substantial variation in the niche structure of empirical food webs. <text:span text:style-name="T216">Ecology</text:span>, 92, 1849–1857.</text:p>
        <text:p text:style-name="Bibliography_20_1">Windsor, F.M., van den Hoogen, J., Crowther, T.W. &amp; Evans, D.M. (2023). Using ecological networks to answer questions in global biogeography and ecology. <text:span text:style-name="T216">Journal of Biogeography</text:span>, 50, 57–69.</text:p>
        <text:p text:style-name="Bibliography_20_1">Winger, B.M., Auteri, G.G., Pegan, T.M. &amp; Weeks, B.C. (2019). A long winter for the Red Queen: rethinking the evolution of seasonal migration. <text:span text:style-name="T216">Biological Reviews</text:span>, 94, 737–752.</text:p>
        <text:p text:style-name="Bibliography_20_1">Wisz, M.S., Pottier, J., Kissling, W.D., Pellissier, L., Lenoir, J., Damgaard, C.F., <text:span text:style-name="T216">et al.</text:span> (2013). The role of biotic interactions in shaping distributions and realised assemblages of species: implications for species distribution modelling. <text:span text:style-name="T216">Biological Reviews</text:span>, 88, 15–30.</text:p>
        <text:p text:style-name="Bibliography_20_1">Xu, Y., Si, Y., Takekawa, J., Liu, Q., Prins, H.H.T., Yin, S., <text:span text:style-name="T216">et al.</text:span> (2020). A network approach to prioritize conservation efforts for migratory birds. <text:span text:style-name="T216">Conservation Biology</text:span>, 34, 416–426.</text:p>
        <text:p text:style-name="Bibliography_20_1">Zakharova, L., Meyer, K.M. &amp; Seifan, M. (2019). Trait-based modelling in ecology: A review of two decades of research. <text:span text:style-name="T216">Ecological Modelling</text:span>, 407, 108703.</text:p>
        <text:p text:style-name="Bibliography_20_1"><text:soft-page-break/>Zhang, W., Wei, J. &amp; Xu, Y. (2023). Prioritizing global conservation of migratory birds over their migration network. <text:span text:style-name="T216">One Earth</text:span>, 6, 1340–1349.</text:p>
        <text:p text:style-name="Bibliography_20_1">Zurell, D., Gallien, L., Graham, C.H. &amp; Zimmermann, N.E. (2018). Do long-distance migratory birds track their niche through seasons? <text:span text:style-name="T216">Journal of Biogeography</text:span>, 45, 1459–1468.</text:p>
        <text:p text:style-name="Bibliography_20_1">Zurell, D., Jeltsch, F., Dormann, C.F. &amp; Schröder, B. (2009). Static species distribution models in dynamically changing systems: how good can predictions really be? <text:span text:style-name="T216">Ecography</text:span>, 32, 733–744.</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2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line-height="150%"/>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line-height="150%"/>
      <style:text-properties fo:font-size="12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ibliography_20_1" style:display-name="Bibliography 1" style:family="paragraph" style:parent-style-name="Index" style:class="index">
      <style:paragraph-properties fo:margin-left="1.27cm" fo:margin-right="0cm" fo:margin-top="0cm" fo:margin-bottom="0cm" style: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Footnote_20_Symbol" style:display-name="Foot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Arabic" style:page-layout-name="Mpm2" draw:style-name="Mdp1">
      <style:footer>
        <text:p text:style-name="MP1"><text:page-number text:select-page="current">2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ominique Caron</meta:initial-creator>
    <meta:creation-date>2024-02-05T13:44:20.805569642</meta:creation-date>
    <meta:generator>LibreOffice/24.2.5.2$Linux_X86_64 LibreOffice_project/420$Build-2</meta:generator>
    <dc:date>2024-10-16T11:46:15.711779660</dc:date>
    <dc:creator>Dominique Caron</dc:creator>
    <meta:editing-duration>P1DT2H17M23S</meta:editing-duration>
    <meta:editing-cycles>117</meta:editing-cycles>
    <meta:document-statistic meta:table-count="0" meta:image-count="0" meta:object-count="0" meta:page-count="25" meta:paragraph-count="181" meta:word-count="8065" meta:character-count="54802" meta:non-whitespace-character-count="47030"/>
    <meta:user-defined meta:name="ZOTERO_PREF_1">&lt;data data-version="3" zotero-version="6.0.35"&gt;&lt;session id="iPqJl0Gg"/&gt;&lt;style id="http://www.zotero.org/styles/ecology-letters" hasBibliography="1" bibliographyStyleHasBeenSet="1"/&gt;&lt;prefs&gt;&lt;pref name="fieldType" value="ReferenceMark"/&gt;&lt;/prefs&gt;&lt;/data&gt;</meta:user-defined>
  </office:meta>
</office:document-meta>
</file>